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4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Comma_20_2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5f_BuiltIn_5f_Comma" style:data-style-name="N15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2">
      <style:table-cell-properties fo:background-color="transparent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Book Antiqu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ook Antiqu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Book Antiqu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/>
    <style:style style:name="ce17" style:family="table-cell" style:parent-style-name="Default" style:data-style-name="N145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Time_Countries_invariant_Param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default-cell-style-name="ce10"/>
        <table:table-column table:style-name="co1" table:number-columns-repeated="3" table:default-cell-style-name="ce1"/>
        <table:table-row table:style-name="ro1">
          <table:table-cell office:value-type="string">
            <text:p>tstep</text:p>
          </table:table-cell>
          <table:table-cell table:style-name="ce2" office:value-type="float" office:value="10">
            <text:p>10.0000</text:p>
          </table:table-cell>
          <table:table-cell/>
          <table:table-cell office:value-type="string">
            <text:p>time step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table:style-name="ce2" office:value-type="float" office:value="50">
            <text:p>50.0000</text:p>
          </table:table-cell>
          <table:table-cell/>
          <table:table-cell office:value-type="string">
            <text:p>Number of total time periods (means 250 years: 50*tstep)</text:p>
          </table:table-cell>
          <table:table-cell table:number-columns-repeated="3"/>
        </table:table-row>
        <table:table-row table:style-name="ro2">
          <table:table-cell office:value-type="string">
            <text:p>b11</text:p>
          </table:table-cell>
          <table:table-cell table:style-name="ce3" table:formula="of:=88/100" office:value-type="float" office:value="0.88">
            <text:p>0.8800 </text:p>
          </table:table-cell>
          <table:table-cell/>
          <table:table-cell office:value-type="string">
            <text:p>atmosphere to atmosphere (b11)</text:p>
          </table:table-cell>
          <table:table-cell table:number-columns-repeated="3"/>
        </table:table-row>
        <table:table-row table:style-name="ro2">
          <table:table-cell office:value-type="string">
            <text:p>b21</text:p>
          </table:table-cell>
          <table:table-cell table:style-name="ce3" table:formula="of:=4.704/100" office:value-type="float" office:value="0.04704">
            <text:p>0.0470 </text:p>
          </table:table-cell>
          <table:table-cell/>
          <table:table-cell office:value-type="string">
            <text:p>biosphere/shallow oceans to atmosphere (b21)</text:p>
          </table:table-cell>
          <table:table-cell table:number-columns-repeated="3"/>
        </table:table-row>
        <table:table-row table:style-name="ro2">
          <table:table-cell office:value-type="string">
            <text:p>b12</text:p>
          </table:table-cell>
          <table:table-cell table:style-name="ce3" table:formula="of:=12/100" office:value-type="float" office:value="0.12">
            <text:p>0.1200 </text:p>
          </table:table-cell>
          <table:table-cell/>
          <table:table-cell office:value-type="string">
            <text:p>atmosphere to biosphere/shallow oceans (b12)</text:p>
          </table:table-cell>
          <table:table-cell table:number-columns-repeated="3"/>
        </table:table-row>
        <table:table-row table:style-name="ro2">
          <table:table-cell office:value-type="string">
            <text:p>b22</text:p>
          </table:table-cell>
          <table:table-cell table:style-name="ce3" table:formula="of:=94.796/100" office:value-type="float" office:value="0.94796">
            <text:p>0.9480 </text:p>
          </table:table-cell>
          <table:table-cell/>
          <table:table-cell office:value-type="string">
            <text:p>biosphere/shallow oceans to biosphere/shallow oceans (b22)</text:p>
          </table:table-cell>
          <table:table-cell table:number-columns-repeated="3"/>
        </table:table-row>
        <table:table-row table:style-name="ro2">
          <table:table-cell office:value-type="string">
            <text:p>b32</text:p>
          </table:table-cell>
          <table:table-cell table:style-name="ce3" table:formula="of:=0.075/100" office:value-type="float" office:value="0.00075">
            <text:p>0.0008 </text:p>
          </table:table-cell>
          <table:table-cell/>
          <table:table-cell office:value-type="string">
            <text:p>deep oceans to biosphere/shallow oceans (b32)</text:p>
          </table:table-cell>
          <table:table-cell table:number-columns-repeated="3"/>
        </table:table-row>
        <table:table-row table:style-name="ro2">
          <table:table-cell office:value-type="string">
            <text:p>b23</text:p>
          </table:table-cell>
          <table:table-cell table:style-name="ce3" table:formula="of:=0.5/100" office:value-type="float" office:value="0.005">
            <text:p>0.0050 </text:p>
          </table:table-cell>
          <table:table-cell/>
          <table:table-cell office:value-type="string">
            <text:p>biosphere/shallow oceans to deep oceans (b23)</text:p>
          </table:table-cell>
          <table:table-cell table:number-columns-repeated="3"/>
        </table:table-row>
        <table:table-row table:style-name="ro2">
          <table:table-cell office:value-type="string">
            <text:p>b33</text:p>
          </table:table-cell>
          <table:table-cell table:style-name="ce3" table:formula="of:=99.925/100" office:value-type="float" office:value="0.99925">
            <text:p>0.9993 </text:p>
          </table:table-cell>
          <table:table-cell/>
          <table:table-cell office:value-type="string">
            <text:p>deep oceans to deep oceans (b33)</text:p>
          </table:table-cell>
          <table:table-cell table:number-columns-repeated="3"/>
        </table:table-row>
        <table:table-row table:style-name="ro2">
          <table:table-cell office:value-type="string">
            <text:p>c1</text:p>
          </table:table-cell>
          <table:table-cell table:style-name="ce3" office:value-type="float" office:value="0.208">
            <text:p>0.2080 </text:p>
          </table:table-cell>
          <table:table-cell/>
          <table:table-cell table:style-name="ce11" office:value-type="string">
            <text:p>Speed of adjustment parameter for atmospheric temperature</text:p>
          </table:table-cell>
          <table:table-cell table:number-columns-repeated="3"/>
        </table:table-row>
        <table:table-row table:style-name="ro2">
          <table:table-cell office:value-type="string">
            <text:p>c3</text:p>
          </table:table-cell>
          <table:table-cell table:style-name="ce3" office:value-type="float" office:value="0.31">
            <text:p>0.3100 </text:p>
          </table:table-cell>
          <table:table-cell/>
          <table:table-cell table:style-name="ce11" office:value-type="string">
            <text:p>Coefficient of heat loss from atmosphere to oceans</text:p>
          </table:table-cell>
          <table:table-cell table:number-columns-repeated="3"/>
        </table:table-row>
        <table:table-row table:style-name="ro2">
          <table:table-cell office:value-type="string">
            <text:p>c4</text:p>
          </table:table-cell>
          <table:table-cell table:style-name="ce3" office:value-type="float" office:value="0.05">
            <text:p>0.0500 </text:p>
          </table:table-cell>
          <table:table-cell/>
          <table:table-cell table:style-name="ce11" office:value-type="string">
            <text:p>Coefficient of heat gain by deep oceans</text:p>
          </table:table-cell>
          <table:table-cell table:number-columns-repeated="3"/>
        </table:table-row>
        <table:table-row table:style-name="ro2">
          <table:table-cell office:value-type="string">
            <text:p>c2</text:p>
          </table:table-cell>
          <table:table-cell table:style-name="ce3" table:formula="of:=[.B15]/[.B16]" office:value-type="float" office:value="1.1875">
            <text:p>1.1875 </text:p>
          </table:table-cell>
          <table:table-cell/>
          <table:table-cell office:value-type="string">
            <text:p>Transfer coefficient from previous time period (upper)</text:p>
          </table:table-cell>
          <table:table-cell table:number-columns-repeated="3"/>
        </table:table-row>
        <table:table-row table:style-name="ro2">
          <table:table-cell office:value-type="string">
            <text:p>M_1900</text:p>
          </table:table-cell>
          <table:table-cell table:style-name="ce4" office:value-type="float" office:value="596.4">
            <text:p>596.4</text:p>
          </table:table-cell>
          <table:table-cell/>
          <table:table-cell office:value-type="string">
            <text:p>Reference concentration of CO2 (1900 level) </text:p>
          </table:table-cell>
          <table:table-cell table:number-columns-repeated="3"/>
        </table:table-row>
        <table:table-row table:style-name="ro1">
          <table:table-cell office:value-type="string">
            <text:p>eta</text:p>
          </table:table-cell>
          <table:table-cell table:style-name="ce4" office:value-type="float" office:value="3.8">
            <text:p>3.8</text:p>
          </table:table-cell>
          <table:table-cell/>
          <table:table-cell table:style-name="ce12" office:value-type="string">
            <text:p>Forcings of equilibrium CO2 doubling (Wm-2) </text:p>
          </table:table-cell>
          <table:table-cell table:number-columns-repeated="3"/>
        </table:table-row>
        <table:table-row table:style-name="ro2">
          <table:table-cell office:value-type="string">
            <text:p>t2xco2</text:p>
          </table:table-cell>
          <table:table-cell table:style-name="ce5" office:value-type="float" office:value="3.2">
            <text:p>3.2000</text:p>
          </table:table-cell>
          <table:table-cell/>
          <table:table-cell office:value-type="string">
            <text:p>Equilibrium temperature increase for CO2 doubling (t2xco2)</text:p>
          </table:table-cell>
          <table:table-cell table:number-columns-repeated="3"/>
        </table:table-row>
        <table:table-row table:style-name="ro1">
          <table:table-cell office:value-type="string">
            <text:p>F_ex_1</text:p>
          </table:table-cell>
          <table:table-cell table:style-name="ce6" office:value-type="float" office:value="-0.06">
            <text:p>-0.06</text:p>
          </table:table-cell>
          <table:table-cell/>
          <table:table-cell office:value-type="string">
            <text:p>2000 forcings other ghg</text:p>
          </table:table-cell>
          <table:table-cell table:number-columns-repeated="3"/>
        </table:table-row>
        <table:table-row table:style-name="ro1">
          <table:table-cell office:value-type="string">
            <text:p>F_ex_2</text:p>
          </table:table-cell>
          <table:table-cell table:style-name="ce6" office:value-type="float" office:value="0.3">
            <text:p>0.3</text:p>
          </table:table-cell>
          <table:table-cell/>
          <table:table-cell office:value-type="string">
            <text:p>2100 forcings other ghg</text:p>
          </table:table-cell>
          <table:table-cell table:number-columns-repeated="3"/>
        </table:table-row>
        <table:table-row table:style-name="ro2">
          <table:table-cell office:value-type="string">
            <text:p>T_at_05</text:p>
          </table:table-cell>
          <table:table-cell table:style-name="ce6" office:value-type="float" office:value="0.83">
            <text:p>0.83</text:p>
          </table:table-cell>
          <table:table-cell/>
          <table:table-cell office:value-type="string">
            <text:p>Initial atmospheric temperature, 2005 (deg. C above 1900)</text:p>
          </table:table-cell>
          <table:table-cell table:number-columns-repeated="3"/>
        </table:table-row>
        <table:table-row table:style-name="ro2">
          <table:table-cell office:value-type="string">
            <text:p>T_at_15</text:p>
          </table:table-cell>
          <table:table-cell table:style-name="ce6" office:value-type="float" office:value="0.98">
            <text:p>0.98</text:p>
          </table:table-cell>
          <table:table-cell/>
          <table:table-cell office:value-type="string">
            <text:p>Initial atmospheric temperature, 2015 (deg. C above 1900)</text:p>
          </table:table-cell>
          <table:table-cell table:number-columns-repeated="3"/>
        </table:table-row>
        <table:table-row table:style-name="ro2">
          <table:table-cell office:value-type="string">
            <text:p>T_lo_0</text:p>
          </table:table-cell>
          <table:table-cell table:style-name="ce6" office:value-type="float" office:value="0.0068">
            <text:p>0.0068</text:p>
          </table:table-cell>
          <table:table-cell/>
          <table:table-cell office:value-type="string">
            <text:p>Initial temperature of deep oceans (deg. C above 1900)</text:p>
          </table:table-cell>
          <table:table-cell table:number-columns-repeated="3"/>
        </table:table-row>
        <table:table-row table:style-name="ro2">
          <table:table-cell office:value-type="string">
            <text:p>S_adj</text:p>
          </table:table-cell>
          <table:table-cell table:style-name="ce6" office:value-type="float" office:value="0.208">
            <text:p>0.208</text:p>
          </table:table-cell>
          <table:table-cell/>
          <table:table-cell office:value-type="string">
            <text:p>Speed of adjustment parameter for atmospheric temperature</text:p>
          </table:table-cell>
          <table:table-cell table:number-columns-repeated="3"/>
        </table:table-row>
        <table:table-row table:style-name="ro2">
          <table:table-cell office:value-type="string">
            <text:p>M_at_0</text:p>
          </table:table-cell>
          <table:table-cell table:style-name="ce6" office:value-type="float" office:value="829">
            <text:p>829</text:p>
          </table:table-cell>
          <table:table-cell/>
          <table:table-cell office:value-type="string">
            <text:p>Initial atmospheric concentration of CO2 (GTC, 2010)</text:p>
          </table:table-cell>
          <table:table-cell table:number-columns-repeated="3"/>
        </table:table-row>
        <table:table-row table:style-name="ro2">
          <table:table-cell office:value-type="string">
            <text:p>M_up_0</text:p>
          </table:table-cell>
          <table:table-cell table:style-name="ce6" office:value-type="float" office:value="1600">
            <text:p>1600</text:p>
          </table:table-cell>
          <table:table-cell/>
          <table:table-cell office:value-type="string">
            <text:p>Initial concentration of CO2 in biosphere/shallow oceans (GTC)</text:p>
          </table:table-cell>
          <table:table-cell table:number-columns-repeated="3"/>
        </table:table-row>
        <table:table-row table:style-name="ro2">
          <table:table-cell office:value-type="string">
            <text:p>M_lo_0</text:p>
          </table:table-cell>
          <table:table-cell table:style-name="ce6" office:value-type="float" office:value="10010">
            <text:p>10010</text:p>
          </table:table-cell>
          <table:table-cell/>
          <table:table-cell office:value-type="string">
            <text:p>Initial concentration of CO2 in deep oceans (GTC)</text:p>
          </table:table-cell>
          <table:table-cell table:number-columns-repeated="3"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3">
          <table:table-cell/>
          <table:table-cell table:style-name="ce4"/>
          <table:table-cell/>
          <table:table-cell table:style-name="ce12"/>
          <table:table-cell table:number-columns-repeated="3"/>
        </table:table-row>
        <table:table-row table:style-name="ro2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Default"/>
          <table:table-cell table:style-name="ce7"/>
          <table:table-cell table:style-name="Default"/>
          <table:table-cell table:style-name="ce12"/>
          <table:table-cell table:style-name="Default" table:number-columns-repeated="3"/>
        </table:table-row>
        <table:table-row table:style-name="ro4" table:number-rows-repeated="2">
          <table:table-cell table:style-name="Default"/>
          <table:table-cell table:style-name="ce7"/>
          <table:table-cell table:style-name="Default"/>
          <table:table-cell table:style-name="ce7"/>
          <table:table-cell table:style-name="Default" table:number-columns-repeated="3"/>
        </table:table-row>
        <table:table-row table:style-name="ro4" table:number-rows-repeated="2">
          <table:table-cell table:style-name="Default"/>
          <table:table-cell table:style-name="ce7"/>
          <table:table-cell table:style-name="Default" table:number-columns-repeated="5"/>
        </table:table-row>
        <table:table-row table:style-name="ro5" table:number-rows-repeated="12">
          <table:table-cell table:style-name="Default"/>
          <table:table-cell/>
          <table:table-cell table:style-name="Default" table:number-columns-repeated="5"/>
        </table:table-row>
        <table:table-row table:style-name="ro4" table:number-rows-repeated="2">
          <table:table-cell table:style-name="Default"/>
          <table:table-cell table:style-name="ce8"/>
          <table:table-cell table:style-name="ce9" table:number-columns-repeated="2"/>
          <table:table-cell table:style-name="Default" table:number-columns-repeated="3"/>
        </table:table-row>
        <table:table-row table:style-name="ro4">
          <table:table-cell table:style-name="Default"/>
          <table:table-cell table:style-name="ce8"/>
          <table:table-cell table:style-name="ce9" table:number-columns-repeated="2"/>
          <table:table-cell table:style-name="Default" table:number-columns-repeated="3"/>
        </table:table-row>
        <table:named-expressions>
          <table:named-expression table:name="solver_cvg" table:base-cell-address="$Time_Countries_invariant_Param.$A$1" table:expression="0.0001"/>
          <table:named-expression table:name="solver_drv" table:base-cell-address="$Time_Countries_invariant_Param.$A$1" table:expression="1"/>
          <table:named-expression table:name="solver_est" table:base-cell-address="$Time_Countries_invariant_Param.$A$1" table:expression="1"/>
          <table:named-expression table:name="solver_itr" table:base-cell-address="$Time_Countries_invariant_Param.$A$1" table:expression="100"/>
          <table:named-expression table:name="solver_lin" table:base-cell-address="$Time_Countries_invariant_Param.$A$1" table:expression="2"/>
          <table:named-expression table:name="solver_neg" table:base-cell-address="$Time_Countries_invariant_Param.$A$1" table:expression="2"/>
          <table:named-expression table:name="solver_num" table:base-cell-address="$Time_Countries_invariant_Param.$A$1" table:expression="0"/>
          <table:named-expression table:name="solver_nwt" table:base-cell-address="$Time_Countries_invariant_Param.$A$1" table:expression="1"/>
          <table:named-expression table:name="solver_pre" table:base-cell-address="$Time_Countries_invariant_Param.$A$1" table:expression="0.000001"/>
          <table:named-expression table:name="solver_scl" table:base-cell-address="$Time_Countries_invariant_Param.$A$1" table:expression="2"/>
          <table:named-expression table:name="solver_sho" table:base-cell-address="$Time_Countries_invariant_Param.$A$1" table:expression="2"/>
          <table:named-expression table:name="solver_tim" table:base-cell-address="$Time_Countries_invariant_Param.$A$1" table:expression="100"/>
          <table:named-expression table:name="solver_tol" table:base-cell-address="$Time_Countries_invariant_Param.$A$1" table:expression="0.05"/>
          <table:named-expression table:name="solver_typ" table:base-cell-address="$Time_Countries_invariant_Param.$A$1" table:expression="2"/>
          <table:named-expression table:name="solver_ver" table:base-cell-address="$Time_Countries_invariant_Param.$A$1" table:expression="9"/>
          <table:named-expression table:name="solveri_ISpPars_J11" table:base-cell-address="$Time_Countries_invariant_Param.$A$1" table:expression="&quot;RiskSolver.UI.Charts.InputDlgPars:-1000001;1;1;25;12;50;71;0;90;80;0;0;0;0;&quot;"/>
          <table:named-expression table:name="solveri_ISpPars_J12" table:base-cell-address="$Time_Countries_invariant_Param.$A$1" table:expression="&quot;RiskSolver.UI.Charts.InputDlgPars:-1000001;1;1;45;12;30;71;0;90;80;0;0;0;0;&quot;"/>
          <table:named-expression table:name="solveri_ISpPars_J14" table:base-cell-address="$Time_Countries_invariant_Param.$A$1" table:expression="&quot;RiskSolver.UI.Charts.InputDlgPars:-1000001;1;1;25;12;50;71;0;90;80;0;0;0;0;&quot;"/>
          <table:named-expression table:name="solveri_ISpPars_J17" table:base-cell-address="$Time_Countries_invariant_Param.$A$1" table:expression="&quot;RiskSolver.UI.Charts.InputDlgPars:-1000001;1;1;25;12;50;71;0;90;80;0;0;0;0;&quot;"/>
          <table:named-expression table:name="solveri_ISpPars_J18" table:base-cell-address="$Time_Countries_invariant_Param.$A$1" table:expression="&quot;RiskSolver.UI.Charts.InputDlgPars:-1000001;1;1;25;12;50;71;0;90;80;0;0;0;0;&quot;"/>
          <table:named-expression table:name="solveri_ISpPars_J21" table:base-cell-address="$Time_Countries_invariant_Param.$A$1" table:expression="&quot;RiskSolver.UI.Charts.InputDlgPars:-1000001;1;1;25;12;50;71;0;90;80;0;0;0;0;&quot;"/>
          <table:named-expression table:name="solveri_ISpPars_J23" table:base-cell-address="$Time_Countries_invariant_Param.$A$1" table:expression="&quot;RiskSolver.UI.Charts.InputDlgPars:-1000001;1;1;25;12;50;71;0;90;80;0;0;0;0;&quot;"/>
          <table:named-expression table:name="param_cuthi" table:base-cell-address="$Time_Countries_invariant_Param.$A$1" table:expression="2E+030"/>
          <table:named-expression table:name="param_cutlo" table:base-cell-address="$Time_Countries_invariant_Param.$A$1" table:expression="-2E+030"/>
          <table:named-expression table:name="param_epstep" table:base-cell-address="$Time_Countries_invariant_Param.$A$1" table:expression="0.000001"/>
          <table:named-expression table:name="param_iisbnd" table:base-cell-address="$Time_Countries_invariant_Param.$A$1" table:expression="0"/>
          <table:named-range table:name="Excel_BuiltIn_Print_Area" table:base-cell-address="$Time_Countries_invariant_Param.$A$1" table:cell-range-address="$Time_Countries_invariant_Param.$A$8:.$C$18" table:range-usable-as="print-range"/>
          <table:named-range table:name="solver_adj" table:base-cell-address="$Time_Countries_invariant_Param.$A$1" table:cell-range-address="$Time_Countries_invariant_Param.$C$117:.$P$117"/>
          <table:named-expression table:name="solver_adj_ob" table:base-cell-address="$Time_Countries_invariant_Param.$A$1" table:expression="1"/>
          <table:named-expression table:name="solver_adj_ob1" table:base-cell-address="$Time_Countries_invariant_Param.$A$1" table:expression="1"/>
          <table:named-expression table:name="solver_cha" table:base-cell-address="$Time_Countries_invariant_Param.$A$1" table:expression="0"/>
          <table:named-expression table:name="solver_chc1" table:base-cell-address="$Time_Countries_invariant_Param.$A$1" table:expression="0"/>
          <table:named-expression table:name="solver_chc2" table:base-cell-address="$Time_Countries_invariant_Param.$A$1" table:expression="0"/>
          <table:named-expression table:name="solver_chn" table:base-cell-address="$Time_Countries_invariant_Param.$A$1" table:expression="4"/>
          <table:named-expression table:name="solver_chp1" table:base-cell-address="$Time_Countries_invariant_Param.$A$1" table:expression="0"/>
          <table:named-expression table:name="solver_chp2" table:base-cell-address="$Time_Countries_invariant_Param.$A$1" table:expression="0"/>
          <table:named-expression table:name="solver_cht" table:base-cell-address="$Time_Countries_invariant_Param.$A$1" table:expression="0"/>
          <table:named-expression table:name="solver_cir1" table:base-cell-address="$Time_Countries_invariant_Param.$A$1" table:expression="1"/>
          <table:named-expression table:name="solver_cir2" table:base-cell-address="$Time_Countries_invariant_Param.$A$1" table:expression="1"/>
          <table:named-expression table:name="solver_con" table:base-cell-address="$Time_Countries_invariant_Param.$A$1" table:expression="&quot; &quot;"/>
          <table:named-expression table:name="solver_con1" table:base-cell-address="$Time_Countries_invariant_Param.$A$1" table:expression="&quot; &quot;"/>
          <table:named-expression table:name="solver_con2" table:base-cell-address="$Time_Countries_invariant_Param.$A$1" table:expression="&quot; &quot;"/>
          <table:named-expression table:name="solver_dia" table:base-cell-address="$Time_Countries_invariant_Param.$A$1" table:expression="5"/>
          <table:named-expression table:name="solver_eng" table:base-cell-address="$Time_Countries_invariant_Param.$A$1" table:expression="1"/>
          <table:named-expression table:name="solver_iao" table:base-cell-address="$Time_Countries_invariant_Param.$A$1" table:expression="0"/>
          <table:named-expression table:name="solver_int" table:base-cell-address="$Time_Countries_invariant_Param.$A$1" table:expression="0"/>
          <table:named-expression table:name="solver_irs" table:base-cell-address="$Time_Countries_invariant_Param.$A$1" table:expression="0"/>
          <table:named-expression table:name="solver_ism" table:base-cell-address="$Time_Countries_invariant_Param.$A$1" table:expression="0"/>
          <table:named-expression table:name="solver_kiv" table:base-cell-address="$Time_Countries_invariant_Param.$A$1" table:expression="2E+030"/>
          <table:named-expression table:name="solver_lhs_ob1" table:base-cell-address="$Time_Countries_invariant_Param.$A$1" table:expression="0"/>
          <table:named-expression table:name="solver_lhs_ob2" table:base-cell-address="$Time_Countries_invariant_Param.$A$1" table:expression="0"/>
          <table:named-range table:name="solver_lhs1" table:base-cell-address="$Time_Countries_invariant_Param.$A$1" table:cell-range-address="$Time_Countries_invariant_Param.$C$117:.$Q$117"/>
          <table:named-expression table:name="solver_lhs2" table:base-cell-address="$Time_Countries_invariant_Param.$A$1" table:expression=""/>
          <table:named-range table:name="solver_lhs3" table:base-cell-address="$Time_Countries_invariant_Param.$A$1" table:cell-range-address="$Time_Countries_invariant_Param.$B$55:.$AE$55"/>
          <table:named-range table:name="solver_lhs4" table:base-cell-address="$Time_Countries_invariant_Param.$A$1" table:cell-range-address="$Time_Countries_invariant_Param.$C$102"/>
          <table:named-expression table:name="solver_lhs5" table:base-cell-address="$Time_Countries_invariant_Param.$A$1" table:expression=""/>
          <table:named-expression table:name="solver_lhs6" table:base-cell-address="$Time_Countries_invariant_Param.$A$1" table:expression=""/>
          <table:named-expression table:name="solver_lhs7" table:base-cell-address="$Time_Countries_invariant_Param.$A$1" table:expression=""/>
          <table:named-expression table:name="solver_lva" table:base-cell-address="$Time_Countries_invariant_Param.$A$1" table:expression="0"/>
          <table:named-expression table:name="solver_mda" table:base-cell-address="$Time_Countries_invariant_Param.$A$1" table:expression="4"/>
          <table:named-expression table:name="solver_mip" table:base-cell-address="$Time_Countries_invariant_Param.$A$1" table:expression="2147483647"/>
          <table:named-expression table:name="solver_mod" table:base-cell-address="$Time_Countries_invariant_Param.$A$1" table:expression="3"/>
          <table:named-expression table:name="solver_msl" table:base-cell-address="$Time_Countries_invariant_Param.$A$1" table:expression="0"/>
          <table:named-expression table:name="solver_nod" table:base-cell-address="$Time_Countries_invariant_Param.$A$1" table:expression="2147483647"/>
          <table:named-expression table:name="solver_ntr" table:base-cell-address="$Time_Countries_invariant_Param.$A$1" table:expression="0"/>
          <table:named-expression table:name="solver_obc" table:base-cell-address="$Time_Countries_invariant_Param.$A$1" table:expression="0"/>
          <table:named-expression table:name="solver_obp" table:base-cell-address="$Time_Countries_invariant_Param.$A$1" table:expression="0"/>
          <table:named-range table:name="solver_opt" table:base-cell-address="$Time_Countries_invariant_Param.$A$1" table:cell-range-address="$Time_Countries_invariant_Param.$B$114"/>
          <table:named-expression table:name="solver_opt_ob" table:base-cell-address="$Time_Countries_invariant_Param.$A$1" table:expression="1"/>
          <table:named-expression table:name="solver_psi" table:base-cell-address="$Time_Countries_invariant_Param.$A$1" table:expression="0"/>
          <table:named-expression table:name="solver_rbv" table:base-cell-address="$Time_Countries_invariant_Param.$A$1" table:expression="1"/>
          <table:named-expression table:name="solver_rdp" table:base-cell-address="$Time_Countries_invariant_Param.$A$1" table:expression="0"/>
          <table:named-expression table:name="solver_rel1" table:base-cell-address="$Time_Countries_invariant_Param.$A$1" table:expression="3"/>
          <table:named-expression table:name="solver_rel2" table:base-cell-address="$Time_Countries_invariant_Param.$A$1" table:expression="3"/>
          <table:named-expression table:name="solver_rel3" table:base-cell-address="$Time_Countries_invariant_Param.$A$1" table:expression="3"/>
          <table:named-expression table:name="solver_rel4" table:base-cell-address="$Time_Countries_invariant_Param.$A$1" table:expression="1"/>
          <table:named-expression table:name="solver_rel5" table:base-cell-address="$Time_Countries_invariant_Param.$A$1" table:expression="3"/>
          <table:named-expression table:name="solver_rel6" table:base-cell-address="$Time_Countries_invariant_Param.$A$1" table:expression="1"/>
          <table:named-expression table:name="solver_rel7" table:base-cell-address="$Time_Countries_invariant_Param.$A$1" table:expression="3"/>
          <table:named-expression table:name="solver_rep" table:base-cell-address="$Time_Countries_invariant_Param.$A$1" table:expression="0"/>
          <table:named-expression table:name="solver_rhs1" table:base-cell-address="$Time_Countries_invariant_Param.$A$1" table:expression="1"/>
          <table:named-expression table:name="solver_rhs2" table:base-cell-address="$Time_Countries_invariant_Param.$A$1" table:expression="10"/>
          <table:named-expression table:name="solver_rhs3" table:base-cell-address="$Time_Countries_invariant_Param.$A$1" table:expression="0"/>
          <table:named-expression table:name="solver_rhs4" table:base-cell-address="$Time_Countries_invariant_Param.$A$1" table:expression="0.5"/>
          <table:named-expression table:name="solver_rhs5" table:base-cell-address="$Time_Countries_invariant_Param.$A$1" table:expression="10"/>
          <table:named-expression table:name="solver_rhs6" table:base-cell-address="$Time_Countries_invariant_Param.$A$1" table:expression="1000"/>
          <table:named-expression table:name="solver_rhs7" table:base-cell-address="$Time_Countries_invariant_Param.$A$1" table:expression="10"/>
          <table:named-expression table:name="solver_rlx" table:base-cell-address="$Time_Countries_invariant_Param.$A$1" table:expression="0"/>
          <table:named-expression table:name="solver_rsd" table:base-cell-address="$Time_Countries_invariant_Param.$A$1" table:expression="0"/>
          <table:named-expression table:name="solver_rtr" table:base-cell-address="$Time_Countries_invariant_Param.$A$1" table:expression="0"/>
          <table:named-expression table:name="solver_rxc1" table:base-cell-address="$Time_Countries_invariant_Param.$A$1" table:expression="1"/>
          <table:named-expression table:name="solver_rxc2" table:base-cell-address="$Time_Countries_invariant_Param.$A$1" table:expression="0"/>
          <table:named-expression table:name="solver_rxv" table:base-cell-address="$Time_Countries_invariant_Param.$A$1" table:expression="1"/>
          <table:named-expression table:name="solver_sel" table:base-cell-address="$Time_Countries_invariant_Param.$A$1" table:expression="1"/>
          <table:named-expression table:name="solver_slv" table:base-cell-address="$Time_Countries_invariant_Param.$A$1" table:expression="0"/>
          <table:named-expression table:name="solver_slvu" table:base-cell-address="$Time_Countries_invariant_Param.$A$1" table:expression="0"/>
          <table:named-expression table:name="solver_ssz" table:base-cell-address="$Time_Countries_invariant_Param.$A$1" table:expression="0"/>
          <table:named-expression table:name="solver_tms" table:base-cell-address="$Time_Countries_invariant_Param.$A$1" table:expression="0"/>
          <table:named-expression table:name="solver_umod" table:base-cell-address="$Time_Countries_invariant_Param.$A$1" table:expression="1"/>
          <table:named-expression table:name="solver_urs" table:base-cell-address="$Time_Countries_invariant_Param.$A$1" table:expression="0"/>
          <table:named-expression table:name="solver_val" table:base-cell-address="$Time_Countries_invariant_Param.$A$1" table:expression="0"/>
          <table:named-expression table:name="solver_var" table:base-cell-address="$Time_Countries_invariant_Param.$A$1" table:expression="&quot; &quot;"/>
          <table:named-expression table:name="solver_vir" table:base-cell-address="$Time_Countries_invariant_Param.$A$1" table:expression="1"/>
          <table:named-expression table:name="solver_vol" table:base-cell-address="$Time_Countries_invariant_Param.$A$1" table:expression="0"/>
          <table:named-expression table:name="solver_vst" table:base-cell-address="$Time_Countries_invariant_Param.$A$1" table:expression="0"/>
          <table:named-expression table:name="solver_cvg" table:base-cell-address="$Time_Countries_invariant_Param.$A$1" table:expression="0.0001"/>
          <table:named-expression table:name="solver_drv" table:base-cell-address="$Time_Countries_invariant_Param.$A$1" table:expression="1"/>
          <table:named-expression table:name="solver_est" table:base-cell-address="$Time_Countries_invariant_Param.$A$1" table:expression="1"/>
          <table:named-expression table:name="solver_itr" table:base-cell-address="$Time_Countries_invariant_Param.$A$1" table:expression="100"/>
          <table:named-expression table:name="solver_lin" table:base-cell-address="$Time_Countries_invariant_Param.$A$1" table:expression="2"/>
          <table:named-expression table:name="solver_neg" table:base-cell-address="$Time_Countries_invariant_Param.$A$1" table:expression="2"/>
          <table:named-expression table:name="solver_num" table:base-cell-address="$Time_Countries_invariant_Param.$A$1" table:expression="0"/>
          <table:named-expression table:name="solver_nwt" table:base-cell-address="$Time_Countries_invariant_Param.$A$1" table:expression="1"/>
          <table:named-expression table:name="solver_pre" table:base-cell-address="$Time_Countries_invariant_Param.$A$1" table:expression="0.000001"/>
          <table:named-expression table:name="solver_scl" table:base-cell-address="$Time_Countries_invariant_Param.$A$1" table:expression="2"/>
          <table:named-expression table:name="solver_sho" table:base-cell-address="$Time_Countries_invariant_Param.$A$1" table:expression="2"/>
          <table:named-expression table:name="solver_tim" table:base-cell-address="$Time_Countries_invariant_Param.$A$1" table:expression="100"/>
          <table:named-expression table:name="solver_tol" table:base-cell-address="$Time_Countries_invariant_Param.$A$1" table:expression="0.05"/>
          <table:named-expression table:name="solver_typ" table:base-cell-address="$Time_Countries_invariant_Param.$A$1" table:expression="2"/>
          <table:named-expression table:name="solver_ver" table:base-cell-address="$Time_Countries_invariant_Param.$A$1" table:expression="9"/>
          <table:named-expression table:name="solveri_ISpPars_J11" table:base-cell-address="$Time_Countries_invariant_Param.$A$1" table:expression="&quot;RiskSolver.UI.Charts.InputDlgPars:-1000001;1;1;25;12;50;71;0;90;80;0;0;0;0;&quot;"/>
          <table:named-expression table:name="solveri_ISpPars_J12" table:base-cell-address="$Time_Countries_invariant_Param.$A$1" table:expression="&quot;RiskSolver.UI.Charts.InputDlgPars:-1000001;1;1;45;12;30;71;0;90;80;0;0;0;0;&quot;"/>
          <table:named-expression table:name="solveri_ISpPars_J14" table:base-cell-address="$Time_Countries_invariant_Param.$A$1" table:expression="&quot;RiskSolver.UI.Charts.InputDlgPars:-1000001;1;1;25;12;50;71;0;90;80;0;0;0;0;&quot;"/>
          <table:named-expression table:name="solveri_ISpPars_J17" table:base-cell-address="$Time_Countries_invariant_Param.$A$1" table:expression="&quot;RiskSolver.UI.Charts.InputDlgPars:-1000001;1;1;25;12;50;71;0;90;80;0;0;0;0;&quot;"/>
          <table:named-expression table:name="solveri_ISpPars_J18" table:base-cell-address="$Time_Countries_invariant_Param.$A$1" table:expression="&quot;RiskSolver.UI.Charts.InputDlgPars:-1000001;1;1;25;12;50;71;0;90;80;0;0;0;0;&quot;"/>
          <table:named-expression table:name="solveri_ISpPars_J21" table:base-cell-address="$Time_Countries_invariant_Param.$A$1" table:expression="&quot;RiskSolver.UI.Charts.InputDlgPars:-1000001;1;1;25;12;50;71;0;90;80;0;0;0;0;&quot;"/>
          <table:named-expression table:name="solveri_ISpPars_J23" table:base-cell-address="$Time_Countries_invariant_Param.$A$1" table:expression="&quot;RiskSolver.UI.Charts.InputDlgPars:-1000001;1;1;25;12;50;71;0;90;80;0;0;0;0;&quot;"/>
          <table:named-expression table:name="solver_cvg" table:base-cell-address="$Time_Countries_invariant_Param.$A$1" table:expression="0.0001"/>
          <table:named-expression table:name="solver_drv" table:base-cell-address="$Time_Countries_invariant_Param.$A$1" table:expression="1"/>
          <table:named-expression table:name="solver_est" table:base-cell-address="$Time_Countries_invariant_Param.$A$1" table:expression="1"/>
          <table:named-expression table:name="solver_itr" table:base-cell-address="$Time_Countries_invariant_Param.$A$1" table:expression="100"/>
          <table:named-expression table:name="solver_lin" table:base-cell-address="$Time_Countries_invariant_Param.$A$1" table:expression="2"/>
          <table:named-expression table:name="solver_neg" table:base-cell-address="$Time_Countries_invariant_Param.$A$1" table:expression="2"/>
          <table:named-expression table:name="solver_num" table:base-cell-address="$Time_Countries_invariant_Param.$A$1" table:expression="0"/>
          <table:named-expression table:name="solver_nwt" table:base-cell-address="$Time_Countries_invariant_Param.$A$1" table:expression="1"/>
          <table:named-expression table:name="solver_pre" table:base-cell-address="$Time_Countries_invariant_Param.$A$1" table:expression="0.000001"/>
          <table:named-expression table:name="solver_scl" table:base-cell-address="$Time_Countries_invariant_Param.$A$1" table:expression="2"/>
          <table:named-expression table:name="solver_sho" table:base-cell-address="$Time_Countries_invariant_Param.$A$1" table:expression="2"/>
          <table:named-expression table:name="solver_tim" table:base-cell-address="$Time_Countries_invariant_Param.$A$1" table:expression="100"/>
          <table:named-expression table:name="solver_tol" table:base-cell-address="$Time_Countries_invariant_Param.$A$1" table:expression="0.05"/>
          <table:named-expression table:name="solver_typ" table:base-cell-address="$Time_Countries_invariant_Param.$A$1" table:expression="2"/>
          <table:named-expression table:name="solver_ver" table:base-cell-address="$Time_Countries_invariant_Param.$A$1" table:expression="9"/>
          <table:named-expression table:name="solveri_ISpPars_J11" table:base-cell-address="$Time_Countries_invariant_Param.$A$1" table:expression="&quot;RiskSolver.UI.Charts.InputDlgPars:-1000001;1;1;25;12;50;71;0;90;80;0;0;0;0;&quot;"/>
          <table:named-expression table:name="solveri_ISpPars_J12" table:base-cell-address="$Time_Countries_invariant_Param.$A$1" table:expression="&quot;RiskSolver.UI.Charts.InputDlgPars:-1000001;1;1;45;12;30;71;0;90;80;0;0;0;0;&quot;"/>
          <table:named-expression table:name="solveri_ISpPars_J14" table:base-cell-address="$Time_Countries_invariant_Param.$A$1" table:expression="&quot;RiskSolver.UI.Charts.InputDlgPars:-1000001;1;1;25;12;50;71;0;90;80;0;0;0;0;&quot;"/>
          <table:named-expression table:name="solveri_ISpPars_J17" table:base-cell-address="$Time_Countries_invariant_Param.$A$1" table:expression="&quot;RiskSolver.UI.Charts.InputDlgPars:-1000001;1;1;25;12;50;71;0;90;80;0;0;0;0;&quot;"/>
          <table:named-expression table:name="solveri_ISpPars_J18" table:base-cell-address="$Time_Countries_invariant_Param.$A$1" table:expression="&quot;RiskSolver.UI.Charts.InputDlgPars:-1000001;1;1;25;12;50;71;0;90;80;0;0;0;0;&quot;"/>
          <table:named-expression table:name="solveri_ISpPars_J21" table:base-cell-address="$Time_Countries_invariant_Param.$A$1" table:expression="&quot;RiskSolver.UI.Charts.InputDlgPars:-1000001;1;1;25;12;50;71;0;90;80;0;0;0;0;&quot;"/>
          <table:named-expression table:name="solveri_ISpPars_J23" table:base-cell-address="$Time_Countries_invariant_Param.$A$1" table:expression="&quot;RiskSolver.UI.Charts.InputDlgPars:-1000001;1;1;25;12;50;71;0;90;80;0;0;0;0;&quot;"/>
        </table:named-expressions>
      </table:table>
      <table:table table:name="Time_0_values " table:style-name="ta1" table:print="false">
        <table:table-column table:style-name="co1" table:default-cell-style-name="ce1"/>
        <table:table-column table:style-name="co1" table:number-columns-repeated="12" table:default-cell-style-name="ce4"/>
        <table:table-column table:style-name="co1" table:default-cell-style-name="ce1"/>
        <table:table-column table:style-name="co1" table:default-cell-style-name="ce4"/>
        <table:table-row table:style-name="ro5">
          <table:table-cell table:style-name="Default"/>
          <table:table-cell table:style-name="Default" office:value-type="string">
            <text:p>US</text:p>
          </table:table-cell>
          <table:table-cell table:style-name="Default" office:value-type="string">
            <text:p>EU</text:p>
          </table:table-cell>
          <table:table-cell table:style-name="Default" office:value-type="string">
            <text:p>JAP</text:p>
          </table:table-cell>
          <table:table-cell table:style-name="Default" office:value-type="string">
            <text:p>RUS</text:p>
          </table:table-cell>
          <table:table-cell table:style-name="Default" office:value-type="string">
            <text:p>EUR</text:p>
          </table:table-cell>
          <table:table-cell table:style-name="Default" office:value-type="string">
            <text:p>CHI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MEST</text:p>
          </table:table-cell>
          <table:table-cell table:style-name="Default" office:value-type="string">
            <text:p>AFR</text:p>
          </table:table-cell>
          <table:table-cell table:style-name="Default" office:value-type="string">
            <text:p>LAM</text:p>
          </table:table-cell>
          <table:table-cell table:style-name="Default" office:value-type="string">
            <text:p>OHI</text:p>
          </table:table-cell>
          <table:table-cell table:style-name="Default" office:value-type="string">
            <text:p>OTH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Y_0</text:p>
          </table:table-cell>
          <table:table-cell office:value-type="float" office:value="12.3979002">
            <text:p>12.3979002</text:p>
          </table:table-cell>
          <table:table-cell office:value-type="float" office:value="13.03105748">
            <text:p>13.03105748</text:p>
          </table:table-cell>
          <table:table-cell office:value-type="float" office:value="3.870283785">
            <text:p>3.870283785</text:p>
          </table:table-cell>
          <table:table-cell office:value-type="float" office:value="1.697956695">
            <text:p>1.697956695</text:p>
          </table:table-cell>
          <table:table-cell office:value-type="float" office:value="0.807335054">
            <text:p>0.807335054</text:p>
          </table:table-cell>
          <table:table-cell office:value-type="float" office:value="5.333232743">
            <text:p>5.333232743</text:p>
          </table:table-cell>
          <table:table-cell office:value-type="float" office:value="2.440831513">
            <text:p>2.440831513</text:p>
          </table:table-cell>
          <table:table-cell office:value-type="float" office:value="3.480103349">
            <text:p>3.480103349</text:p>
          </table:table-cell>
          <table:table-cell office:value-type="float" office:value="1.300530136">
            <text:p>1.300530136</text:p>
          </table:table-cell>
          <table:table-cell office:value-type="float" office:value="4.558476252">
            <text:p>4.558476252</text:p>
          </table:table-cell>
          <table:table-cell office:value-type="float" office:value="3.84204975">
            <text:p>3.84204975</text:p>
          </table:table-cell>
          <table:table-cell office:value-type="float" office:value="2.619188737">
            <text:p>2.619188737</text:p>
          </table:table-cell>
          <table:table-cell/>
          <table:table-cell office:value-type="string">
            <text:p>Initial output (2005 US International $, trillions)</text:p>
          </table:table-cell>
        </table:table-row>
        <table:table-row table:style-name="ro2">
          <table:table-cell office:value-type="string">
            <text:p>rho_0</text:p>
          </table:table-cell>
          <table:table-cell office:value-type="float" office:value="0.062765473">
            <text:p>0.062765473</text:p>
          </table:table-cell>
          <table:table-cell office:value-type="float" office:value="0.067765473">
            <text:p>0.067765473</text:p>
          </table:table-cell>
          <table:table-cell office:value-type="float" office:value="0.062765473">
            <text:p>0.062765473</text:p>
          </table:table-cell>
          <table:table-cell office:value-type="float" office:value="0.082765473">
            <text:p>0.082765473</text:p>
          </table:table-cell>
          <table:table-cell office:value-type="float" office:value="0.077765473">
            <text:p>0.077765473</text:p>
          </table:table-cell>
          <table:table-cell office:value-type="float" office:value="0.072765473">
            <text:p>0.072765473</text:p>
          </table:table-cell>
          <table:table-cell office:value-type="float" office:value="0.077765473">
            <text:p>0.077765473</text:p>
          </table:table-cell>
          <table:table-cell office:value-type="float" office:value="0.092765473">
            <text:p>0.092765473</text:p>
          </table:table-cell>
          <table:table-cell office:value-type="float" office:value="0.082765473">
            <text:p>0.082765473</text:p>
          </table:table-cell>
          <table:table-cell office:value-type="float" office:value="0.077765473">
            <text:p>0.077765473</text:p>
          </table:table-cell>
          <table:table-cell office:value-type="float" office:value="0.067765473">
            <text:p>0.067765473</text:p>
          </table:table-cell>
          <table:table-cell office:value-type="float" office:value="0.077765473">
            <text:p>0.077765473</text:p>
          </table:table-cell>
          <table:table-cell/>
          <table:table-cell office:value-type="string">
            <text:p>Initial real interest rate (percent per decade annualized)</text:p>
          </table:table-cell>
        </table:table-row>
        <table:table-row table:style-name="ro2">
          <table:table-cell office:value-type="string">
            <text:p>K_0</text:p>
          </table:table-cell>
          <table:table-cell office:value-type="float" office:value="22.85109974">
            <text:p>22.85109974</text:p>
          </table:table-cell>
          <table:table-cell office:value-type="float" office:value="23.30227532">
            <text:p>23.30227532</text:p>
          </table:table-cell>
          <table:table-cell office:value-type="float" office:value="7.133485459">
            <text:p>7.133485459</text:p>
          </table:table-cell>
          <table:table-cell office:value-type="float" office:value="2.787107432">
            <text:p>2.787107432</text:p>
          </table:table-cell>
          <table:table-cell office:value-type="float" office:value="1.362472206">
            <text:p>1.362472206</text:p>
          </table:table-cell>
          <table:table-cell office:value-type="float" office:value="9.260935035">
            <text:p>9.260935035</text:p>
          </table:table-cell>
          <table:table-cell office:value-type="float" office:value="4.119188282">
            <text:p>4.119188282</text:p>
          </table:table-cell>
          <table:table-cell office:value-type="float" office:value="5.416068489">
            <text:p>5.416068489</text:p>
          </table:table-cell>
          <table:table-cell office:value-type="float" office:value="2.134752445">
            <text:p>2.134752445</text:p>
          </table:table-cell>
          <table:table-cell office:value-type="float" office:value="7.692961135">
            <text:p>7.692961135</text:p>
          </table:table-cell>
          <table:table-cell office:value-type="float" office:value="6.87039415">
            <text:p>6.87039415</text:p>
          </table:table-cell>
          <table:table-cell office:value-type="float" office:value="4.420186931">
            <text:p>4.420186931</text:p>
          </table:table-cell>
          <table:table-cell/>
          <table:table-cell office:value-type="string">
            <text:p>Initial K</text:p>
          </table:table-cell>
        </table:table-row>
        <table:table-row table:style-name="ro2">
          <table:table-cell office:value-type="string">
            <text:p>A_0</text:p>
          </table:table-cell>
          <table:table-cell office:value-type="float" office:value="11.34769536">
            <text:p>11.34769536</text:p>
          </table:table-cell>
          <table:table-cell office:value-type="float" office:value="8.347821548">
            <text:p>8.347821548</text:p>
          </table:table-cell>
          <table:table-cell office:value-type="float" office:value="9.062435157">
            <text:p>9.062435157</text:p>
          </table:table-cell>
          <table:table-cell office:value-type="float" office:value="4.867730775">
            <text:p>4.867730775</text:p>
          </table:table-cell>
          <table:table-cell office:value-type="float" office:value="2.70196943">
            <text:p>2.70196943</text:p>
          </table:table-cell>
          <table:table-cell office:value-type="float" office:value="2.2708227">
            <text:p>2.2708227</text:p>
          </table:table-cell>
          <table:table-cell office:value-type="float" office:value="1.498373969">
            <text:p>1.498373969</text:p>
          </table:table-cell>
          <table:table-cell office:value-type="float" office:value="3.894860836">
            <text:p>3.894860836</text:p>
          </table:table-cell>
          <table:table-cell office:value-type="float" office:value="1.25125954">
            <text:p>1.25125954</text:p>
          </table:table-cell>
          <table:table-cell office:value-type="float" office:value="3.730597775">
            <text:p>3.730597775</text:p>
          </table:table-cell>
          <table:table-cell office:value-type="float" office:value="9.029344259">
            <text:p>9.029344259</text:p>
          </table:table-cell>
          <table:table-cell office:value-type="float" office:value="1.754904331">
            <text:p>1.754904331</text:p>
          </table:table-cell>
          <table:table-cell/>
          <table:table-cell office:value-type="string">
            <text:p>Calculated A (Initial)</text:p>
          </table:table-cell>
        </table:table-row>
        <table:table-row table:style-name="ro2">
          <table:table-cell office:value-type="string">
            <text:p>s_0</text:p>
          </table:table-cell>
          <table:table-cell office:value-type="float" office:value="0.231813978">
            <text:p>0.231813978</text:p>
          </table:table-cell>
          <table:table-cell office:value-type="float" office:value="0.216969635">
            <text:p>0.216969635</text:p>
          </table:table-cell>
          <table:table-cell office:value-type="float" office:value="0.212787174">
            <text:p>0.212787174</text:p>
          </table:table-cell>
          <table:table-cell office:value-type="float" office:value="0.201000206">
            <text:p>0.201000206</text:p>
          </table:table-cell>
          <table:table-cell office:value-type="float" office:value="0.208280632">
            <text:p>0.208280632</text:p>
          </table:table-cell>
          <table:table-cell office:value-type="float" office:value="0.311051097">
            <text:p>0.311051097</text:p>
          </table:table-cell>
          <table:table-cell office:value-type="float" office:value="0.272299975">
            <text:p>0.272299975</text:p>
          </table:table-cell>
          <table:table-cell office:value-type="float" office:value="0.225188001">
            <text:p>0.225188001</text:p>
          </table:table-cell>
          <table:table-cell office:value-type="float" office:value="0.263570046">
            <text:p>0.263570046</text:p>
          </table:table-cell>
          <table:table-cell office:value-type="float" office:value="0.24184775">
            <text:p>0.24184775</text:p>
          </table:table-cell>
          <table:table-cell office:value-type="float" office:value="0.229055432">
            <text:p>0.229055432</text:p>
          </table:table-cell>
          <table:table-cell office:value-type="float" office:value="0.24387583">
            <text:p>0.24387583</text:p>
          </table:table-cell>
          <table:table-cell/>
          <table:table-cell office:value-type="string">
            <text:p>Initial savings rate</text:p>
          </table:table-cell>
        </table:table-row>
        <table:table-row table:style-name="ro2">
          <table:table-cell office:value-type="string">
            <text:p>L_0</text:p>
          </table:table-cell>
          <table:table-cell table:style-name="ce1" office:value-type="float" office:value="296.842578">
            <text:p>296.842578</text:p>
          </table:table-cell>
          <table:table-cell table:style-name="ce1" office:value-type="float" office:value="490.0801926">
            <text:p>490.0801926</text:p>
          </table:table-cell>
          <table:table-cell table:style-name="ce1" office:value-type="float" office:value="127.773">
            <text:p>127.773</text:p>
          </table:table-cell>
          <table:table-cell table:style-name="ce1" office:value-type="float" office:value="143.15">
            <text:p>143.15</text:p>
          </table:table-cell>
          <table:table-cell table:style-name="ce1" office:value-type="float" office:value="155.9424685">
            <text:p>155.9424685</text:p>
          </table:table-cell>
          <table:table-cell table:style-name="ce1" office:value-type="float" office:value="1304.5">
            <text:p>1304.5</text:p>
          </table:table-cell>
          <table:table-cell table:style-name="ce1" office:value-type="float" office:value="1094.583">
            <text:p>1094.583</text:p>
          </table:table-cell>
          <table:table-cell table:style-name="ce1" office:value-type="float" office:value="412.7690013">
            <text:p>412.7690013</text:p>
          </table:table-cell>
          <table:table-cell table:style-name="ce1" office:value-type="float" office:value="763.5061115">
            <text:p>763.5061115</text:p>
          </table:table-cell>
          <table:table-cell table:style-name="ce1" office:value-type="float" office:value="555.3800786">
            <text:p>555.3800786</text:p>
          </table:table-cell>
          <table:table-cell table:style-name="ce1" office:value-type="float" office:value="129.169624">
            <text:p>129.169624</text:p>
          </table:table-cell>
          <table:table-cell table:style-name="ce1" office:value-type="float" office:value="937.195567">
            <text:p>937.195567</text:p>
          </table:table-cell>
          <table:table-cell/>
          <table:table-cell table:style-name="ce1" office:value-type="string">
            <text:p>Initial population</text:p>
          </table:table-cell>
        </table:table-row>
        <table:table-row table:style-name="ro2">
          <table:table-cell office:value-type="string">
            <text:p>E_0</text:p>
          </table:table-cell>
          <table:table-cell table:style-name="ce1" office:value-type="float" office:value="1.662133455">
            <text:p>1.662133455</text:p>
          </table:table-cell>
          <table:table-cell table:style-name="ce1" office:value-type="float" office:value="1.146050619">
            <text:p>1.146050619</text:p>
          </table:table-cell>
          <table:table-cell table:style-name="ce1" office:value-type="float" office:value="0.369965926">
            <text:p>0.369965926</text:p>
          </table:table-cell>
          <table:table-cell table:style-name="ce1" office:value-type="float" office:value="0.431236182">
            <text:p>0.431236182</text:p>
          </table:table-cell>
          <table:table-cell table:style-name="ce1" office:value-type="float" office:value="0.256666293">
            <text:p>0.256666293</text:p>
          </table:table-cell>
          <table:table-cell table:style-name="ce1" office:value-type="float" office:value="1.600741128">
            <text:p>1.600741128</text:p>
          </table:table-cell>
          <table:table-cell table:style-name="ce1" office:value-type="float" office:value="0.40515159">
            <text:p>0.40515159</text:p>
          </table:table-cell>
          <table:table-cell table:style-name="ce1" office:value-type="float" office:value="0.58967496">
            <text:p>0.58967496</text:p>
          </table:table-cell>
          <table:table-cell table:style-name="ce1" office:value-type="float" office:value="0.191377084">
            <text:p>0.191377084</text:p>
          </table:table-cell>
          <table:table-cell table:style-name="ce1" office:value-type="float" office:value="0.412272399">
            <text:p>0.412272399</text:p>
          </table:table-cell>
          <table:table-cell table:style-name="ce1" office:value-type="float" office:value="0.541778261">
            <text:p>0.541778261</text:p>
          </table:table-cell>
          <table:table-cell table:style-name="ce1" office:value-type="float" office:value="0.363952103">
            <text:p>0.363952103</text:p>
          </table:table-cell>
          <table:table-cell/>
          <table:table-cell table:style-name="ce1" office:value-type="string">
            <text:p>Initial emissions</text:p>
          </table:table-cell>
        </table:table-row>
        <table:named-expressions/>
      </table:table>
      <table:table table:name="Countries_variant_Param" table:style-name="ta1" table:print="false">
        <table:table-column table:style-name="co1" table:number-columns-repeated="14" table:default-cell-style-name="ce1"/>
        <table:table-column table:style-name="co1" table:default-cell-style-name="ce4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US</text:p>
          </table:table-cell>
          <table:table-cell office:value-type="string">
            <text:p>EU</text:p>
          </table:table-cell>
          <table:table-cell office:value-type="string">
            <text:p>JAP</text:p>
          </table:table-cell>
          <table:table-cell office:value-type="string">
            <text:p>RUS</text:p>
          </table:table-cell>
          <table:table-cell office:value-type="string">
            <text:p>EUR</text:p>
          </table:table-cell>
          <table:table-cell office:value-type="string">
            <text:p>CHI</text:p>
          </table:table-cell>
          <table:table-cell office:value-type="string">
            <text:p>IND</text:p>
          </table:table-cell>
          <table:table-cell office:value-type="string">
            <text:p>MEST</text:p>
          </table:table-cell>
          <table:table-cell office:value-type="string">
            <text:p>AFR</text:p>
          </table:table-cell>
          <table:table-cell office:value-type="string">
            <text:p>LAM</text:p>
          </table:table-cell>
          <table:table-cell office:value-type="string">
            <text:p>OHI</text:p>
          </table:table-cell>
          <table:table-cell office:value-type="string">
            <text:p>OTH</text:p>
          </table:table-cell>
          <table:table-cell/>
          <table:table-cell table:style-name="ce1" table:number-columns-repeated="3"/>
        </table:table-row>
        <table:table-row table:style-name="ro2">
          <table:table-cell office:value-type="string">
            <text:p>gamma</text:p>
          </table:table-cell>
          <table:table-cell table:number-columns-repeated="12" table:style-name="ce6" office:value-type="float" office:value="0.3">
            <text:p>0.3</text:p>
          </table:table-cell>
          <table:table-cell/>
          <table:table-cell office:value-type="string">
            <text:p>Capital share</text:p>
          </table:table-cell>
          <table:table-cell table:style-name="ce1" table:number-columns-repeated="2"/>
        </table:table-row>
        <table:table-row table:style-name="ro2">
          <table:table-cell office:value-type="string">
            <text:p>d_k</text:p>
          </table:table-cell>
          <table:table-cell table:number-columns-repeated="12" table:style-name="ce6" office:value-type="float" office:value="0.1">
            <text:p>0.1</text:p>
          </table:table-cell>
          <table:table-cell/>
          <table:table-cell office:value-type="string">
            <text:p>Rate of depreciation (percent per year)</text:p>
          </table:table-cell>
          <table:table-cell table:style-name="ce1" table:number-columns-repeated="2"/>
        </table:table-row>
        <table:table-row table:style-name="ro2">
          <table:table-cell office:value-type="string">
            <text:p>rho</text:p>
          </table:table-cell>
          <table:table-cell table:number-columns-repeated="12" table:style-name="ce4" office:value-type="float" office:value="0.015">
            <text:p>0.015</text:p>
          </table:table-cell>
          <table:table-cell/>
          <table:table-cell table:style-name="ce1" office:value-type="string">
            <text:p>Rate of social time preference</text:p>
          </table:table-cell>
          <table:table-cell table:style-name="ce1" table:number-columns-repeated="2"/>
        </table:table-row>
        <table:table-row table:style-name="ro2">
          <table:table-cell office:value-type="string">
            <text:p>alpha</text:p>
          </table:table-cell>
          <table:table-cell table:number-columns-repeated="12" office:value-type="float" office:value="1.5">
            <text:p>1.5</text:p>
          </table:table-cell>
          <table:table-cell/>
          <table:table-cell table:style-name="ce1" office:value-type="string">
            <text:p>Marginal Utility of consumption</text:p>
          </table:table-cell>
          <table:table-cell table:style-name="ce1" table:number-columns-repeated="2"/>
        </table:table-row>
        <table:table-row table:style-name="ro2">
          <table:table-cell office:value-type="string">
            <text:p>d_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0.078458281">
            <text:p>0.078458281</text:p>
          </table:table-cell>
          <table:table-cell table:style-name="ce4" office:value-type="float" office:value="0.438521283">
            <text:p>0.438521283</text:p>
          </table:table-cell>
          <table:table-cell table:style-name="ce4" office:value-type="float" office:value="0.277989264">
            <text:p>0.277989264</text:p>
          </table:table-cell>
          <table:table-cell table:style-name="ce4" office:value-type="float" office:value="0.340973731">
            <text:p>0.340973731</text:p>
          </table:table-cell>
          <table:table-cell table:style-name="ce4" office:value-type="float" office:value="0.060898591">
            <text:p>0.06089859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75512229">
            <text:p>0.175512229</text:p>
          </table:table-cell>
          <table:table-cell/>
          <table:table-cell office:value-type="string">
            <text:p>damage coefficient on temperature</text:p>
          </table:table-cell>
          <table:table-cell table:style-name="ce1" table:number-columns-repeated="2"/>
        </table:table-row>
        <table:table-row table:style-name="ro2">
          <table:table-cell office:value-type="string">
            <text:p>d_2</text:p>
          </table:table-cell>
          <table:table-cell table:style-name="ce17" office:value-type="float" office:value="0.1414">
            <text:p>0.1414</text:p>
          </table:table-cell>
          <table:table-cell table:style-name="ce17" office:value-type="float" office:value="0.1591">
            <text:p>0.1591</text:p>
          </table:table-cell>
          <table:table-cell table:style-name="ce17" office:value-type="float" office:value="0.1617">
            <text:p>0.1617</text:p>
          </table:table-cell>
          <table:table-cell table:style-name="ce17" office:value-type="float" office:value="0.1151">
            <text:p>0.1151</text:p>
          </table:table-cell>
          <table:table-cell table:style-name="ce17" office:value-type="float" office:value="0.1305">
            <text:p>0.1305</text:p>
          </table:table-cell>
          <table:table-cell table:style-name="ce17" office:value-type="float" office:value="0.1259">
            <text:p>0.1259</text:p>
          </table:table-cell>
          <table:table-cell table:style-name="ce17" office:value-type="float" office:value="0.1689">
            <text:p>0.1689</text:p>
          </table:table-cell>
          <table:table-cell table:style-name="ce17" office:value-type="float" office:value="0.1586">
            <text:p>0.1586</text:p>
          </table:table-cell>
          <table:table-cell table:style-name="ce17" office:value-type="float" office:value="0.1983">
            <text:p>0.1983</text:p>
          </table:table-cell>
          <table:table-cell table:style-name="ce17" office:value-type="float" office:value="0.1345">
            <text:p>0.1345</text:p>
          </table:table-cell>
          <table:table-cell table:style-name="ce17" office:value-type="float" office:value="0.1564">
            <text:p>0.1564</text:p>
          </table:table-cell>
          <table:table-cell table:style-name="ce17" office:value-type="float" office:value="0.1734">
            <text:p>0.1734</text:p>
          </table:table-cell>
          <table:table-cell/>
          <table:table-cell office:value-type="string">
            <text:p>damage coefficient on temperature squared</text:p>
          </table:table-cell>
          <table:table-cell table:style-name="ce1" table:number-columns-repeated="2"/>
        </table:table-row>
        <table:table-row table:style-name="ro2">
          <table:table-cell office:value-type="string">
            <text:p>d_3</text:p>
          </table:table-cell>
          <table:table-cell table:number-columns-repeated="12" table:style-name="ce4" office:value-type="float" office:value="2">
            <text:p>2</text:p>
          </table:table-cell>
          <table:table-cell/>
          <table:table-cell office:value-type="string">
            <text:p>Exponent on damages</text:p>
          </table:table-cell>
          <table:table-cell table:style-name="ce1" table:number-columns-repeated="2"/>
        </table:table-row>
        <table:table-row table:style-name="ro2">
          <table:table-cell office:value-type="string">
            <text:p>cat_treash</text:p>
          </table:table-cell>
          <table:table-cell table:number-columns-repeated="12" table:style-name="ce4" office:value-type="float" office:value="4">
            <text:p>4</text:p>
          </table:table-cell>
          <table:table-cell/>
          <table:table-cell office:value-type="string">
            <text:p>Threshold for catastrophic damages</text:p>
          </table:table-cell>
          <table:table-cell table:style-name="ce1" table:number-columns-repeated="2"/>
        </table:table-row>
        <table:table-row table:style-name="ro2">
          <table:table-cell office:value-type="string">
            <text:p>d_3_cat</text:p>
          </table:table-cell>
          <table:table-cell table:number-columns-repeated="12" table:style-name="ce4" office:value-type="float" office:value="6">
            <text:p>6</text:p>
          </table:table-cell>
          <table:table-cell/>
          <table:table-cell office:value-type="string">
            <text:p>Exponent for catastrophic damages</text:p>
          </table:table-cell>
          <table:table-cell table:style-name="ce1" table:number-columns-repeated="2"/>
        </table:table-row>
        <table:table-row table:style-name="ro2">
          <table:table-cell office:value-type="string">
            <text:p>pback</text:p>
          </table:table-cell>
          <table:table-cell office:value-type="float" office:value="1.134">
            <text:p>1.134</text:p>
          </table:table-cell>
          <table:table-cell table:number-columns-repeated="2" office:value-type="float" office:value="1.764">
            <text:p>1.764</text:p>
          </table:table-cell>
          <table:table-cell table:number-columns-repeated="2" office:value-type="float" office:value="0.756">
            <text:p>0.756</text:p>
          </table:table-cell>
          <table:table-cell office:value-type="float" office:value="0.882">
            <text:p>0.882</text:p>
          </table:table-cell>
          <table:table-cell office:value-type="float" office:value="1.386">
            <text:p>1.386</text:p>
          </table:table-cell>
          <table:table-cell office:value-type="float" office:value="1.26">
            <text:p>1.26</text:p>
          </table:table-cell>
          <table:table-cell office:value-type="float" office:value="1.386">
            <text:p>1.386</text:p>
          </table:table-cell>
          <table:table-cell office:value-type="float" office:value="1.638">
            <text:p>1.638</text:p>
          </table:table-cell>
          <table:table-cell office:value-type="float" office:value="1.386">
            <text:p>1.386</text:p>
          </table:table-cell>
          <table:table-cell office:value-type="float" office:value="1.512">
            <text:p>1.512</text:p>
          </table:table-cell>
          <table:table-cell/>
          <table:table-cell office:value-type="string">
            <text:p>Price backstop technology (2005 US 000 $ per tC)</text:p>
          </table:table-cell>
          <table:table-cell table:number-columns-repeated="2"/>
        </table:table-row>
        <table:table-row table:style-name="ro2">
          <table:table-cell office:value-type="string">
            <text:p>d_ab</text:p>
          </table:table-cell>
          <table:table-cell table:number-columns-repeated="12" office:value-type="float" office:value="0.05">
            <text:p>0.05</text:p>
          </table:table-cell>
          <table:table-cell/>
          <table:table-cell office:value-type="string">
            <text:p>Decline of backstop price (per decade)</text:p>
          </table:table-cell>
          <table:table-cell table:number-columns-repeated="2"/>
        </table:table-row>
        <table:table-row table:style-name="ro2">
          <table:table-cell office:value-type="string">
            <text:p>th_2</text:p>
          </table:table-cell>
          <table:table-cell table:number-columns-repeated="12" office:value-type="float" office:value="2.8">
            <text:p>2.8</text:p>
          </table:table-cell>
          <table:table-cell/>
          <table:table-cell table:style-name="ce1" office:value-type="string">
            <text:p>Coefficient on abatement level</text:p>
          </table:table-cell>
          <table:table-cell table:number-columns-repeated="2"/>
        </table:table-row>
        <table:table-row table:style-name="ro2">
          <table:table-cell office:value-type="string">
            <text:p>E_0</text:p>
          </table:table-cell>
          <table:table-cell table:style-name="ce4" office:value-type="float" office:value="1.662133455">
            <text:p>1.662133455</text:p>
          </table:table-cell>
          <table:table-cell table:style-name="ce4" office:value-type="float" office:value="1.146050619">
            <text:p>1.146050619</text:p>
          </table:table-cell>
          <table:table-cell table:style-name="ce4" office:value-type="float" office:value="0.369965926">
            <text:p>0.369965926</text:p>
          </table:table-cell>
          <table:table-cell table:style-name="ce4" office:value-type="float" office:value="0.431236182">
            <text:p>0.431236182</text:p>
          </table:table-cell>
          <table:table-cell table:style-name="ce4" office:value-type="float" office:value="0.256666293">
            <text:p>0.256666293</text:p>
          </table:table-cell>
          <table:table-cell table:style-name="ce4" office:value-type="float" office:value="1.600741128">
            <text:p>1.600741128</text:p>
          </table:table-cell>
          <table:table-cell table:style-name="ce4" office:value-type="float" office:value="0.40515159">
            <text:p>0.40515159</text:p>
          </table:table-cell>
          <table:table-cell table:style-name="ce4" office:value-type="float" office:value="0.58967496">
            <text:p>0.58967496</text:p>
          </table:table-cell>
          <table:table-cell table:style-name="ce4" office:value-type="float" office:value="0.191377084">
            <text:p>0.191377084</text:p>
          </table:table-cell>
          <table:table-cell table:style-name="ce4" office:value-type="float" office:value="0.412272399">
            <text:p>0.412272399</text:p>
          </table:table-cell>
          <table:table-cell table:style-name="ce4" office:value-type="float" office:value="0.541778261">
            <text:p>0.541778261</text:p>
          </table:table-cell>
          <table:table-cell table:style-name="ce4" office:value-type="float" office:value="0.363952103">
            <text:p>0.363952103</text:p>
          </table:table-cell>
          <table:table-cell/>
          <table:table-cell office:value-type="string">
            <text:p>CO2 emissions for 2005</text:p>
          </table:table-cell>
          <table:table-cell table:number-columns-repeated="2"/>
        </table:table-row>
        <table:table-row table:style-name="ro2">
          <table:table-cell office:value-type="string">
            <text:p>Sig_0</text:p>
          </table:table-cell>
          <table:table-cell table:style-name="ce4" office:value-type="float" office:value="0.134065723">
            <text:p>0.134065723</text:p>
          </table:table-cell>
          <table:table-cell table:style-name="ce4" office:value-type="float" office:value="0.08794763">
            <text:p>0.08794763</text:p>
          </table:table-cell>
          <table:table-cell table:style-name="ce4" office:value-type="float" office:value="0.095591421">
            <text:p>0.095591421</text:p>
          </table:table-cell>
          <table:table-cell table:style-name="ce4" office:value-type="float" office:value="0.253973604">
            <text:p>0.253973604</text:p>
          </table:table-cell>
          <table:table-cell table:style-name="ce4" office:value-type="float" office:value="0.317917935">
            <text:p>0.317917935</text:p>
          </table:table-cell>
          <table:table-cell table:style-name="ce4" office:value-type="float" office:value="0.300144622">
            <text:p>0.300144622</text:p>
          </table:table-cell>
          <table:table-cell table:style-name="ce4" office:value-type="float" office:value="0.165989167">
            <text:p>0.165989167</text:p>
          </table:table-cell>
          <table:table-cell table:style-name="ce4" office:value-type="float" office:value="0.169441796">
            <text:p>0.169441796</text:p>
          </table:table-cell>
          <table:table-cell table:style-name="ce4" office:value-type="float" office:value="0.147153133">
            <text:p>0.147153133</text:p>
          </table:table-cell>
          <table:table-cell table:style-name="ce4" office:value-type="float" office:value="0.090440835">
            <text:p>0.090440835</text:p>
          </table:table-cell>
          <table:table-cell table:style-name="ce4" office:value-type="float" office:value="0.141012818">
            <text:p>0.141012818</text:p>
          </table:table-cell>
          <table:table-cell table:style-name="ce4" office:value-type="float" office:value="0.138956043">
            <text:p>0.138956043</text:p>
          </table:table-cell>
          <table:table-cell/>
          <table:table-cell office:value-type="string">
            <text:p>Initial sigma (tC per $1000 GDP US $, 2005 prices) 2005</text:p>
          </table:table-cell>
          <table:table-cell table:number-columns-repeated="2"/>
        </table:table-row>
        <table:table-row table:style-name="ro2">
          <table:table-cell office:value-type="string">
            <text:p>Eland_0</text:p>
          </table:table-cell>
          <table:table-cell table:number-columns-repeated="8" table:style-name="ce6" office:value-type="float" office:value="0">
            <text:p>0</text:p>
          </table:table-cell>
          <table:table-cell table:style-name="ce6" office:value-type="float" office:value="0.3">
            <text:p>0.3</text:p>
          </table:table-cell>
          <table:table-cell table:style-name="ce6" office:value-type="float" office:value="0.6">
            <text:p>0.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7">
            <text:p>0.7</text:p>
          </table:table-cell>
          <table:table-cell/>
          <table:table-cell office:value-type="string">
            <text:p>Initial carbon emissions from land use change (GTC per year)</text:p>
          </table:table-cell>
          <table:table-cell table:number-columns-repeated="2"/>
        </table:table-row>
        <table:table-row table:style-name="ro2">
          <table:table-cell office:value-type="string">
            <text:p>d_el</text:p>
          </table:table-cell>
          <table:table-cell table:number-columns-repeated="12" table:style-name="ce4" office:value-type="float" office:value="0.2">
            <text:p>0.2</text:p>
          </table:table-cell>
          <table:table-cell/>
          <table:table-cell office:value-type="string">
            <text:p>Decline rate of land emissions per decade</text:p>
          </table:table-cell>
          <table:table-cell table:number-columns-repeated="2"/>
        </table:table-row>
        <table:table-row table:style-name="ro2">
          <table:table-cell office:value-type="string">
            <text:p>d_sig</text:p>
          </table:table-cell>
          <table:table-cell table:number-columns-repeated="12" office:value-type="float" office:value="0.1">
            <text:p>0.1</text:p>
          </table:table-cell>
          <table:table-cell/>
          <table:table-cell table:style-name="ce1" office:value-type="string">
            <text:p>Decline of growth rate of sigma (sigma = emission intensity)</text:p>
          </table:table-cell>
          <table:table-cell table:number-columns-repeated="2"/>
        </table:table-row>
        <table:table-row table:style-name="ro2">
          <table:table-cell office:value-type="string">
            <text:p>tr_sig</text:p>
          </table:table-cell>
          <table:table-cell table:number-columns-repeated="12" office:value-type="float" office:value="-0.0025">
            <text:p>-0.0025</text:p>
          </table:table-cell>
          <table:table-cell/>
          <table:table-cell table:style-name="ce1" office:value-type="string">
            <text:p>Trend of sigma (sigma = emission intensity)</text:p>
          </table:table-cell>
          <table:table-cell table:number-columns-repeated="2"/>
        </table:table-row>
        <table:table-row table:style-name="ro2">
          <table:table-cell office:value-type="string">
            <text:p>tot_sig</text:p>
          </table:table-cell>
          <table:table-cell office:value-type="float" office:value="-0.0175">
            <text:p>-0.0175</text:p>
          </table:table-cell>
          <table:table-cell office:value-type="float" office:value="-0.0145">
            <text:p>-0.0145</text:p>
          </table:table-cell>
          <table:table-cell office:value-type="float" office:value="-0.0175">
            <text:p>-0.0175</text:p>
          </table:table-cell>
          <table:table-cell office:value-type="float" office:value="-0.0173">
            <text:p>-0.0173</text:p>
          </table:table-cell>
          <table:table-cell office:value-type="float" office:value="-0.024">
            <text:p>-0.024</text:p>
          </table:table-cell>
          <table:table-cell office:value-type="float" office:value="-0.0249">
            <text:p>-0.0249</text:p>
          </table:table-cell>
          <table:table-cell office:value-type="float" office:value="-0.0221">
            <text:p>-0.0221</text:p>
          </table:table-cell>
          <table:table-cell office:value-type="float" office:value="-0.0176">
            <text:p>-0.0176</text:p>
          </table:table-cell>
          <table:table-cell office:value-type="float" office:value="-0.0221">
            <text:p>-0.0221</text:p>
          </table:table-cell>
          <table:table-cell office:value-type="float" office:value="-0.015">
            <text:p>-0.015</text:p>
          </table:table-cell>
          <table:table-cell office:value-type="float" office:value="-0.0187">
            <text:p>-0.0187</text:p>
          </table:table-cell>
          <table:table-cell office:value-type="float" office:value="-0.019">
            <text:p>-0.019</text:p>
          </table:table-cell>
          <table:table-cell/>
          <table:table-cell table:style-name="ce1" office:value-type="string">
            <text:p>Total sigma growth (used to compute year 2015 of g_sigma)</text:p>
          </table:table-cell>
          <table:table-cell table:number-columns-repeated="2"/>
        </table:table-row>
        <table:table-row table:style-name="ro2">
          <table:table-cell office:value-type="string">
            <text:p>sig_9506</text:p>
          </table:table-cell>
          <table:table-cell office:value-type="float" office:value="-0.0225">
            <text:p>-0.0225</text:p>
          </table:table-cell>
          <table:table-cell office:value-type="float" office:value="-0.017">
            <text:p>-0.017</text:p>
          </table:table-cell>
          <table:table-cell office:value-type="float" office:value="-0.0025">
            <text:p>-0.0025</text:p>
          </table:table-cell>
          <table:table-cell office:value-type="float" office:value="-0.0373">
            <text:p>-0.0373</text:p>
          </table:table-cell>
          <table:table-cell office:value-type="float" office:value="-0.038">
            <text:p>-0.038</text:p>
          </table:table-cell>
          <table:table-cell office:value-type="float" office:value="-0.0229">
            <text:p>-0.0229</text:p>
          </table:table-cell>
          <table:table-cell office:value-type="float" office:value="-0.0296">
            <text:p>-0.0296</text:p>
          </table:table-cell>
          <table:table-cell office:value-type="float" office:value="0.0274">
            <text:p>0.0274</text:p>
          </table:table-cell>
          <table:table-cell office:value-type="float" office:value="-0.0246">
            <text:p>-0.0246</text:p>
          </table:table-cell>
          <table:table-cell office:value-type="float" office:value="-0.004">
            <text:p>-0.004</text:p>
          </table:table-cell>
          <table:table-cell office:value-type="float" office:value="-0.0087">
            <text:p>-0.0087</text:p>
          </table:table-cell>
          <table:table-cell office:value-type="float" office:value="-0.001">
            <text:p>-0.001</text:p>
          </table:table-cell>
          <table:table-cell/>
          <table:table-cell table:style-name="ce1" office:value-type="string">
            <text:p>Average Sigma for period 95-06 </text:p>
          </table:table-cell>
          <table:table-cell table:number-columns-repeated="2"/>
        </table:table-row>
        <table:table-row table:style-name="ro2">
          <table:table-cell office:value-type="string">
            <text:p>add_sig</text:p>
          </table:table-cell>
          <table:table-cell office:value-type="float" office:value="0.9">
            <text:p>0.9</text:p>
          </table:table-cell>
          <table:table-cell office:value-type="float" office:value="0.77">
            <text:p>0.77</text:p>
          </table:table-cell>
          <table:table-cell office:value-type="float" office:value="1.08">
            <text:p>1.08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1.02">
            <text:p>1.02</text:p>
          </table:table-cell>
          <table:table-cell office:value-type="float" office:value="1.18">
            <text:p>1.18</text:p>
          </table:table-cell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1.31">
            <text:p>1.31</text:p>
          </table:table-cell>
          <table:table-cell/>
          <table:table-cell table:style-name="ce1" office:value-type="string">
            <text:p>Sigma increase for 2015 only</text:p>
          </table:table-cell>
          <table:table-cell table:number-columns-repeated="2"/>
        </table:table-row>
        <table:table-row table:style-name="ro2">
          <table:table-cell office:value-type="string">
            <text:p>s_r</text:p>
          </table:table-cell>
          <table:table-cell office:value-type="float" office:value="0.213">
            <text:p>0.213</text:p>
          </table:table-cell>
          <table:table-cell office:value-type="float" office:value="0.216">
            <text:p>0.216</text:p>
          </table:table-cell>
          <table:table-cell office:value-type="float" office:value="0.215">
            <text:p>0.215</text:p>
          </table:table-cell>
          <table:table-cell office:value-type="float" office:value="0.217">
            <text:p>0.217</text:p>
          </table:table-cell>
          <table:table-cell office:value-type="float" office:value="0.226">
            <text:p>0.226</text:p>
          </table:table-cell>
          <table:table-cell office:value-type="float" office:value="0.215">
            <text:p>0.215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0.225">
            <text:p>0.225</text:p>
          </table:table-cell>
          <table:table-cell office:value-type="float" office:value="0.213">
            <text:p>0.213</text:p>
          </table:table-cell>
          <table:table-cell office:value-type="float" office:value="0.227">
            <text:p>0.227</text:p>
          </table:table-cell>
          <table:table-cell/>
          <table:table-cell table:style-name="ce1" office:value-type="string">
            <text:p>Saving rate (computed as average of all time periods in original RICE2013 excell file)</text:p>
          </table:table-cell>
          <table:table-cell table:number-columns-repeated="2"/>
        </table:table-row>
        <table:table-row table:style-name="ro2">
          <table:table-cell office:value-type="string">
            <text:p>d1_slr</text:p>
          </table:table-cell>
          <table:table-cell office:value-type="float" office:value="0">
            <text:p>0</text:p>
          </table:table-cell>
          <table:table-cell office:value-type="float" office:value="0.004517">
            <text:p>0.004517</text:p>
          </table:table-cell>
          <table:table-cell office:value-type="float" office:value="0.00053">
            <text:p>0.00053</text:p>
          </table:table-cell>
          <table:table-cell office:value-type="float" office:value="0">
            <text:p>0</text:p>
          </table:table-cell>
          <table:table-cell office:value-type="float" office:value="0.000111">
            <text:p>0.000111</text:p>
          </table:table-cell>
          <table:table-cell office:value-type="float" office:value="0.011718">
            <text:p>0.011718</text:p>
          </table:table-cell>
          <table:table-cell office:value-type="float" office:value="0">
            <text:p>0</text:p>
          </table:table-cell>
          <table:table-cell office:value-type="float" office:value="0.001381">
            <text:p>0.001381</text:p>
          </table:table-cell>
          <table:table-cell office:value-type="float" office:value="0.003509">
            <text:p>0.003509</text:p>
          </table:table-cell>
          <table:table-cell office:value-type="float" office:value="0">
            <text:p>0</text:p>
          </table:table-cell>
          <table:table-cell office:value-type="float" office:value="0.006162">
            <text:p>0.006162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Damage coefficient for sea level rise (SLR) – linear</text:p>
          </table:table-cell>
          <table:table-cell table:number-columns-repeated="2"/>
        </table:table-row>
        <table:table-row table:style-name="ro2">
          <table:table-cell office:value-type="string">
            <text:p>d2_slr</text:p>
          </table:table-cell>
          <table:table-cell office:value-type="float" office:value="0.000255">
            <text:p>0.000255</text:p>
          </table:table-cell>
          <table:table-cell office:value-type="float" office:value="0">
            <text:p>0</text:p>
          </table:table-cell>
          <table:table-cell office:value-type="float" office:value="0.000053">
            <text:p>0.000053</text:p>
          </table:table-cell>
          <table:table-cell office:value-type="float" office:value="0.000042">
            <text:p>0.000042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255">
            <text:p>0.0002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71">
            <text:p>0.000071</text:p>
          </table:table-cell>
          <table:table-cell office:value-type="float" office:value="0">
            <text:p>0</text:p>
          </table:table-cell>
          <table:table-cell office:value-type="float" office:value="0.001239">
            <text:p>0.001239</text:p>
          </table:table-cell>
          <table:table-cell/>
          <table:table-cell table:style-name="ce1" office:value-type="string">
            <text:p>Damage coefficient for sea level rise (SLR) – quadratic</text:p>
          </table:table-cell>
          <table:table-cell table:number-columns-repeated="2"/>
        </table:table-row>
        <table:table-row table:style-name="ro1">
          <table:table-cell office:value-type="string">
            <text:p>sig_15_add</text:p>
          </table:table-cell>
          <table:table-cell office:value-type="float" office:value="0.9">
            <text:p>0.9</text:p>
          </table:table-cell>
          <table:table-cell office:value-type="float" office:value="0.77">
            <text:p>0.77</text:p>
          </table:table-cell>
          <table:table-cell office:value-type="float" office:value="1.08">
            <text:p>1.08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1.02">
            <text:p>1.02</text:p>
          </table:table-cell>
          <table:table-cell office:value-type="float" office:value="1.18">
            <text:p>1.18</text:p>
          </table:table-cell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1.31">
            <text:p>1.31</text:p>
          </table:table-cell>
          <table:table-cell/>
          <table:table-cell table:style-name="ce1" office:value-type="string">
            <text:p>Multiplicative factor to add to sigma only for year 2015</text:p>
          </table:table-cell>
          <table:table-cell table:number-columns-repeated="2"/>
        </table:table-row>
        <table:named-expressions/>
      </table:table>
      <table:table table:name="Countries_time_varying_param" table:style-name="ta1" table:print="false">
        <table:table-column table:style-name="co1" table:number-columns-repeated="2" table:default-cell-style-name="Default"/>
        <table:table-column table:style-name="co1" table:number-columns-repeated="29" table:default-cell-style-name="ce14"/>
        <table:table-column table:style-name="co1" table:number-columns-repeated="30" table:default-cell-style-name="Default"/>
        <table:table-row table:style-name="ro5">
          <table:table-cell table:number-columns-repeated="2"/>
          <table:table-cell table:style-name="Default" office:value-type="string">
            <text:p>TFP growth</text:p>
          </table:table-cell>
          <table:table-cell table:style-name="Default" table:number-columns-repeated="28"/>
          <table:table-cell table:number-columns-repeated="30"/>
        </table:table-row>
        <table:table-row table:style-name="ro5">
          <table:table-cell/>
          <table:table-cell office:value-type="float" office:value="2015">
            <text:p>2015</text:p>
          </table:table-cell>
          <table:table-cell table:style-name="Default" office:value-type="float" office:value="2025">
            <text:p>2025</text:p>
          </table:table-cell>
          <table:table-cell table:style-name="Default" office:value-type="float" office:value="2035">
            <text:p>2035</text:p>
          </table:table-cell>
          <table:table-cell table:style-name="Default" office:value-type="float" office:value="2045">
            <text:p>2045</text:p>
          </table:table-cell>
          <table:table-cell table:style-name="Default" office:value-type="float" office:value="2055">
            <text:p>2055</text:p>
          </table:table-cell>
          <table:table-cell table:style-name="Default" office:value-type="float" office:value="2065">
            <text:p>2065</text:p>
          </table:table-cell>
          <table:table-cell table:style-name="Default" office:value-type="float" office:value="2075">
            <text:p>2075</text:p>
          </table:table-cell>
          <table:table-cell table:style-name="Default" office:value-type="float" office:value="2085">
            <text:p>2085</text:p>
          </table:table-cell>
          <table:table-cell table:style-name="Default" office:value-type="float" office:value="2095">
            <text:p>2095</text:p>
          </table:table-cell>
          <table:table-cell table:style-name="Default" office:value-type="float" office:value="2105">
            <text:p>2105</text:p>
          </table:table-cell>
          <table:table-cell table:style-name="Default" office:value-type="float" office:value="2115">
            <text:p>2115</text:p>
          </table:table-cell>
          <table:table-cell table:style-name="Default" office:value-type="float" office:value="2125">
            <text:p>2125</text:p>
          </table:table-cell>
          <table:table-cell table:style-name="Default" office:value-type="float" office:value="2135">
            <text:p>2135</text:p>
          </table:table-cell>
          <table:table-cell table:style-name="Default" office:value-type="float" office:value="2145">
            <text:p>2145</text:p>
          </table:table-cell>
          <table:table-cell table:style-name="Default" office:value-type="float" office:value="2155">
            <text:p>2155</text:p>
          </table:table-cell>
          <table:table-cell table:style-name="Default" office:value-type="float" office:value="2165">
            <text:p>2165</text:p>
          </table:table-cell>
          <table:table-cell table:style-name="Default" office:value-type="float" office:value="2175">
            <text:p>2175</text:p>
          </table:table-cell>
          <table:table-cell table:style-name="Default" office:value-type="float" office:value="2185">
            <text:p>2185</text:p>
          </table:table-cell>
          <table:table-cell table:style-name="Default" office:value-type="float" office:value="2195">
            <text:p>2195</text:p>
          </table:table-cell>
          <table:table-cell table:style-name="Default" office:value-type="float" office:value="2205">
            <text:p>2205</text:p>
          </table:table-cell>
          <table:table-cell table:style-name="Default" office:value-type="float" office:value="2215">
            <text:p>2215</text:p>
          </table:table-cell>
          <table:table-cell table:style-name="Default" office:value-type="float" office:value="2225">
            <text:p>2225</text:p>
          </table:table-cell>
          <table:table-cell table:style-name="Default" office:value-type="float" office:value="2235">
            <text:p>2235</text:p>
          </table:table-cell>
          <table:table-cell table:style-name="Default" office:value-type="float" office:value="2245">
            <text:p>2245</text:p>
          </table:table-cell>
          <table:table-cell table:style-name="Default" office:value-type="float" office:value="2255">
            <text:p>2255</text:p>
          </table:table-cell>
          <table:table-cell table:style-name="Default" office:value-type="float" office:value="2265">
            <text:p>2265</text:p>
          </table:table-cell>
          <table:table-cell table:style-name="Default" office:value-type="float" office:value="2275">
            <text:p>2275</text:p>
          </table:table-cell>
          <table:table-cell table:style-name="Default" office:value-type="float" office:value="2285">
            <text:p>2285</text:p>
          </table:table-cell>
          <table:table-cell table:style-name="Default" office:value-type="float" office:value="2295">
            <text:p>2295</text:p>
          </table:table-cell>
          <table:table-cell table:style-name="Default" office:value-type="float" office:value="2305">
            <text:p>2305</text:p>
          </table:table-cell>
          <table:table-cell office:value-type="float" office:value="2315">
            <text:p>2315</text:p>
          </table:table-cell>
          <table:table-cell office:value-type="float" office:value="2325">
            <text:p>2325</text:p>
          </table:table-cell>
          <table:table-cell office:value-type="float" office:value="2335">
            <text:p>2335</text:p>
          </table:table-cell>
          <table:table-cell office:value-type="float" office:value="2345">
            <text:p>2345</text:p>
          </table:table-cell>
          <table:table-cell office:value-type="float" office:value="2355">
            <text:p>2355</text:p>
          </table:table-cell>
          <table:table-cell office:value-type="float" office:value="2365">
            <text:p>2365</text:p>
          </table:table-cell>
          <table:table-cell office:value-type="float" office:value="2375">
            <text:p>2375</text:p>
          </table:table-cell>
          <table:table-cell office:value-type="float" office:value="2385">
            <text:p>2385</text:p>
          </table:table-cell>
          <table:table-cell office:value-type="float" office:value="2395">
            <text:p>2395</text:p>
          </table:table-cell>
          <table:table-cell office:value-type="float" office:value="2405">
            <text:p>2405</text:p>
          </table:table-cell>
          <table:table-cell office:value-type="float" office:value="2415">
            <text:p>2415</text:p>
          </table:table-cell>
          <table:table-cell office:value-type="float" office:value="2425">
            <text:p>2425</text:p>
          </table:table-cell>
          <table:table-cell office:value-type="float" office:value="2435">
            <text:p>2435</text:p>
          </table:table-cell>
          <table:table-cell office:value-type="float" office:value="2445">
            <text:p>2445</text:p>
          </table:table-cell>
          <table:table-cell office:value-type="float" office:value="2455">
            <text:p>2455</text:p>
          </table:table-cell>
          <table:table-cell office:value-type="float" office:value="2465">
            <text:p>2465</text:p>
          </table:table-cell>
          <table:table-cell office:value-type="float" office:value="2475">
            <text:p>2475</text:p>
          </table:table-cell>
          <table:table-cell office:value-type="float" office:value="2485">
            <text:p>2485</text:p>
          </table:table-cell>
          <table:table-cell office:value-type="float" office:value="2495">
            <text:p>2495</text:p>
          </table:table-cell>
          <table:table-cell office:value-type="float" office:value="2505">
            <text:p>2505</text:p>
          </table:table-cell>
          <table:table-cell office:value-type="float" office:value="2515">
            <text:p>2515</text:p>
          </table:table-cell>
          <table:table-cell office:value-type="float" office:value="2525">
            <text:p>2525</text:p>
          </table:table-cell>
          <table:table-cell office:value-type="float" office:value="2535">
            <text:p>2535</text:p>
          </table:table-cell>
          <table:table-cell office:value-type="float" office:value="2545">
            <text:p>2545</text:p>
          </table:table-cell>
          <table:table-cell office:value-type="float" office:value="2555">
            <text:p>2555</text:p>
          </table:table-cell>
          <table:table-cell office:value-type="float" office:value="2565">
            <text:p>2565</text:p>
          </table:table-cell>
          <table:table-cell office:value-type="float" office:value="2575">
            <text:p>2575</text:p>
          </table:table-cell>
          <table:table-cell office:value-type="float" office:value="2585">
            <text:p>2585</text:p>
          </table:table-cell>
          <table:table-cell office:value-type="float" office:value="2595">
            <text:p>2595</text:p>
          </table:table-cell>
          <table:table-cell office:value-type="float" office:value="2605">
            <text:p>2605</text:p>
          </table:table-cell>
        </table:table-row>
        <table:table-row table:style-name="ro5">
          <table:table-cell office:value-type="string">
            <text:p>US</text:p>
          </table:table-cell>
          <table:table-cell office:value-type="float" office:value="0">
            <text:p>0</text:p>
          </table:table-cell>
          <table:table-cell office:value-type="float" office:value="0.0106">
            <text:p>0.0106</text:p>
          </table:table-cell>
          <table:table-cell office:value-type="float" office:value="0.0098">
            <text:p>0.0098</text:p>
          </table:table-cell>
          <table:table-cell office:value-type="float" office:value="0.0091">
            <text:p>0.0091</text:p>
          </table:table-cell>
          <table:table-cell office:value-type="float" office:value="0.0084">
            <text:p>0.0084</text:p>
          </table:table-cell>
          <table:table-cell office:value-type="float" office:value="0.0078">
            <text:p>0.0078</text:p>
          </table:table-cell>
          <table:table-cell office:value-type="float" office:value="0.0073">
            <text:p>0.0073</text:p>
          </table:table-cell>
          <table:table-cell office:value-type="float" office:value="0.0068">
            <text:p>0.0068</text:p>
          </table:table-cell>
          <table:table-cell office:value-type="float" office:value="0.0064">
            <text:p>0.0064</text:p>
          </table:table-cell>
          <table:table-cell office:value-type="float" office:value="0.006">
            <text:p>0.006</text:p>
          </table:table-cell>
          <table:table-cell office:value-type="float" office:value="0.0057">
            <text:p>0.0057</text:p>
          </table:table-cell>
          <table:table-cell office:value-type="float" office:value="0.0053">
            <text:p>0.0053</text:p>
          </table:table-cell>
          <table:table-cell office:value-type="float" office:value="0.0051">
            <text:p>0.0051</text:p>
          </table:table-cell>
          <table:table-cell office:value-type="float" office:value="0.0048">
            <text:p>0.0048</text:p>
          </table:table-cell>
          <table:table-cell office:value-type="float" office:value="0.0046">
            <text:p>0.0046</text:p>
          </table:table-cell>
          <table:table-cell office:value-type="float" office:value="0.0043">
            <text:p>0.0043</text:p>
          </table:table-cell>
          <table:table-cell office:value-type="float" office:value="0.0042">
            <text:p>0.0042</text:p>
          </table:table-cell>
          <table:table-cell office:value-type="float" office:value="0.004">
            <text:p>0.004</text:p>
          </table:table-cell>
          <table:table-cell office:value-type="float" office:value="0.0038">
            <text:p>0.0038</text:p>
          </table:table-cell>
          <table:table-cell office:value-type="float" office:value="0.0037">
            <text:p>0.0037</text:p>
          </table:table-cell>
          <table:table-cell office:value-type="float" office:value="0.0035">
            <text:p>0.0035</text:p>
          </table:table-cell>
          <table:table-cell office:value-type="float" office:value="0.0034">
            <text:p>0.0034</text:p>
          </table:table-cell>
          <table:table-cell office:value-type="float" office:value="0.0033">
            <text:p>0.0033</text:p>
          </table:table-cell>
          <table:table-cell office:value-type="float" office:value="0.0032">
            <text:p>0.0032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.0029">
            <text:p>0.0029</text:p>
          </table:table-cell>
          <table:table-cell office:value-type="float" office:value="0.0028">
            <text:p>0.0028</text:p>
          </table:table-cell>
          <table:table-cell table:style-name="ce14" office:value-type="float" office:value="0.0028">
            <text:p>0.0028</text:p>
          </table:table-cell>
          <table:table-cell table:number-columns-repeated="2" table:style-name="ce14" office:value-type="float" office:value="0.0027">
            <text:p>0.0027</text:p>
          </table:table-cell>
          <table:table-cell table:number-columns-repeated="4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13" table:style-name="ce14" office:value-type="float" office:value="0.0024">
            <text:p>0.0024</text:p>
          </table:table-cell>
          <table:table-cell table:number-columns-repeated="5" table:style-name="ce14" office:value-type="float" office:value="0.0023">
            <text:p>0.0023</text:p>
          </table:table-cell>
        </table:table-row>
        <table:table-row table:style-name="ro5">
          <table:table-cell office:value-type="string">
            <text:p>EU</text:p>
          </table:table-cell>
          <table:table-cell office:value-type="float" office:value="0">
            <text:p>0</text:p>
          </table:table-cell>
          <table:table-cell office:value-type="float" office:value="0.0114">
            <text:p>0.0114</text:p>
          </table:table-cell>
          <table:table-cell office:value-type="float" office:value="0.0121">
            <text:p>0.0121</text:p>
          </table:table-cell>
          <table:table-cell office:value-type="float" office:value="0.0112">
            <text:p>0.0112</text:p>
          </table:table-cell>
          <table:table-cell office:value-type="float" office:value="0.0103">
            <text:p>0.0103</text:p>
          </table:table-cell>
          <table:table-cell office:value-type="float" office:value="0.0095">
            <text:p>0.0095</text:p>
          </table:table-cell>
          <table:table-cell office:value-type="float" office:value="0.0089">
            <text:p>0.0089</text:p>
          </table:table-cell>
          <table:table-cell office:value-type="float" office:value="0.0082">
            <text:p>0.0082</text:p>
          </table:table-cell>
          <table:table-cell office:value-type="float" office:value="0.0077">
            <text:p>0.0077</text:p>
          </table:table-cell>
          <table:table-cell office:value-type="float" office:value="0.0071">
            <text:p>0.0071</text:p>
          </table:table-cell>
          <table:table-cell office:value-type="float" office:value="0.0067">
            <text:p>0.0067</text:p>
          </table:table-cell>
          <table:table-cell office:value-type="float" office:value="0.0063">
            <text:p>0.0063</text:p>
          </table:table-cell>
          <table:table-cell office:value-type="float" office:value="0.0059">
            <text:p>0.0059</text:p>
          </table:table-cell>
          <table:table-cell office:value-type="float" office:value="0.0055">
            <text:p>0.0055</text:p>
          </table:table-cell>
          <table:table-cell office:value-type="float" office:value="0.0052">
            <text:p>0.0052</text:p>
          </table:table-cell>
          <table:table-cell office:value-type="float" office:value="0.0049">
            <text:p>0.0049</text:p>
          </table:table-cell>
          <table:table-cell office:value-type="float" office:value="0.0047">
            <text:p>0.0047</text:p>
          </table:table-cell>
          <table:table-cell office:value-type="float" office:value="0.0045">
            <text:p>0.0045</text:p>
          </table:table-cell>
          <table:table-cell office:value-type="float" office:value="0.0043">
            <text:p>0.0043</text:p>
          </table:table-cell>
          <table:table-cell office:value-type="float" office:value="0.0041">
            <text:p>0.0041</text:p>
          </table:table-cell>
          <table:table-cell office:value-type="float" office:value="0.0039">
            <text:p>0.0039</text:p>
          </table:table-cell>
          <table:table-cell office:value-type="float" office:value="0.0037">
            <text:p>0.0037</text:p>
          </table:table-cell>
          <table:table-cell office:value-type="float" office:value="0.0036">
            <text:p>0.0036</text:p>
          </table:table-cell>
          <table:table-cell office:value-type="float" office:value="0.0035">
            <text:p>0.0035</text:p>
          </table:table-cell>
          <table:table-cell office:value-type="float" office:value="0.0034">
            <text:p>0.0034</text:p>
          </table:table-cell>
          <table:table-cell office:value-type="float" office:value="0.0033">
            <text:p>0.0033</text:p>
          </table:table-cell>
          <table:table-cell office:value-type="float" office:value="0.0032">
            <text:p>0.0032</text:p>
          </table:table-cell>
          <table:table-cell office:value-type="float" office:value="0.0031">
            <text:p>0.0031</text:p>
          </table:table-cell>
          <table:table-cell office:value-type="float" office:value="0.003">
            <text:p>0.003</text:p>
          </table:table-cell>
          <table:table-cell office:value-type="float" office:value="0.0029">
            <text:p>0.0029</text:p>
          </table:table-cell>
          <table:table-cell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3" table:style-name="ce14" office:value-type="float" office:value="0.0027">
            <text:p>0.0027</text:p>
          </table:table-cell>
          <table:table-cell table:number-columns-repeated="3" table:style-name="ce14" office:value-type="float" office:value="0.0026">
            <text:p>0.0026</text:p>
          </table:table-cell>
          <table:table-cell table:number-columns-repeated="6" table:style-name="ce14" office:value-type="float" office:value="0.0025">
            <text:p>0.0025</text:p>
          </table:table-cell>
          <table:table-cell table:number-columns-repeated="12" table:style-name="ce14" office:value-type="float" office:value="0.0024">
            <text:p>0.0024</text:p>
          </table:table-cell>
          <table:table-cell table:number-columns-repeated="3" table:style-name="ce14" office:value-type="float" office:value="0.0023">
            <text:p>0.0023</text:p>
          </table:table-cell>
        </table:table-row>
        <table:table-row table:style-name="ro5">
          <table:table-cell office:value-type="string">
            <text:p>JAP</text:p>
          </table:table-cell>
          <table:table-cell office:value-type="float" office:value="0">
            <text:p>0</text:p>
          </table:table-cell>
          <table:table-cell office:value-type="float" office:value="0.0096">
            <text:p>0.0096</text:p>
          </table:table-cell>
          <table:table-cell office:value-type="float" office:value="0.0114">
            <text:p>0.0114</text:p>
          </table:table-cell>
          <table:table-cell office:value-type="float" office:value="0.0105">
            <text:p>0.0105</text:p>
          </table:table-cell>
          <table:table-cell office:value-type="float" office:value="0.0097">
            <text:p>0.0097</text:p>
          </table:table-cell>
          <table:table-cell office:value-type="float" office:value="0.009">
            <text:p>0.009</text:p>
          </table:table-cell>
          <table:table-cell office:value-type="float" office:value="0.0084">
            <text:p>0.0084</text:p>
          </table:table-cell>
          <table:table-cell office:value-type="float" office:value="0.0078">
            <text:p>0.0078</text:p>
          </table:table-cell>
          <table:table-cell office:value-type="float" office:value="0.0073">
            <text:p>0.0073</text:p>
          </table:table-cell>
          <table:table-cell office:value-type="float" office:value="0.0068">
            <text:p>0.0068</text:p>
          </table:table-cell>
          <table:table-cell office:value-type="float" office:value="0.0064">
            <text:p>0.0064</text:p>
          </table:table-cell>
          <table:table-cell office:value-type="float" office:value="0.006">
            <text:p>0.006</text:p>
          </table:table-cell>
          <table:table-cell office:value-type="float" office:value="0.0056">
            <text:p>0.0056</text:p>
          </table:table-cell>
          <table:table-cell office:value-type="float" office:value="0.0053">
            <text:p>0.0053</text:p>
          </table:table-cell>
          <table:table-cell office:value-type="float" office:value="0.005">
            <text:p>0.005</text:p>
          </table:table-cell>
          <table:table-cell office:value-type="float" office:value="0.0048">
            <text:p>0.0048</text:p>
          </table:table-cell>
          <table:table-cell office:value-type="float" office:value="0.0045">
            <text:p>0.0045</text:p>
          </table:table-cell>
          <table:table-cell office:value-type="float" office:value="0.0043">
            <text:p>0.0043</text:p>
          </table:table-cell>
          <table:table-cell office:value-type="float" office:value="0.0041">
            <text:p>0.0041</text:p>
          </table:table-cell>
          <table:table-cell office:value-type="float" office:value="0.0039">
            <text:p>0.0039</text:p>
          </table:table-cell>
          <table:table-cell office:value-type="float" office:value="0.0038">
            <text:p>0.0038</text:p>
          </table:table-cell>
          <table:table-cell office:value-type="float" office:value="0.0036">
            <text:p>0.0036</text:p>
          </table:table-cell>
          <table:table-cell office:value-type="float" office:value="0.0035">
            <text:p>0.0035</text:p>
          </table:table-cell>
          <table:table-cell office:value-type="float" office:value="0.0034">
            <text:p>0.0034</text:p>
          </table:table-cell>
          <table:table-cell office:value-type="float" office:value="0.0033">
            <text:p>0.0033</text:p>
          </table:table-cell>
          <table:table-cell office:value-type="float" office:value="0.0032">
            <text:p>0.0032</text:p>
          </table:table-cell>
          <table:table-cell office:value-type="float" office:value="0.0031">
            <text:p>0.0031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3" table:style-name="ce14" office:value-type="float" office:value="0.0027">
            <text:p>0.0027</text:p>
          </table:table-cell>
          <table:table-cell table:number-columns-repeated="4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12" table:style-name="ce14" office:value-type="float" office:value="0.0024">
            <text:p>0.0024</text:p>
          </table:table-cell>
          <table:table-cell table:number-columns-repeated="4" table:style-name="ce14" office:value-type="float" office:value="0.0023">
            <text:p>0.0023</text:p>
          </table:table-cell>
        </table:table-row>
        <table:table-row table:style-name="ro5">
          <table:table-cell office:value-type="string">
            <text:p>RUS</text:p>
          </table:table-cell>
          <table:table-cell office:value-type="float" office:value="0">
            <text:p>0</text:p>
          </table:table-cell>
          <table:table-cell office:value-type="float" office:value="0.0182">
            <text:p>0.0182</text:p>
          </table:table-cell>
          <table:table-cell office:value-type="float" office:value="0.0143">
            <text:p>0.0143</text:p>
          </table:table-cell>
          <table:table-cell office:value-type="float" office:value="0.0131">
            <text:p>0.0131</text:p>
          </table:table-cell>
          <table:table-cell office:value-type="float" office:value="0.012">
            <text:p>0.012</text:p>
          </table:table-cell>
          <table:table-cell office:value-type="float" office:value="0.0111">
            <text:p>0.0111</text:p>
          </table:table-cell>
          <table:table-cell office:value-type="float" office:value="0.0103">
            <text:p>0.0103</text:p>
          </table:table-cell>
          <table:table-cell office:value-type="float" office:value="0.0095">
            <text:p>0.0095</text:p>
          </table:table-cell>
          <table:table-cell office:value-type="float" office:value="0.0088">
            <text:p>0.0088</text:p>
          </table:table-cell>
          <table:table-cell office:value-type="float" office:value="0.0082">
            <text:p>0.0082</text:p>
          </table:table-cell>
          <table:table-cell office:value-type="float" office:value="0.0076">
            <text:p>0.0076</text:p>
          </table:table-cell>
          <table:table-cell office:value-type="float" office:value="0.0071">
            <text:p>0.0071</text:p>
          </table:table-cell>
          <table:table-cell office:value-type="float" office:value="0.0066">
            <text:p>0.0066</text:p>
          </table:table-cell>
          <table:table-cell office:value-type="float" office:value="0.0062">
            <text:p>0.0062</text:p>
          </table:table-cell>
          <table:table-cell office:value-type="float" office:value="0.0058">
            <text:p>0.0058</text:p>
          </table:table-cell>
          <table:table-cell office:value-type="float" office:value="0.0055">
            <text:p>0.0055</text:p>
          </table:table-cell>
          <table:table-cell office:value-type="float" office:value="0.0052">
            <text:p>0.0052</text:p>
          </table:table-cell>
          <table:table-cell office:value-type="float" office:value="0.0049">
            <text:p>0.0049</text:p>
          </table:table-cell>
          <table:table-cell office:value-type="float" office:value="0.0046">
            <text:p>0.0046</text:p>
          </table:table-cell>
          <table:table-cell office:value-type="float" office:value="0.0044">
            <text:p>0.0044</text:p>
          </table:table-cell>
          <table:table-cell office:value-type="float" office:value="0.0042">
            <text:p>0.0042</text:p>
          </table:table-cell>
          <table:table-cell office:value-type="float" office:value="0.004">
            <text:p>0.004</text:p>
          </table:table-cell>
          <table:table-cell office:value-type="float" office:value="0.0039">
            <text:p>0.0039</text:p>
          </table:table-cell>
          <table:table-cell office:value-type="float" office:value="0.0037">
            <text:p>0.0037</text:p>
          </table:table-cell>
          <table:table-cell office:value-type="float" office:value="0.0036">
            <text:p>0.0036</text:p>
          </table:table-cell>
          <table:table-cell office:value-type="float" office:value="0.0035">
            <text:p>0.0035</text:p>
          </table:table-cell>
          <table:table-cell office:value-type="float" office:value="0.0033">
            <text:p>0.0033</text:p>
          </table:table-cell>
          <table:table-cell table:number-columns-repeated="2" office:value-type="float" office:value="0.0032">
            <text:p>0.0032</text:p>
          </table:table-cell>
          <table:table-cell office:value-type="float" office:value="0.0031">
            <text:p>0.0031</text:p>
          </table:table-cell>
          <table:table-cell table:style-name="ce14" office:value-type="float" office:value="0.003">
            <text:p>0.003</text:p>
          </table:table-cell>
          <table:table-cell table:number-columns-repeated="2"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2" table:style-name="ce14" office:value-type="float" office:value="0.0027">
            <text:p>0.0027</text:p>
          </table:table-cell>
          <table:table-cell table:number-columns-repeated="4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12" table:style-name="ce14" office:value-type="float" office:value="0.0024">
            <text:p>0.0024</text:p>
          </table:table-cell>
          <table:table-cell table:number-columns-repeated="2" table:style-name="ce14" office:value-type="float" office:value="0.0023">
            <text:p>0.0023</text:p>
          </table:table-cell>
        </table:table-row>
        <table:table-row table:style-name="ro5">
          <table:table-cell office:value-type="string">
            <text:p>EUR</text:p>
          </table:table-cell>
          <table:table-cell office:value-type="float" office:value="0">
            <text:p>0</text:p>
          </table:table-cell>
          <table:table-cell office:value-type="float" office:value="0.0173">
            <text:p>0.0173</text:p>
          </table:table-cell>
          <table:table-cell office:value-type="float" office:value="0.0201">
            <text:p>0.0201</text:p>
          </table:table-cell>
          <table:table-cell office:value-type="float" office:value="0.0184">
            <text:p>0.0184</text:p>
          </table:table-cell>
          <table:table-cell office:value-type="float" office:value="0.0168">
            <text:p>0.0168</text:p>
          </table:table-cell>
          <table:table-cell office:value-type="float" office:value="0.0154">
            <text:p>0.0154</text:p>
          </table:table-cell>
          <table:table-cell office:value-type="float" office:value="0.0141">
            <text:p>0.0141</text:p>
          </table:table-cell>
          <table:table-cell office:value-type="float" office:value="0.013">
            <text:p>0.013</text:p>
          </table:table-cell>
          <table:table-cell office:value-type="float" office:value="0.0119">
            <text:p>0.0119</text:p>
          </table:table-cell>
          <table:table-cell office:value-type="float" office:value="0.011">
            <text:p>0.011</text:p>
          </table:table-cell>
          <table:table-cell office:value-type="float" office:value="0.0101">
            <text:p>0.0101</text:p>
          </table:table-cell>
          <table:table-cell office:value-type="float" office:value="0.0094">
            <text:p>0.0094</text:p>
          </table:table-cell>
          <table:table-cell office:value-type="float" office:value="0.0087">
            <text:p>0.0087</text:p>
          </table:table-cell>
          <table:table-cell office:value-type="float" office:value="0.008">
            <text:p>0.008</text:p>
          </table:table-cell>
          <table:table-cell office:value-type="float" office:value="0.0075">
            <text:p>0.0075</text:p>
          </table:table-cell>
          <table:table-cell office:value-type="float" office:value="0.007">
            <text:p>0.007</text:p>
          </table:table-cell>
          <table:table-cell office:value-type="float" office:value="0.0065">
            <text:p>0.0065</text:p>
          </table:table-cell>
          <table:table-cell office:value-type="float" office:value="0.0061">
            <text:p>0.0061</text:p>
          </table:table-cell>
          <table:table-cell office:value-type="float" office:value="0.0057">
            <text:p>0.0057</text:p>
          </table:table-cell>
          <table:table-cell office:value-type="float" office:value="0.0054">
            <text:p>0.0054</text:p>
          </table:table-cell>
          <table:table-cell office:value-type="float" office:value="0.0051">
            <text:p>0.0051</text:p>
          </table:table-cell>
          <table:table-cell office:value-type="float" office:value="0.0048">
            <text:p>0.0048</text:p>
          </table:table-cell>
          <table:table-cell office:value-type="float" office:value="0.0046">
            <text:p>0.0046</text:p>
          </table:table-cell>
          <table:table-cell office:value-type="float" office:value="0.0044">
            <text:p>0.0044</text:p>
          </table:table-cell>
          <table:table-cell office:value-type="float" office:value="0.0042">
            <text:p>0.0042</text:p>
          </table:table-cell>
          <table:table-cell office:value-type="float" office:value="0.004">
            <text:p>0.004</text:p>
          </table:table-cell>
          <table:table-cell office:value-type="float" office:value="0.0038">
            <text:p>0.0038</text:p>
          </table:table-cell>
          <table:table-cell office:value-type="float" office:value="0.0037">
            <text:p>0.0037</text:p>
          </table:table-cell>
          <table:table-cell office:value-type="float" office:value="0.0035">
            <text:p>0.0035</text:p>
          </table:table-cell>
          <table:table-cell office:value-type="float" office:value="0.0034">
            <text:p>0.0034</text:p>
          </table:table-cell>
          <table:table-cell table:style-name="ce14" office:value-type="float" office:value="0.0033">
            <text:p>0.0033</text:p>
          </table:table-cell>
          <table:table-cell table:style-name="ce14" office:value-type="float" office:value="0.0032">
            <text:p>0.0032</text:p>
          </table:table-cell>
          <table:table-cell table:style-name="ce14" office:value-type="float" office:value="0.0031">
            <text:p>0.0031</text:p>
          </table:table-cell>
          <table:table-cell table:number-columns-repeated="2" table:style-name="ce14" office:value-type="float" office:value="0.003">
            <text:p>0.003</text:p>
          </table:table-cell>
          <table:table-cell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3" table:style-name="ce14" office:value-type="float" office:value="0.0027">
            <text:p>0.0027</text:p>
          </table:table-cell>
          <table:table-cell table:number-columns-repeated="3" table:style-name="ce14" office:value-type="float" office:value="0.0026">
            <text:p>0.0026</text:p>
          </table:table-cell>
          <table:table-cell table:number-columns-repeated="6" table:style-name="ce14" office:value-type="float" office:value="0.0025">
            <text:p>0.0025</text:p>
          </table:table-cell>
          <table:table-cell table:number-columns-repeated="10" table:style-name="ce14" office:value-type="float" office:value="0.0024">
            <text:p>0.0024</text:p>
          </table:table-cell>
        </table:table-row>
        <table:table-row table:style-name="ro5">
          <table:table-cell office:value-type="string">
            <text:p>CHI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85">
            <text:p>0.0185</text:p>
          </table:table-cell>
          <table:table-cell office:value-type="float" office:value="0.0169">
            <text:p>0.0169</text:p>
          </table:table-cell>
          <table:table-cell office:value-type="float" office:value="0.0155">
            <text:p>0.0155</text:p>
          </table:table-cell>
          <table:table-cell office:value-type="float" office:value="0.0142">
            <text:p>0.0142</text:p>
          </table:table-cell>
          <table:table-cell office:value-type="float" office:value="0.0131">
            <text:p>0.0131</text:p>
          </table:table-cell>
          <table:table-cell office:value-type="float" office:value="0.012">
            <text:p>0.012</text:p>
          </table:table-cell>
          <table:table-cell office:value-type="float" office:value="0.0111">
            <text:p>0.0111</text:p>
          </table:table-cell>
          <table:table-cell office:value-type="float" office:value="0.0102">
            <text:p>0.0102</text:p>
          </table:table-cell>
          <table:table-cell office:value-type="float" office:value="0.0094">
            <text:p>0.0094</text:p>
          </table:table-cell>
          <table:table-cell office:value-type="float" office:value="0.0087">
            <text:p>0.0087</text:p>
          </table:table-cell>
          <table:table-cell office:value-type="float" office:value="0.0081">
            <text:p>0.0081</text:p>
          </table:table-cell>
          <table:table-cell office:value-type="float" office:value="0.0075">
            <text:p>0.0075</text:p>
          </table:table-cell>
          <table:table-cell office:value-type="float" office:value="0.007">
            <text:p>0.007</text:p>
          </table:table-cell>
          <table:table-cell office:value-type="float" office:value="0.0066">
            <text:p>0.0066</text:p>
          </table:table-cell>
          <table:table-cell office:value-type="float" office:value="0.0062">
            <text:p>0.0062</text:p>
          </table:table-cell>
          <table:table-cell office:value-type="float" office:value="0.0058">
            <text:p>0.0058</text:p>
          </table:table-cell>
          <table:table-cell office:value-type="float" office:value="0.0054">
            <text:p>0.0054</text:p>
          </table:table-cell>
          <table:table-cell office:value-type="float" office:value="0.0051">
            <text:p>0.0051</text:p>
          </table:table-cell>
          <table:table-cell office:value-type="float" office:value="0.0049">
            <text:p>0.0049</text:p>
          </table:table-cell>
          <table:table-cell office:value-type="float" office:value="0.0046">
            <text:p>0.0046</text:p>
          </table:table-cell>
          <table:table-cell office:value-type="float" office:value="0.0044">
            <text:p>0.0044</text:p>
          </table:table-cell>
          <table:table-cell office:value-type="float" office:value="0.0042">
            <text:p>0.0042</text:p>
          </table:table-cell>
          <table:table-cell office:value-type="float" office:value="0.004">
            <text:p>0.004</text:p>
          </table:table-cell>
          <table:table-cell office:value-type="float" office:value="0.0038">
            <text:p>0.0038</text:p>
          </table:table-cell>
          <table:table-cell office:value-type="float" office:value="0.0037">
            <text:p>0.0037</text:p>
          </table:table-cell>
          <table:table-cell office:value-type="float" office:value="0.0036">
            <text:p>0.0036</text:p>
          </table:table-cell>
          <table:table-cell office:value-type="float" office:value="0.0034">
            <text:p>0.0034</text:p>
          </table:table-cell>
          <table:table-cell office:value-type="float" office:value="0.0033">
            <text:p>0.0033</text:p>
          </table:table-cell>
          <table:table-cell table:style-name="ce14" office:value-type="float" office:value="0.0032">
            <text:p>0.0032</text:p>
          </table:table-cell>
          <table:table-cell table:number-columns-repeated="2" table:style-name="ce14" office:value-type="float" office:value="0.0031">
            <text:p>0.0031</text:p>
          </table:table-cell>
          <table:table-cell table:style-name="ce14" office:value-type="float" office:value="0.003">
            <text:p>0.003</text:p>
          </table:table-cell>
          <table:table-cell table:number-columns-repeated="2"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2" table:style-name="ce14" office:value-type="float" office:value="0.0027">
            <text:p>0.0027</text:p>
          </table:table-cell>
          <table:table-cell table:number-columns-repeated="4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11" table:style-name="ce14" office:value-type="float" office:value="0.0024">
            <text:p>0.0024</text:p>
          </table:table-cell>
        </table:table-row>
        <table:table-row table:style-name="ro5">
          <table:table-cell office:value-type="string">
            <text:p>IND</text:p>
          </table:table-cell>
          <table:table-cell office:value-type="float" office:value="0">
            <text:p>0</text:p>
          </table:table-cell>
          <table:table-cell office:value-type="float" office:value="0.0318">
            <text:p>0.0318</text:p>
          </table:table-cell>
          <table:table-cell office:value-type="float" office:value="0.0233">
            <text:p>0.0233</text:p>
          </table:table-cell>
          <table:table-cell office:value-type="float" office:value="0.0212">
            <text:p>0.0212</text:p>
          </table:table-cell>
          <table:table-cell office:value-type="float" office:value="0.0194">
            <text:p>0.0194</text:p>
          </table:table-cell>
          <table:table-cell office:value-type="float" office:value="0.0177">
            <text:p>0.0177</text:p>
          </table:table-cell>
          <table:table-cell office:value-type="float" office:value="0.0162">
            <text:p>0.0162</text:p>
          </table:table-cell>
          <table:table-cell office:value-type="float" office:value="0.0148">
            <text:p>0.0148</text:p>
          </table:table-cell>
          <table:table-cell office:value-type="float" office:value="0.0136">
            <text:p>0.0136</text:p>
          </table:table-cell>
          <table:table-cell office:value-type="float" office:value="0.0125">
            <text:p>0.0125</text:p>
          </table:table-cell>
          <table:table-cell office:value-type="float" office:value="0.0115">
            <text:p>0.0115</text:p>
          </table:table-cell>
          <table:table-cell office:value-type="float" office:value="0.0106">
            <text:p>0.0106</text:p>
          </table:table-cell>
          <table:table-cell office:value-type="float" office:value="0.0098">
            <text:p>0.0098</text:p>
          </table:table-cell>
          <table:table-cell office:value-type="float" office:value="0.009">
            <text:p>0.009</text:p>
          </table:table-cell>
          <table:table-cell office:value-type="float" office:value="0.0084">
            <text:p>0.0084</text:p>
          </table:table-cell>
          <table:table-cell office:value-type="float" office:value="0.0078">
            <text:p>0.0078</text:p>
          </table:table-cell>
          <table:table-cell office:value-type="float" office:value="0.0072">
            <text:p>0.0072</text:p>
          </table:table-cell>
          <table:table-cell office:value-type="float" office:value="0.0068">
            <text:p>0.0068</text:p>
          </table:table-cell>
          <table:table-cell office:value-type="float" office:value="0.0063">
            <text:p>0.0063</text:p>
          </table:table-cell>
          <table:table-cell office:value-type="float" office:value="0.0059">
            <text:p>0.0059</text:p>
          </table:table-cell>
          <table:table-cell office:value-type="float" office:value="0.0056">
            <text:p>0.0056</text:p>
          </table:table-cell>
          <table:table-cell office:value-type="float" office:value="0.0053">
            <text:p>0.0053</text:p>
          </table:table-cell>
          <table:table-cell office:value-type="float" office:value="0.005">
            <text:p>0.005</text:p>
          </table:table-cell>
          <table:table-cell office:value-type="float" office:value="0.0047">
            <text:p>0.0047</text:p>
          </table:table-cell>
          <table:table-cell office:value-type="float" office:value="0.0045">
            <text:p>0.0045</text:p>
          </table:table-cell>
          <table:table-cell office:value-type="float" office:value="0.0043">
            <text:p>0.0043</text:p>
          </table:table-cell>
          <table:table-cell office:value-type="float" office:value="0.0041">
            <text:p>0.0041</text:p>
          </table:table-cell>
          <table:table-cell office:value-type="float" office:value="0.0039">
            <text:p>0.0039</text:p>
          </table:table-cell>
          <table:table-cell office:value-type="float" office:value="0.0037">
            <text:p>0.0037</text:p>
          </table:table-cell>
          <table:table-cell office:value-type="float" office:value="0.0036">
            <text:p>0.0036</text:p>
          </table:table-cell>
          <table:table-cell table:style-name="ce14" office:value-type="float" office:value="0.0035">
            <text:p>0.0035</text:p>
          </table:table-cell>
          <table:table-cell table:style-name="ce14" office:value-type="float" office:value="0.0034">
            <text:p>0.0034</text:p>
          </table:table-cell>
          <table:table-cell table:style-name="ce14" office:value-type="float" office:value="0.0033">
            <text:p>0.0033</text:p>
          </table:table-cell>
          <table:table-cell table:style-name="ce14" office:value-type="float" office:value="0.0032">
            <text:p>0.0032</text:p>
          </table:table-cell>
          <table:table-cell table:style-name="ce14" office:value-type="float" office:value="0.0031">
            <text:p>0.0031</text:p>
          </table:table-cell>
          <table:table-cell table:style-name="ce14" office:value-type="float" office:value="0.003">
            <text:p>0.003</text:p>
          </table:table-cell>
          <table:table-cell table:number-columns-repeated="2"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2" table:style-name="ce14" office:value-type="float" office:value="0.0027">
            <text:p>0.0027</text:p>
          </table:table-cell>
          <table:table-cell table:number-columns-repeated="4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9" table:style-name="ce14" office:value-type="float" office:value="0.0024">
            <text:p>0.0024</text:p>
          </table:table-cell>
        </table:table-row>
        <table:table-row table:style-name="ro5">
          <table:table-cell office:value-type="string">
            <text:p>MEST</text:p>
          </table:table-cell>
          <table:table-cell office:value-type="float" office:value="0">
            <text:p>0</text:p>
          </table:table-cell>
          <table:table-cell office:value-type="float" office:value="0.0165">
            <text:p>0.0165</text:p>
          </table:table-cell>
          <table:table-cell office:value-type="float" office:value="0.0155">
            <text:p>0.0155</text:p>
          </table:table-cell>
          <table:table-cell office:value-type="float" office:value="0.0143">
            <text:p>0.0143</text:p>
          </table:table-cell>
          <table:table-cell office:value-type="float" office:value="0.0131">
            <text:p>0.0131</text:p>
          </table:table-cell>
          <table:table-cell office:value-type="float" office:value="0.012">
            <text:p>0.012</text:p>
          </table:table-cell>
          <table:table-cell office:value-type="float" office:value="0.0111">
            <text:p>0.0111</text:p>
          </table:table-cell>
          <table:table-cell office:value-type="float" office:value="0.0102">
            <text:p>0.0102</text:p>
          </table:table-cell>
          <table:table-cell office:value-type="float" office:value="0.0095">
            <text:p>0.0095</text:p>
          </table:table-cell>
          <table:table-cell office:value-type="float" office:value="0.0088">
            <text:p>0.0088</text:p>
          </table:table-cell>
          <table:table-cell office:value-type="float" office:value="0.0081">
            <text:p>0.0081</text:p>
          </table:table-cell>
          <table:table-cell office:value-type="float" office:value="0.0076">
            <text:p>0.0076</text:p>
          </table:table-cell>
          <table:table-cell office:value-type="float" office:value="0.0071">
            <text:p>0.0071</text:p>
          </table:table-cell>
          <table:table-cell office:value-type="float" office:value="0.0066">
            <text:p>0.0066</text:p>
          </table:table-cell>
          <table:table-cell office:value-type="float" office:value="0.0062">
            <text:p>0.0062</text:p>
          </table:table-cell>
          <table:table-cell office:value-type="float" office:value="0.0058">
            <text:p>0.0058</text:p>
          </table:table-cell>
          <table:table-cell office:value-type="float" office:value="0.0055">
            <text:p>0.0055</text:p>
          </table:table-cell>
          <table:table-cell office:value-type="float" office:value="0.0052">
            <text:p>0.0052</text:p>
          </table:table-cell>
          <table:table-cell office:value-type="float" office:value="0.0049">
            <text:p>0.0049</text:p>
          </table:table-cell>
          <table:table-cell office:value-type="float" office:value="0.0046">
            <text:p>0.0046</text:p>
          </table:table-cell>
          <table:table-cell office:value-type="float" office:value="0.0044">
            <text:p>0.0044</text:p>
          </table:table-cell>
          <table:table-cell office:value-type="float" office:value="0.0042">
            <text:p>0.0042</text:p>
          </table:table-cell>
          <table:table-cell office:value-type="float" office:value="0.004">
            <text:p>0.004</text:p>
          </table:table-cell>
          <table:table-cell office:value-type="float" office:value="0.0039">
            <text:p>0.0039</text:p>
          </table:table-cell>
          <table:table-cell office:value-type="float" office:value="0.0037">
            <text:p>0.0037</text:p>
          </table:table-cell>
          <table:table-cell office:value-type="float" office:value="0.0036">
            <text:p>0.0036</text:p>
          </table:table-cell>
          <table:table-cell office:value-type="float" office:value="0.0034">
            <text:p>0.0034</text:p>
          </table:table-cell>
          <table:table-cell office:value-type="float" office:value="0.0033">
            <text:p>0.0033</text:p>
          </table:table-cell>
          <table:table-cell office:value-type="float" office:value="0.0032">
            <text:p>0.0032</text:p>
          </table:table-cell>
          <table:table-cell office:value-type="float" office:value="0.0031">
            <text:p>0.0031</text:p>
          </table:table-cell>
          <table:table-cell table:style-name="ce14" office:value-type="float" office:value="0.0031">
            <text:p>0.0031</text:p>
          </table:table-cell>
          <table:table-cell table:style-name="ce14" office:value-type="float" office:value="0.003">
            <text:p>0.003</text:p>
          </table:table-cell>
          <table:table-cell table:number-columns-repeated="2"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2" table:style-name="ce14" office:value-type="float" office:value="0.0027">
            <text:p>0.0027</text:p>
          </table:table-cell>
          <table:table-cell table:number-columns-repeated="4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12" table:style-name="ce14" office:value-type="float" office:value="0.0024">
            <text:p>0.0024</text:p>
          </table:table-cell>
          <table:table-cell table:style-name="ce14" office:value-type="float" office:value="0.0023">
            <text:p>0.0023</text:p>
          </table:table-cell>
        </table:table-row>
        <table:table-row table:style-name="ro5">
          <table:table-cell office:value-type="string">
            <text:p>AFR</text:p>
          </table:table-cell>
          <table:table-cell office:value-type="float" office:value="0">
            <text:p>0</text:p>
          </table:table-cell>
          <table:table-cell office:value-type="float" office:value="0.0255">
            <text:p>0.0255</text:p>
          </table:table-cell>
          <table:table-cell office:value-type="float" office:value="0.0243">
            <text:p>0.0243</text:p>
          </table:table-cell>
          <table:table-cell office:value-type="float" office:value="0.0221">
            <text:p>0.0221</text:p>
          </table:table-cell>
          <table:table-cell office:value-type="float" office:value="0.0202">
            <text:p>0.0202</text:p>
          </table:table-cell>
          <table:table-cell office:value-type="float" office:value="0.0184">
            <text:p>0.0184</text:p>
          </table:table-cell>
          <table:table-cell office:value-type="float" office:value="0.0168">
            <text:p>0.0168</text:p>
          </table:table-cell>
          <table:table-cell office:value-type="float" office:value="0.0154">
            <text:p>0.0154</text:p>
          </table:table-cell>
          <table:table-cell office:value-type="float" office:value="0.0141">
            <text:p>0.0141</text:p>
          </table:table-cell>
          <table:table-cell office:value-type="float" office:value="0.0129">
            <text:p>0.0129</text:p>
          </table:table-cell>
          <table:table-cell office:value-type="float" office:value="0.0119">
            <text:p>0.0119</text:p>
          </table:table-cell>
          <table:table-cell office:value-type="float" office:value="0.011">
            <text:p>0.011</text:p>
          </table:table-cell>
          <table:table-cell office:value-type="float" office:value="0.0101">
            <text:p>0.0101</text:p>
          </table:table-cell>
          <table:table-cell office:value-type="float" office:value="0.0093">
            <text:p>0.0093</text:p>
          </table:table-cell>
          <table:table-cell office:value-type="float" office:value="0.0087">
            <text:p>0.0087</text:p>
          </table:table-cell>
          <table:table-cell office:value-type="float" office:value="0.008">
            <text:p>0.008</text:p>
          </table:table-cell>
          <table:table-cell office:value-type="float" office:value="0.0075">
            <text:p>0.0075</text:p>
          </table:table-cell>
          <table:table-cell office:value-type="float" office:value="0.007">
            <text:p>0.007</text:p>
          </table:table-cell>
          <table:table-cell office:value-type="float" office:value="0.0065">
            <text:p>0.0065</text:p>
          </table:table-cell>
          <table:table-cell office:value-type="float" office:value="0.0061">
            <text:p>0.0061</text:p>
          </table:table-cell>
          <table:table-cell office:value-type="float" office:value="0.0057">
            <text:p>0.0057</text:p>
          </table:table-cell>
          <table:table-cell office:value-type="float" office:value="0.0054">
            <text:p>0.0054</text:p>
          </table:table-cell>
          <table:table-cell office:value-type="float" office:value="0.0051">
            <text:p>0.0051</text:p>
          </table:table-cell>
          <table:table-cell office:value-type="float" office:value="0.0048">
            <text:p>0.0048</text:p>
          </table:table-cell>
          <table:table-cell office:value-type="float" office:value="0.0046">
            <text:p>0.0046</text:p>
          </table:table-cell>
          <table:table-cell office:value-type="float" office:value="0.0043">
            <text:p>0.0043</text:p>
          </table:table-cell>
          <table:table-cell office:value-type="float" office:value="0.0041">
            <text:p>0.0041</text:p>
          </table:table-cell>
          <table:table-cell office:value-type="float" office:value="0.004">
            <text:p>0.004</text:p>
          </table:table-cell>
          <table:table-cell office:value-type="float" office:value="0.0038">
            <text:p>0.0038</text:p>
          </table:table-cell>
          <table:table-cell office:value-type="float" office:value="0.0037">
            <text:p>0.0037</text:p>
          </table:table-cell>
          <table:table-cell table:style-name="ce14" office:value-type="float" office:value="0.0035">
            <text:p>0.0035</text:p>
          </table:table-cell>
          <table:table-cell table:style-name="ce14" office:value-type="float" office:value="0.0034">
            <text:p>0.0034</text:p>
          </table:table-cell>
          <table:table-cell table:style-name="ce14" office:value-type="float" office:value="0.0033">
            <text:p>0.0033</text:p>
          </table:table-cell>
          <table:table-cell table:style-name="ce14" office:value-type="float" office:value="0.0032">
            <text:p>0.0032</text:p>
          </table:table-cell>
          <table:table-cell table:style-name="ce14" office:value-type="float" office:value="0.0031">
            <text:p>0.0031</text:p>
          </table:table-cell>
          <table:table-cell table:number-columns-repeated="2" table:style-name="ce14" office:value-type="float" office:value="0.003">
            <text:p>0.003</text:p>
          </table:table-cell>
          <table:table-cell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3" table:style-name="ce14" office:value-type="float" office:value="0.0027">
            <text:p>0.0027</text:p>
          </table:table-cell>
          <table:table-cell table:number-columns-repeated="3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9" table:style-name="ce14" office:value-type="float" office:value="0.0024">
            <text:p>0.0024</text:p>
          </table:table-cell>
        </table:table-row>
        <table:table-row table:style-name="ro5">
          <table:table-cell office:value-type="string">
            <text:p>LAM</text:p>
          </table:table-cell>
          <table:table-cell office:value-type="float" office:value="0">
            <text:p>0</text:p>
          </table:table-cell>
          <table:table-cell office:value-type="float" office:value="0.0205">
            <text:p>0.0205</text:p>
          </table:table-cell>
          <table:table-cell office:value-type="float" office:value="0.0177">
            <text:p>0.0177</text:p>
          </table:table-cell>
          <table:table-cell office:value-type="float" office:value="0.0162">
            <text:p>0.0162</text:p>
          </table:table-cell>
          <table:table-cell office:value-type="float" office:value="0.0148">
            <text:p>0.0148</text:p>
          </table:table-cell>
          <table:table-cell office:value-type="float" office:value="0.0136">
            <text:p>0.0136</text:p>
          </table:table-cell>
          <table:table-cell office:value-type="float" office:value="0.0125">
            <text:p>0.0125</text:p>
          </table:table-cell>
          <table:table-cell office:value-type="float" office:value="0.0115">
            <text:p>0.0115</text:p>
          </table:table-cell>
          <table:table-cell office:value-type="float" office:value="0.0106">
            <text:p>0.0106</text:p>
          </table:table-cell>
          <table:table-cell office:value-type="float" office:value="0.0098">
            <text:p>0.0098</text:p>
          </table:table-cell>
          <table:table-cell office:value-type="float" office:value="0.0091">
            <text:p>0.0091</text:p>
          </table:table-cell>
          <table:table-cell office:value-type="float" office:value="0.0084">
            <text:p>0.0084</text:p>
          </table:table-cell>
          <table:table-cell office:value-type="float" office:value="0.0078">
            <text:p>0.0078</text:p>
          </table:table-cell>
          <table:table-cell office:value-type="float" office:value="0.0073">
            <text:p>0.0073</text:p>
          </table:table-cell>
          <table:table-cell office:value-type="float" office:value="0.0068">
            <text:p>0.0068</text:p>
          </table:table-cell>
          <table:table-cell office:value-type="float" office:value="0.0064">
            <text:p>0.0064</text:p>
          </table:table-cell>
          <table:table-cell office:value-type="float" office:value="0.006">
            <text:p>0.006</text:p>
          </table:table-cell>
          <table:table-cell office:value-type="float" office:value="0.0056">
            <text:p>0.0056</text:p>
          </table:table-cell>
          <table:table-cell office:value-type="float" office:value="0.0053">
            <text:p>0.0053</text:p>
          </table:table-cell>
          <table:table-cell office:value-type="float" office:value="0.005">
            <text:p>0.005</text:p>
          </table:table-cell>
          <table:table-cell office:value-type="float" office:value="0.0047">
            <text:p>0.0047</text:p>
          </table:table-cell>
          <table:table-cell office:value-type="float" office:value="0.0045">
            <text:p>0.0045</text:p>
          </table:table-cell>
          <table:table-cell office:value-type="float" office:value="0.0043">
            <text:p>0.0043</text:p>
          </table:table-cell>
          <table:table-cell office:value-type="float" office:value="0.0041">
            <text:p>0.0041</text:p>
          </table:table-cell>
          <table:table-cell office:value-type="float" office:value="0.0039">
            <text:p>0.0039</text:p>
          </table:table-cell>
          <table:table-cell office:value-type="float" office:value="0.0038">
            <text:p>0.0038</text:p>
          </table:table-cell>
          <table:table-cell office:value-type="float" office:value="0.0036">
            <text:p>0.0036</text:p>
          </table:table-cell>
          <table:table-cell office:value-type="float" office:value="0.0035">
            <text:p>0.0035</text:p>
          </table:table-cell>
          <table:table-cell office:value-type="float" office:value="0.0034">
            <text:p>0.0034</text:p>
          </table:table-cell>
          <table:table-cell office:value-type="float" office:value="0.0033">
            <text:p>0.0033</text:p>
          </table:table-cell>
          <table:table-cell table:style-name="ce14" office:value-type="float" office:value="0.0032">
            <text:p>0.0032</text:p>
          </table:table-cell>
          <table:table-cell table:style-name="ce14" office:value-type="float" office:value="0.0031">
            <text:p>0.0031</text:p>
          </table:table-cell>
          <table:table-cell table:style-name="ce14" office:value-type="float" office:value="0.003">
            <text:p>0.003</text:p>
          </table:table-cell>
          <table:table-cell table:number-columns-repeated="2"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3" table:style-name="ce14" office:value-type="float" office:value="0.0027">
            <text:p>0.0027</text:p>
          </table:table-cell>
          <table:table-cell table:number-columns-repeated="3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12" table:style-name="ce14" office:value-type="float" office:value="0.0024">
            <text:p>0.0024</text:p>
          </table:table-cell>
        </table:table-row>
        <table:table-row table:style-name="ro5">
          <table:table-cell office:value-type="string">
            <text:p>OHI</text:p>
          </table:table-cell>
          <table:table-cell office:value-type="float" office:value="0">
            <text:p>0</text:p>
          </table:table-cell>
          <table:table-cell office:value-type="float" office:value="0.0132">
            <text:p>0.0132</text:p>
          </table:table-cell>
          <table:table-cell office:value-type="float" office:value="0.0112">
            <text:p>0.0112</text:p>
          </table:table-cell>
          <table:table-cell office:value-type="float" office:value="0.0103">
            <text:p>0.0103</text:p>
          </table:table-cell>
          <table:table-cell office:value-type="float" office:value="0.0095">
            <text:p>0.0095</text:p>
          </table:table-cell>
          <table:table-cell office:value-type="float" office:value="0.0088">
            <text:p>0.0088</text:p>
          </table:table-cell>
          <table:table-cell office:value-type="float" office:value="0.0082">
            <text:p>0.0082</text:p>
          </table:table-cell>
          <table:table-cell office:value-type="float" office:value="0.0077">
            <text:p>0.0077</text:p>
          </table:table-cell>
          <table:table-cell office:value-type="float" office:value="0.0071">
            <text:p>0.0071</text:p>
          </table:table-cell>
          <table:table-cell office:value-type="float" office:value="0.0067">
            <text:p>0.0067</text:p>
          </table:table-cell>
          <table:table-cell office:value-type="float" office:value="0.0063">
            <text:p>0.0063</text:p>
          </table:table-cell>
          <table:table-cell office:value-type="float" office:value="0.0059">
            <text:p>0.0059</text:p>
          </table:table-cell>
          <table:table-cell office:value-type="float" office:value="0.0055">
            <text:p>0.0055</text:p>
          </table:table-cell>
          <table:table-cell office:value-type="float" office:value="0.0052">
            <text:p>0.0052</text:p>
          </table:table-cell>
          <table:table-cell office:value-type="float" office:value="0.0049">
            <text:p>0.0049</text:p>
          </table:table-cell>
          <table:table-cell office:value-type="float" office:value="0.0047">
            <text:p>0.0047</text:p>
          </table:table-cell>
          <table:table-cell office:value-type="float" office:value="0.0045">
            <text:p>0.0045</text:p>
          </table:table-cell>
          <table:table-cell office:value-type="float" office:value="0.0043">
            <text:p>0.0043</text:p>
          </table:table-cell>
          <table:table-cell office:value-type="float" office:value="0.0041">
            <text:p>0.0041</text:p>
          </table:table-cell>
          <table:table-cell office:value-type="float" office:value="0.0039">
            <text:p>0.0039</text:p>
          </table:table-cell>
          <table:table-cell office:value-type="float" office:value="0.0038">
            <text:p>0.0038</text:p>
          </table:table-cell>
          <table:table-cell office:value-type="float" office:value="0.0036">
            <text:p>0.0036</text:p>
          </table:table-cell>
          <table:table-cell office:value-type="float" office:value="0.0035">
            <text:p>0.0035</text:p>
          </table:table-cell>
          <table:table-cell office:value-type="float" office:value="0.0034">
            <text:p>0.0034</text:p>
          </table:table-cell>
          <table:table-cell office:value-type="float" office:value="0.0033">
            <text:p>0.0033</text:p>
          </table:table-cell>
          <table:table-cell office:value-type="float" office:value="0.0032">
            <text:p>0.0032</text:p>
          </table:table-cell>
          <table:table-cell office:value-type="float" office:value="0.0031">
            <text:p>0.0031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3" table:style-name="ce14" office:value-type="float" office:value="0.0027">
            <text:p>0.0027</text:p>
          </table:table-cell>
          <table:table-cell table:number-columns-repeated="3" table:style-name="ce14" office:value-type="float" office:value="0.0026">
            <text:p>0.0026</text:p>
          </table:table-cell>
          <table:table-cell table:number-columns-repeated="6" table:style-name="ce14" office:value-type="float" office:value="0.0025">
            <text:p>0.0025</text:p>
          </table:table-cell>
          <table:table-cell table:number-columns-repeated="12" table:style-name="ce14" office:value-type="float" office:value="0.0024">
            <text:p>0.0024</text:p>
          </table:table-cell>
          <table:table-cell table:number-columns-repeated="4" table:style-name="ce14" office:value-type="float" office:value="0.0023">
            <text:p>0.0023</text:p>
          </table:table-cell>
        </table:table-row>
        <table:table-row table:style-name="ro5">
          <table:table-cell office:value-type="string">
            <text:p>OTH</text:p>
          </table:table-cell>
          <table:table-cell office:value-type="float" office:value="0">
            <text:p>0</text:p>
          </table:table-cell>
          <table:table-cell office:value-type="float" office:value="0.0196">
            <text:p>0.0196</text:p>
          </table:table-cell>
          <table:table-cell office:value-type="float" office:value="0.0242">
            <text:p>0.0242</text:p>
          </table:table-cell>
          <table:table-cell office:value-type="float" office:value="0.0221">
            <text:p>0.0221</text:p>
          </table:table-cell>
          <table:table-cell office:value-type="float" office:value="0.0201">
            <text:p>0.0201</text:p>
          </table:table-cell>
          <table:table-cell office:value-type="float" office:value="0.0184">
            <text:p>0.0184</text:p>
          </table:table-cell>
          <table:table-cell office:value-type="float" office:value="0.0168">
            <text:p>0.0168</text:p>
          </table:table-cell>
          <table:table-cell office:value-type="float" office:value="0.0154">
            <text:p>0.0154</text:p>
          </table:table-cell>
          <table:table-cell office:value-type="float" office:value="0.0141">
            <text:p>0.0141</text:p>
          </table:table-cell>
          <table:table-cell office:value-type="float" office:value="0.0129">
            <text:p>0.0129</text:p>
          </table:table-cell>
          <table:table-cell office:value-type="float" office:value="0.0119">
            <text:p>0.0119</text:p>
          </table:table-cell>
          <table:table-cell office:value-type="float" office:value="0.0109">
            <text:p>0.0109</text:p>
          </table:table-cell>
          <table:table-cell office:value-type="float" office:value="0.0101">
            <text:p>0.0101</text:p>
          </table:table-cell>
          <table:table-cell office:value-type="float" office:value="0.0093">
            <text:p>0.0093</text:p>
          </table:table-cell>
          <table:table-cell office:value-type="float" office:value="0.0086">
            <text:p>0.0086</text:p>
          </table:table-cell>
          <table:table-cell office:value-type="float" office:value="0.008">
            <text:p>0.008</text:p>
          </table:table-cell>
          <table:table-cell office:value-type="float" office:value="0.0075">
            <text:p>0.0075</text:p>
          </table:table-cell>
          <table:table-cell office:value-type="float" office:value="0.007">
            <text:p>0.007</text:p>
          </table:table-cell>
          <table:table-cell office:value-type="float" office:value="0.0065">
            <text:p>0.0065</text:p>
          </table:table-cell>
          <table:table-cell office:value-type="float" office:value="0.0061">
            <text:p>0.0061</text:p>
          </table:table-cell>
          <table:table-cell office:value-type="float" office:value="0.0057">
            <text:p>0.0057</text:p>
          </table:table-cell>
          <table:table-cell office:value-type="float" office:value="0.0054">
            <text:p>0.0054</text:p>
          </table:table-cell>
          <table:table-cell office:value-type="float" office:value="0.0051">
            <text:p>0.0051</text:p>
          </table:table-cell>
          <table:table-cell office:value-type="float" office:value="0.0048">
            <text:p>0.0048</text:p>
          </table:table-cell>
          <table:table-cell office:value-type="float" office:value="0.0046">
            <text:p>0.0046</text:p>
          </table:table-cell>
          <table:table-cell office:value-type="float" office:value="0.0043">
            <text:p>0.0043</text:p>
          </table:table-cell>
          <table:table-cell office:value-type="float" office:value="0.0041">
            <text:p>0.0041</text:p>
          </table:table-cell>
          <table:table-cell office:value-type="float" office:value="0.004">
            <text:p>0.004</text:p>
          </table:table-cell>
          <table:table-cell office:value-type="float" office:value="0.0038">
            <text:p>0.0038</text:p>
          </table:table-cell>
          <table:table-cell office:value-type="float" office:value="0.0037">
            <text:p>0.0037</text:p>
          </table:table-cell>
          <table:table-cell table:style-name="ce14" office:value-type="float" office:value="0.0035">
            <text:p>0.0035</text:p>
          </table:table-cell>
          <table:table-cell table:style-name="ce14" office:value-type="float" office:value="0.0034">
            <text:p>0.0034</text:p>
          </table:table-cell>
          <table:table-cell table:style-name="ce14" office:value-type="float" office:value="0.0033">
            <text:p>0.0033</text:p>
          </table:table-cell>
          <table:table-cell table:style-name="ce14" office:value-type="float" office:value="0.0032">
            <text:p>0.0032</text:p>
          </table:table-cell>
          <table:table-cell table:style-name="ce14" office:value-type="float" office:value="0.0031">
            <text:p>0.0031</text:p>
          </table:table-cell>
          <table:table-cell table:number-columns-repeated="2" table:style-name="ce14" office:value-type="float" office:value="0.003">
            <text:p>0.003</text:p>
          </table:table-cell>
          <table:table-cell table:style-name="ce14" office:value-type="float" office:value="0.0029">
            <text:p>0.0029</text:p>
          </table:table-cell>
          <table:table-cell table:number-columns-repeated="2" table:style-name="ce14" office:value-type="float" office:value="0.0028">
            <text:p>0.0028</text:p>
          </table:table-cell>
          <table:table-cell table:number-columns-repeated="3" table:style-name="ce14" office:value-type="float" office:value="0.0027">
            <text:p>0.0027</text:p>
          </table:table-cell>
          <table:table-cell table:number-columns-repeated="3" table:style-name="ce14" office:value-type="float" office:value="0.0026">
            <text:p>0.0026</text:p>
          </table:table-cell>
          <table:table-cell table:number-columns-repeated="5" table:style-name="ce14" office:value-type="float" office:value="0.0025">
            <text:p>0.0025</text:p>
          </table:table-cell>
          <table:table-cell table:number-columns-repeated="9" table:style-name="ce14" office:value-type="float" office:value="0.0024">
            <text:p>0.0024</text:p>
          </table:table-cell>
        </table:table-row>
        <table:table-row table:style-name="ro5" table:number-rows-repeated="2">
          <table:table-cell table:number-columns-repeated="2"/>
          <table:table-cell table:style-name="Default" table:number-columns-repeated="29"/>
          <table:table-cell table:number-columns-repeated="30"/>
        </table:table-row>
        <table:table-row table:style-name="ro5">
          <table:table-cell table:number-columns-repeated="2"/>
          <table:table-cell table:style-name="Default" office:value-type="string">
            <text:p>Pop growth ()</text:p>
          </table:table-cell>
          <table:table-cell table:style-name="Default" table:number-columns-repeated="28"/>
          <table:table-cell table:number-columns-repeated="30"/>
        </table:table-row>
        <table:table-row table:style-name="ro5">
          <table:table-cell table:number-columns-repeated="2"/>
          <table:table-cell table:style-name="Default" table:number-columns-repeated="29"/>
          <table:table-cell table:number-columns-repeated="30"/>
        </table:table-row>
        <table:table-row table:style-name="ro5">
          <table:table-cell office:value-type="string">
            <text:p>US</text:p>
          </table:table-cell>
          <table:table-cell table:style-name="ce14" office:value-type="float" office:value="0.009328">
            <text:p>0.009328</text:p>
          </table:table-cell>
          <table:table-cell office:value-type="float" office:value="0.007646">
            <text:p>0.007646</text:p>
          </table:table-cell>
          <table:table-cell office:value-type="float" office:value="0.00576">
            <text:p>0.00576</text:p>
          </table:table-cell>
          <table:table-cell office:value-type="float" office:value="0.004318">
            <text:p>0.004318</text:p>
          </table:table-cell>
          <table:table-cell office:value-type="float" office:value="0.002463">
            <text:p>0.002463</text:p>
          </table:table-cell>
          <table:table-cell table:number-columns-repeated="4" office:value-type="float" office:value="0.001346">
            <text:p>0.001346</text:p>
          </table:table-cell>
          <table:table-cell office:value-type="float" office:value="0.001035">
            <text:p>0.001035</text:p>
          </table:table-cell>
          <table:table-cell table:number-columns-repeated="9" office:value-type="float" office:value="0.000724">
            <text:p>0.000724</text:p>
          </table:table-cell>
          <table:table-cell office:value-type="float" office:value="0.000601">
            <text:p>0.000601</text:p>
          </table:table-cell>
          <table:table-cell table:number-columns-repeated="9" office:value-type="float" office:value="0.000478">
            <text:p>0.000478</text:p>
          </table:table-cell>
          <table:table-cell office:value-type="float" office:value="0.000239">
            <text:p>0.000239</text:p>
          </table:table-cell>
          <table:table-cell table:number-columns-repeated="30"/>
        </table:table-row>
        <table:table-row table:style-name="ro5">
          <table:table-cell office:value-type="string">
            <text:p>EU</text:p>
          </table:table-cell>
          <table:table-cell table:style-name="ce14" office:value-type="float" office:value="0.004346">
            <text:p>0.004346</text:p>
          </table:table-cell>
          <table:table-cell office:value-type="float" office:value="0.002358">
            <text:p>0.002358</text:p>
          </table:table-cell>
          <table:table-cell office:value-type="float" office:value="0.000966">
            <text:p>0.000966</text:p>
          </table:table-cell>
          <table:table-cell office:value-type="float" office:value="-0.000001">
            <text:p>-0.000001</text:p>
          </table:table-cell>
          <table:table-cell office:value-type="float" office:value="-0.001551">
            <text:p>-0.001551</text:p>
          </table:table-cell>
          <table:table-cell table:number-columns-repeated="4" office:value-type="float" office:value="-0.002382">
            <text:p>-0.002382</text:p>
          </table:table-cell>
          <table:table-cell office:value-type="float" office:value="-0.000971">
            <text:p>-0.000971</text:p>
          </table:table-cell>
          <table:table-cell table:number-columns-repeated="9" office:value-type="float" office:value="0.00044">
            <text:p>0.00044</text:p>
          </table:table-cell>
          <table:table-cell office:value-type="float" office:value="0.000534">
            <text:p>0.000534</text:p>
          </table:table-cell>
          <table:table-cell table:number-columns-repeated="9" office:value-type="float" office:value="0.000628">
            <text:p>0.000628</text:p>
          </table:table-cell>
          <table:table-cell office:value-type="float" office:value="0.000314">
            <text:p>0.000314</text:p>
          </table:table-cell>
          <table:table-cell table:number-columns-repeated="30"/>
        </table:table-row>
        <table:table-row table:style-name="ro5">
          <table:table-cell office:value-type="string">
            <text:p>JAP</text:p>
          </table:table-cell>
          <table:table-cell table:style-name="ce14" office:value-type="float" office:value="-0.001309">
            <text:p>-0.001309</text:p>
          </table:table-cell>
          <table:table-cell office:value-type="float" office:value="-0.004054">
            <text:p>-0.004054</text:p>
          </table:table-cell>
          <table:table-cell office:value-type="float" office:value="-0.006022">
            <text:p>-0.006022</text:p>
          </table:table-cell>
          <table:table-cell office:value-type="float" office:value="-0.007287">
            <text:p>-0.007287</text:p>
          </table:table-cell>
          <table:table-cell office:value-type="float" office:value="-0.00593">
            <text:p>-0.00593</text:p>
          </table:table-cell>
          <table:table-cell table:number-columns-repeated="4" office:value-type="float" office:value="-0.003988">
            <text:p>-0.003988</text:p>
          </table:table-cell>
          <table:table-cell office:value-type="float" office:value="-0.001741">
            <text:p>-0.001741</text:p>
          </table:table-cell>
          <table:table-cell table:number-columns-repeated="9" office:value-type="float" office:value="0.000506">
            <text:p>0.000506</text:p>
          </table:table-cell>
          <table:table-cell office:value-type="float" office:value="0.000561">
            <text:p>0.000561</text:p>
          </table:table-cell>
          <table:table-cell table:number-columns-repeated="9" office:value-type="float" office:value="0.000617">
            <text:p>0.000617</text:p>
          </table:table-cell>
          <table:table-cell office:value-type="float" office:value="0.000308">
            <text:p>0.000308</text:p>
          </table:table-cell>
          <table:table-cell table:number-columns-repeated="30"/>
        </table:table-row>
        <table:table-row table:style-name="ro5">
          <table:table-cell office:value-type="string">
            <text:p>RUS</text:p>
          </table:table-cell>
          <table:table-cell table:style-name="ce14" office:value-type="float" office:value="-0.00369">
            <text:p>-0.00369</text:p>
          </table:table-cell>
          <table:table-cell office:value-type="float" office:value="-0.004172">
            <text:p>-0.004172</text:p>
          </table:table-cell>
          <table:table-cell office:value-type="float" office:value="-0.005401">
            <text:p>-0.005401</text:p>
          </table:table-cell>
          <table:table-cell office:value-type="float" office:value="-0.005146">
            <text:p>-0.005146</text:p>
          </table:table-cell>
          <table:table-cell office:value-type="float" office:value="-0.004986">
            <text:p>-0.004986</text:p>
          </table:table-cell>
          <table:table-cell table:number-columns-repeated="4" office:value-type="float" office:value="-0.004868">
            <text:p>-0.004868</text:p>
          </table:table-cell>
          <table:table-cell office:value-type="float" office:value="-0.002">
            <text:p>-0.002</text:p>
          </table:table-cell>
          <table:table-cell table:number-columns-repeated="9" office:value-type="float" office:value="0.000867">
            <text:p>0.000867</text:p>
          </table:table-cell>
          <table:table-cell office:value-type="float" office:value="0.000709">
            <text:p>0.000709</text:p>
          </table:table-cell>
          <table:table-cell table:number-columns-repeated="9" office:value-type="float" office:value="0.00055">
            <text:p>0.00055</text:p>
          </table:table-cell>
          <table:table-cell office:value-type="float" office:value="0.000275">
            <text:p>0.000275</text:p>
          </table:table-cell>
          <table:table-cell table:number-columns-repeated="30"/>
        </table:table-row>
        <table:table-row table:style-name="ro5">
          <table:table-cell office:value-type="string">
            <text:p>EUR</text:p>
          </table:table-cell>
          <table:table-cell table:style-name="ce14" office:value-type="float" office:value="0.00114">
            <text:p>0.00114</text:p>
          </table:table-cell>
          <table:table-cell office:value-type="float" office:value="0.000945">
            <text:p>0.000945</text:p>
          </table:table-cell>
          <table:table-cell office:value-type="float" office:value="-0.000909">
            <text:p>-0.000909</text:p>
          </table:table-cell>
          <table:table-cell office:value-type="float" office:value="-0.001823">
            <text:p>-0.001823</text:p>
          </table:table-cell>
          <table:table-cell office:value-type="float" office:value="-0.002961">
            <text:p>-0.002961</text:p>
          </table:table-cell>
          <table:table-cell table:number-columns-repeated="4" office:value-type="float" office:value="-0.003297">
            <text:p>-0.003297</text:p>
          </table:table-cell>
          <table:table-cell office:value-type="float" office:value="-0.001649">
            <text:p>-0.001649</text:p>
          </table:table-cell>
          <table:table-cell table:number-columns-repeated="9" office:value-type="float" office:value="0">
            <text:p>0</text:p>
          </table:table-cell>
          <table:table-cell office:value-type="float" office:value="0.000267">
            <text:p>0.000267</text:p>
          </table:table-cell>
          <table:table-cell table:number-columns-repeated="9" office:value-type="float" office:value="0.000534">
            <text:p>0.000534</text:p>
          </table:table-cell>
          <table:table-cell office:value-type="float" office:value="0.000267">
            <text:p>0.000267</text:p>
          </table:table-cell>
          <table:table-cell table:number-columns-repeated="30"/>
        </table:table-row>
        <table:table-row table:style-name="ro5">
          <table:table-cell office:value-type="string">
            <text:p>CHI</text:p>
          </table:table-cell>
          <table:table-cell table:style-name="ce14" office:value-type="float" office:value="0.006186">
            <text:p>0.006186</text:p>
          </table:table-cell>
          <table:table-cell office:value-type="float" office:value="0.004012">
            <text:p>0.004012</text:p>
          </table:table-cell>
          <table:table-cell office:value-type="float" office:value="0.000632">
            <text:p>0.000632</text:p>
          </table:table-cell>
          <table:table-cell office:value-type="float" office:value="-0.00152">
            <text:p>-0.00152</text:p>
          </table:table-cell>
          <table:table-cell office:value-type="float" office:value="-0.003289">
            <text:p>-0.003289</text:p>
          </table:table-cell>
          <table:table-cell table:number-columns-repeated="4" office:value-type="float" office:value="-0.003325">
            <text:p>-0.003325</text:p>
          </table:table-cell>
          <table:table-cell office:value-type="float" office:value="-0.001582">
            <text:p>-0.001582</text:p>
          </table:table-cell>
          <table:table-cell table:number-columns-repeated="9" office:value-type="float" office:value="0.000161">
            <text:p>0.000161</text:p>
          </table:table-cell>
          <table:table-cell office:value-type="float" office:value="0.000421">
            <text:p>0.000421</text:p>
          </table:table-cell>
          <table:table-cell table:number-columns-repeated="9" office:value-type="float" office:value="0.00068">
            <text:p>0.00068</text:p>
          </table:table-cell>
          <table:table-cell office:value-type="float" office:value="0.00034">
            <text:p>0.00034</text:p>
          </table:table-cell>
          <table:table-cell table:number-columns-repeated="30"/>
        </table:table-row>
        <table:table-row table:style-name="ro5">
          <table:table-cell office:value-type="string">
            <text:p>IND</text:p>
          </table:table-cell>
          <table:table-cell table:style-name="ce14" office:value-type="float" office:value="0.013512">
            <text:p>0.013512</text:p>
          </table:table-cell>
          <table:table-cell office:value-type="float" office:value="0.010068">
            <text:p>0.010068</text:p>
          </table:table-cell>
          <table:table-cell office:value-type="float" office:value="0.006532">
            <text:p>0.006532</text:p>
          </table:table-cell>
          <table:table-cell office:value-type="float" office:value="0.004227">
            <text:p>0.004227</text:p>
          </table:table-cell>
          <table:table-cell office:value-type="float" office:value="0.000755">
            <text:p>0.000755</text:p>
          </table:table-cell>
          <table:table-cell table:number-columns-repeated="4" office:value-type="float" office:value="-0.000978">
            <text:p>-0.000978</text:p>
          </table:table-cell>
          <table:table-cell office:value-type="float" office:value="-0.001046">
            <text:p>-0.001046</text:p>
          </table:table-cell>
          <table:table-cell table:number-columns-repeated="9" office:value-type="float" office:value="-0.001115">
            <text:p>-0.001115</text:p>
          </table:table-cell>
          <table:table-cell office:value-type="float" office:value="-0.000306">
            <text:p>-0.000306</text:p>
          </table:table-cell>
          <table:table-cell table:number-columns-repeated="9" office:value-type="float" office:value="0.000502">
            <text:p>0.000502</text:p>
          </table:table-cell>
          <table:table-cell office:value-type="float" office:value="0.000251">
            <text:p>0.000251</text:p>
          </table:table-cell>
          <table:table-cell table:number-columns-repeated="30"/>
        </table:table-row>
        <table:table-row table:style-name="ro5">
          <table:table-cell office:value-type="string">
            <text:p>MEST</text:p>
          </table:table-cell>
          <table:table-cell table:style-name="ce14" office:value-type="float" office:value="0.019035">
            <text:p>0.019035</text:p>
          </table:table-cell>
          <table:table-cell office:value-type="float" office:value="0.015401">
            <text:p>0.015401</text:p>
          </table:table-cell>
          <table:table-cell office:value-type="float" office:value="0.011887">
            <text:p>0.011887</text:p>
          </table:table-cell>
          <table:table-cell office:value-type="float" office:value="0.009145">
            <text:p>0.009145</text:p>
          </table:table-cell>
          <table:table-cell office:value-type="float" office:value="0.005209">
            <text:p>0.005209</text:p>
          </table:table-cell>
          <table:table-cell table:number-columns-repeated="4" office:value-type="float" office:value="0.003468">
            <text:p>0.003468</text:p>
          </table:table-cell>
          <table:table-cell office:value-type="float" office:value="0.001212">
            <text:p>0.001212</text:p>
          </table:table-cell>
          <table:table-cell table:number-columns-repeated="9" office:value-type="float" office:value="-0.001044">
            <text:p>-0.001044</text:p>
          </table:table-cell>
          <table:table-cell office:value-type="float" office:value="-0.00029">
            <text:p>-0.00029</text:p>
          </table:table-cell>
          <table:table-cell table:number-columns-repeated="9" office:value-type="float" office:value="0.000464">
            <text:p>0.000464</text:p>
          </table:table-cell>
          <table:table-cell office:value-type="float" office:value="0.000232">
            <text:p>0.000232</text:p>
          </table:table-cell>
          <table:table-cell table:number-columns-repeated="30"/>
        </table:table-row>
        <table:table-row table:style-name="ro5">
          <table:table-cell office:value-type="string">
            <text:p>AFR</text:p>
          </table:table-cell>
          <table:table-cell table:style-name="ce14" office:value-type="float" office:value="0.021463">
            <text:p>0.021463</text:p>
          </table:table-cell>
          <table:table-cell office:value-type="float" office:value="0.018421">
            <text:p>0.018421</text:p>
          </table:table-cell>
          <table:table-cell office:value-type="float" office:value="0.015284">
            <text:p>0.015284</text:p>
          </table:table-cell>
          <table:table-cell office:value-type="float" office:value="0.012573">
            <text:p>0.012573</text:p>
          </table:table-cell>
          <table:table-cell office:value-type="float" office:value="0.006955">
            <text:p>0.006955</text:p>
          </table:table-cell>
          <table:table-cell table:number-columns-repeated="4" office:value-type="float" office:value="0.003464">
            <text:p>0.003464</text:p>
          </table:table-cell>
          <table:table-cell office:value-type="float" office:value="0.000654">
            <text:p>0.000654</text:p>
          </table:table-cell>
          <table:table-cell table:number-columns-repeated="9" office:value-type="float" office:value="-0.002156">
            <text:p>-0.002156</text:p>
          </table:table-cell>
          <table:table-cell office:value-type="float" office:value="-0.001324">
            <text:p>-0.001324</text:p>
          </table:table-cell>
          <table:table-cell office:value-type="float" office:value="-0.000493">
            <text:p>-0.000493</text:p>
          </table:table-cell>
          <table:table-cell table:number-columns-repeated="8" office:value-type="float" office:value="0.000507">
            <text:p>0.000507</text:p>
          </table:table-cell>
          <table:table-cell office:value-type="float" office:value="0.000254">
            <text:p>0.000254</text:p>
          </table:table-cell>
          <table:table-cell table:number-columns-repeated="30"/>
        </table:table-row>
        <table:table-row table:style-name="ro5">
          <table:table-cell office:value-type="string">
            <text:p>LAM</text:p>
          </table:table-cell>
          <table:table-cell table:style-name="ce14" office:value-type="float" office:value="0.010562">
            <text:p>0.010562</text:p>
          </table:table-cell>
          <table:table-cell office:value-type="float" office:value="0.007933">
            <text:p>0.007933</text:p>
          </table:table-cell>
          <table:table-cell office:value-type="float" office:value="0.005327">
            <text:p>0.005327</text:p>
          </table:table-cell>
          <table:table-cell office:value-type="float" office:value="0.00274">
            <text:p>0.00274</text:p>
          </table:table-cell>
          <table:table-cell office:value-type="float" office:value="0.000004">
            <text:p>0.000004</text:p>
          </table:table-cell>
          <table:table-cell table:number-columns-repeated="4" office:value-type="float" office:value="-0.00094">
            <text:p>-0.00094</text:p>
          </table:table-cell>
          <table:table-cell office:value-type="float" office:value="-0.000837">
            <text:p>-0.000837</text:p>
          </table:table-cell>
          <table:table-cell table:number-columns-repeated="9" office:value-type="float" office:value="-0.000734">
            <text:p>-0.000734</text:p>
          </table:table-cell>
          <table:table-cell office:value-type="float" office:value="-0.000068">
            <text:p>-0.000068</text:p>
          </table:table-cell>
          <table:table-cell table:number-columns-repeated="9" office:value-type="float" office:value="0.000597">
            <text:p>0.000597</text:p>
          </table:table-cell>
          <table:table-cell office:value-type="float" office:value="0.000299">
            <text:p>0.000299</text:p>
          </table:table-cell>
          <table:table-cell table:number-columns-repeated="30"/>
        </table:table-row>
        <table:table-row table:style-name="ro5">
          <table:table-cell office:value-type="string">
            <text:p>OHI</text:p>
          </table:table-cell>
          <table:table-cell table:style-name="ce14" office:value-type="float" office:value="0.007274">
            <text:p>0.007274</text:p>
          </table:table-cell>
          <table:table-cell office:value-type="float" office:value="0.005338">
            <text:p>0.005338</text:p>
          </table:table-cell>
          <table:table-cell office:value-type="float" office:value="0.003152">
            <text:p>0.003152</text:p>
          </table:table-cell>
          <table:table-cell office:value-type="float" office:value="0.000923">
            <text:p>0.000923</text:p>
          </table:table-cell>
          <table:table-cell office:value-type="float" office:value="-0.001343">
            <text:p>-0.001343</text:p>
          </table:table-cell>
          <table:table-cell table:number-columns-repeated="4" office:value-type="float" office:value="-0.002563">
            <text:p>-0.002563</text:p>
          </table:table-cell>
          <table:table-cell office:value-type="float" office:value="-0.001021">
            <text:p>-0.001021</text:p>
          </table:table-cell>
          <table:table-cell table:number-columns-repeated="9" office:value-type="float" office:value="0.000522">
            <text:p>0.000522</text:p>
          </table:table-cell>
          <table:table-cell office:value-type="float" office:value="0.000563">
            <text:p>0.000563</text:p>
          </table:table-cell>
          <table:table-cell table:number-columns-repeated="9" office:value-type="float" office:value="0.000603">
            <text:p>0.000603</text:p>
          </table:table-cell>
          <table:table-cell office:value-type="float" office:value="0.000302">
            <text:p>0.000302</text:p>
          </table:table-cell>
          <table:table-cell table:number-columns-repeated="30"/>
        </table:table-row>
        <table:table-row table:style-name="ro5">
          <table:table-cell office:value-type="string">
            <text:p>OTH</text:p>
          </table:table-cell>
          <table:table-cell table:style-name="ce14" office:value-type="float" office:value="0.014276">
            <text:p>0.014276</text:p>
          </table:table-cell>
          <table:table-cell office:value-type="float" office:value="0.011656">
            <text:p>0.011656</text:p>
          </table:table-cell>
          <table:table-cell office:value-type="float" office:value="0.008937">
            <text:p>0.008937</text:p>
          </table:table-cell>
          <table:table-cell office:value-type="float" office:value="0.006443">
            <text:p>0.006443</text:p>
          </table:table-cell>
          <table:table-cell office:value-type="float" office:value="0.002685">
            <text:p>0.002685</text:p>
          </table:table-cell>
          <table:table-cell table:number-columns-repeated="4" office:value-type="float" office:value="0.000747">
            <text:p>0.000747</text:p>
          </table:table-cell>
          <table:table-cell office:value-type="float" office:value="-0.000145">
            <text:p>-0.000145</text:p>
          </table:table-cell>
          <table:table-cell table:number-columns-repeated="9" office:value-type="float" office:value="-0.001036">
            <text:p>-0.001036</text:p>
          </table:table-cell>
          <table:table-cell office:value-type="float" office:value="-0.000272">
            <text:p>-0.000272</text:p>
          </table:table-cell>
          <table:table-cell table:number-columns-repeated="9" office:value-type="float" office:value="0.000492">
            <text:p>0.000492</text:p>
          </table:table-cell>
          <table:table-cell office:value-type="float" office:value="0.000246">
            <text:p>0.000246</text:p>
          </table:table-cell>
          <table:table-cell table:number-columns-repeated="30"/>
        </table:table-row>
        <table:named-expressions/>
      </table:table>
      <table:table table:name="SLR_time_variant_Param" table:style-name="ta1" table:print="false">
        <table:table-column table:style-name="co1" table:number-columns-repeated="122" table:default-cell-style-name="ce1"/>
        <table:table-column table:style-name="co1" table:number-columns-repeated="2" table:default-cell-style-name="Default"/>
        <table:table-row table:style-name="ro2">
          <table:table-cell/>
          <table:table-cell office:value-type="float" office:value="2005">
            <text:p>2005</text:p>
          </table:table-cell>
          <table:table-cell office:value-type="float" office:value="2015">
            <text:p>2015</text:p>
          </table:table-cell>
          <table:table-cell office:value-type="float" office:value="2025">
            <text:p>2025</text:p>
          </table:table-cell>
          <table:table-cell office:value-type="float" office:value="2035">
            <text:p>2035</text:p>
          </table:table-cell>
          <table:table-cell office:value-type="float" office:value="2045">
            <text:p>2045</text:p>
          </table:table-cell>
          <table:table-cell office:value-type="float" office:value="2055">
            <text:p>2055</text:p>
          </table:table-cell>
          <table:table-cell office:value-type="float" office:value="2065">
            <text:p>2065</text:p>
          </table:table-cell>
          <table:table-cell office:value-type="float" office:value="2075">
            <text:p>2075</text:p>
          </table:table-cell>
          <table:table-cell office:value-type="float" office:value="2085">
            <text:p>2085</text:p>
          </table:table-cell>
          <table:table-cell office:value-type="float" office:value="2095">
            <text:p>2095</text:p>
          </table:table-cell>
          <table:table-cell office:value-type="float" office:value="2105">
            <text:p>2105</text:p>
          </table:table-cell>
          <table:table-cell office:value-type="float" office:value="2115">
            <text:p>2115</text:p>
          </table:table-cell>
          <table:table-cell office:value-type="float" office:value="2125">
            <text:p>2125</text:p>
          </table:table-cell>
          <table:table-cell office:value-type="float" office:value="2135">
            <text:p>2135</text:p>
          </table:table-cell>
          <table:table-cell office:value-type="float" office:value="2145">
            <text:p>2145</text:p>
          </table:table-cell>
          <table:table-cell office:value-type="float" office:value="2155">
            <text:p>2155</text:p>
          </table:table-cell>
          <table:table-cell office:value-type="float" office:value="2165">
            <text:p>2165</text:p>
          </table:table-cell>
          <table:table-cell office:value-type="float" office:value="2175">
            <text:p>2175</text:p>
          </table:table-cell>
          <table:table-cell office:value-type="float" office:value="2185">
            <text:p>2185</text:p>
          </table:table-cell>
          <table:table-cell office:value-type="float" office:value="2195">
            <text:p>2195</text:p>
          </table:table-cell>
          <table:table-cell office:value-type="float" office:value="2205">
            <text:p>2205</text:p>
          </table:table-cell>
          <table:table-cell office:value-type="float" office:value="2215">
            <text:p>2215</text:p>
          </table:table-cell>
          <table:table-cell office:value-type="float" office:value="2225">
            <text:p>2225</text:p>
          </table:table-cell>
          <table:table-cell office:value-type="float" office:value="2235">
            <text:p>2235</text:p>
          </table:table-cell>
          <table:table-cell office:value-type="float" office:value="2245">
            <text:p>2245</text:p>
          </table:table-cell>
          <table:table-cell office:value-type="float" office:value="2255">
            <text:p>2255</text:p>
          </table:table-cell>
          <table:table-cell office:value-type="float" office:value="2265">
            <text:p>2265</text:p>
          </table:table-cell>
          <table:table-cell office:value-type="float" office:value="2275">
            <text:p>2275</text:p>
          </table:table-cell>
          <table:table-cell office:value-type="float" office:value="2285">
            <text:p>2285</text:p>
          </table:table-cell>
          <table:table-cell office:value-type="float" office:value="2295">
            <text:p>2295</text:p>
          </table:table-cell>
          <table:table-cell office:value-type="float" office:value="2305">
            <text:p>2305</text:p>
          </table:table-cell>
          <table:table-cell office:value-type="float" office:value="2315">
            <text:p>2315</text:p>
          </table:table-cell>
          <table:table-cell office:value-type="float" office:value="2325">
            <text:p>2325</text:p>
          </table:table-cell>
          <table:table-cell office:value-type="float" office:value="2335">
            <text:p>2335</text:p>
          </table:table-cell>
          <table:table-cell office:value-type="float" office:value="2345">
            <text:p>2345</text:p>
          </table:table-cell>
          <table:table-cell office:value-type="float" office:value="2355">
            <text:p>2355</text:p>
          </table:table-cell>
          <table:table-cell office:value-type="float" office:value="2365">
            <text:p>2365</text:p>
          </table:table-cell>
          <table:table-cell office:value-type="float" office:value="2375">
            <text:p>2375</text:p>
          </table:table-cell>
          <table:table-cell office:value-type="float" office:value="2385">
            <text:p>2385</text:p>
          </table:table-cell>
          <table:table-cell office:value-type="float" office:value="2395">
            <text:p>2395</text:p>
          </table:table-cell>
          <table:table-cell office:value-type="float" office:value="2405">
            <text:p>2405</text:p>
          </table:table-cell>
          <table:table-cell office:value-type="float" office:value="2415">
            <text:p>2415</text:p>
          </table:table-cell>
          <table:table-cell office:value-type="float" office:value="2425">
            <text:p>2425</text:p>
          </table:table-cell>
          <table:table-cell office:value-type="float" office:value="2435">
            <text:p>2435</text:p>
          </table:table-cell>
          <table:table-cell office:value-type="float" office:value="2445">
            <text:p>2445</text:p>
          </table:table-cell>
          <table:table-cell office:value-type="float" office:value="2455">
            <text:p>2455</text:p>
          </table:table-cell>
          <table:table-cell office:value-type="float" office:value="2465">
            <text:p>2465</text:p>
          </table:table-cell>
          <table:table-cell office:value-type="float" office:value="2475">
            <text:p>2475</text:p>
          </table:table-cell>
          <table:table-cell office:value-type="float" office:value="2485">
            <text:p>2485</text:p>
          </table:table-cell>
          <table:table-cell office:value-type="float" office:value="2495">
            <text:p>2495</text:p>
          </table:table-cell>
          <table:table-cell office:value-type="float" office:value="2505">
            <text:p>2505</text:p>
          </table:table-cell>
          <table:table-cell office:value-type="float" office:value="2515">
            <text:p>2515</text:p>
          </table:table-cell>
          <table:table-cell office:value-type="float" office:value="2525">
            <text:p>2525</text:p>
          </table:table-cell>
          <table:table-cell office:value-type="float" office:value="2535">
            <text:p>2535</text:p>
          </table:table-cell>
          <table:table-cell office:value-type="float" office:value="2545">
            <text:p>2545</text:p>
          </table:table-cell>
          <table:table-cell office:value-type="float" office:value="2555">
            <text:p>2555</text:p>
          </table:table-cell>
          <table:table-cell office:value-type="float" office:value="2565">
            <text:p>2565</text:p>
          </table:table-cell>
          <table:table-cell office:value-type="float" office:value="2575">
            <text:p>2575</text:p>
          </table:table-cell>
          <table:table-cell office:value-type="float" office:value="2585">
            <text:p>2585</text:p>
          </table:table-cell>
          <table:table-cell office:value-type="float" office:value="2595">
            <text:p>2595</text:p>
          </table:table-cell>
          <table:table-cell office:value-type="float" office:value="2605">
            <text:p>2605</text:p>
          </table:table-cell>
          <table:table-cell office:value-type="float" office:value="2615">
            <text:p>2615</text:p>
          </table:table-cell>
          <table:table-cell office:value-type="float" office:value="2625">
            <text:p>2625</text:p>
          </table:table-cell>
          <table:table-cell office:value-type="float" office:value="2635">
            <text:p>2635</text:p>
          </table:table-cell>
          <table:table-cell office:value-type="float" office:value="2645">
            <text:p>2645</text:p>
          </table:table-cell>
          <table:table-cell office:value-type="float" office:value="2655">
            <text:p>2655</text:p>
          </table:table-cell>
          <table:table-cell office:value-type="float" office:value="2665">
            <text:p>2665</text:p>
          </table:table-cell>
          <table:table-cell office:value-type="float" office:value="2675">
            <text:p>2675</text:p>
          </table:table-cell>
          <table:table-cell office:value-type="float" office:value="2685">
            <text:p>2685</text:p>
          </table:table-cell>
          <table:table-cell office:value-type="float" office:value="2695">
            <text:p>2695</text:p>
          </table:table-cell>
          <table:table-cell office:value-type="float" office:value="2705">
            <text:p>2705</text:p>
          </table:table-cell>
          <table:table-cell office:value-type="float" office:value="2715">
            <text:p>2715</text:p>
          </table:table-cell>
          <table:table-cell office:value-type="float" office:value="2725">
            <text:p>2725</text:p>
          </table:table-cell>
          <table:table-cell office:value-type="float" office:value="2735">
            <text:p>2735</text:p>
          </table:table-cell>
          <table:table-cell office:value-type="float" office:value="2745">
            <text:p>2745</text:p>
          </table:table-cell>
          <table:table-cell office:value-type="float" office:value="2755">
            <text:p>2755</text:p>
          </table:table-cell>
          <table:table-cell office:value-type="float" office:value="2765">
            <text:p>2765</text:p>
          </table:table-cell>
          <table:table-cell office:value-type="float" office:value="2775">
            <text:p>2775</text:p>
          </table:table-cell>
          <table:table-cell office:value-type="float" office:value="2785">
            <text:p>2785</text:p>
          </table:table-cell>
          <table:table-cell office:value-type="float" office:value="2795">
            <text:p>2795</text:p>
          </table:table-cell>
          <table:table-cell office:value-type="float" office:value="2805">
            <text:p>2805</text:p>
          </table:table-cell>
          <table:table-cell office:value-type="float" office:value="2815">
            <text:p>2815</text:p>
          </table:table-cell>
          <table:table-cell office:value-type="float" office:value="2825">
            <text:p>2825</text:p>
          </table:table-cell>
          <table:table-cell office:value-type="float" office:value="2835">
            <text:p>2835</text:p>
          </table:table-cell>
          <table:table-cell office:value-type="float" office:value="2845">
            <text:p>2845</text:p>
          </table:table-cell>
          <table:table-cell office:value-type="float" office:value="2855">
            <text:p>2855</text:p>
          </table:table-cell>
          <table:table-cell office:value-type="float" office:value="2865">
            <text:p>2865</text:p>
          </table:table-cell>
          <table:table-cell office:value-type="float" office:value="2875">
            <text:p>2875</text:p>
          </table:table-cell>
          <table:table-cell office:value-type="float" office:value="2885">
            <text:p>2885</text:p>
          </table:table-cell>
          <table:table-cell office:value-type="float" office:value="2895">
            <text:p>2895</text:p>
          </table:table-cell>
          <table:table-cell office:value-type="float" office:value="2905">
            <text:p>2905</text:p>
          </table:table-cell>
          <table:table-cell office:value-type="float" office:value="2915">
            <text:p>2915</text:p>
          </table:table-cell>
          <table:table-cell office:value-type="float" office:value="2925">
            <text:p>2925</text:p>
          </table:table-cell>
          <table:table-cell office:value-type="float" office:value="2935">
            <text:p>2935</text:p>
          </table:table-cell>
          <table:table-cell office:value-type="float" office:value="2945">
            <text:p>2945</text:p>
          </table:table-cell>
          <table:table-cell office:value-type="float" office:value="2955">
            <text:p>2955</text:p>
          </table:table-cell>
          <table:table-cell office:value-type="float" office:value="2965">
            <text:p>2965</text:p>
          </table:table-cell>
          <table:table-cell office:value-type="float" office:value="2975">
            <text:p>2975</text:p>
          </table:table-cell>
          <table:table-cell office:value-type="float" office:value="2985">
            <text:p>2985</text:p>
          </table:table-cell>
          <table:table-cell office:value-type="float" office:value="2995">
            <text:p>2995</text:p>
          </table:table-cell>
          <table:table-cell office:value-type="float" office:value="3005">
            <text:p>3005</text:p>
          </table:table-cell>
          <table:table-cell office:value-type="float" office:value="3015">
            <text:p>3015</text:p>
          </table:table-cell>
          <table:table-cell office:value-type="float" office:value="3025">
            <text:p>3025</text:p>
          </table:table-cell>
          <table:table-cell office:value-type="float" office:value="3035">
            <text:p>3035</text:p>
          </table:table-cell>
          <table:table-cell office:value-type="float" office:value="3045">
            <text:p>3045</text:p>
          </table:table-cell>
          <table:table-cell office:value-type="float" office:value="3055">
            <text:p>3055</text:p>
          </table:table-cell>
          <table:table-cell office:value-type="float" office:value="3065">
            <text:p>3065</text:p>
          </table:table-cell>
          <table:table-cell office:value-type="float" office:value="3075">
            <text:p>3075</text:p>
          </table:table-cell>
          <table:table-cell office:value-type="float" office:value="3085">
            <text:p>3085</text:p>
          </table:table-cell>
          <table:table-cell office:value-type="float" office:value="3095">
            <text:p>3095</text:p>
          </table:table-cell>
          <table:table-cell office:value-type="float" office:value="3105">
            <text:p>3105</text:p>
          </table:table-cell>
          <table:table-cell office:value-type="float" office:value="3115">
            <text:p>3115</text:p>
          </table:table-cell>
          <table:table-cell office:value-type="float" office:value="3125">
            <text:p>3125</text:p>
          </table:table-cell>
          <table:table-cell office:value-type="float" office:value="3135">
            <text:p>3135</text:p>
          </table:table-cell>
          <table:table-cell office:value-type="float" office:value="3145">
            <text:p>3145</text:p>
          </table:table-cell>
          <table:table-cell office:value-type="float" office:value="3155">
            <text:p>3155</text:p>
          </table:table-cell>
          <table:table-cell office:value-type="float" office:value="3165">
            <text:p>3165</text:p>
          </table:table-cell>
          <table:table-cell office:value-type="float" office:value="3175">
            <text:p>3175</text:p>
          </table:table-cell>
          <table:table-cell office:value-type="float" office:value="3185">
            <text:p>3185</text:p>
          </table:table-cell>
          <table:table-cell office:value-type="float" office:value="3195">
            <text:p>3195</text:p>
          </table:table-cell>
          <table:table-cell office:value-type="float" office:value="3205">
            <text:p>3205</text:p>
          </table:table-cell>
          <table:table-cell table:number-columns-repeated="2"/>
        </table:table-row>
        <table:table-row table:style-name="ro2">
          <table:table-cell office:value-type="string">
            <text:p>SLR_p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28">
            <text:p>0.28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46">
            <text:p>0.46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 office:value-type="float" office:value="0.90865">
            <text:p>0.90865</text:p>
          </table:table-cell>
          <table:table-cell office:value-type="float" office:value="1.04">
            <text:p>1.04</text:p>
          </table:table-cell>
          <table:table-cell office:value-type="float" office:value="1.18">
            <text:p>1.18</text:p>
          </table:table-cell>
          <table:table-cell office:value-type="float" office:value="1.33">
            <text:p>1.33</text:p>
          </table:table-cell>
          <table:table-cell office:value-type="float" office:value="1.48">
            <text:p>1.48</text:p>
          </table:table-cell>
          <table:table-cell office:value-type="float" office:value="1.65">
            <text:p>1.65</text:p>
          </table:table-cell>
          <table:table-cell office:value-type="float" office:value="1.81">
            <text:p>1.81</text:p>
          </table:table-cell>
          <table:table-cell office:value-type="float" office:value="1.99">
            <text:p>1.99</text:p>
          </table:table-cell>
          <table:table-cell office:value-type="float" office:value="2.17">
            <text:p>2.17</text:p>
          </table:table-cell>
          <table:table-cell office:value-type="float" office:value="2.35">
            <text:p>2.35</text:p>
          </table:table-cell>
          <table:table-cell office:value-type="float" office:value="2.54">
            <text:p>2.54</text:p>
          </table:table-cell>
          <table:table-cell office:value-type="float" office:value="2.74">
            <text:p>2.74</text:p>
          </table:table-cell>
          <table:table-cell office:value-type="float" office:value="2.94">
            <text:p>2.94</text:p>
          </table:table-cell>
          <table:table-cell office:value-type="float" office:value="3.14">
            <text:p>3.14</text:p>
          </table:table-cell>
          <table:table-cell office:value-type="float" office:value="3.35">
            <text:p>3.35</text:p>
          </table:table-cell>
          <table:table-cell office:value-type="float" office:value="3.56">
            <text:p>3.56</text:p>
          </table:table-cell>
          <table:table-cell office:value-type="float" office:value="3.76">
            <text:p>3.76</text:p>
          </table:table-cell>
          <table:table-cell office:value-type="float" office:value="3.96">
            <text:p>3.96</text:p>
          </table:table-cell>
          <table:table-cell office:value-type="float" office:value="4.16">
            <text:p>4.16</text:p>
          </table:table-cell>
          <table:table-cell office:value-type="float" office:value="4.35">
            <text:p>4.35</text:p>
          </table:table-cell>
          <table:table-cell office:value-type="float" office:value="4.54">
            <text:p>4.54</text:p>
          </table:table-cell>
          <table:table-cell office:value-type="float" office:value="4.72">
            <text:p>4.72</text:p>
          </table:table-cell>
          <table:table-cell office:value-type="float" office:value="4.9">
            <text:p>4.9</text:p>
          </table:table-cell>
          <table:table-cell office:value-type="float" office:value="5.07">
            <text:p>5.07</text:p>
          </table:table-cell>
          <table:table-cell office:value-type="float" office:value="5.24">
            <text:p>5.24</text:p>
          </table:table-cell>
          <table:table-cell office:value-type="float" office:value="5.4">
            <text:p>5.4</text:p>
          </table:table-cell>
          <table:table-cell office:value-type="float" office:value="5.56">
            <text:p>5.56</text:p>
          </table:table-cell>
          <table:table-cell office:value-type="float" office:value="5.72">
            <text:p>5.72</text:p>
          </table:table-cell>
          <table:table-cell office:value-type="float" office:value="5.88">
            <text:p>5.88</text:p>
          </table:table-cell>
          <table:table-cell office:value-type="float" office:value="6.03">
            <text:p>6.03</text:p>
          </table:table-cell>
          <table:table-cell office:value-type="float" office:value="6.18">
            <text:p>6.18</text:p>
          </table:table-cell>
          <table:table-cell office:value-type="float" office:value="6.32">
            <text:p>6.32</text:p>
          </table:table-cell>
          <table:table-cell office:value-type="float" office:value="6.47">
            <text:p>6.47</text:p>
          </table:table-cell>
          <table:table-cell office:value-type="float" office:value="6.61">
            <text:p>6.61</text:p>
          </table:table-cell>
          <table:table-cell office:value-type="float" office:value="6.75">
            <text:p>6.75</text:p>
          </table:table-cell>
          <table:table-cell office:value-type="float" office:value="6.89">
            <text:p>6.89</text:p>
          </table:table-cell>
          <table:table-cell office:value-type="float" office:value="7.03">
            <text:p>7.03</text:p>
          </table:table-cell>
          <table:table-cell office:value-type="float" office:value="7.17">
            <text:p>7.17</text:p>
          </table:table-cell>
          <table:table-cell office:value-type="float" office:value="7.3">
            <text:p>7.3</text:p>
          </table:table-cell>
          <table:table-cell office:value-type="float" office:value="7.44">
            <text:p>7.44</text:p>
          </table:table-cell>
          <table:table-cell office:value-type="float" office:value="7.57">
            <text:p>7.57</text:p>
          </table:table-cell>
          <table:table-cell office:value-type="float" office:value="7.7">
            <text:p>7.7</text:p>
          </table:table-cell>
          <table:table-cell office:value-type="float" office:value="7.83">
            <text:p>7.83</text:p>
          </table:table-cell>
          <table:table-cell office:value-type="float" office:value="7.96">
            <text:p>7.96</text:p>
          </table:table-cell>
          <table:table-cell office:value-type="float" office:value="8.09">
            <text:p>8.09</text:p>
          </table:table-cell>
          <table:table-cell office:value-type="float" office:value="8.21">
            <text:p>8.21</text:p>
          </table:table-cell>
          <table:table-cell office:value-type="float" office:value="8.34">
            <text:p>8.34</text:p>
          </table:table-cell>
          <table:table-cell office:value-type="float" office:value="8.46">
            <text:p>8.46</text:p>
          </table:table-cell>
          <table:table-cell office:value-type="float" office:value="8.59">
            <text:p>8.59</text:p>
          </table:table-cell>
          <table:table-cell office:value-type="float" office:value="8.7">
            <text:p>8.7</text:p>
          </table:table-cell>
          <table:table-cell office:value-type="float" office:value="8.82">
            <text:p>8.82</text:p>
          </table:table-cell>
          <table:table-cell office:value-type="float" office:value="8.94">
            <text:p>8.94</text:p>
          </table:table-cell>
          <table:table-cell office:value-type="float" office:value="9.05">
            <text:p>9.05</text:p>
          </table:table-cell>
          <table:table-cell office:value-type="float" office:value="9.16">
            <text:p>9.16</text:p>
          </table:table-cell>
          <table:table-cell office:value-type="float" office:value="9.27">
            <text:p>9.27</text:p>
          </table:table-cell>
          <table:table-cell office:value-type="float" office:value="9.38">
            <text:p>9.38</text:p>
          </table:table-cell>
          <table:table-cell office:value-type="float" office:value="9.48">
            <text:p>9.48</text:p>
          </table:table-cell>
          <table:table-cell office:value-type="float" office:value="9.59">
            <text:p>9.59</text:p>
          </table:table-cell>
          <table:table-cell office:value-type="float" office:value="9.69">
            <text:p>9.69</text:p>
          </table:table-cell>
          <table:table-cell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10">
            <text:p>10</text:p>
          </table:table-cell>
          <table:table-cell office:value-type="float" office:value="10.1">
            <text:p>10.1</text:p>
          </table:table-cell>
          <table:table-cell office:value-type="float" office:value="10.2">
            <text:p>10.2</text:p>
          </table:table-cell>
          <table:table-cell office:value-type="float" office:value="10.3">
            <text:p>10.3</text:p>
          </table:table-cell>
          <table:table-cell office:value-type="float" office:value="10.4">
            <text:p>10.4</text:p>
          </table:table-cell>
          <table:table-cell office:value-type="float" office:value="10.5">
            <text:p>10.5</text:p>
          </table:table-cell>
          <table:table-cell office:value-type="float" office:value="10.59">
            <text:p>10.59</text:p>
          </table:table-cell>
          <table:table-cell office:value-type="float" office:value="10.69">
            <text:p>10.69</text:p>
          </table:table-cell>
          <table:table-cell office:value-type="float" office:value="10.78">
            <text:p>10.78</text:p>
          </table:table-cell>
          <table:table-cell office:value-type="float" office:value="10.88">
            <text:p>10.88</text:p>
          </table:table-cell>
          <table:table-cell office:value-type="float" office:value="10.97">
            <text:p>10.97</text:p>
          </table:table-cell>
          <table:table-cell office:value-type="float" office:value="11.06">
            <text:p>11.06</text:p>
          </table:table-cell>
          <table:table-cell office:value-type="float" office:value="11.15">
            <text:p>11.15</text:p>
          </table:table-cell>
          <table:table-cell office:value-type="float" office:value="11.24">
            <text:p>11.24</text:p>
          </table:table-cell>
          <table:table-cell office:value-type="float" office:value="11.33">
            <text:p>11.33</text:p>
          </table:table-cell>
          <table:table-cell office:value-type="float" office:value="11.42">
            <text:p>11.42</text:p>
          </table:table-cell>
          <table:table-cell office:value-type="float" office:value="11.51">
            <text:p>11.51</text:p>
          </table:table-cell>
          <table:table-cell office:value-type="float" office:value="11.6">
            <text:p>11.6</text:p>
          </table:table-cell>
          <table:table-cell office:value-type="float" office:value="11.68">
            <text:p>11.68</text:p>
          </table:table-cell>
          <table:table-cell office:value-type="float" office:value="11.77">
            <text:p>11.77</text:p>
          </table:table-cell>
          <table:table-cell office:value-type="float" office:value="11.85">
            <text:p>11.85</text:p>
          </table:table-cell>
          <table:table-cell office:value-type="float" office:value="11.94">
            <text:p>11.94</text:p>
          </table:table-cell>
          <table:table-cell office:value-type="float" office:value="12.02">
            <text:p>12.02</text:p>
          </table:table-cell>
          <table:table-cell office:value-type="float" office:value="12.1">
            <text:p>12.1</text:p>
          </table:table-cell>
          <table:table-cell office:value-type="float" office:value="12.19">
            <text:p>12.19</text:p>
          </table:table-cell>
          <table:table-cell office:value-type="float" office:value="12.27">
            <text:p>12.27</text:p>
          </table:table-cell>
          <table:table-cell office:value-type="float" office:value="12.35">
            <text:p>12.35</text:p>
          </table:table-cell>
          <table:table-cell office:value-type="float" office:value="12.43">
            <text:p>12.43</text:p>
          </table:table-cell>
          <table:table-cell office:value-type="float" office:value="12.51">
            <text:p>12.51</text:p>
          </table:table-cell>
          <table:table-cell office:value-type="float" office:value="12.59">
            <text:p>12.59</text:p>
          </table:table-cell>
          <table:table-cell office:value-type="float" office:value="12.66">
            <text:p>12.66</text:p>
          </table:table-cell>
          <table:table-cell office:value-type="float" office:value="12.74">
            <text:p>12.74</text:p>
          </table:table-cell>
          <table:table-cell office:value-type="float" office:value="12.82">
            <text:p>12.82</text:p>
          </table:table-cell>
          <table:table-cell office:value-type="float" office:value="12.89">
            <text:p>12.89</text:p>
          </table:table-cell>
          <table:table-cell office:value-type="float" office:value="12.97">
            <text:p>12.97</text:p>
          </table:table-cell>
          <table:table-cell office:value-type="float" office:value="13.04">
            <text:p>13.04</text:p>
          </table:table-cell>
          <table:table-cell office:value-type="float" office:value="13.12">
            <text:p>13.12</text:p>
          </table:table-cell>
          <table:table-cell office:value-type="float" office:value="13.19">
            <text:p>13.19</text:p>
          </table:table-cell>
          <table:table-cell office:value-type="float" office:value="13.26">
            <text:p>13.26</text:p>
          </table:table-cell>
          <table:table-cell office:value-type="float" office:value="13.34">
            <text:p>13.34</text:p>
          </table:table-cell>
          <table:table-cell office:value-type="float" office:value="13.41">
            <text:p>13.41</text:p>
          </table:table-cell>
          <table:table-cell office:value-type="float" office:value="13.48">
            <text:p>13.48</text:p>
          </table:table-cell>
          <table:table-cell office:value-type="float" office:value="13.55">
            <text:p>13.55</text:p>
          </table:table-cell>
          <table:table-cell office:value-type="float" office:value="13.62">
            <text:p>13.62</text:p>
          </table:table-cell>
          <table:table-cell office:value-type="float" office:value="13.69">
            <text:p>13.69</text:p>
          </table:table-cell>
          <table:table-cell office:value-type="float" office:value="13.76">
            <text:p>13.76</text:p>
          </table:table-cell>
          <table:table-cell office:value-type="float" office:value="13.82">
            <text:p>13.82</text:p>
          </table:table-cell>
          <table:table-cell office:value-type="float" office:value="13.89">
            <text:p>13.89</text:p>
          </table:table-cell>
          <table:table-cell office:value-type="float" office:value="13.96">
            <text:p>13.96</text:p>
          </table:table-cell>
          <table:table-cell/>
          <table:table-cell office:value-type="string">
            <text:p>Time variant parameter used to compute SLR (sea level rise) damages equation</text:p>
          </table:table-cell>
        </table:table-row>
        <table:named-expressions/>
      </table:table>
      <table:named-expressions>
        <table:named-expression table:name="solver_cvg_1" table:base-cell-address="$Time_Countries_invariant_Param.$A$1" table:expression="0"/>
        <table:named-expression table:name="solver_drv_1" table:base-cell-address="$Time_Countries_invariant_Param.$A$1" table:expression="0"/>
        <table:named-expression table:name="solver_est_1" table:base-cell-address="$Time_Countries_invariant_Param.$A$1" table:expression="0"/>
        <table:named-expression table:name="solver_itr_1" table:base-cell-address="$Time_Countries_invariant_Param.$A$1" table:expression="0"/>
        <table:named-expression table:name="solver_lin_1" table:base-cell-address="$Time_Countries_invariant_Param.$A$1" table:expression="0"/>
        <table:named-expression table:name="solver_neg_1" table:base-cell-address="$Time_Countries_invariant_Param.$A$1" table:expression="0"/>
        <table:named-expression table:name="solver_num_1" table:base-cell-address="$Time_Countries_invariant_Param.$A$1" table:expression="0"/>
        <table:named-expression table:name="solver_nwt_1" table:base-cell-address="$Time_Countries_invariant_Param.$A$1" table:expression="0"/>
        <table:named-expression table:name="solver_pre_1" table:base-cell-address="$Time_Countries_invariant_Param.$A$1" table:expression="0"/>
        <table:named-expression table:name="solver_scl_1" table:base-cell-address="$Time_Countries_invariant_Param.$A$1" table:expression="0"/>
        <table:named-expression table:name="solver_sho_1" table:base-cell-address="$Time_Countries_invariant_Param.$A$1" table:expression="0"/>
        <table:named-expression table:name="solver_tim_1" table:base-cell-address="$Time_Countries_invariant_Param.$A$1" table:expression="0"/>
        <table:named-expression table:name="solver_tol_1" table:base-cell-address="$Time_Countries_invariant_Param.$A$1" table:expression="0"/>
        <table:named-expression table:name="solver_typ_1" table:base-cell-address="$Time_Countries_invariant_Param.$A$1" table:expression="0"/>
        <table:named-expression table:name="solver_ver_1" table:base-cell-address="$Time_Countries_invariant_Param.$A$1" table:expression="0"/>
        <table:named-expression table:name="solveri_ISpPars_J11_1" table:base-cell-address="$Time_Countries_invariant_Param.$A$1" table:expression="0"/>
        <table:named-expression table:name="solveri_ISpPars_J12_1" table:base-cell-address="$Time_Countries_invariant_Param.$A$1" table:expression="0"/>
        <table:named-expression table:name="solveri_ISpPars_J14_1" table:base-cell-address="$Time_Countries_invariant_Param.$A$1" table:expression="0"/>
        <table:named-expression table:name="solveri_ISpPars_J17_1" table:base-cell-address="$Time_Countries_invariant_Param.$A$1" table:expression="0"/>
        <table:named-expression table:name="solveri_ISpPars_J18_1" table:base-cell-address="$Time_Countries_invariant_Param.$A$1" table:expression="0"/>
        <table:named-expression table:name="solveri_ISpPars_J21_1" table:base-cell-address="$Time_Countries_invariant_Param.$A$1" table:expression="0"/>
        <table:named-expression table:name="solveri_ISpPars_J23_1" table:base-cell-address="$Time_Countries_invariant_Param.$A$1" table:expression="0"/>
        <table:named-expression table:name="solver_cvg_2" table:base-cell-address="$Time_Countries_invariant_Param.$A$1" table:expression="0"/>
        <table:named-expression table:name="solver_drv_2" table:base-cell-address="$Time_Countries_invariant_Param.$A$1" table:expression="0"/>
        <table:named-expression table:name="solver_est_2" table:base-cell-address="$Time_Countries_invariant_Param.$A$1" table:expression="0"/>
        <table:named-expression table:name="solver_itr_2" table:base-cell-address="$Time_Countries_invariant_Param.$A$1" table:expression="0"/>
        <table:named-expression table:name="solver_lin_2" table:base-cell-address="$Time_Countries_invariant_Param.$A$1" table:expression="0"/>
        <table:named-expression table:name="solver_neg_2" table:base-cell-address="$Time_Countries_invariant_Param.$A$1" table:expression="0"/>
        <table:named-expression table:name="solver_num_2" table:base-cell-address="$Time_Countries_invariant_Param.$A$1" table:expression="0"/>
        <table:named-expression table:name="solver_nwt_2" table:base-cell-address="$Time_Countries_invariant_Param.$A$1" table:expression="0"/>
        <table:named-expression table:name="solver_pre_2" table:base-cell-address="$Time_Countries_invariant_Param.$A$1" table:expression="0"/>
        <table:named-expression table:name="solver_scl_2" table:base-cell-address="$Time_Countries_invariant_Param.$A$1" table:expression="0"/>
        <table:named-expression table:name="solver_sho_2" table:base-cell-address="$Time_Countries_invariant_Param.$A$1" table:expression="0"/>
        <table:named-expression table:name="solver_tim_2" table:base-cell-address="$Time_Countries_invariant_Param.$A$1" table:expression="0"/>
        <table:named-expression table:name="solver_tol_2" table:base-cell-address="$Time_Countries_invariant_Param.$A$1" table:expression="0"/>
        <table:named-expression table:name="solver_typ_2" table:base-cell-address="$Time_Countries_invariant_Param.$A$1" table:expression="0"/>
        <table:named-expression table:name="solver_ver_2" table:base-cell-address="$Time_Countries_invariant_Param.$A$1" table:expression="0"/>
        <table:named-expression table:name="solveri_ISpPars_J11_2" table:base-cell-address="$Time_Countries_invariant_Param.$A$1" table:expression="0"/>
        <table:named-expression table:name="solveri_ISpPars_J12_2" table:base-cell-address="$Time_Countries_invariant_Param.$A$1" table:expression="0"/>
        <table:named-expression table:name="solveri_ISpPars_J14_2" table:base-cell-address="$Time_Countries_invariant_Param.$A$1" table:expression="0"/>
        <table:named-expression table:name="solveri_ISpPars_J17_2" table:base-cell-address="$Time_Countries_invariant_Param.$A$1" table:expression="0"/>
        <table:named-expression table:name="solveri_ISpPars_J18_2" table:base-cell-address="$Time_Countries_invariant_Param.$A$1" table:expression="0"/>
        <table:named-expression table:name="solveri_ISpPars_J21_2" table:base-cell-address="$Time_Countries_invariant_Param.$A$1" table:expression="0"/>
        <table:named-expression table:name="solveri_ISpPars_J23_2" table:base-cell-address="$Time_Countries_invariant_Param.$A$1" table:expression="0"/>
        <table:named-expression table:name="solver_cvg_1_1" table:base-cell-address="$Time_Countries_invariant_Param.$A$1" table:expression="0"/>
        <table:named-expression table:name="solver_drv_1_1" table:base-cell-address="$Time_Countries_invariant_Param.$A$1" table:expression="0"/>
        <table:named-expression table:name="solver_est_1_1" table:base-cell-address="$Time_Countries_invariant_Param.$A$1" table:expression="0"/>
        <table:named-expression table:name="solver_itr_1_1" table:base-cell-address="$Time_Countries_invariant_Param.$A$1" table:expression="0"/>
        <table:named-expression table:name="solver_lin_1_1" table:base-cell-address="$Time_Countries_invariant_Param.$A$1" table:expression="0"/>
        <table:named-expression table:name="solver_neg_1_1" table:base-cell-address="$Time_Countries_invariant_Param.$A$1" table:expression="0"/>
        <table:named-expression table:name="solver_num_1_1" table:base-cell-address="$Time_Countries_invariant_Param.$A$1" table:expression="0"/>
        <table:named-expression table:name="solver_nwt_1_1" table:base-cell-address="$Time_Countries_invariant_Param.$A$1" table:expression="0"/>
        <table:named-expression table:name="solver_pre_1_1" table:base-cell-address="$Time_Countries_invariant_Param.$A$1" table:expression="0"/>
        <table:named-expression table:name="solver_scl_1_1" table:base-cell-address="$Time_Countries_invariant_Param.$A$1" table:expression="0"/>
        <table:named-expression table:name="solver_sho_1_1" table:base-cell-address="$Time_Countries_invariant_Param.$A$1" table:expression="0"/>
        <table:named-expression table:name="solver_tim_1_1" table:base-cell-address="$Time_Countries_invariant_Param.$A$1" table:expression="0"/>
        <table:named-expression table:name="solver_tol_1_1" table:base-cell-address="$Time_Countries_invariant_Param.$A$1" table:expression="0"/>
        <table:named-expression table:name="solver_typ_1_1" table:base-cell-address="$Time_Countries_invariant_Param.$A$1" table:expression="0"/>
        <table:named-expression table:name="solver_ver_1_1" table:base-cell-address="$Time_Countries_invariant_Param.$A$1" table:expression="0"/>
        <table:named-expression table:name="solveri_ISpPars_J11_1_1" table:base-cell-address="$Time_Countries_invariant_Param.$A$1" table:expression="0"/>
        <table:named-expression table:name="solveri_ISpPars_J12_1_1" table:base-cell-address="$Time_Countries_invariant_Param.$A$1" table:expression="0"/>
        <table:named-expression table:name="solveri_ISpPars_J14_1_1" table:base-cell-address="$Time_Countries_invariant_Param.$A$1" table:expression="0"/>
        <table:named-expression table:name="solveri_ISpPars_J17_1_1" table:base-cell-address="$Time_Countries_invariant_Param.$A$1" table:expression="0"/>
        <table:named-expression table:name="solveri_ISpPars_J18_1_1" table:base-cell-address="$Time_Countries_invariant_Param.$A$1" table:expression="0"/>
        <table:named-expression table:name="solveri_ISpPars_J21_1_1" table:base-cell-address="$Time_Countries_invariant_Param.$A$1" table:expression="0"/>
        <table:named-expression table:name="solveri_ISpPars_J23_1_1" table:base-cell-address="$Time_Countries_invariant_Param.$A$1" table:expression="0"/>
        <table:named-expression table:name="solver_cvg_2_1" table:base-cell-address="$Time_Countries_invariant_Param.$A$1" table:expression="0"/>
        <table:named-expression table:name="solver_drv_2_1" table:base-cell-address="$Time_Countries_invariant_Param.$A$1" table:expression="0"/>
        <table:named-expression table:name="solver_est_2_1" table:base-cell-address="$Time_Countries_invariant_Param.$A$1" table:expression="0"/>
        <table:named-expression table:name="solver_itr_2_1" table:base-cell-address="$Time_Countries_invariant_Param.$A$1" table:expression="0"/>
        <table:named-expression table:name="solver_lin_2_1" table:base-cell-address="$Time_Countries_invariant_Param.$A$1" table:expression="0"/>
        <table:named-expression table:name="solver_neg_2_1" table:base-cell-address="$Time_Countries_invariant_Param.$A$1" table:expression="0"/>
        <table:named-expression table:name="solver_num_2_1" table:base-cell-address="$Time_Countries_invariant_Param.$A$1" table:expression="0"/>
        <table:named-expression table:name="solver_nwt_2_1" table:base-cell-address="$Time_Countries_invariant_Param.$A$1" table:expression="0"/>
        <table:named-expression table:name="solver_pre_2_1" table:base-cell-address="$Time_Countries_invariant_Param.$A$1" table:expression="0"/>
        <table:named-expression table:name="solver_scl_2_1" table:base-cell-address="$Time_Countries_invariant_Param.$A$1" table:expression="0"/>
        <table:named-expression table:name="solver_sho_2_1" table:base-cell-address="$Time_Countries_invariant_Param.$A$1" table:expression="0"/>
        <table:named-expression table:name="solver_tim_2_1" table:base-cell-address="$Time_Countries_invariant_Param.$A$1" table:expression="0"/>
        <table:named-expression table:name="solver_tol_2_1" table:base-cell-address="$Time_Countries_invariant_Param.$A$1" table:expression="0"/>
        <table:named-expression table:name="solver_typ_2_1" table:base-cell-address="$Time_Countries_invariant_Param.$A$1" table:expression="0"/>
        <table:named-expression table:name="solver_ver_2_1" table:base-cell-address="$Time_Countries_invariant_Param.$A$1" table:expression="0"/>
        <table:named-expression table:name="solveri_ISpPars_J11_2_1" table:base-cell-address="$Time_Countries_invariant_Param.$A$1" table:expression="0"/>
        <table:named-expression table:name="solveri_ISpPars_J12_2_1" table:base-cell-address="$Time_Countries_invariant_Param.$A$1" table:expression="0"/>
        <table:named-expression table:name="solveri_ISpPars_J14_2_1" table:base-cell-address="$Time_Countries_invariant_Param.$A$1" table:expression="0"/>
        <table:named-expression table:name="solveri_ISpPars_J17_2_1" table:base-cell-address="$Time_Countries_invariant_Param.$A$1" table:expression="0"/>
        <table:named-expression table:name="solveri_ISpPars_J18_2_1" table:base-cell-address="$Time_Countries_invariant_Param.$A$1" table:expression="0"/>
        <table:named-expression table:name="solveri_ISpPars_J21_2_1" table:base-cell-address="$Time_Countries_invariant_Param.$A$1" table:expression="0"/>
        <table:named-expression table:name="solveri_ISpPars_J23_2_1" table:base-cell-address="$Time_Countries_invariant_Param.$A$1" table:expression="0"/>
        <table:named-expression table:name="solver_cvg_1_1_1" table:base-cell-address="$Time_Countries_invariant_Param.$A$1" table:expression="0"/>
        <table:named-expression table:name="solver_drv_1_1_1" table:base-cell-address="$Time_Countries_invariant_Param.$A$1" table:expression="0"/>
        <table:named-expression table:name="solver_est_1_1_1" table:base-cell-address="$Time_Countries_invariant_Param.$A$1" table:expression="0"/>
        <table:named-expression table:name="solver_itr_1_1_1" table:base-cell-address="$Time_Countries_invariant_Param.$A$1" table:expression="0"/>
        <table:named-expression table:name="solver_lin_1_1_1" table:base-cell-address="$Time_Countries_invariant_Param.$A$1" table:expression="0"/>
        <table:named-expression table:name="solver_neg_1_1_1" table:base-cell-address="$Time_Countries_invariant_Param.$A$1" table:expression="0"/>
        <table:named-expression table:name="solver_num_1_1_1" table:base-cell-address="$Time_Countries_invariant_Param.$A$1" table:expression="0"/>
        <table:named-expression table:name="solver_nwt_1_1_1" table:base-cell-address="$Time_Countries_invariant_Param.$A$1" table:expression="0"/>
        <table:named-expression table:name="solver_pre_1_1_1" table:base-cell-address="$Time_Countries_invariant_Param.$A$1" table:expression="0"/>
        <table:named-expression table:name="solver_scl_1_1_1" table:base-cell-address="$Time_Countries_invariant_Param.$A$1" table:expression="0"/>
        <table:named-expression table:name="solver_sho_1_1_1" table:base-cell-address="$Time_Countries_invariant_Param.$A$1" table:expression="0"/>
        <table:named-expression table:name="solver_tim_1_1_1" table:base-cell-address="$Time_Countries_invariant_Param.$A$1" table:expression="0"/>
        <table:named-expression table:name="solver_tol_1_1_1" table:base-cell-address="$Time_Countries_invariant_Param.$A$1" table:expression="0"/>
        <table:named-expression table:name="solver_typ_1_1_1" table:base-cell-address="$Time_Countries_invariant_Param.$A$1" table:expression="0"/>
        <table:named-expression table:name="solver_ver_1_1_1" table:base-cell-address="$Time_Countries_invariant_Param.$A$1" table:expression="0"/>
        <table:named-expression table:name="param_cuthi_1" table:base-cell-address="$Time_Countries_invariant_Param.$A$1" table:expression="0"/>
        <table:named-expression table:name="param_cutlo_1" table:base-cell-address="$Time_Countries_invariant_Param.$A$1" table:expression="0"/>
        <table:named-expression table:name="param_epstep_1" table:base-cell-address="$Time_Countries_invariant_Param.$A$1" table:expression="0"/>
        <table:named-expression table:name="param_iisbnd_1" table:base-cell-address="$Time_Countries_invariant_Param.$A$1" table:expression="0"/>
        <table:named-expression table:name="Excel_BuiltIn_Print_Area_1" table:base-cell-address="$Time_Countries_invariant_Param.$A$1" table:expression="0"/>
        <table:named-expression table:name="solver_adj_1" table:base-cell-address="$Time_Countries_invariant_Param.$A$1" table:expression="0"/>
        <table:named-expression table:name="solver_adj_ob_1" table:base-cell-address="$Time_Countries_invariant_Param.$A$1" table:expression="0"/>
        <table:named-expression table:name="solver_adj_ob1_1" table:base-cell-address="$Time_Countries_invariant_Param.$A$1" table:expression="0"/>
        <table:named-expression table:name="solver_cha_1" table:base-cell-address="$Time_Countries_invariant_Param.$A$1" table:expression="0"/>
        <table:named-expression table:name="solver_chc1_1" table:base-cell-address="$Time_Countries_invariant_Param.$A$1" table:expression="0"/>
        <table:named-expression table:name="solver_chc2_1" table:base-cell-address="$Time_Countries_invariant_Param.$A$1" table:expression="0"/>
        <table:named-expression table:name="solver_chn_1" table:base-cell-address="$Time_Countries_invariant_Param.$A$1" table:expression="0"/>
        <table:named-expression table:name="solver_chp1_1" table:base-cell-address="$Time_Countries_invariant_Param.$A$1" table:expression="0"/>
        <table:named-expression table:name="solver_chp2_1" table:base-cell-address="$Time_Countries_invariant_Param.$A$1" table:expression="0"/>
        <table:named-expression table:name="solver_cht_1" table:base-cell-address="$Time_Countries_invariant_Param.$A$1" table:expression="0"/>
        <table:named-expression table:name="solver_cir1_1" table:base-cell-address="$Time_Countries_invariant_Param.$A$1" table:expression="0"/>
        <table:named-expression table:name="solver_cir2_1" table:base-cell-address="$Time_Countries_invariant_Param.$A$1" table:expression="0"/>
        <table:named-expression table:name="solver_con_1" table:base-cell-address="$Time_Countries_invariant_Param.$A$1" table:expression="0"/>
        <table:named-expression table:name="solver_con1_1" table:base-cell-address="$Time_Countries_invariant_Param.$A$1" table:expression="0"/>
        <table:named-expression table:name="solver_con2_1" table:base-cell-address="$Time_Countries_invariant_Param.$A$1" table:expression="0"/>
        <table:named-expression table:name="solver_cvg_2_1_1" table:base-cell-address="$Time_Countries_invariant_Param.$A$1" table:expression="0"/>
        <table:named-expression table:name="solver_dia_1" table:base-cell-address="$Time_Countries_invariant_Param.$A$1" table:expression="0"/>
        <table:named-expression table:name="solver_drv_2_1_1" table:base-cell-address="$Time_Countries_invariant_Param.$A$1" table:expression="0"/>
        <table:named-expression table:name="solver_eng_1" table:base-cell-address="$Time_Countries_invariant_Param.$A$1" table:expression="0"/>
        <table:named-expression table:name="solver_est_2_1_1" table:base-cell-address="$Time_Countries_invariant_Param.$A$1" table:expression="0"/>
        <table:named-expression table:name="solver_iao_1" table:base-cell-address="$Time_Countries_invariant_Param.$A$1" table:expression="0"/>
        <table:named-expression table:name="solver_int_1" table:base-cell-address="$Time_Countries_invariant_Param.$A$1" table:expression="0"/>
        <table:named-expression table:name="solver_irs_1" table:base-cell-address="$Time_Countries_invariant_Param.$A$1" table:expression="0"/>
        <table:named-expression table:name="solver_ism_1" table:base-cell-address="$Time_Countries_invariant_Param.$A$1" table:expression="0"/>
        <table:named-expression table:name="solver_itr_2_1_1" table:base-cell-address="$Time_Countries_invariant_Param.$A$1" table:expression="0"/>
        <table:named-expression table:name="solver_kiv_1" table:base-cell-address="$Time_Countries_invariant_Param.$A$1" table:expression="0"/>
        <table:named-expression table:name="solver_lhs_ob1_1" table:base-cell-address="$Time_Countries_invariant_Param.$A$1" table:expression="0"/>
        <table:named-expression table:name="solver_lhs_ob2_1" table:base-cell-address="$Time_Countries_invariant_Param.$A$1" table:expression="0"/>
        <table:named-expression table:name="solver_lhs1_1" table:base-cell-address="$Time_Countries_invariant_Param.$A$1" table:expression="0"/>
        <table:named-expression table:name="solver_lhs2_1" table:base-cell-address="$Time_Countries_invariant_Param.$A$1" table:expression="0"/>
        <table:named-expression table:name="solver_lhs3_1" table:base-cell-address="$Time_Countries_invariant_Param.$A$1" table:expression="0"/>
        <table:named-expression table:name="solver_lhs4_1" table:base-cell-address="$Time_Countries_invariant_Param.$A$1" table:expression="0"/>
        <table:named-expression table:name="solver_lhs5_1" table:base-cell-address="$Time_Countries_invariant_Param.$A$1" table:expression="0"/>
        <table:named-expression table:name="solver_lhs6_1" table:base-cell-address="$Time_Countries_invariant_Param.$A$1" table:expression="0"/>
        <table:named-expression table:name="solver_lhs7_1" table:base-cell-address="$Time_Countries_invariant_Param.$A$1" table:expression="0"/>
        <table:named-expression table:name="solver_lin_2_1_1" table:base-cell-address="$Time_Countries_invariant_Param.$A$1" table:expression="0"/>
        <table:named-expression table:name="solver_lva_1" table:base-cell-address="$Time_Countries_invariant_Param.$A$1" table:expression="0"/>
        <table:named-expression table:name="solver_mda_1" table:base-cell-address="$Time_Countries_invariant_Param.$A$1" table:expression="0"/>
        <table:named-expression table:name="solver_mip_1" table:base-cell-address="$Time_Countries_invariant_Param.$A$1" table:expression="0"/>
        <table:named-expression table:name="solver_mod_1" table:base-cell-address="$Time_Countries_invariant_Param.$A$1" table:expression="0"/>
        <table:named-expression table:name="solver_msl_1" table:base-cell-address="$Time_Countries_invariant_Param.$A$1" table:expression="0"/>
        <table:named-expression table:name="solver_neg_2_1_1" table:base-cell-address="$Time_Countries_invariant_Param.$A$1" table:expression="0"/>
        <table:named-expression table:name="solver_nod_1" table:base-cell-address="$Time_Countries_invariant_Param.$A$1" table:expression="0"/>
        <table:named-expression table:name="solver_ntr_1" table:base-cell-address="$Time_Countries_invariant_Param.$A$1" table:expression="0"/>
        <table:named-expression table:name="solver_num_2_1_1" table:base-cell-address="$Time_Countries_invariant_Param.$A$1" table:expression="0"/>
        <table:named-expression table:name="solver_nwt_2_1_1" table:base-cell-address="$Time_Countries_invariant_Param.$A$1" table:expression="0"/>
        <table:named-expression table:name="solver_obc_1" table:base-cell-address="$Time_Countries_invariant_Param.$A$1" table:expression="0"/>
        <table:named-expression table:name="solver_obp_1" table:base-cell-address="$Time_Countries_invariant_Param.$A$1" table:expression="0"/>
        <table:named-expression table:name="solver_opt_1" table:base-cell-address="$Time_Countries_invariant_Param.$A$1" table:expression="0"/>
        <table:named-expression table:name="solver_opt_ob_1" table:base-cell-address="$Time_Countries_invariant_Param.$A$1" table:expression="0"/>
        <table:named-expression table:name="solver_pre_2_1_1" table:base-cell-address="$Time_Countries_invariant_Param.$A$1" table:expression="0"/>
        <table:named-expression table:name="solver_psi_1" table:base-cell-address="$Time_Countries_invariant_Param.$A$1" table:expression="0"/>
        <table:named-expression table:name="solver_rbv_1" table:base-cell-address="$Time_Countries_invariant_Param.$A$1" table:expression="0"/>
        <table:named-expression table:name="solver_rdp_1" table:base-cell-address="$Time_Countries_invariant_Param.$A$1" table:expression="0"/>
        <table:named-expression table:name="solver_rel1_1" table:base-cell-address="$Time_Countries_invariant_Param.$A$1" table:expression="0"/>
        <table:named-expression table:name="solver_rel2_1" table:base-cell-address="$Time_Countries_invariant_Param.$A$1" table:expression="0"/>
        <table:named-expression table:name="solver_rel3_1" table:base-cell-address="$Time_Countries_invariant_Param.$A$1" table:expression="0"/>
        <table:named-expression table:name="solver_rel4_1" table:base-cell-address="$Time_Countries_invariant_Param.$A$1" table:expression="0"/>
        <table:named-expression table:name="solver_rel5_1" table:base-cell-address="$Time_Countries_invariant_Param.$A$1" table:expression="0"/>
        <table:named-expression table:name="solver_rel6_1" table:base-cell-address="$Time_Countries_invariant_Param.$A$1" table:expression="0"/>
        <table:named-expression table:name="solver_rel7_1" table:base-cell-address="$Time_Countries_invariant_Param.$A$1" table:expression="0"/>
        <table:named-expression table:name="solver_rep_1" table:base-cell-address="$Time_Countries_invariant_Param.$A$1" table:expression="0"/>
        <table:named-expression table:name="solver_rhs1_1" table:base-cell-address="$Time_Countries_invariant_Param.$A$1" table:expression="0"/>
        <table:named-expression table:name="solver_rhs2_1" table:base-cell-address="$Time_Countries_invariant_Param.$A$1" table:expression="0"/>
        <table:named-expression table:name="solver_rhs3_1" table:base-cell-address="$Time_Countries_invariant_Param.$A$1" table:expression="0"/>
        <table:named-expression table:name="solver_rhs4_1" table:base-cell-address="$Time_Countries_invariant_Param.$A$1" table:expression="0"/>
        <table:named-expression table:name="solver_rhs5_1" table:base-cell-address="$Time_Countries_invariant_Param.$A$1" table:expression="0"/>
        <table:named-expression table:name="solver_rhs6_1" table:base-cell-address="$Time_Countries_invariant_Param.$A$1" table:expression="0"/>
        <table:named-expression table:name="solver_rhs7_1" table:base-cell-address="$Time_Countries_invariant_Param.$A$1" table:expression="0"/>
        <table:named-expression table:name="solver_rlx_1" table:base-cell-address="$Time_Countries_invariant_Param.$A$1" table:expression="0"/>
        <table:named-expression table:name="solver_rsd_1" table:base-cell-address="$Time_Countries_invariant_Param.$A$1" table:expression="0"/>
        <table:named-expression table:name="solver_rtr_1" table:base-cell-address="$Time_Countries_invariant_Param.$A$1" table:expression="0"/>
        <table:named-expression table:name="solver_rxc1_1" table:base-cell-address="$Time_Countries_invariant_Param.$A$1" table:expression="0"/>
        <table:named-expression table:name="solver_rxc2_1" table:base-cell-address="$Time_Countries_invariant_Param.$A$1" table:expression="0"/>
        <table:named-expression table:name="solver_rxv_1" table:base-cell-address="$Time_Countries_invariant_Param.$A$1" table:expression="0"/>
        <table:named-expression table:name="solver_scl_2_1_1" table:base-cell-address="$Time_Countries_invariant_Param.$A$1" table:expression="0"/>
        <table:named-expression table:name="solver_sel_1" table:base-cell-address="$Time_Countries_invariant_Param.$A$1" table:expression="0"/>
        <table:named-expression table:name="solver_sho_2_1_1" table:base-cell-address="$Time_Countries_invariant_Param.$A$1" table:expression="0"/>
        <table:named-expression table:name="solver_slv_1" table:base-cell-address="$Time_Countries_invariant_Param.$A$1" table:expression="0"/>
        <table:named-expression table:name="solver_slvu_1" table:base-cell-address="$Time_Countries_invariant_Param.$A$1" table:expression="0"/>
        <table:named-expression table:name="solver_ssz_1" table:base-cell-address="$Time_Countries_invariant_Param.$A$1" table:expression="0"/>
        <table:named-expression table:name="solver_tim_2_1_1" table:base-cell-address="$Time_Countries_invariant_Param.$A$1" table:expression="0"/>
        <table:named-expression table:name="solver_tms_1" table:base-cell-address="$Time_Countries_invariant_Param.$A$1" table:expression="0"/>
        <table:named-expression table:name="solver_tol_2_1_1" table:base-cell-address="$Time_Countries_invariant_Param.$A$1" table:expression="0"/>
        <table:named-expression table:name="solver_typ_2_1_1" table:base-cell-address="$Time_Countries_invariant_Param.$A$1" table:expression="0"/>
        <table:named-expression table:name="solver_umod_1" table:base-cell-address="$Time_Countries_invariant_Param.$A$1" table:expression="0"/>
        <table:named-expression table:name="solver_urs_1" table:base-cell-address="$Time_Countries_invariant_Param.$A$1" table:expression="0"/>
        <table:named-expression table:name="solver_val_1" table:base-cell-address="$Time_Countries_invariant_Param.$A$1" table:expression="0"/>
        <table:named-expression table:name="solver_var_1" table:base-cell-address="$Time_Countries_invariant_Param.$A$1" table:expression="0"/>
        <table:named-expression table:name="solver_ver_2_1_1" table:base-cell-address="$Time_Countries_invariant_Param.$A$1" table:expression="0"/>
        <table:named-expression table:name="solver_vir_1" table:base-cell-address="$Time_Countries_invariant_Param.$A$1" table:expression="0"/>
        <table:named-expression table:name="solver_vol_1" table:base-cell-address="$Time_Countries_invariant_Param.$A$1" table:expression="0"/>
        <table:named-expression table:name="solver_vst_1" table:base-cell-address="$Time_Countries_invariant_Param.$A$1" table:expression="0"/>
        <table:named-expression table:name="param_cuthi_2" table:base-cell-address="$Time_Countries_invariant_Param.$A$1" table:expression="0"/>
        <table:named-expression table:name="param_cutlo_2" table:base-cell-address="$Time_Countries_invariant_Param.$A$1" table:expression="0"/>
        <table:named-expression table:name="param_epstep_2" table:base-cell-address="$Time_Countries_invariant_Param.$A$1" table:expression="0"/>
        <table:named-expression table:name="param_iisbnd_2" table:base-cell-address="$Time_Countries_invariant_Param.$A$1" table:expression="0"/>
        <table:named-expression table:name="Excel_BuiltIn_Print_Area_2" table:base-cell-address="$Time_Countries_invariant_Param.$A$1" table:expression="0"/>
        <table:named-expression table:name="solver_adj_2" table:base-cell-address="$Time_Countries_invariant_Param.$A$1" table:expression="0"/>
        <table:named-expression table:name="solver_adj_ob_2" table:base-cell-address="$Time_Countries_invariant_Param.$A$1" table:expression="0"/>
        <table:named-expression table:name="solver_adj_ob1_2" table:base-cell-address="$Time_Countries_invariant_Param.$A$1" table:expression="0"/>
        <table:named-expression table:name="solver_cha_2" table:base-cell-address="$Time_Countries_invariant_Param.$A$1" table:expression="0"/>
        <table:named-expression table:name="solver_chc1_2" table:base-cell-address="$Time_Countries_invariant_Param.$A$1" table:expression="0"/>
        <table:named-expression table:name="solver_chc2_2" table:base-cell-address="$Time_Countries_invariant_Param.$A$1" table:expression="0"/>
        <table:named-expression table:name="solver_chn_2" table:base-cell-address="$Time_Countries_invariant_Param.$A$1" table:expression="0"/>
        <table:named-expression table:name="solver_chp1_2" table:base-cell-address="$Time_Countries_invariant_Param.$A$1" table:expression="0"/>
        <table:named-expression table:name="solver_chp2_2" table:base-cell-address="$Time_Countries_invariant_Param.$A$1" table:expression="0"/>
        <table:named-expression table:name="solver_cht_2" table:base-cell-address="$Time_Countries_invariant_Param.$A$1" table:expression="0"/>
        <table:named-expression table:name="solver_cir1_2" table:base-cell-address="$Time_Countries_invariant_Param.$A$1" table:expression="0"/>
        <table:named-expression table:name="solver_cir2_2" table:base-cell-address="$Time_Countries_invariant_Param.$A$1" table:expression="0"/>
        <table:named-expression table:name="solver_con_2" table:base-cell-address="$Time_Countries_invariant_Param.$A$1" table:expression="0"/>
        <table:named-expression table:name="solver_con1_2" table:base-cell-address="$Time_Countries_invariant_Param.$A$1" table:expression="0"/>
        <table:named-expression table:name="solver_con2_2" table:base-cell-address="$Time_Countries_invariant_Param.$A$1" table:expression="0"/>
        <table:named-expression table:name="solver_cvg_3" table:base-cell-address="$Time_Countries_invariant_Param.$A$1" table:expression="0"/>
        <table:named-expression table:name="solver_dia_2" table:base-cell-address="$Time_Countries_invariant_Param.$A$1" table:expression="0"/>
        <table:named-expression table:name="solver_drv_3" table:base-cell-address="$Time_Countries_invariant_Param.$A$1" table:expression="0"/>
        <table:named-expression table:name="solver_eng_2" table:base-cell-address="$Time_Countries_invariant_Param.$A$1" table:expression="0"/>
        <table:named-expression table:name="solver_est_3" table:base-cell-address="$Time_Countries_invariant_Param.$A$1" table:expression="0"/>
        <table:named-expression table:name="solver_iao_2" table:base-cell-address="$Time_Countries_invariant_Param.$A$1" table:expression="0"/>
        <table:named-expression table:name="solver_int_2" table:base-cell-address="$Time_Countries_invariant_Param.$A$1" table:expression="0"/>
        <table:named-expression table:name="solver_irs_2" table:base-cell-address="$Time_Countries_invariant_Param.$A$1" table:expression="0"/>
        <table:named-expression table:name="solver_ism_2" table:base-cell-address="$Time_Countries_invariant_Param.$A$1" table:expression="0"/>
        <table:named-expression table:name="solver_itr_3" table:base-cell-address="$Time_Countries_invariant_Param.$A$1" table:expression="0"/>
        <table:named-expression table:name="solver_kiv_2" table:base-cell-address="$Time_Countries_invariant_Param.$A$1" table:expression="0"/>
        <table:named-expression table:name="solver_lhs_ob1_2" table:base-cell-address="$Time_Countries_invariant_Param.$A$1" table:expression="0"/>
        <table:named-expression table:name="solver_lhs_ob2_2" table:base-cell-address="$Time_Countries_invariant_Param.$A$1" table:expression="0"/>
        <table:named-expression table:name="solver_lhs1_2" table:base-cell-address="$Time_Countries_invariant_Param.$A$1" table:expression="0"/>
        <table:named-expression table:name="solver_lhs2_2" table:base-cell-address="$Time_Countries_invariant_Param.$A$1" table:expression="0"/>
        <table:named-expression table:name="solver_lhs3_2" table:base-cell-address="$Time_Countries_invariant_Param.$A$1" table:expression="0"/>
        <table:named-expression table:name="solver_lhs4_2" table:base-cell-address="$Time_Countries_invariant_Param.$A$1" table:expression="0"/>
        <table:named-expression table:name="solver_lhs5_2" table:base-cell-address="$Time_Countries_invariant_Param.$A$1" table:expression="0"/>
        <table:named-expression table:name="solver_lhs6_2" table:base-cell-address="$Time_Countries_invariant_Param.$A$1" table:expression="0"/>
        <table:named-expression table:name="solver_lhs7_2" table:base-cell-address="$Time_Countries_invariant_Param.$A$1" table:expression="0"/>
        <table:named-expression table:name="solver_lin_3" table:base-cell-address="$Time_Countries_invariant_Param.$A$1" table:expression="0"/>
        <table:named-expression table:name="solver_lva_2" table:base-cell-address="$Time_Countries_invariant_Param.$A$1" table:expression="0"/>
        <table:named-expression table:name="solver_mda_2" table:base-cell-address="$Time_Countries_invariant_Param.$A$1" table:expression="0"/>
        <table:named-expression table:name="solver_mip_2" table:base-cell-address="$Time_Countries_invariant_Param.$A$1" table:expression="0"/>
        <table:named-expression table:name="solver_mod_2" table:base-cell-address="$Time_Countries_invariant_Param.$A$1" table:expression="0"/>
        <table:named-expression table:name="solver_msl_2" table:base-cell-address="$Time_Countries_invariant_Param.$A$1" table:expression="0"/>
        <table:named-expression table:name="solver_neg_3" table:base-cell-address="$Time_Countries_invariant_Param.$A$1" table:expression="0"/>
        <table:named-expression table:name="solver_nod_2" table:base-cell-address="$Time_Countries_invariant_Param.$A$1" table:expression="0"/>
        <table:named-expression table:name="solver_ntr_2" table:base-cell-address="$Time_Countries_invariant_Param.$A$1" table:expression="0"/>
        <table:named-expression table:name="solver_num_3" table:base-cell-address="$Time_Countries_invariant_Param.$A$1" table:expression="0"/>
        <table:named-expression table:name="solver_nwt_3" table:base-cell-address="$Time_Countries_invariant_Param.$A$1" table:expression="0"/>
        <table:named-expression table:name="solver_obc_2" table:base-cell-address="$Time_Countries_invariant_Param.$A$1" table:expression="0"/>
        <table:named-expression table:name="solver_obp_2" table:base-cell-address="$Time_Countries_invariant_Param.$A$1" table:expression="0"/>
        <table:named-expression table:name="solver_opt_2" table:base-cell-address="$Time_Countries_invariant_Param.$A$1" table:expression="0"/>
        <table:named-expression table:name="solver_opt_ob_2" table:base-cell-address="$Time_Countries_invariant_Param.$A$1" table:expression="0"/>
        <table:named-expression table:name="solver_pre_3" table:base-cell-address="$Time_Countries_invariant_Param.$A$1" table:expression="0"/>
        <table:named-expression table:name="solver_psi_2" table:base-cell-address="$Time_Countries_invariant_Param.$A$1" table:expression="0"/>
        <table:named-expression table:name="solver_rbv_2" table:base-cell-address="$Time_Countries_invariant_Param.$A$1" table:expression="0"/>
        <table:named-expression table:name="solver_rdp_2" table:base-cell-address="$Time_Countries_invariant_Param.$A$1" table:expression="0"/>
        <table:named-expression table:name="solver_rel1_2" table:base-cell-address="$Time_Countries_invariant_Param.$A$1" table:expression="0"/>
        <table:named-expression table:name="solver_rel2_2" table:base-cell-address="$Time_Countries_invariant_Param.$A$1" table:expression="0"/>
        <table:named-expression table:name="solver_rel3_2" table:base-cell-address="$Time_Countries_invariant_Param.$A$1" table:expression="0"/>
        <table:named-expression table:name="solver_rel4_2" table:base-cell-address="$Time_Countries_invariant_Param.$A$1" table:expression="0"/>
        <table:named-expression table:name="solver_rel5_2" table:base-cell-address="$Time_Countries_invariant_Param.$A$1" table:expression="0"/>
        <table:named-expression table:name="solver_rel6_2" table:base-cell-address="$Time_Countries_invariant_Param.$A$1" table:expression="0"/>
        <table:named-expression table:name="solver_rel7_2" table:base-cell-address="$Time_Countries_invariant_Param.$A$1" table:expression="0"/>
        <table:named-expression table:name="solver_rep_2" table:base-cell-address="$Time_Countries_invariant_Param.$A$1" table:expression="0"/>
        <table:named-expression table:name="solver_rhs1_2" table:base-cell-address="$Time_Countries_invariant_Param.$A$1" table:expression="0"/>
        <table:named-expression table:name="solver_rhs2_2" table:base-cell-address="$Time_Countries_invariant_Param.$A$1" table:expression="0"/>
        <table:named-expression table:name="solver_rhs3_2" table:base-cell-address="$Time_Countries_invariant_Param.$A$1" table:expression="0"/>
        <table:named-expression table:name="solver_rhs4_2" table:base-cell-address="$Time_Countries_invariant_Param.$A$1" table:expression="0"/>
        <table:named-expression table:name="solver_rhs5_2" table:base-cell-address="$Time_Countries_invariant_Param.$A$1" table:expression="0"/>
        <table:named-expression table:name="solver_rhs6_2" table:base-cell-address="$Time_Countries_invariant_Param.$A$1" table:expression="0"/>
        <table:named-expression table:name="solver_rhs7_2" table:base-cell-address="$Time_Countries_invariant_Param.$A$1" table:expression="0"/>
        <table:named-expression table:name="solver_rlx_2" table:base-cell-address="$Time_Countries_invariant_Param.$A$1" table:expression="0"/>
        <table:named-expression table:name="solver_rsd_2" table:base-cell-address="$Time_Countries_invariant_Param.$A$1" table:expression="0"/>
        <table:named-expression table:name="solver_rtr_2" table:base-cell-address="$Time_Countries_invariant_Param.$A$1" table:expression="0"/>
        <table:named-expression table:name="solver_rxc1_2" table:base-cell-address="$Time_Countries_invariant_Param.$A$1" table:expression="0"/>
        <table:named-expression table:name="solver_rxc2_2" table:base-cell-address="$Time_Countries_invariant_Param.$A$1" table:expression="0"/>
        <table:named-expression table:name="solver_rxv_2" table:base-cell-address="$Time_Countries_invariant_Param.$A$1" table:expression="0"/>
        <table:named-expression table:name="solver_scl_3" table:base-cell-address="$Time_Countries_invariant_Param.$A$1" table:expression="0"/>
        <table:named-expression table:name="solver_sel_2" table:base-cell-address="$Time_Countries_invariant_Param.$A$1" table:expression="0"/>
        <table:named-expression table:name="solver_sho_3" table:base-cell-address="$Time_Countries_invariant_Param.$A$1" table:expression="0"/>
        <table:named-expression table:name="solver_slv_2" table:base-cell-address="$Time_Countries_invariant_Param.$A$1" table:expression="0"/>
        <table:named-expression table:name="solver_slvu_2" table:base-cell-address="$Time_Countries_invariant_Param.$A$1" table:expression="0"/>
        <table:named-expression table:name="solver_ssz_2" table:base-cell-address="$Time_Countries_invariant_Param.$A$1" table:expression="0"/>
        <table:named-expression table:name="solver_tim_3" table:base-cell-address="$Time_Countries_invariant_Param.$A$1" table:expression="0"/>
        <table:named-expression table:name="solver_tms_2" table:base-cell-address="$Time_Countries_invariant_Param.$A$1" table:expression="0"/>
        <table:named-expression table:name="solver_tol_3" table:base-cell-address="$Time_Countries_invariant_Param.$A$1" table:expression="0"/>
        <table:named-expression table:name="solver_typ_3" table:base-cell-address="$Time_Countries_invariant_Param.$A$1" table:expression="0"/>
        <table:named-expression table:name="solver_umod_2" table:base-cell-address="$Time_Countries_invariant_Param.$A$1" table:expression="0"/>
        <table:named-expression table:name="solver_urs_2" table:base-cell-address="$Time_Countries_invariant_Param.$A$1" table:expression="0"/>
        <table:named-expression table:name="solver_val_2" table:base-cell-address="$Time_Countries_invariant_Param.$A$1" table:expression="0"/>
        <table:named-expression table:name="solver_var_2" table:base-cell-address="$Time_Countries_invariant_Param.$A$1" table:expression="0"/>
        <table:named-expression table:name="solver_ver_3" table:base-cell-address="$Time_Countries_invariant_Param.$A$1" table:expression="0"/>
        <table:named-expression table:name="solver_vir_2" table:base-cell-address="$Time_Countries_invariant_Param.$A$1" table:expression="0"/>
        <table:named-expression table:name="solver_vol_2" table:base-cell-address="$Time_Countries_invariant_Param.$A$1" table:expression="0"/>
        <table:named-expression table:name="solver_vst_2" table:base-cell-address="$Time_Countries_invariant_Param.$A$1" table:expression="0"/>
        <table:named-expression table:name="param_cuthi_3" table:base-cell-address="$Time_Countries_invariant_Param.$A$1" table:expression="0"/>
        <table:named-expression table:name="param_cutlo_3" table:base-cell-address="$Time_Countries_invariant_Param.$A$1" table:expression="0"/>
        <table:named-expression table:name="param_epstep_3" table:base-cell-address="$Time_Countries_invariant_Param.$A$1" table:expression="0"/>
        <table:named-expression table:name="param_iisbnd_3" table:base-cell-address="$Time_Countries_invariant_Param.$A$1" table:expression="0"/>
        <table:named-expression table:name="Excel_BuiltIn_Print_Area_3" table:base-cell-address="$Time_Countries_invariant_Param.$A$1" table:expression="0"/>
        <table:named-expression table:name="solver_adj_3" table:base-cell-address="$Time_Countries_invariant_Param.$A$1" table:expression="0"/>
        <table:named-expression table:name="solver_adj_ob_3" table:base-cell-address="$Time_Countries_invariant_Param.$A$1" table:expression="0"/>
        <table:named-expression table:name="solver_adj_ob1_3" table:base-cell-address="$Time_Countries_invariant_Param.$A$1" table:expression="0"/>
        <table:named-expression table:name="solver_cha_3" table:base-cell-address="$Time_Countries_invariant_Param.$A$1" table:expression="0"/>
        <table:named-expression table:name="solver_chc1_3" table:base-cell-address="$Time_Countries_invariant_Param.$A$1" table:expression="0"/>
        <table:named-expression table:name="solver_chc2_3" table:base-cell-address="$Time_Countries_invariant_Param.$A$1" table:expression="0"/>
        <table:named-expression table:name="solver_chn_3" table:base-cell-address="$Time_Countries_invariant_Param.$A$1" table:expression="0"/>
        <table:named-expression table:name="solver_chp1_3" table:base-cell-address="$Time_Countries_invariant_Param.$A$1" table:expression="0"/>
        <table:named-expression table:name="solver_chp2_3" table:base-cell-address="$Time_Countries_invariant_Param.$A$1" table:expression="0"/>
        <table:named-expression table:name="solver_cht_3" table:base-cell-address="$Time_Countries_invariant_Param.$A$1" table:expression="0"/>
        <table:named-expression table:name="solver_cir1_3" table:base-cell-address="$Time_Countries_invariant_Param.$A$1" table:expression="0"/>
        <table:named-expression table:name="solver_cir2_3" table:base-cell-address="$Time_Countries_invariant_Param.$A$1" table:expression="0"/>
        <table:named-expression table:name="solver_con_3" table:base-cell-address="$Time_Countries_invariant_Param.$A$1" table:expression="0"/>
        <table:named-expression table:name="solver_con1_3" table:base-cell-address="$Time_Countries_invariant_Param.$A$1" table:expression="0"/>
        <table:named-expression table:name="solver_con2_3" table:base-cell-address="$Time_Countries_invariant_Param.$A$1" table:expression="0"/>
        <table:named-expression table:name="solver_cvg_4" table:base-cell-address="$Time_Countries_invariant_Param.$A$1" table:expression="0"/>
        <table:named-expression table:name="solver_dia_3" table:base-cell-address="$Time_Countries_invariant_Param.$A$1" table:expression="0"/>
        <table:named-expression table:name="solver_drv_4" table:base-cell-address="$Time_Countries_invariant_Param.$A$1" table:expression="0"/>
        <table:named-expression table:name="solver_eng_3" table:base-cell-address="$Time_Countries_invariant_Param.$A$1" table:expression="0"/>
        <table:named-expression table:name="solver_est_4" table:base-cell-address="$Time_Countries_invariant_Param.$A$1" table:expression="0"/>
        <table:named-expression table:name="solver_iao_3" table:base-cell-address="$Time_Countries_invariant_Param.$A$1" table:expression="0"/>
        <table:named-expression table:name="solver_int_3" table:base-cell-address="$Time_Countries_invariant_Param.$A$1" table:expression="0"/>
        <table:named-expression table:name="solver_irs_3" table:base-cell-address="$Time_Countries_invariant_Param.$A$1" table:expression="0"/>
        <table:named-expression table:name="solver_ism_3" table:base-cell-address="$Time_Countries_invariant_Param.$A$1" table:expression="0"/>
        <table:named-expression table:name="solver_itr_4" table:base-cell-address="$Time_Countries_invariant_Param.$A$1" table:expression="0"/>
        <table:named-expression table:name="solver_kiv_3" table:base-cell-address="$Time_Countries_invariant_Param.$A$1" table:expression="0"/>
        <table:named-expression table:name="solver_lhs_ob1_3" table:base-cell-address="$Time_Countries_invariant_Param.$A$1" table:expression="0"/>
        <table:named-expression table:name="solver_lhs_ob2_3" table:base-cell-address="$Time_Countries_invariant_Param.$A$1" table:expression="0"/>
        <table:named-expression table:name="solver_lhs1_3" table:base-cell-address="$Time_Countries_invariant_Param.$A$1" table:expression="0"/>
        <table:named-expression table:name="solver_lhs2_3" table:base-cell-address="$Time_Countries_invariant_Param.$A$1" table:expression="0"/>
        <table:named-expression table:name="solver_lhs3_3" table:base-cell-address="$Time_Countries_invariant_Param.$A$1" table:expression="0"/>
        <table:named-expression table:name="solver_lhs4_3" table:base-cell-address="$Time_Countries_invariant_Param.$A$1" table:expression="0"/>
        <table:named-expression table:name="solver_lhs5_3" table:base-cell-address="$Time_Countries_invariant_Param.$A$1" table:expression="0"/>
        <table:named-expression table:name="solver_lhs6_3" table:base-cell-address="$Time_Countries_invariant_Param.$A$1" table:expression="0"/>
        <table:named-expression table:name="solver_lhs7_3" table:base-cell-address="$Time_Countries_invariant_Param.$A$1" table:expression="0"/>
        <table:named-expression table:name="solver_lin_4" table:base-cell-address="$Time_Countries_invariant_Param.$A$1" table:expression="0"/>
        <table:named-expression table:name="solver_lva_3" table:base-cell-address="$Time_Countries_invariant_Param.$A$1" table:expression="0"/>
        <table:named-expression table:name="solver_mda_3" table:base-cell-address="$Time_Countries_invariant_Param.$A$1" table:expression="0"/>
        <table:named-expression table:name="solver_mip_3" table:base-cell-address="$Time_Countries_invariant_Param.$A$1" table:expression="0"/>
        <table:named-expression table:name="solver_mod_3" table:base-cell-address="$Time_Countries_invariant_Param.$A$1" table:expression="0"/>
        <table:named-expression table:name="solver_msl_3" table:base-cell-address="$Time_Countries_invariant_Param.$A$1" table:expression="0"/>
        <table:named-expression table:name="solver_neg_4" table:base-cell-address="$Time_Countries_invariant_Param.$A$1" table:expression="0"/>
        <table:named-expression table:name="solver_nod_3" table:base-cell-address="$Time_Countries_invariant_Param.$A$1" table:expression="0"/>
        <table:named-expression table:name="solver_ntr_3" table:base-cell-address="$Time_Countries_invariant_Param.$A$1" table:expression="0"/>
        <table:named-expression table:name="solver_num_4" table:base-cell-address="$Time_Countries_invariant_Param.$A$1" table:expression="0"/>
        <table:named-expression table:name="solver_nwt_4" table:base-cell-address="$Time_Countries_invariant_Param.$A$1" table:expression="0"/>
        <table:named-expression table:name="solver_obc_3" table:base-cell-address="$Time_Countries_invariant_Param.$A$1" table:expression="0"/>
        <table:named-expression table:name="solver_obp_3" table:base-cell-address="$Time_Countries_invariant_Param.$A$1" table:expression="0"/>
        <table:named-expression table:name="solver_opt_3" table:base-cell-address="$Time_Countries_invariant_Param.$A$1" table:expression="0"/>
        <table:named-expression table:name="solver_opt_ob_3" table:base-cell-address="$Time_Countries_invariant_Param.$A$1" table:expression="0"/>
        <table:named-expression table:name="solver_pre_4" table:base-cell-address="$Time_Countries_invariant_Param.$A$1" table:expression="0"/>
        <table:named-expression table:name="solver_psi_3" table:base-cell-address="$Time_Countries_invariant_Param.$A$1" table:expression="0"/>
        <table:named-expression table:name="solver_rbv_3" table:base-cell-address="$Time_Countries_invariant_Param.$A$1" table:expression="0"/>
        <table:named-expression table:name="solver_rdp_3" table:base-cell-address="$Time_Countries_invariant_Param.$A$1" table:expression="0"/>
        <table:named-expression table:name="solver_rel1_3" table:base-cell-address="$Time_Countries_invariant_Param.$A$1" table:expression="0"/>
        <table:named-expression table:name="solver_rel2_3" table:base-cell-address="$Time_Countries_invariant_Param.$A$1" table:expression="0"/>
        <table:named-expression table:name="solver_rel3_3" table:base-cell-address="$Time_Countries_invariant_Param.$A$1" table:expression="0"/>
        <table:named-expression table:name="solver_rel4_3" table:base-cell-address="$Time_Countries_invariant_Param.$A$1" table:expression="0"/>
        <table:named-expression table:name="solver_rel5_3" table:base-cell-address="$Time_Countries_invariant_Param.$A$1" table:expression="0"/>
        <table:named-expression table:name="solver_rel6_3" table:base-cell-address="$Time_Countries_invariant_Param.$A$1" table:expression="0"/>
        <table:named-expression table:name="solver_rel7_3" table:base-cell-address="$Time_Countries_invariant_Param.$A$1" table:expression="0"/>
        <table:named-expression table:name="solver_rep_3" table:base-cell-address="$Time_Countries_invariant_Param.$A$1" table:expression="0"/>
        <table:named-expression table:name="solver_rhs1_3" table:base-cell-address="$Time_Countries_invariant_Param.$A$1" table:expression="0"/>
        <table:named-expression table:name="solver_rhs2_3" table:base-cell-address="$Time_Countries_invariant_Param.$A$1" table:expression="0"/>
        <table:named-expression table:name="solver_rhs3_3" table:base-cell-address="$Time_Countries_invariant_Param.$A$1" table:expression="0"/>
        <table:named-expression table:name="solver_rhs4_3" table:base-cell-address="$Time_Countries_invariant_Param.$A$1" table:expression="0"/>
        <table:named-expression table:name="solver_rhs5_3" table:base-cell-address="$Time_Countries_invariant_Param.$A$1" table:expression="0"/>
        <table:named-expression table:name="solver_rhs6_3" table:base-cell-address="$Time_Countries_invariant_Param.$A$1" table:expression="0"/>
        <table:named-expression table:name="solver_rhs7_3" table:base-cell-address="$Time_Countries_invariant_Param.$A$1" table:expression="0"/>
        <table:named-expression table:name="solver_rlx_3" table:base-cell-address="$Time_Countries_invariant_Param.$A$1" table:expression="0"/>
        <table:named-expression table:name="solver_rsd_3" table:base-cell-address="$Time_Countries_invariant_Param.$A$1" table:expression="0"/>
        <table:named-expression table:name="solver_rtr_3" table:base-cell-address="$Time_Countries_invariant_Param.$A$1" table:expression="0"/>
        <table:named-expression table:name="solver_rxc1_3" table:base-cell-address="$Time_Countries_invariant_Param.$A$1" table:expression="0"/>
        <table:named-expression table:name="solver_rxc2_3" table:base-cell-address="$Time_Countries_invariant_Param.$A$1" table:expression="0"/>
        <table:named-expression table:name="solver_rxv_3" table:base-cell-address="$Time_Countries_invariant_Param.$A$1" table:expression="0"/>
        <table:named-expression table:name="solver_scl_4" table:base-cell-address="$Time_Countries_invariant_Param.$A$1" table:expression="0"/>
        <table:named-expression table:name="solver_sel_3" table:base-cell-address="$Time_Countries_invariant_Param.$A$1" table:expression="0"/>
        <table:named-expression table:name="solver_sho_4" table:base-cell-address="$Time_Countries_invariant_Param.$A$1" table:expression="0"/>
        <table:named-expression table:name="solver_slv_3" table:base-cell-address="$Time_Countries_invariant_Param.$A$1" table:expression="0"/>
        <table:named-expression table:name="solver_slvu_3" table:base-cell-address="$Time_Countries_invariant_Param.$A$1" table:expression="0"/>
        <table:named-expression table:name="solver_ssz_3" table:base-cell-address="$Time_Countries_invariant_Param.$A$1" table:expression="0"/>
        <table:named-expression table:name="solver_tim_4" table:base-cell-address="$Time_Countries_invariant_Param.$A$1" table:expression="0"/>
        <table:named-expression table:name="solver_tms_3" table:base-cell-address="$Time_Countries_invariant_Param.$A$1" table:expression="0"/>
        <table:named-expression table:name="solver_tol_4" table:base-cell-address="$Time_Countries_invariant_Param.$A$1" table:expression="0"/>
        <table:named-expression table:name="solver_typ_4" table:base-cell-address="$Time_Countries_invariant_Param.$A$1" table:expression="0"/>
        <table:named-expression table:name="solver_umod_3" table:base-cell-address="$Time_Countries_invariant_Param.$A$1" table:expression="0"/>
        <table:named-expression table:name="solver_urs_3" table:base-cell-address="$Time_Countries_invariant_Param.$A$1" table:expression="0"/>
        <table:named-expression table:name="solver_val_3" table:base-cell-address="$Time_Countries_invariant_Param.$A$1" table:expression="0"/>
        <table:named-expression table:name="solver_var_3" table:base-cell-address="$Time_Countries_invariant_Param.$A$1" table:expression="0"/>
        <table:named-expression table:name="solver_ver_4" table:base-cell-address="$Time_Countries_invariant_Param.$A$1" table:expression="0"/>
        <table:named-expression table:name="solver_vir_3" table:base-cell-address="$Time_Countries_invariant_Param.$A$1" table:expression="0"/>
        <table:named-expression table:name="solver_vol_3" table:base-cell-address="$Time_Countries_invariant_Param.$A$1" table:expression="0"/>
        <table:named-expression table:name="solver_vst_3" table:base-cell-address="$Time_Countries_invariant_Param.$A$1" table:expression="0"/>
        <table:named-expression table:name="param_cuthi_4" table:base-cell-address="$Time_Countries_invariant_Param.$A$1" table:expression="0"/>
        <table:named-expression table:name="param_cutlo_4" table:base-cell-address="$Time_Countries_invariant_Param.$A$1" table:expression="0"/>
        <table:named-expression table:name="param_epstep_4" table:base-cell-address="$Time_Countries_invariant_Param.$A$1" table:expression="0"/>
        <table:named-expression table:name="param_iisbnd_4" table:base-cell-address="$Time_Countries_invariant_Param.$A$1" table:expression="0"/>
        <table:named-expression table:name="Excel_BuiltIn_Print_Area_4" table:base-cell-address="$Time_Countries_invariant_Param.$A$1" table:expression="0"/>
        <table:named-expression table:name="solver_adj_4" table:base-cell-address="$Time_Countries_invariant_Param.$A$1" table:expression="0"/>
        <table:named-expression table:name="solver_adj_ob_4" table:base-cell-address="$Time_Countries_invariant_Param.$A$1" table:expression="0"/>
        <table:named-expression table:name="solver_adj_ob1_4" table:base-cell-address="$Time_Countries_invariant_Param.$A$1" table:expression="0"/>
        <table:named-expression table:name="solver_cha_4" table:base-cell-address="$Time_Countries_invariant_Param.$A$1" table:expression="0"/>
        <table:named-expression table:name="solver_chc1_4" table:base-cell-address="$Time_Countries_invariant_Param.$A$1" table:expression="0"/>
        <table:named-expression table:name="solver_chc2_4" table:base-cell-address="$Time_Countries_invariant_Param.$A$1" table:expression="0"/>
        <table:named-expression table:name="solver_chn_4" table:base-cell-address="$Time_Countries_invariant_Param.$A$1" table:expression="0"/>
        <table:named-expression table:name="solver_chp1_4" table:base-cell-address="$Time_Countries_invariant_Param.$A$1" table:expression="0"/>
        <table:named-expression table:name="solver_chp2_4" table:base-cell-address="$Time_Countries_invariant_Param.$A$1" table:expression="0"/>
        <table:named-expression table:name="solver_cht_4" table:base-cell-address="$Time_Countries_invariant_Param.$A$1" table:expression="0"/>
        <table:named-expression table:name="solver_cir1_4" table:base-cell-address="$Time_Countries_invariant_Param.$A$1" table:expression="0"/>
        <table:named-expression table:name="solver_cir2_4" table:base-cell-address="$Time_Countries_invariant_Param.$A$1" table:expression="0"/>
        <table:named-expression table:name="solver_con_4" table:base-cell-address="$Time_Countries_invariant_Param.$A$1" table:expression="0"/>
        <table:named-expression table:name="solver_con1_4" table:base-cell-address="$Time_Countries_invariant_Param.$A$1" table:expression="0"/>
        <table:named-expression table:name="solver_con2_4" table:base-cell-address="$Time_Countries_invariant_Param.$A$1" table:expression="0"/>
        <table:named-expression table:name="solver_cvg_5" table:base-cell-address="$Time_Countries_invariant_Param.$A$1" table:expression="0"/>
        <table:named-expression table:name="solver_dia_4" table:base-cell-address="$Time_Countries_invariant_Param.$A$1" table:expression="0"/>
        <table:named-expression table:name="solver_drv_5" table:base-cell-address="$Time_Countries_invariant_Param.$A$1" table:expression="0"/>
        <table:named-expression table:name="solver_eng_4" table:base-cell-address="$Time_Countries_invariant_Param.$A$1" table:expression="0"/>
        <table:named-expression table:name="solver_est_5" table:base-cell-address="$Time_Countries_invariant_Param.$A$1" table:expression="0"/>
        <table:named-expression table:name="solver_iao_4" table:base-cell-address="$Time_Countries_invariant_Param.$A$1" table:expression="0"/>
        <table:named-expression table:name="solver_int_4" table:base-cell-address="$Time_Countries_invariant_Param.$A$1" table:expression="0"/>
        <table:named-expression table:name="solver_irs_4" table:base-cell-address="$Time_Countries_invariant_Param.$A$1" table:expression="0"/>
        <table:named-expression table:name="solver_ism_4" table:base-cell-address="$Time_Countries_invariant_Param.$A$1" table:expression="0"/>
        <table:named-expression table:name="solver_itr_5" table:base-cell-address="$Time_Countries_invariant_Param.$A$1" table:expression="0"/>
        <table:named-expression table:name="solver_kiv_4" table:base-cell-address="$Time_Countries_invariant_Param.$A$1" table:expression="0"/>
        <table:named-expression table:name="solver_lhs_ob1_4" table:base-cell-address="$Time_Countries_invariant_Param.$A$1" table:expression="0"/>
        <table:named-expression table:name="solver_lhs_ob2_4" table:base-cell-address="$Time_Countries_invariant_Param.$A$1" table:expression="0"/>
        <table:named-expression table:name="solver_lhs1_4" table:base-cell-address="$Time_Countries_invariant_Param.$A$1" table:expression="0"/>
        <table:named-expression table:name="solver_lhs2_4" table:base-cell-address="$Time_Countries_invariant_Param.$A$1" table:expression="0"/>
        <table:named-expression table:name="solver_lhs3_4" table:base-cell-address="$Time_Countries_invariant_Param.$A$1" table:expression="0"/>
        <table:named-expression table:name="solver_lhs4_4" table:base-cell-address="$Time_Countries_invariant_Param.$A$1" table:expression="0"/>
        <table:named-expression table:name="solver_lhs5_4" table:base-cell-address="$Time_Countries_invariant_Param.$A$1" table:expression="0"/>
        <table:named-expression table:name="solver_lhs6_4" table:base-cell-address="$Time_Countries_invariant_Param.$A$1" table:expression="0"/>
        <table:named-expression table:name="solver_lhs7_4" table:base-cell-address="$Time_Countries_invariant_Param.$A$1" table:expression="0"/>
        <table:named-expression table:name="solver_lin_5" table:base-cell-address="$Time_Countries_invariant_Param.$A$1" table:expression="0"/>
        <table:named-expression table:name="solver_lva_4" table:base-cell-address="$Time_Countries_invariant_Param.$A$1" table:expression="0"/>
        <table:named-expression table:name="solver_mda_4" table:base-cell-address="$Time_Countries_invariant_Param.$A$1" table:expression="0"/>
        <table:named-expression table:name="solver_mip_4" table:base-cell-address="$Time_Countries_invariant_Param.$A$1" table:expression="0"/>
        <table:named-expression table:name="solver_mod_4" table:base-cell-address="$Time_Countries_invariant_Param.$A$1" table:expression="0"/>
        <table:named-expression table:name="solver_msl_4" table:base-cell-address="$Time_Countries_invariant_Param.$A$1" table:expression="0"/>
        <table:named-expression table:name="solver_neg_5" table:base-cell-address="$Time_Countries_invariant_Param.$A$1" table:expression="0"/>
        <table:named-expression table:name="solver_nod_4" table:base-cell-address="$Time_Countries_invariant_Param.$A$1" table:expression="0"/>
        <table:named-expression table:name="solver_ntr_4" table:base-cell-address="$Time_Countries_invariant_Param.$A$1" table:expression="0"/>
        <table:named-expression table:name="solver_num_5" table:base-cell-address="$Time_Countries_invariant_Param.$A$1" table:expression="0"/>
        <table:named-expression table:name="solver_nwt_5" table:base-cell-address="$Time_Countries_invariant_Param.$A$1" table:expression="0"/>
        <table:named-expression table:name="solver_obc_4" table:base-cell-address="$Time_Countries_invariant_Param.$A$1" table:expression="0"/>
        <table:named-expression table:name="solver_obp_4" table:base-cell-address="$Time_Countries_invariant_Param.$A$1" table:expression="0"/>
        <table:named-expression table:name="solver_opt_4" table:base-cell-address="$Time_Countries_invariant_Param.$A$1" table:expression="0"/>
        <table:named-expression table:name="solver_opt_ob_4" table:base-cell-address="$Time_Countries_invariant_Param.$A$1" table:expression="0"/>
        <table:named-expression table:name="solver_pre_5" table:base-cell-address="$Time_Countries_invariant_Param.$A$1" table:expression="0"/>
        <table:named-expression table:name="solver_psi_4" table:base-cell-address="$Time_Countries_invariant_Param.$A$1" table:expression="0"/>
        <table:named-expression table:name="solver_rbv_4" table:base-cell-address="$Time_Countries_invariant_Param.$A$1" table:expression="0"/>
        <table:named-expression table:name="solver_rdp_4" table:base-cell-address="$Time_Countries_invariant_Param.$A$1" table:expression="0"/>
        <table:named-expression table:name="solver_rel1_4" table:base-cell-address="$Time_Countries_invariant_Param.$A$1" table:expression="0"/>
        <table:named-expression table:name="solver_rel2_4" table:base-cell-address="$Time_Countries_invariant_Param.$A$1" table:expression="0"/>
        <table:named-expression table:name="solver_rel3_4" table:base-cell-address="$Time_Countries_invariant_Param.$A$1" table:expression="0"/>
        <table:named-expression table:name="solver_rel4_4" table:base-cell-address="$Time_Countries_invariant_Param.$A$1" table:expression="0"/>
        <table:named-expression table:name="solver_rel5_4" table:base-cell-address="$Time_Countries_invariant_Param.$A$1" table:expression="0"/>
        <table:named-expression table:name="solver_rel6_4" table:base-cell-address="$Time_Countries_invariant_Param.$A$1" table:expression="0"/>
        <table:named-expression table:name="solver_rel7_4" table:base-cell-address="$Time_Countries_invariant_Param.$A$1" table:expression="0"/>
        <table:named-expression table:name="solver_rep_4" table:base-cell-address="$Time_Countries_invariant_Param.$A$1" table:expression="0"/>
        <table:named-expression table:name="solver_rhs1_4" table:base-cell-address="$Time_Countries_invariant_Param.$A$1" table:expression="0"/>
        <table:named-expression table:name="solver_rhs2_4" table:base-cell-address="$Time_Countries_invariant_Param.$A$1" table:expression="0"/>
        <table:named-expression table:name="solver_rhs3_4" table:base-cell-address="$Time_Countries_invariant_Param.$A$1" table:expression="0"/>
        <table:named-expression table:name="solver_rhs4_4" table:base-cell-address="$Time_Countries_invariant_Param.$A$1" table:expression="0"/>
        <table:named-expression table:name="solver_rhs5_4" table:base-cell-address="$Time_Countries_invariant_Param.$A$1" table:expression="0"/>
        <table:named-expression table:name="solver_rhs6_4" table:base-cell-address="$Time_Countries_invariant_Param.$A$1" table:expression="0"/>
        <table:named-expression table:name="solver_rhs7_4" table:base-cell-address="$Time_Countries_invariant_Param.$A$1" table:expression="0"/>
        <table:named-expression table:name="solver_rlx_4" table:base-cell-address="$Time_Countries_invariant_Param.$A$1" table:expression="0"/>
        <table:named-expression table:name="solver_rsd_4" table:base-cell-address="$Time_Countries_invariant_Param.$A$1" table:expression="0"/>
        <table:named-expression table:name="solver_rtr_4" table:base-cell-address="$Time_Countries_invariant_Param.$A$1" table:expression="0"/>
        <table:named-expression table:name="solver_rxc1_4" table:base-cell-address="$Time_Countries_invariant_Param.$A$1" table:expression="0"/>
        <table:named-expression table:name="solver_rxc2_4" table:base-cell-address="$Time_Countries_invariant_Param.$A$1" table:expression="0"/>
        <table:named-expression table:name="solver_rxv_4" table:base-cell-address="$Time_Countries_invariant_Param.$A$1" table:expression="0"/>
        <table:named-expression table:name="solver_scl_5" table:base-cell-address="$Time_Countries_invariant_Param.$A$1" table:expression="0"/>
        <table:named-expression table:name="solver_sel_4" table:base-cell-address="$Time_Countries_invariant_Param.$A$1" table:expression="0"/>
        <table:named-expression table:name="solver_sho_5" table:base-cell-address="$Time_Countries_invariant_Param.$A$1" table:expression="0"/>
        <table:named-expression table:name="solver_slv_4" table:base-cell-address="$Time_Countries_invariant_Param.$A$1" table:expression="0"/>
        <table:named-expression table:name="solver_slvu_4" table:base-cell-address="$Time_Countries_invariant_Param.$A$1" table:expression="0"/>
        <table:named-expression table:name="solver_ssz_4" table:base-cell-address="$Time_Countries_invariant_Param.$A$1" table:expression="0"/>
        <table:named-expression table:name="solver_tim_5" table:base-cell-address="$Time_Countries_invariant_Param.$A$1" table:expression="0"/>
        <table:named-expression table:name="solver_tms_4" table:base-cell-address="$Time_Countries_invariant_Param.$A$1" table:expression="0"/>
        <table:named-expression table:name="solver_tol_5" table:base-cell-address="$Time_Countries_invariant_Param.$A$1" table:expression="0"/>
        <table:named-expression table:name="solver_typ_5" table:base-cell-address="$Time_Countries_invariant_Param.$A$1" table:expression="0"/>
        <table:named-expression table:name="solver_umod_4" table:base-cell-address="$Time_Countries_invariant_Param.$A$1" table:expression="0"/>
        <table:named-expression table:name="solver_urs_4" table:base-cell-address="$Time_Countries_invariant_Param.$A$1" table:expression="0"/>
        <table:named-expression table:name="solver_val_4" table:base-cell-address="$Time_Countries_invariant_Param.$A$1" table:expression="0"/>
        <table:named-expression table:name="solver_var_4" table:base-cell-address="$Time_Countries_invariant_Param.$A$1" table:expression="0"/>
        <table:named-expression table:name="solver_ver_5" table:base-cell-address="$Time_Countries_invariant_Param.$A$1" table:expression="0"/>
        <table:named-expression table:name="solver_vir_4" table:base-cell-address="$Time_Countries_invariant_Param.$A$1" table:expression="0"/>
        <table:named-expression table:name="solver_vol_4" table:base-cell-address="$Time_Countries_invariant_Param.$A$1" table:expression="0"/>
        <table:named-expression table:name="solver_vst_4" table:base-cell-address="$Time_Countries_invariant_Param.$A$1" table:expression="0"/>
        <table:named-expression table:name="param_cuthi_5" table:base-cell-address="$Time_Countries_invariant_Param.$A$1" table:expression="0"/>
        <table:named-expression table:name="param_cutlo_5" table:base-cell-address="$Time_Countries_invariant_Param.$A$1" table:expression="0"/>
        <table:named-expression table:name="param_epstep_5" table:base-cell-address="$Time_Countries_invariant_Param.$A$1" table:expression="0"/>
        <table:named-expression table:name="param_iisbnd_5" table:base-cell-address="$Time_Countries_invariant_Param.$A$1" table:expression="0"/>
        <table:named-expression table:name="Excel_BuiltIn_Print_Area_5" table:base-cell-address="$Time_Countries_invariant_Param.$A$1" table:expression="0"/>
        <table:named-expression table:name="solver_adj_5" table:base-cell-address="$Time_Countries_invariant_Param.$A$1" table:expression="0"/>
        <table:named-expression table:name="solver_adj_ob_5" table:base-cell-address="$Time_Countries_invariant_Param.$A$1" table:expression="0"/>
        <table:named-expression table:name="solver_adj_ob1_5" table:base-cell-address="$Time_Countries_invariant_Param.$A$1" table:expression="0"/>
        <table:named-expression table:name="solver_cha_5" table:base-cell-address="$Time_Countries_invariant_Param.$A$1" table:expression="0"/>
        <table:named-expression table:name="solver_chc1_5" table:base-cell-address="$Time_Countries_invariant_Param.$A$1" table:expression="0"/>
        <table:named-expression table:name="solver_chc2_5" table:base-cell-address="$Time_Countries_invariant_Param.$A$1" table:expression="0"/>
        <table:named-expression table:name="solver_chn_5" table:base-cell-address="$Time_Countries_invariant_Param.$A$1" table:expression="0"/>
        <table:named-expression table:name="solver_chp1_5" table:base-cell-address="$Time_Countries_invariant_Param.$A$1" table:expression="0"/>
        <table:named-expression table:name="solver_chp2_5" table:base-cell-address="$Time_Countries_invariant_Param.$A$1" table:expression="0"/>
        <table:named-expression table:name="solver_cht_5" table:base-cell-address="$Time_Countries_invariant_Param.$A$1" table:expression="0"/>
        <table:named-expression table:name="solver_cir1_5" table:base-cell-address="$Time_Countries_invariant_Param.$A$1" table:expression="0"/>
        <table:named-expression table:name="solver_cir2_5" table:base-cell-address="$Time_Countries_invariant_Param.$A$1" table:expression="0"/>
        <table:named-expression table:name="solver_con_5" table:base-cell-address="$Time_Countries_invariant_Param.$A$1" table:expression="0"/>
        <table:named-expression table:name="solver_con1_5" table:base-cell-address="$Time_Countries_invariant_Param.$A$1" table:expression="0"/>
        <table:named-expression table:name="solver_con2_5" table:base-cell-address="$Time_Countries_invariant_Param.$A$1" table:expression="0"/>
        <table:named-expression table:name="solver_cvg_6" table:base-cell-address="$Time_Countries_invariant_Param.$A$1" table:expression="0"/>
        <table:named-expression table:name="solver_dia_5" table:base-cell-address="$Time_Countries_invariant_Param.$A$1" table:expression="0"/>
        <table:named-expression table:name="solver_drv_6" table:base-cell-address="$Time_Countries_invariant_Param.$A$1" table:expression="0"/>
        <table:named-expression table:name="solver_eng_5" table:base-cell-address="$Time_Countries_invariant_Param.$A$1" table:expression="0"/>
        <table:named-expression table:name="solver_est_6" table:base-cell-address="$Time_Countries_invariant_Param.$A$1" table:expression="0"/>
        <table:named-expression table:name="solver_iao_5" table:base-cell-address="$Time_Countries_invariant_Param.$A$1" table:expression="0"/>
        <table:named-expression table:name="solver_int_5" table:base-cell-address="$Time_Countries_invariant_Param.$A$1" table:expression="0"/>
        <table:named-expression table:name="solver_irs_5" table:base-cell-address="$Time_Countries_invariant_Param.$A$1" table:expression="0"/>
        <table:named-expression table:name="solver_ism_5" table:base-cell-address="$Time_Countries_invariant_Param.$A$1" table:expression="0"/>
        <table:named-expression table:name="solver_itr_6" table:base-cell-address="$Time_Countries_invariant_Param.$A$1" table:expression="0"/>
        <table:named-expression table:name="solver_kiv_5" table:base-cell-address="$Time_Countries_invariant_Param.$A$1" table:expression="0"/>
        <table:named-expression table:name="solver_lhs_ob1_5" table:base-cell-address="$Time_Countries_invariant_Param.$A$1" table:expression="0"/>
        <table:named-expression table:name="solver_lhs_ob2_5" table:base-cell-address="$Time_Countries_invariant_Param.$A$1" table:expression="0"/>
        <table:named-expression table:name="solver_lhs1_5" table:base-cell-address="$Time_Countries_invariant_Param.$A$1" table:expression="0"/>
        <table:named-expression table:name="solver_lhs2_5" table:base-cell-address="$Time_Countries_invariant_Param.$A$1" table:expression="0"/>
        <table:named-expression table:name="solver_lhs3_5" table:base-cell-address="$Time_Countries_invariant_Param.$A$1" table:expression="0"/>
        <table:named-expression table:name="solver_lhs4_5" table:base-cell-address="$Time_Countries_invariant_Param.$A$1" table:expression="0"/>
        <table:named-expression table:name="solver_lhs5_5" table:base-cell-address="$Time_Countries_invariant_Param.$A$1" table:expression="0"/>
        <table:named-expression table:name="solver_lhs6_5" table:base-cell-address="$Time_Countries_invariant_Param.$A$1" table:expression="0"/>
        <table:named-expression table:name="solver_lhs7_5" table:base-cell-address="$Time_Countries_invariant_Param.$A$1" table:expression="0"/>
        <table:named-expression table:name="solver_lin_6" table:base-cell-address="$Time_Countries_invariant_Param.$A$1" table:expression="0"/>
        <table:named-expression table:name="solver_lva_5" table:base-cell-address="$Time_Countries_invariant_Param.$A$1" table:expression="0"/>
        <table:named-expression table:name="solver_mda_5" table:base-cell-address="$Time_Countries_invariant_Param.$A$1" table:expression="0"/>
        <table:named-expression table:name="solver_mip_5" table:base-cell-address="$Time_Countries_invariant_Param.$A$1" table:expression="0"/>
        <table:named-expression table:name="solver_mod_5" table:base-cell-address="$Time_Countries_invariant_Param.$A$1" table:expression="0"/>
        <table:named-expression table:name="solver_msl_5" table:base-cell-address="$Time_Countries_invariant_Param.$A$1" table:expression="0"/>
        <table:named-expression table:name="solver_neg_6" table:base-cell-address="$Time_Countries_invariant_Param.$A$1" table:expression="0"/>
        <table:named-expression table:name="solver_nod_5" table:base-cell-address="$Time_Countries_invariant_Param.$A$1" table:expression="0"/>
        <table:named-expression table:name="solver_ntr_5" table:base-cell-address="$Time_Countries_invariant_Param.$A$1" table:expression="0"/>
        <table:named-expression table:name="solver_num_6" table:base-cell-address="$Time_Countries_invariant_Param.$A$1" table:expression="0"/>
        <table:named-expression table:name="solver_nwt_6" table:base-cell-address="$Time_Countries_invariant_Param.$A$1" table:expression="0"/>
        <table:named-expression table:name="solver_obc_5" table:base-cell-address="$Time_Countries_invariant_Param.$A$1" table:expression="0"/>
        <table:named-expression table:name="solver_obp_5" table:base-cell-address="$Time_Countries_invariant_Param.$A$1" table:expression="0"/>
        <table:named-expression table:name="solver_opt_5" table:base-cell-address="$Time_Countries_invariant_Param.$A$1" table:expression="0"/>
        <table:named-expression table:name="solver_opt_ob_5" table:base-cell-address="$Time_Countries_invariant_Param.$A$1" table:expression="0"/>
        <table:named-expression table:name="solver_pre_6" table:base-cell-address="$Time_Countries_invariant_Param.$A$1" table:expression="0"/>
        <table:named-expression table:name="solver_psi_5" table:base-cell-address="$Time_Countries_invariant_Param.$A$1" table:expression="0"/>
        <table:named-expression table:name="solver_rbv_5" table:base-cell-address="$Time_Countries_invariant_Param.$A$1" table:expression="0"/>
        <table:named-expression table:name="solver_rdp_5" table:base-cell-address="$Time_Countries_invariant_Param.$A$1" table:expression="0"/>
        <table:named-expression table:name="solver_rel1_5" table:base-cell-address="$Time_Countries_invariant_Param.$A$1" table:expression="0"/>
        <table:named-expression table:name="solver_rel2_5" table:base-cell-address="$Time_Countries_invariant_Param.$A$1" table:expression="0"/>
        <table:named-expression table:name="solver_rel3_5" table:base-cell-address="$Time_Countries_invariant_Param.$A$1" table:expression="0"/>
        <table:named-expression table:name="solver_rel4_5" table:base-cell-address="$Time_Countries_invariant_Param.$A$1" table:expression="0"/>
        <table:named-expression table:name="solver_rel5_5" table:base-cell-address="$Time_Countries_invariant_Param.$A$1" table:expression="0"/>
        <table:named-expression table:name="solver_rel6_5" table:base-cell-address="$Time_Countries_invariant_Param.$A$1" table:expression="0"/>
        <table:named-expression table:name="solver_rel7_5" table:base-cell-address="$Time_Countries_invariant_Param.$A$1" table:expression="0"/>
        <table:named-expression table:name="solver_rep_5" table:base-cell-address="$Time_Countries_invariant_Param.$A$1" table:expression="0"/>
        <table:named-expression table:name="solver_rhs1_5" table:base-cell-address="$Time_Countries_invariant_Param.$A$1" table:expression="0"/>
        <table:named-expression table:name="solver_rhs2_5" table:base-cell-address="$Time_Countries_invariant_Param.$A$1" table:expression="0"/>
        <table:named-expression table:name="solver_rhs3_5" table:base-cell-address="$Time_Countries_invariant_Param.$A$1" table:expression="0"/>
        <table:named-expression table:name="solver_rhs4_5" table:base-cell-address="$Time_Countries_invariant_Param.$A$1" table:expression="0"/>
        <table:named-expression table:name="solver_rhs5_5" table:base-cell-address="$Time_Countries_invariant_Param.$A$1" table:expression="0"/>
        <table:named-expression table:name="solver_rhs6_5" table:base-cell-address="$Time_Countries_invariant_Param.$A$1" table:expression="0"/>
        <table:named-expression table:name="solver_rhs7_5" table:base-cell-address="$Time_Countries_invariant_Param.$A$1" table:expression="0"/>
        <table:named-expression table:name="solver_rlx_5" table:base-cell-address="$Time_Countries_invariant_Param.$A$1" table:expression="0"/>
        <table:named-expression table:name="solver_rsd_5" table:base-cell-address="$Time_Countries_invariant_Param.$A$1" table:expression="0"/>
        <table:named-expression table:name="solver_rtr_5" table:base-cell-address="$Time_Countries_invariant_Param.$A$1" table:expression="0"/>
        <table:named-expression table:name="solver_rxc1_5" table:base-cell-address="$Time_Countries_invariant_Param.$A$1" table:expression="0"/>
        <table:named-expression table:name="solver_rxc2_5" table:base-cell-address="$Time_Countries_invariant_Param.$A$1" table:expression="0"/>
        <table:named-expression table:name="solver_rxv_5" table:base-cell-address="$Time_Countries_invariant_Param.$A$1" table:expression="0"/>
        <table:named-expression table:name="solver_scl_6" table:base-cell-address="$Time_Countries_invariant_Param.$A$1" table:expression="0"/>
        <table:named-expression table:name="solver_sel_5" table:base-cell-address="$Time_Countries_invariant_Param.$A$1" table:expression="0"/>
        <table:named-expression table:name="solver_sho_6" table:base-cell-address="$Time_Countries_invariant_Param.$A$1" table:expression="0"/>
        <table:named-expression table:name="solver_slv_5" table:base-cell-address="$Time_Countries_invariant_Param.$A$1" table:expression="0"/>
        <table:named-expression table:name="solver_slvu_5" table:base-cell-address="$Time_Countries_invariant_Param.$A$1" table:expression="0"/>
        <table:named-expression table:name="solver_ssz_5" table:base-cell-address="$Time_Countries_invariant_Param.$A$1" table:expression="0"/>
        <table:named-expression table:name="solver_tim_6" table:base-cell-address="$Time_Countries_invariant_Param.$A$1" table:expression="0"/>
        <table:named-expression table:name="solver_tms_5" table:base-cell-address="$Time_Countries_invariant_Param.$A$1" table:expression="0"/>
        <table:named-expression table:name="solver_tol_6" table:base-cell-address="$Time_Countries_invariant_Param.$A$1" table:expression="0"/>
        <table:named-expression table:name="solver_typ_6" table:base-cell-address="$Time_Countries_invariant_Param.$A$1" table:expression="0"/>
        <table:named-expression table:name="solver_umod_5" table:base-cell-address="$Time_Countries_invariant_Param.$A$1" table:expression="0"/>
        <table:named-expression table:name="solver_urs_5" table:base-cell-address="$Time_Countries_invariant_Param.$A$1" table:expression="0"/>
        <table:named-expression table:name="solver_val_5" table:base-cell-address="$Time_Countries_invariant_Param.$A$1" table:expression="0"/>
        <table:named-expression table:name="solver_var_5" table:base-cell-address="$Time_Countries_invariant_Param.$A$1" table:expression="0"/>
        <table:named-expression table:name="solver_ver_6" table:base-cell-address="$Time_Countries_invariant_Param.$A$1" table:expression="0"/>
        <table:named-expression table:name="solver_vir_5" table:base-cell-address="$Time_Countries_invariant_Param.$A$1" table:expression="0"/>
        <table:named-expression table:name="solver_vol_5" table:base-cell-address="$Time_Countries_invariant_Param.$A$1" table:expression="0"/>
        <table:named-expression table:name="solver_vst_5" table:base-cell-address="$Time_Countries_invariant_Param.$A$1" table:expression="0"/>
        <table:named-expression table:name="solver_cvg_1_1_1_1" table:base-cell-address="$Time_Countries_invariant_Param.$A$1" table:expression="0"/>
        <table:named-expression table:name="solver_drv_1_1_1_1" table:base-cell-address="$Time_Countries_invariant_Param.$A$1" table:expression="0"/>
        <table:named-expression table:name="solver_est_1_1_1_1" table:base-cell-address="$Time_Countries_invariant_Param.$A$1" table:expression="0"/>
        <table:named-expression table:name="solver_itr_1_1_1_1" table:base-cell-address="$Time_Countries_invariant_Param.$A$1" table:expression="0"/>
        <table:named-expression table:name="solver_lin_1_1_1_1" table:base-cell-address="$Time_Countries_invariant_Param.$A$1" table:expression="0"/>
        <table:named-expression table:name="solver_neg_1_1_1_1" table:base-cell-address="$Time_Countries_invariant_Param.$A$1" table:expression="0"/>
        <table:named-expression table:name="solver_num_1_1_1_1" table:base-cell-address="$Time_Countries_invariant_Param.$A$1" table:expression="0"/>
        <table:named-expression table:name="solver_nwt_1_1_1_1" table:base-cell-address="$Time_Countries_invariant_Param.$A$1" table:expression="0"/>
        <table:named-expression table:name="solver_pre_1_1_1_1" table:base-cell-address="$Time_Countries_invariant_Param.$A$1" table:expression="0"/>
        <table:named-expression table:name="solver_scl_1_1_1_1" table:base-cell-address="$Time_Countries_invariant_Param.$A$1" table:expression="0"/>
        <table:named-expression table:name="solver_sho_1_1_1_1" table:base-cell-address="$Time_Countries_invariant_Param.$A$1" table:expression="0"/>
        <table:named-expression table:name="solver_tim_1_1_1_1" table:base-cell-address="$Time_Countries_invariant_Param.$A$1" table:expression="0"/>
        <table:named-expression table:name="solver_tol_1_1_1_1" table:base-cell-address="$Time_Countries_invariant_Param.$A$1" table:expression="0"/>
        <table:named-expression table:name="solver_typ_1_1_1_1" table:base-cell-address="$Time_Countries_invariant_Param.$A$1" table:expression="0"/>
        <table:named-expression table:name="solver_ver_1_1_1_1" table:base-cell-address="$Time_Countries_invariant_Param.$A$1" table:expression="0"/>
        <table:named-expression table:name="solveri_ISpPars_J11_1_1_1" table:base-cell-address="$Time_Countries_invariant_Param.$A$1" table:expression="0"/>
        <table:named-expression table:name="solveri_ISpPars_J12_1_1_1" table:base-cell-address="$Time_Countries_invariant_Param.$A$1" table:expression="0"/>
        <table:named-expression table:name="solveri_ISpPars_J14_1_1_1" table:base-cell-address="$Time_Countries_invariant_Param.$A$1" table:expression="0"/>
        <table:named-expression table:name="solveri_ISpPars_J17_1_1_1" table:base-cell-address="$Time_Countries_invariant_Param.$A$1" table:expression="0"/>
        <table:named-expression table:name="solveri_ISpPars_J18_1_1_1" table:base-cell-address="$Time_Countries_invariant_Param.$A$1" table:expression="0"/>
        <table:named-expression table:name="solveri_ISpPars_J21_1_1_1" table:base-cell-address="$Time_Countries_invariant_Param.$A$1" table:expression="0"/>
        <table:named-expression table:name="solveri_ISpPars_J23_1_1_1" table:base-cell-address="$Time_Countries_invariant_Param.$A$1" table:expression="0"/>
        <table:named-expression table:name="solver_cvg_2_1_1_1" table:base-cell-address="$Time_Countries_invariant_Param.$A$1" table:expression="0"/>
        <table:named-expression table:name="solver_drv_2_1_1_1" table:base-cell-address="$Time_Countries_invariant_Param.$A$1" table:expression="0"/>
        <table:named-expression table:name="solver_est_2_1_1_1" table:base-cell-address="$Time_Countries_invariant_Param.$A$1" table:expression="0"/>
        <table:named-expression table:name="solver_itr_2_1_1_1" table:base-cell-address="$Time_Countries_invariant_Param.$A$1" table:expression="0"/>
        <table:named-expression table:name="solver_lin_2_1_1_1" table:base-cell-address="$Time_Countries_invariant_Param.$A$1" table:expression="0"/>
        <table:named-expression table:name="solver_neg_2_1_1_1" table:base-cell-address="$Time_Countries_invariant_Param.$A$1" table:expression="0"/>
        <table:named-expression table:name="solver_num_2_1_1_1" table:base-cell-address="$Time_Countries_invariant_Param.$A$1" table:expression="0"/>
        <table:named-expression table:name="solver_nwt_2_1_1_1" table:base-cell-address="$Time_Countries_invariant_Param.$A$1" table:expression="0"/>
        <table:named-expression table:name="solver_pre_2_1_1_1" table:base-cell-address="$Time_Countries_invariant_Param.$A$1" table:expression="0"/>
        <table:named-expression table:name="solver_scl_2_1_1_1" table:base-cell-address="$Time_Countries_invariant_Param.$A$1" table:expression="0"/>
        <table:named-expression table:name="solver_sho_2_1_1_1" table:base-cell-address="$Time_Countries_invariant_Param.$A$1" table:expression="0"/>
        <table:named-expression table:name="solver_tim_2_1_1_1" table:base-cell-address="$Time_Countries_invariant_Param.$A$1" table:expression="0"/>
        <table:named-expression table:name="solver_tol_2_1_1_1" table:base-cell-address="$Time_Countries_invariant_Param.$A$1" table:expression="0"/>
        <table:named-expression table:name="solver_typ_2_1_1_1" table:base-cell-address="$Time_Countries_invariant_Param.$A$1" table:expression="0"/>
        <table:named-expression table:name="solver_ver_2_1_1_1" table:base-cell-address="$Time_Countries_invariant_Param.$A$1" table:expression="0"/>
        <table:named-expression table:name="solveri_ISpPars_J11_2_1_1" table:base-cell-address="$Time_Countries_invariant_Param.$A$1" table:expression="0"/>
        <table:named-expression table:name="solveri_ISpPars_J12_2_1_1" table:base-cell-address="$Time_Countries_invariant_Param.$A$1" table:expression="0"/>
        <table:named-expression table:name="solveri_ISpPars_J14_2_1_1" table:base-cell-address="$Time_Countries_invariant_Param.$A$1" table:expression="0"/>
        <table:named-expression table:name="solveri_ISpPars_J17_2_1_1" table:base-cell-address="$Time_Countries_invariant_Param.$A$1" table:expression="0"/>
        <table:named-expression table:name="solveri_ISpPars_J18_2_1_1" table:base-cell-address="$Time_Countries_invariant_Param.$A$1" table:expression="0"/>
        <table:named-expression table:name="solveri_ISpPars_J21_2_1_1" table:base-cell-address="$Time_Countries_invariant_Param.$A$1" table:expression="0"/>
        <table:named-expression table:name="solveri_ISpPars_J23_2_1_1" table:base-cell-address="$Time_Countries_invariant_Param.$A$1" table:expression="0"/>
        <table:named-expression table:name="solver_cvg_3_1" table:base-cell-address="$Time_Countries_invariant_Param.$A$1" table:expression="0"/>
        <table:named-expression table:name="solver_drv_3_1" table:base-cell-address="$Time_Countries_invariant_Param.$A$1" table:expression="0"/>
        <table:named-expression table:name="solver_est_3_1" table:base-cell-address="$Time_Countries_invariant_Param.$A$1" table:expression="0"/>
        <table:named-expression table:name="solver_itr_3_1" table:base-cell-address="$Time_Countries_invariant_Param.$A$1" table:expression="0"/>
        <table:named-expression table:name="solver_lin_3_1" table:base-cell-address="$Time_Countries_invariant_Param.$A$1" table:expression="0"/>
        <table:named-expression table:name="solver_neg_3_1" table:base-cell-address="$Time_Countries_invariant_Param.$A$1" table:expression="0"/>
        <table:named-expression table:name="solver_num_3_1" table:base-cell-address="$Time_Countries_invariant_Param.$A$1" table:expression="0"/>
        <table:named-expression table:name="solver_nwt_3_1" table:base-cell-address="$Time_Countries_invariant_Param.$A$1" table:expression="0"/>
        <table:named-expression table:name="solver_pre_3_1" table:base-cell-address="$Time_Countries_invariant_Param.$A$1" table:expression="0"/>
        <table:named-expression table:name="solver_scl_3_1" table:base-cell-address="$Time_Countries_invariant_Param.$A$1" table:expression="0"/>
        <table:named-expression table:name="solver_sho_3_1" table:base-cell-address="$Time_Countries_invariant_Param.$A$1" table:expression="0"/>
        <table:named-expression table:name="solver_tim_3_1" table:base-cell-address="$Time_Countries_invariant_Param.$A$1" table:expression="0"/>
        <table:named-expression table:name="solver_tol_3_1" table:base-cell-address="$Time_Countries_invariant_Param.$A$1" table:expression="0"/>
        <table:named-expression table:name="solver_typ_3_1" table:base-cell-address="$Time_Countries_invariant_Param.$A$1" table:expression="0"/>
        <table:named-expression table:name="solver_ver_3_1" table:base-cell-address="$Time_Countries_invariant_Param.$A$1" table:expression="0"/>
        <table:named-expression table:name="solveri_ISpPars_J11_3" table:base-cell-address="$Time_Countries_invariant_Param.$A$1" table:expression="0"/>
        <table:named-expression table:name="solveri_ISpPars_J12_3" table:base-cell-address="$Time_Countries_invariant_Param.$A$1" table:expression="0"/>
        <table:named-expression table:name="solveri_ISpPars_J14_3" table:base-cell-address="$Time_Countries_invariant_Param.$A$1" table:expression="0"/>
        <table:named-expression table:name="solveri_ISpPars_J17_3" table:base-cell-address="$Time_Countries_invariant_Param.$A$1" table:expression="0"/>
        <table:named-expression table:name="solveri_ISpPars_J18_3" table:base-cell-address="$Time_Countries_invariant_Param.$A$1" table:expression="0"/>
        <table:named-expression table:name="solveri_ISpPars_J21_3" table:base-cell-address="$Time_Countries_invariant_Param.$A$1" table:expression="0"/>
        <table:named-expression table:name="solveri_ISpPars_J23_3" table:base-cell-address="$Time_Countries_invariant_Param.$A$1" table:expression="0"/>
        <table:named-expression table:name="solver_cvg_4_1" table:base-cell-address="$Time_Countries_invariant_Param.$A$1" table:expression="0"/>
        <table:named-expression table:name="solver_drv_4_1" table:base-cell-address="$Time_Countries_invariant_Param.$A$1" table:expression="0"/>
        <table:named-expression table:name="solver_est_4_1" table:base-cell-address="$Time_Countries_invariant_Param.$A$1" table:expression="0"/>
        <table:named-expression table:name="solver_itr_4_1" table:base-cell-address="$Time_Countries_invariant_Param.$A$1" table:expression="0"/>
        <table:named-expression table:name="solver_lin_4_1" table:base-cell-address="$Time_Countries_invariant_Param.$A$1" table:expression="0"/>
        <table:named-expression table:name="solver_neg_4_1" table:base-cell-address="$Time_Countries_invariant_Param.$A$1" table:expression="0"/>
        <table:named-expression table:name="solver_num_4_1" table:base-cell-address="$Time_Countries_invariant_Param.$A$1" table:expression="0"/>
        <table:named-expression table:name="solver_nwt_4_1" table:base-cell-address="$Time_Countries_invariant_Param.$A$1" table:expression="0"/>
        <table:named-expression table:name="solver_pre_4_1" table:base-cell-address="$Time_Countries_invariant_Param.$A$1" table:expression="0"/>
        <table:named-expression table:name="solver_scl_4_1" table:base-cell-address="$Time_Countries_invariant_Param.$A$1" table:expression="0"/>
        <table:named-expression table:name="solver_sho_4_1" table:base-cell-address="$Time_Countries_invariant_Param.$A$1" table:expression="0"/>
        <table:named-expression table:name="solver_tim_4_1" table:base-cell-address="$Time_Countries_invariant_Param.$A$1" table:expression="0"/>
        <table:named-expression table:name="solver_tol_4_1" table:base-cell-address="$Time_Countries_invariant_Param.$A$1" table:expression="0"/>
        <table:named-expression table:name="solver_typ_4_1" table:base-cell-address="$Time_Countries_invariant_Param.$A$1" table:expression="0"/>
        <table:named-expression table:name="solver_ver_4_1" table:base-cell-address="$Time_Countries_invariant_Param.$A$1" table:expression="0"/>
        <table:named-expression table:name="solveri_ISpPars_J11_4" table:base-cell-address="$Time_Countries_invariant_Param.$A$1" table:expression="0"/>
        <table:named-expression table:name="solveri_ISpPars_J12_4" table:base-cell-address="$Time_Countries_invariant_Param.$A$1" table:expression="0"/>
        <table:named-expression table:name="solveri_ISpPars_J14_4" table:base-cell-address="$Time_Countries_invariant_Param.$A$1" table:expression="0"/>
        <table:named-expression table:name="solveri_ISpPars_J17_4" table:base-cell-address="$Time_Countries_invariant_Param.$A$1" table:expression="0"/>
        <table:named-expression table:name="solveri_ISpPars_J18_4" table:base-cell-address="$Time_Countries_invariant_Param.$A$1" table:expression="0"/>
        <table:named-expression table:name="solveri_ISpPars_J21_4" table:base-cell-address="$Time_Countries_invariant_Param.$A$1" table:expression="0"/>
        <table:named-expression table:name="solveri_ISpPars_J23_4" table:base-cell-address="$Time_Countries_invariant_Param.$A$1" table:expression="0"/>
        <table:named-expression table:name="solver_cvg_5_1" table:base-cell-address="$Time_Countries_invariant_Param.$A$1" table:expression="0"/>
        <table:named-expression table:name="solver_drv_5_1" table:base-cell-address="$Time_Countries_invariant_Param.$A$1" table:expression="0"/>
        <table:named-expression table:name="solver_est_5_1" table:base-cell-address="$Time_Countries_invariant_Param.$A$1" table:expression="0"/>
        <table:named-expression table:name="solver_itr_5_1" table:base-cell-address="$Time_Countries_invariant_Param.$A$1" table:expression="0"/>
        <table:named-expression table:name="solver_lin_5_1" table:base-cell-address="$Time_Countries_invariant_Param.$A$1" table:expression="0"/>
        <table:named-expression table:name="solver_neg_5_1" table:base-cell-address="$Time_Countries_invariant_Param.$A$1" table:expression="0"/>
        <table:named-expression table:name="solver_num_5_1" table:base-cell-address="$Time_Countries_invariant_Param.$A$1" table:expression="0"/>
        <table:named-expression table:name="solver_nwt_5_1" table:base-cell-address="$Time_Countries_invariant_Param.$A$1" table:expression="0"/>
        <table:named-expression table:name="solver_pre_5_1" table:base-cell-address="$Time_Countries_invariant_Param.$A$1" table:expression="0"/>
        <table:named-expression table:name="solver_scl_5_1" table:base-cell-address="$Time_Countries_invariant_Param.$A$1" table:expression="0"/>
        <table:named-expression table:name="solver_sho_5_1" table:base-cell-address="$Time_Countries_invariant_Param.$A$1" table:expression="0"/>
        <table:named-expression table:name="solver_tim_5_1" table:base-cell-address="$Time_Countries_invariant_Param.$A$1" table:expression="0"/>
        <table:named-expression table:name="solver_tol_5_1" table:base-cell-address="$Time_Countries_invariant_Param.$A$1" table:expression="0"/>
        <table:named-expression table:name="solver_typ_5_1" table:base-cell-address="$Time_Countries_invariant_Param.$A$1" table:expression="0"/>
        <table:named-expression table:name="solver_ver_5_1" table:base-cell-address="$Time_Countries_invariant_Param.$A$1" table:expression="0"/>
        <table:named-expression table:name="solveri_ISpPars_J11_5" table:base-cell-address="$Time_Countries_invariant_Param.$A$1" table:expression="0"/>
        <table:named-expression table:name="solveri_ISpPars_J12_5" table:base-cell-address="$Time_Countries_invariant_Param.$A$1" table:expression="0"/>
        <table:named-expression table:name="solveri_ISpPars_J14_5" table:base-cell-address="$Time_Countries_invariant_Param.$A$1" table:expression="0"/>
        <table:named-expression table:name="solveri_ISpPars_J17_5" table:base-cell-address="$Time_Countries_invariant_Param.$A$1" table:expression="0"/>
        <table:named-expression table:name="solveri_ISpPars_J18_5" table:base-cell-address="$Time_Countries_invariant_Param.$A$1" table:expression="0"/>
        <table:named-expression table:name="solveri_ISpPars_J21_5" table:base-cell-address="$Time_Countries_invariant_Param.$A$1" table:expression="0"/>
        <table:named-expression table:name="solveri_ISpPars_J23_5" table:base-cell-address="$Time_Countries_invariant_Param.$A$1" table:expression="0"/>
        <table:named-expression table:name="solver_cvg_6_1" table:base-cell-address="$Time_Countries_invariant_Param.$A$1" table:expression="0"/>
        <table:named-expression table:name="solver_drv_6_1" table:base-cell-address="$Time_Countries_invariant_Param.$A$1" table:expression="0"/>
        <table:named-expression table:name="solver_est_6_1" table:base-cell-address="$Time_Countries_invariant_Param.$A$1" table:expression="0"/>
        <table:named-expression table:name="solver_itr_6_1" table:base-cell-address="$Time_Countries_invariant_Param.$A$1" table:expression="0"/>
        <table:named-expression table:name="solver_lin_6_1" table:base-cell-address="$Time_Countries_invariant_Param.$A$1" table:expression="0"/>
        <table:named-expression table:name="solver_neg_6_1" table:base-cell-address="$Time_Countries_invariant_Param.$A$1" table:expression="0"/>
        <table:named-expression table:name="solver_num_6_1" table:base-cell-address="$Time_Countries_invariant_Param.$A$1" table:expression="0"/>
        <table:named-expression table:name="solver_nwt_6_1" table:base-cell-address="$Time_Countries_invariant_Param.$A$1" table:expression="0"/>
        <table:named-expression table:name="solver_pre_6_1" table:base-cell-address="$Time_Countries_invariant_Param.$A$1" table:expression="0"/>
        <table:named-expression table:name="solver_scl_6_1" table:base-cell-address="$Time_Countries_invariant_Param.$A$1" table:expression="0"/>
        <table:named-expression table:name="solver_sho_6_1" table:base-cell-address="$Time_Countries_invariant_Param.$A$1" table:expression="0"/>
        <table:named-expression table:name="solver_tim_6_1" table:base-cell-address="$Time_Countries_invariant_Param.$A$1" table:expression="0"/>
        <table:named-expression table:name="solver_tol_6_1" table:base-cell-address="$Time_Countries_invariant_Param.$A$1" table:expression="0"/>
        <table:named-expression table:name="solver_typ_6_1" table:base-cell-address="$Time_Countries_invariant_Param.$A$1" table:expression="0"/>
        <table:named-expression table:name="solver_ver_6_1" table:base-cell-address="$Time_Countries_invariant_Param.$A$1" table:expression="0"/>
        <table:named-expression table:name="solveri_ISpPars_J11_6" table:base-cell-address="$Time_Countries_invariant_Param.$A$1" table:expression="0"/>
        <table:named-expression table:name="solveri_ISpPars_J12_6" table:base-cell-address="$Time_Countries_invariant_Param.$A$1" table:expression="0"/>
        <table:named-expression table:name="solveri_ISpPars_J14_6" table:base-cell-address="$Time_Countries_invariant_Param.$A$1" table:expression="0"/>
        <table:named-expression table:name="solveri_ISpPars_J17_6" table:base-cell-address="$Time_Countries_invariant_Param.$A$1" table:expression="0"/>
        <table:named-expression table:name="solveri_ISpPars_J18_6" table:base-cell-address="$Time_Countries_invariant_Param.$A$1" table:expression="0"/>
        <table:named-expression table:name="solveri_ISpPars_J21_6" table:base-cell-address="$Time_Countries_invariant_Param.$A$1" table:expression="0"/>
        <table:named-expression table:name="solveri_ISpPars_J23_6" table:base-cell-address="$Time_Countries_invariant_Param.$A$1" table:expression="0"/>
        <table:named-expression table:name="solver_cvg_7" table:base-cell-address="$Time_Countries_invariant_Param.$A$1" table:expression="0"/>
        <table:named-expression table:name="solver_drv_7" table:base-cell-address="$Time_Countries_invariant_Param.$A$1" table:expression="0"/>
        <table:named-expression table:name="solver_est_7" table:base-cell-address="$Time_Countries_invariant_Param.$A$1" table:expression="0"/>
        <table:named-expression table:name="solver_itr_7" table:base-cell-address="$Time_Countries_invariant_Param.$A$1" table:expression="0"/>
        <table:named-expression table:name="solver_lin_7" table:base-cell-address="$Time_Countries_invariant_Param.$A$1" table:expression="0"/>
        <table:named-expression table:name="solver_neg_7" table:base-cell-address="$Time_Countries_invariant_Param.$A$1" table:expression="0"/>
        <table:named-expression table:name="solver_num_7" table:base-cell-address="$Time_Countries_invariant_Param.$A$1" table:expression="0"/>
        <table:named-expression table:name="solver_nwt_7" table:base-cell-address="$Time_Countries_invariant_Param.$A$1" table:expression="0"/>
        <table:named-expression table:name="solver_pre_7" table:base-cell-address="$Time_Countries_invariant_Param.$A$1" table:expression="0"/>
        <table:named-expression table:name="solver_scl_7" table:base-cell-address="$Time_Countries_invariant_Param.$A$1" table:expression="0"/>
        <table:named-expression table:name="solver_sho_7" table:base-cell-address="$Time_Countries_invariant_Param.$A$1" table:expression="0"/>
        <table:named-expression table:name="solver_tim_7" table:base-cell-address="$Time_Countries_invariant_Param.$A$1" table:expression="0"/>
        <table:named-expression table:name="solver_tol_7" table:base-cell-address="$Time_Countries_invariant_Param.$A$1" table:expression="0"/>
        <table:named-expression table:name="solver_typ_7" table:base-cell-address="$Time_Countries_invariant_Param.$A$1" table:expression="0"/>
        <table:named-expression table:name="solver_ver_7" table:base-cell-address="$Time_Countries_invariant_Param.$A$1" table:expression="0"/>
        <table:named-expression table:name="solveri_ISpPars_J11_7" table:base-cell-address="$Time_Countries_invariant_Param.$A$1" table:expression="0"/>
        <table:named-expression table:name="solveri_ISpPars_J12_7" table:base-cell-address="$Time_Countries_invariant_Param.$A$1" table:expression="0"/>
        <table:named-expression table:name="solveri_ISpPars_J14_7" table:base-cell-address="$Time_Countries_invariant_Param.$A$1" table:expression="0"/>
        <table:named-expression table:name="solveri_ISpPars_J17_7" table:base-cell-address="$Time_Countries_invariant_Param.$A$1" table:expression="0"/>
        <table:named-expression table:name="solveri_ISpPars_J18_7" table:base-cell-address="$Time_Countries_invariant_Param.$A$1" table:expression="0"/>
        <table:named-expression table:name="solveri_ISpPars_J21_7" table:base-cell-address="$Time_Countries_invariant_Param.$A$1" table:expression="0"/>
        <table:named-expression table:name="solveri_ISpPars_J23_7" table:base-cell-address="$Time_Countries_invariant_Param.$A$1" table:expression="0"/>
        <table:named-expression table:name="solver_cvg_8" table:base-cell-address="$Time_Countries_invariant_Param.$A$1" table:expression="0"/>
        <table:named-expression table:name="solver_drv_8" table:base-cell-address="$Time_Countries_invariant_Param.$A$1" table:expression="0"/>
        <table:named-expression table:name="solver_est_8" table:base-cell-address="$Time_Countries_invariant_Param.$A$1" table:expression="0"/>
        <table:named-expression table:name="solver_itr_8" table:base-cell-address="$Time_Countries_invariant_Param.$A$1" table:expression="0"/>
        <table:named-expression table:name="solver_lin_8" table:base-cell-address="$Time_Countries_invariant_Param.$A$1" table:expression="0"/>
        <table:named-expression table:name="solver_neg_8" table:base-cell-address="$Time_Countries_invariant_Param.$A$1" table:expression="0"/>
        <table:named-expression table:name="solver_num_8" table:base-cell-address="$Time_Countries_invariant_Param.$A$1" table:expression="0"/>
        <table:named-expression table:name="solver_nwt_8" table:base-cell-address="$Time_Countries_invariant_Param.$A$1" table:expression="0"/>
        <table:named-expression table:name="solver_pre_8" table:base-cell-address="$Time_Countries_invariant_Param.$A$1" table:expression="0"/>
        <table:named-expression table:name="solver_scl_8" table:base-cell-address="$Time_Countries_invariant_Param.$A$1" table:expression="0"/>
        <table:named-expression table:name="solver_sho_8" table:base-cell-address="$Time_Countries_invariant_Param.$A$1" table:expression="0"/>
        <table:named-expression table:name="solver_tim_8" table:base-cell-address="$Time_Countries_invariant_Param.$A$1" table:expression="0"/>
        <table:named-expression table:name="solver_tol_8" table:base-cell-address="$Time_Countries_invariant_Param.$A$1" table:expression="0"/>
        <table:named-expression table:name="solver_typ_8" table:base-cell-address="$Time_Countries_invariant_Param.$A$1" table:expression="0"/>
        <table:named-expression table:name="solver_ver_8" table:base-cell-address="$Time_Countries_invariant_Param.$A$1" table:expression="0"/>
        <table:named-expression table:name="solveri_ISpPars_J11_8" table:base-cell-address="$Time_Countries_invariant_Param.$A$1" table:expression="0"/>
        <table:named-expression table:name="solveri_ISpPars_J12_8" table:base-cell-address="$Time_Countries_invariant_Param.$A$1" table:expression="0"/>
        <table:named-expression table:name="solveri_ISpPars_J14_8" table:base-cell-address="$Time_Countries_invariant_Param.$A$1" table:expression="0"/>
        <table:named-expression table:name="solveri_ISpPars_J17_8" table:base-cell-address="$Time_Countries_invariant_Param.$A$1" table:expression="0"/>
        <table:named-expression table:name="solveri_ISpPars_J18_8" table:base-cell-address="$Time_Countries_invariant_Param.$A$1" table:expression="0"/>
        <table:named-expression table:name="solveri_ISpPars_J21_8" table:base-cell-address="$Time_Countries_invariant_Param.$A$1" table:expression="0"/>
        <table:named-expression table:name="solveri_ISpPars_J23_8" table:base-cell-address="$Time_Countries_invariant_Param.$A$1" table:expression="0"/>
        <table:named-expression table:name="solver_cvg_9" table:base-cell-address="$Time_Countries_invariant_Param.$A$1" table:expression="0"/>
        <table:named-expression table:name="solver_drv_9" table:base-cell-address="$Time_Countries_invariant_Param.$A$1" table:expression="0"/>
        <table:named-expression table:name="solver_est_9" table:base-cell-address="$Time_Countries_invariant_Param.$A$1" table:expression="0"/>
        <table:named-expression table:name="solver_itr_9" table:base-cell-address="$Time_Countries_invariant_Param.$A$1" table:expression="0"/>
        <table:named-expression table:name="solver_lin_9" table:base-cell-address="$Time_Countries_invariant_Param.$A$1" table:expression="0"/>
        <table:named-expression table:name="solver_neg_9" table:base-cell-address="$Time_Countries_invariant_Param.$A$1" table:expression="0"/>
        <table:named-expression table:name="solver_num_9" table:base-cell-address="$Time_Countries_invariant_Param.$A$1" table:expression="0"/>
        <table:named-expression table:name="solver_nwt_9" table:base-cell-address="$Time_Countries_invariant_Param.$A$1" table:expression="0"/>
        <table:named-expression table:name="solver_pre_9" table:base-cell-address="$Time_Countries_invariant_Param.$A$1" table:expression="0"/>
        <table:named-expression table:name="solver_scl_9" table:base-cell-address="$Time_Countries_invariant_Param.$A$1" table:expression="0"/>
        <table:named-expression table:name="solver_sho_9" table:base-cell-address="$Time_Countries_invariant_Param.$A$1" table:expression="0"/>
        <table:named-expression table:name="solver_tim_9" table:base-cell-address="$Time_Countries_invariant_Param.$A$1" table:expression="0"/>
        <table:named-expression table:name="solver_tol_9" table:base-cell-address="$Time_Countries_invariant_Param.$A$1" table:expression="0"/>
        <table:named-expression table:name="solver_typ_9" table:base-cell-address="$Time_Countries_invariant_Param.$A$1" table:expression="0"/>
        <table:named-expression table:name="solver_ver_9" table:base-cell-address="$Time_Countries_invariant_Param.$A$1" table:expression="0"/>
        <table:named-expression table:name="solveri_ISpPars_J11_9" table:base-cell-address="$Time_Countries_invariant_Param.$A$1" table:expression="0"/>
        <table:named-expression table:name="solveri_ISpPars_J12_9" table:base-cell-address="$Time_Countries_invariant_Param.$A$1" table:expression="0"/>
        <table:named-expression table:name="solveri_ISpPars_J14_9" table:base-cell-address="$Time_Countries_invariant_Param.$A$1" table:expression="0"/>
        <table:named-expression table:name="solveri_ISpPars_J17_9" table:base-cell-address="$Time_Countries_invariant_Param.$A$1" table:expression="0"/>
        <table:named-expression table:name="solveri_ISpPars_J18_9" table:base-cell-address="$Time_Countries_invariant_Param.$A$1" table:expression="0"/>
        <table:named-expression table:name="solveri_ISpPars_J21_9" table:base-cell-address="$Time_Countries_invariant_Param.$A$1" table:expression="0"/>
        <table:named-expression table:name="solveri_ISpPars_J23_9" table:base-cell-address="$Time_Countries_invariant_Param.$A$1" table:expression="0"/>
        <table:named-expression table:name="solver_cvg_10" table:base-cell-address="$Time_Countries_invariant_Param.$A$1" table:expression="0"/>
        <table:named-expression table:name="solver_drv_10" table:base-cell-address="$Time_Countries_invariant_Param.$A$1" table:expression="0"/>
        <table:named-expression table:name="solver_est_10" table:base-cell-address="$Time_Countries_invariant_Param.$A$1" table:expression="0"/>
        <table:named-expression table:name="solver_itr_10" table:base-cell-address="$Time_Countries_invariant_Param.$A$1" table:expression="0"/>
        <table:named-expression table:name="solver_lin_10" table:base-cell-address="$Time_Countries_invariant_Param.$A$1" table:expression="0"/>
        <table:named-expression table:name="solver_neg_10" table:base-cell-address="$Time_Countries_invariant_Param.$A$1" table:expression="0"/>
        <table:named-expression table:name="solver_num_10" table:base-cell-address="$Time_Countries_invariant_Param.$A$1" table:expression="0"/>
        <table:named-expression table:name="solver_nwt_10" table:base-cell-address="$Time_Countries_invariant_Param.$A$1" table:expression="0"/>
        <table:named-expression table:name="solver_pre_10" table:base-cell-address="$Time_Countries_invariant_Param.$A$1" table:expression="0"/>
        <table:named-expression table:name="solver_scl_10" table:base-cell-address="$Time_Countries_invariant_Param.$A$1" table:expression="0"/>
        <table:named-expression table:name="solver_sho_10" table:base-cell-address="$Time_Countries_invariant_Param.$A$1" table:expression="0"/>
        <table:named-expression table:name="solver_tim_10" table:base-cell-address="$Time_Countries_invariant_Param.$A$1" table:expression="0"/>
        <table:named-expression table:name="solver_tol_10" table:base-cell-address="$Time_Countries_invariant_Param.$A$1" table:expression="0"/>
        <table:named-expression table:name="solver_typ_10" table:base-cell-address="$Time_Countries_invariant_Param.$A$1" table:expression="0"/>
        <table:named-expression table:name="solver_ver_10" table:base-cell-address="$Time_Countries_invariant_Param.$A$1" table:expression="0"/>
        <table:named-expression table:name="solveri_ISpPars_J11_10" table:base-cell-address="$Time_Countries_invariant_Param.$A$1" table:expression="0"/>
        <table:named-expression table:name="solveri_ISpPars_J12_10" table:base-cell-address="$Time_Countries_invariant_Param.$A$1" table:expression="0"/>
        <table:named-expression table:name="solveri_ISpPars_J14_10" table:base-cell-address="$Time_Countries_invariant_Param.$A$1" table:expression="0"/>
        <table:named-expression table:name="solveri_ISpPars_J17_10" table:base-cell-address="$Time_Countries_invariant_Param.$A$1" table:expression="0"/>
        <table:named-expression table:name="solveri_ISpPars_J18_10" table:base-cell-address="$Time_Countries_invariant_Param.$A$1" table:expression="0"/>
        <table:named-expression table:name="solveri_ISpPars_J21_10" table:base-cell-address="$Time_Countries_invariant_Param.$A$1" table:expression="0"/>
        <table:named-expression table:name="solveri_ISpPars_J23_10" table:base-cell-address="$Time_Countries_invariant_Param.$A$1" table:expression="0"/>
        <table:named-expression table:name="solver_cvg_1_1_1_1_1" table:base-cell-address="$Time_Countries_invariant_Param.$A$1" table:expression="0"/>
        <table:named-expression table:name="solver_drv_1_1_1_1_1" table:base-cell-address="$Time_Countries_invariant_Param.$A$1" table:expression="0"/>
        <table:named-expression table:name="solver_est_1_1_1_1_1" table:base-cell-address="$Time_Countries_invariant_Param.$A$1" table:expression="0"/>
        <table:named-expression table:name="solver_itr_1_1_1_1_1" table:base-cell-address="$Time_Countries_invariant_Param.$A$1" table:expression="0"/>
        <table:named-expression table:name="solver_lin_1_1_1_1_1" table:base-cell-address="$Time_Countries_invariant_Param.$A$1" table:expression="0"/>
        <table:named-expression table:name="solver_neg_1_1_1_1_1" table:base-cell-address="$Time_Countries_invariant_Param.$A$1" table:expression="0"/>
        <table:named-expression table:name="solver_num_1_1_1_1_1" table:base-cell-address="$Time_Countries_invariant_Param.$A$1" table:expression="0"/>
        <table:named-expression table:name="solver_nwt_1_1_1_1_1" table:base-cell-address="$Time_Countries_invariant_Param.$A$1" table:expression="0"/>
        <table:named-expression table:name="solver_pre_1_1_1_1_1" table:base-cell-address="$Time_Countries_invariant_Param.$A$1" table:expression="0"/>
        <table:named-expression table:name="solver_scl_1_1_1_1_1" table:base-cell-address="$Time_Countries_invariant_Param.$A$1" table:expression="0"/>
        <table:named-expression table:name="solver_sho_1_1_1_1_1" table:base-cell-address="$Time_Countries_invariant_Param.$A$1" table:expression="0"/>
        <table:named-expression table:name="solver_tim_1_1_1_1_1" table:base-cell-address="$Time_Countries_invariant_Param.$A$1" table:expression="0"/>
        <table:named-expression table:name="solver_tol_1_1_1_1_1" table:base-cell-address="$Time_Countries_invariant_Param.$A$1" table:expression="0"/>
        <table:named-expression table:name="solver_typ_1_1_1_1_1" table:base-cell-address="$Time_Countries_invariant_Param.$A$1" table:expression="0"/>
        <table:named-expression table:name="solver_ver_1_1_1_1_1" table:base-cell-address="$Time_Countries_invariant_Param.$A$1" table:expression="0"/>
        <table:named-expression table:name="solveri_ISpPars_J11_1_1_1_1" table:base-cell-address="$Time_Countries_invariant_Param.$A$1" table:expression="0"/>
        <table:named-expression table:name="solveri_ISpPars_J12_1_1_1_1" table:base-cell-address="$Time_Countries_invariant_Param.$A$1" table:expression="0"/>
        <table:named-expression table:name="solveri_ISpPars_J14_1_1_1_1" table:base-cell-address="$Time_Countries_invariant_Param.$A$1" table:expression="0"/>
        <table:named-expression table:name="solveri_ISpPars_J17_1_1_1_1" table:base-cell-address="$Time_Countries_invariant_Param.$A$1" table:expression="0"/>
        <table:named-expression table:name="solveri_ISpPars_J18_1_1_1_1" table:base-cell-address="$Time_Countries_invariant_Param.$A$1" table:expression="0"/>
        <table:named-expression table:name="solveri_ISpPars_J21_1_1_1_1" table:base-cell-address="$Time_Countries_invariant_Param.$A$1" table:expression="0"/>
        <table:named-expression table:name="solveri_ISpPars_J23_1_1_1_1" table:base-cell-address="$Time_Countries_invariant_Param.$A$1" table:expression="0"/>
        <table:named-expression table:name="solver_cvg_2_1_1_1_1" table:base-cell-address="$Time_Countries_invariant_Param.$A$1" table:expression="0"/>
        <table:named-expression table:name="solver_drv_2_1_1_1_1" table:base-cell-address="$Time_Countries_invariant_Param.$A$1" table:expression="0"/>
        <table:named-expression table:name="solver_est_2_1_1_1_1" table:base-cell-address="$Time_Countries_invariant_Param.$A$1" table:expression="0"/>
        <table:named-expression table:name="solver_itr_2_1_1_1_1" table:base-cell-address="$Time_Countries_invariant_Param.$A$1" table:expression="0"/>
        <table:named-expression table:name="solver_lin_2_1_1_1_1" table:base-cell-address="$Time_Countries_invariant_Param.$A$1" table:expression="0"/>
        <table:named-expression table:name="solver_neg_2_1_1_1_1" table:base-cell-address="$Time_Countries_invariant_Param.$A$1" table:expression="0"/>
        <table:named-expression table:name="solver_num_2_1_1_1_1" table:base-cell-address="$Time_Countries_invariant_Param.$A$1" table:expression="0"/>
        <table:named-expression table:name="solver_nwt_2_1_1_1_1" table:base-cell-address="$Time_Countries_invariant_Param.$A$1" table:expression="0"/>
        <table:named-expression table:name="solver_pre_2_1_1_1_1" table:base-cell-address="$Time_Countries_invariant_Param.$A$1" table:expression="0"/>
        <table:named-expression table:name="solver_scl_2_1_1_1_1" table:base-cell-address="$Time_Countries_invariant_Param.$A$1" table:expression="0"/>
        <table:named-expression table:name="solver_sho_2_1_1_1_1" table:base-cell-address="$Time_Countries_invariant_Param.$A$1" table:expression="0"/>
        <table:named-expression table:name="solver_tim_2_1_1_1_1" table:base-cell-address="$Time_Countries_invariant_Param.$A$1" table:expression="0"/>
        <table:named-expression table:name="solver_tol_2_1_1_1_1" table:base-cell-address="$Time_Countries_invariant_Param.$A$1" table:expression="0"/>
        <table:named-expression table:name="solver_typ_2_1_1_1_1" table:base-cell-address="$Time_Countries_invariant_Param.$A$1" table:expression="0"/>
        <table:named-expression table:name="solver_ver_2_1_1_1_1" table:base-cell-address="$Time_Countries_invariant_Param.$A$1" table:expression="0"/>
        <table:named-expression table:name="solveri_ISpPars_J11_2_1_1_1" table:base-cell-address="$Time_Countries_invariant_Param.$A$1" table:expression="0"/>
        <table:named-expression table:name="solveri_ISpPars_J12_2_1_1_1" table:base-cell-address="$Time_Countries_invariant_Param.$A$1" table:expression="0"/>
        <table:named-expression table:name="solveri_ISpPars_J14_2_1_1_1" table:base-cell-address="$Time_Countries_invariant_Param.$A$1" table:expression="0"/>
        <table:named-expression table:name="solveri_ISpPars_J17_2_1_1_1" table:base-cell-address="$Time_Countries_invariant_Param.$A$1" table:expression="0"/>
        <table:named-expression table:name="solveri_ISpPars_J18_2_1_1_1" table:base-cell-address="$Time_Countries_invariant_Param.$A$1" table:expression="0"/>
        <table:named-expression table:name="solveri_ISpPars_J21_2_1_1_1" table:base-cell-address="$Time_Countries_invariant_Param.$A$1" table:expression="0"/>
        <table:named-expression table:name="solveri_ISpPars_J23_2_1_1_1" table:base-cell-address="$Time_Countries_invariant_Param.$A$1" table:expression="0"/>
        <table:named-expression table:name="solver_cvg_3_1_1" table:base-cell-address="$Time_Countries_invariant_Param.$A$1" table:expression="0"/>
        <table:named-expression table:name="solver_drv_3_1_1" table:base-cell-address="$Time_Countries_invariant_Param.$A$1" table:expression="0"/>
        <table:named-expression table:name="solver_est_3_1_1" table:base-cell-address="$Time_Countries_invariant_Param.$A$1" table:expression="0"/>
        <table:named-expression table:name="solver_itr_3_1_1" table:base-cell-address="$Time_Countries_invariant_Param.$A$1" table:expression="0"/>
        <table:named-expression table:name="solver_lin_3_1_1" table:base-cell-address="$Time_Countries_invariant_Param.$A$1" table:expression="0"/>
        <table:named-expression table:name="solver_neg_3_1_1" table:base-cell-address="$Time_Countries_invariant_Param.$A$1" table:expression="0"/>
        <table:named-expression table:name="solver_num_3_1_1" table:base-cell-address="$Time_Countries_invariant_Param.$A$1" table:expression="0"/>
        <table:named-expression table:name="solver_nwt_3_1_1" table:base-cell-address="$Time_Countries_invariant_Param.$A$1" table:expression="0"/>
        <table:named-expression table:name="solver_pre_3_1_1" table:base-cell-address="$Time_Countries_invariant_Param.$A$1" table:expression="0"/>
        <table:named-expression table:name="solver_scl_3_1_1" table:base-cell-address="$Time_Countries_invariant_Param.$A$1" table:expression="0"/>
        <table:named-expression table:name="solver_sho_3_1_1" table:base-cell-address="$Time_Countries_invariant_Param.$A$1" table:expression="0"/>
        <table:named-expression table:name="solver_tim_3_1_1" table:base-cell-address="$Time_Countries_invariant_Param.$A$1" table:expression="0"/>
        <table:named-expression table:name="solver_tol_3_1_1" table:base-cell-address="$Time_Countries_invariant_Param.$A$1" table:expression="0"/>
        <table:named-expression table:name="solver_typ_3_1_1" table:base-cell-address="$Time_Countries_invariant_Param.$A$1" table:expression="0"/>
        <table:named-expression table:name="solver_ver_3_1_1" table:base-cell-address="$Time_Countries_invariant_Param.$A$1" table:expression="0"/>
        <table:named-expression table:name="solveri_ISpPars_J11_3_1" table:base-cell-address="$Time_Countries_invariant_Param.$A$1" table:expression="0"/>
        <table:named-expression table:name="solveri_ISpPars_J12_3_1" table:base-cell-address="$Time_Countries_invariant_Param.$A$1" table:expression="0"/>
        <table:named-expression table:name="solveri_ISpPars_J14_3_1" table:base-cell-address="$Time_Countries_invariant_Param.$A$1" table:expression="0"/>
        <table:named-expression table:name="solveri_ISpPars_J17_3_1" table:base-cell-address="$Time_Countries_invariant_Param.$A$1" table:expression="0"/>
        <table:named-expression table:name="solveri_ISpPars_J18_3_1" table:base-cell-address="$Time_Countries_invariant_Param.$A$1" table:expression="0"/>
        <table:named-expression table:name="solveri_ISpPars_J21_3_1" table:base-cell-address="$Time_Countries_invariant_Param.$A$1" table:expression="0"/>
        <table:named-expression table:name="solveri_ISpPars_J23_3_1" table:base-cell-address="$Time_Countries_invariant_Param.$A$1" table:expression="0"/>
        <table:named-expression table:name="solver_cvg_4_1_1" table:base-cell-address="$Time_Countries_invariant_Param.$A$1" table:expression="0"/>
        <table:named-expression table:name="solver_drv_4_1_1" table:base-cell-address="$Time_Countries_invariant_Param.$A$1" table:expression="0"/>
        <table:named-expression table:name="solver_est_4_1_1" table:base-cell-address="$Time_Countries_invariant_Param.$A$1" table:expression="0"/>
        <table:named-expression table:name="solver_itr_4_1_1" table:base-cell-address="$Time_Countries_invariant_Param.$A$1" table:expression="0"/>
        <table:named-expression table:name="solver_lin_4_1_1" table:base-cell-address="$Time_Countries_invariant_Param.$A$1" table:expression="0"/>
        <table:named-expression table:name="solver_neg_4_1_1" table:base-cell-address="$Time_Countries_invariant_Param.$A$1" table:expression="0"/>
        <table:named-expression table:name="solver_num_4_1_1" table:base-cell-address="$Time_Countries_invariant_Param.$A$1" table:expression="0"/>
        <table:named-expression table:name="solver_nwt_4_1_1" table:base-cell-address="$Time_Countries_invariant_Param.$A$1" table:expression="0"/>
        <table:named-expression table:name="solver_pre_4_1_1" table:base-cell-address="$Time_Countries_invariant_Param.$A$1" table:expression="0"/>
        <table:named-expression table:name="solver_scl_4_1_1" table:base-cell-address="$Time_Countries_invariant_Param.$A$1" table:expression="0"/>
        <table:named-expression table:name="solver_sho_4_1_1" table:base-cell-address="$Time_Countries_invariant_Param.$A$1" table:expression="0"/>
        <table:named-expression table:name="solver_tim_4_1_1" table:base-cell-address="$Time_Countries_invariant_Param.$A$1" table:expression="0"/>
        <table:named-expression table:name="solver_tol_4_1_1" table:base-cell-address="$Time_Countries_invariant_Param.$A$1" table:expression="0"/>
        <table:named-expression table:name="solver_typ_4_1_1" table:base-cell-address="$Time_Countries_invariant_Param.$A$1" table:expression="0"/>
        <table:named-expression table:name="solver_ver_4_1_1" table:base-cell-address="$Time_Countries_invariant_Param.$A$1" table:expression="0"/>
        <table:named-expression table:name="solveri_ISpPars_J11_4_1" table:base-cell-address="$Time_Countries_invariant_Param.$A$1" table:expression="0"/>
        <table:named-expression table:name="solveri_ISpPars_J12_4_1" table:base-cell-address="$Time_Countries_invariant_Param.$A$1" table:expression="0"/>
        <table:named-expression table:name="solveri_ISpPars_J14_4_1" table:base-cell-address="$Time_Countries_invariant_Param.$A$1" table:expression="0"/>
        <table:named-expression table:name="solveri_ISpPars_J17_4_1" table:base-cell-address="$Time_Countries_invariant_Param.$A$1" table:expression="0"/>
        <table:named-expression table:name="solveri_ISpPars_J18_4_1" table:base-cell-address="$Time_Countries_invariant_Param.$A$1" table:expression="0"/>
        <table:named-expression table:name="solveri_ISpPars_J21_4_1" table:base-cell-address="$Time_Countries_invariant_Param.$A$1" table:expression="0"/>
        <table:named-expression table:name="solveri_ISpPars_J23_4_1" table:base-cell-address="$Time_Countries_invariant_Param.$A$1" table:expression="0"/>
        <table:named-expression table:name="solver_cvg_5_1_1" table:base-cell-address="$Time_Countries_invariant_Param.$A$1" table:expression="0"/>
        <table:named-expression table:name="solver_drv_5_1_1" table:base-cell-address="$Time_Countries_invariant_Param.$A$1" table:expression="0"/>
        <table:named-expression table:name="solver_est_5_1_1" table:base-cell-address="$Time_Countries_invariant_Param.$A$1" table:expression="0"/>
        <table:named-expression table:name="solver_itr_5_1_1" table:base-cell-address="$Time_Countries_invariant_Param.$A$1" table:expression="0"/>
        <table:named-expression table:name="solver_lin_5_1_1" table:base-cell-address="$Time_Countries_invariant_Param.$A$1" table:expression="0"/>
        <table:named-expression table:name="solver_neg_5_1_1" table:base-cell-address="$Time_Countries_invariant_Param.$A$1" table:expression="0"/>
        <table:named-expression table:name="solver_num_5_1_1" table:base-cell-address="$Time_Countries_invariant_Param.$A$1" table:expression="0"/>
        <table:named-expression table:name="solver_nwt_5_1_1" table:base-cell-address="$Time_Countries_invariant_Param.$A$1" table:expression="0"/>
        <table:named-expression table:name="solver_pre_5_1_1" table:base-cell-address="$Time_Countries_invariant_Param.$A$1" table:expression="0"/>
        <table:named-expression table:name="solver_scl_5_1_1" table:base-cell-address="$Time_Countries_invariant_Param.$A$1" table:expression="0"/>
        <table:named-expression table:name="solver_sho_5_1_1" table:base-cell-address="$Time_Countries_invariant_Param.$A$1" table:expression="0"/>
        <table:named-expression table:name="solver_tim_5_1_1" table:base-cell-address="$Time_Countries_invariant_Param.$A$1" table:expression="0"/>
        <table:named-expression table:name="solver_tol_5_1_1" table:base-cell-address="$Time_Countries_invariant_Param.$A$1" table:expression="0"/>
        <table:named-expression table:name="solver_typ_5_1_1" table:base-cell-address="$Time_Countries_invariant_Param.$A$1" table:expression="0"/>
        <table:named-expression table:name="solver_ver_5_1_1" table:base-cell-address="$Time_Countries_invariant_Param.$A$1" table:expression="0"/>
        <table:named-expression table:name="solveri_ISpPars_J11_5_1" table:base-cell-address="$Time_Countries_invariant_Param.$A$1" table:expression="0"/>
        <table:named-expression table:name="solveri_ISpPars_J12_5_1" table:base-cell-address="$Time_Countries_invariant_Param.$A$1" table:expression="0"/>
        <table:named-expression table:name="solveri_ISpPars_J14_5_1" table:base-cell-address="$Time_Countries_invariant_Param.$A$1" table:expression="0"/>
        <table:named-expression table:name="solveri_ISpPars_J17_5_1" table:base-cell-address="$Time_Countries_invariant_Param.$A$1" table:expression="0"/>
        <table:named-expression table:name="solveri_ISpPars_J18_5_1" table:base-cell-address="$Time_Countries_invariant_Param.$A$1" table:expression="0"/>
        <table:named-expression table:name="solveri_ISpPars_J21_5_1" table:base-cell-address="$Time_Countries_invariant_Param.$A$1" table:expression="0"/>
        <table:named-expression table:name="solveri_ISpPars_J23_5_1" table:base-cell-address="$Time_Countries_invariant_Param.$A$1" table:expression="0"/>
        <table:named-expression table:name="solver_cvg_6_1_1" table:base-cell-address="$Time_Countries_invariant_Param.$A$1" table:expression="0"/>
        <table:named-expression table:name="solver_drv_6_1_1" table:base-cell-address="$Time_Countries_invariant_Param.$A$1" table:expression="0"/>
        <table:named-expression table:name="solver_est_6_1_1" table:base-cell-address="$Time_Countries_invariant_Param.$A$1" table:expression="0"/>
        <table:named-expression table:name="solver_itr_6_1_1" table:base-cell-address="$Time_Countries_invariant_Param.$A$1" table:expression="0"/>
        <table:named-expression table:name="solver_lin_6_1_1" table:base-cell-address="$Time_Countries_invariant_Param.$A$1" table:expression="0"/>
        <table:named-expression table:name="solver_neg_6_1_1" table:base-cell-address="$Time_Countries_invariant_Param.$A$1" table:expression="0"/>
        <table:named-expression table:name="solver_num_6_1_1" table:base-cell-address="$Time_Countries_invariant_Param.$A$1" table:expression="0"/>
        <table:named-expression table:name="solver_nwt_6_1_1" table:base-cell-address="$Time_Countries_invariant_Param.$A$1" table:expression="0"/>
        <table:named-expression table:name="solver_pre_6_1_1" table:base-cell-address="$Time_Countries_invariant_Param.$A$1" table:expression="0"/>
        <table:named-expression table:name="solver_scl_6_1_1" table:base-cell-address="$Time_Countries_invariant_Param.$A$1" table:expression="0"/>
        <table:named-expression table:name="solver_sho_6_1_1" table:base-cell-address="$Time_Countries_invariant_Param.$A$1" table:expression="0"/>
        <table:named-expression table:name="solver_tim_6_1_1" table:base-cell-address="$Time_Countries_invariant_Param.$A$1" table:expression="0"/>
        <table:named-expression table:name="solver_tol_6_1_1" table:base-cell-address="$Time_Countries_invariant_Param.$A$1" table:expression="0"/>
        <table:named-expression table:name="solver_typ_6_1_1" table:base-cell-address="$Time_Countries_invariant_Param.$A$1" table:expression="0"/>
        <table:named-expression table:name="solver_ver_6_1_1" table:base-cell-address="$Time_Countries_invariant_Param.$A$1" table:expression="0"/>
        <table:named-expression table:name="solveri_ISpPars_J11_6_1" table:base-cell-address="$Time_Countries_invariant_Param.$A$1" table:expression="0"/>
        <table:named-expression table:name="solveri_ISpPars_J12_6_1" table:base-cell-address="$Time_Countries_invariant_Param.$A$1" table:expression="0"/>
        <table:named-expression table:name="solveri_ISpPars_J14_6_1" table:base-cell-address="$Time_Countries_invariant_Param.$A$1" table:expression="0"/>
        <table:named-expression table:name="solveri_ISpPars_J17_6_1" table:base-cell-address="$Time_Countries_invariant_Param.$A$1" table:expression="0"/>
        <table:named-expression table:name="solveri_ISpPars_J18_6_1" table:base-cell-address="$Time_Countries_invariant_Param.$A$1" table:expression="0"/>
        <table:named-expression table:name="solveri_ISpPars_J21_6_1" table:base-cell-address="$Time_Countries_invariant_Param.$A$1" table:expression="0"/>
        <table:named-expression table:name="solveri_ISpPars_J23_6_1" table:base-cell-address="$Time_Countries_invariant_Param.$A$1" table:expression="0"/>
        <table:named-expression table:name="solver_cvg_7_1" table:base-cell-address="$Time_Countries_invariant_Param.$A$1" table:expression="0"/>
        <table:named-expression table:name="solver_drv_7_1" table:base-cell-address="$Time_Countries_invariant_Param.$A$1" table:expression="0"/>
        <table:named-expression table:name="solver_est_7_1" table:base-cell-address="$Time_Countries_invariant_Param.$A$1" table:expression="0"/>
        <table:named-expression table:name="solver_itr_7_1" table:base-cell-address="$Time_Countries_invariant_Param.$A$1" table:expression="0"/>
        <table:named-expression table:name="solver_lin_7_1" table:base-cell-address="$Time_Countries_invariant_Param.$A$1" table:expression="0"/>
        <table:named-expression table:name="solver_neg_7_1" table:base-cell-address="$Time_Countries_invariant_Param.$A$1" table:expression="0"/>
        <table:named-expression table:name="solver_num_7_1" table:base-cell-address="$Time_Countries_invariant_Param.$A$1" table:expression="0"/>
        <table:named-expression table:name="solver_nwt_7_1" table:base-cell-address="$Time_Countries_invariant_Param.$A$1" table:expression="0"/>
        <table:named-expression table:name="solver_pre_7_1" table:base-cell-address="$Time_Countries_invariant_Param.$A$1" table:expression="0"/>
        <table:named-expression table:name="solver_scl_7_1" table:base-cell-address="$Time_Countries_invariant_Param.$A$1" table:expression="0"/>
        <table:named-expression table:name="solver_sho_7_1" table:base-cell-address="$Time_Countries_invariant_Param.$A$1" table:expression="0"/>
        <table:named-expression table:name="solver_tim_7_1" table:base-cell-address="$Time_Countries_invariant_Param.$A$1" table:expression="0"/>
        <table:named-expression table:name="solver_tol_7_1" table:base-cell-address="$Time_Countries_invariant_Param.$A$1" table:expression="0"/>
        <table:named-expression table:name="solver_typ_7_1" table:base-cell-address="$Time_Countries_invariant_Param.$A$1" table:expression="0"/>
        <table:named-expression table:name="solver_ver_7_1" table:base-cell-address="$Time_Countries_invariant_Param.$A$1" table:expression="0"/>
        <table:named-expression table:name="solveri_ISpPars_J11_7_1" table:base-cell-address="$Time_Countries_invariant_Param.$A$1" table:expression="0"/>
        <table:named-expression table:name="solveri_ISpPars_J12_7_1" table:base-cell-address="$Time_Countries_invariant_Param.$A$1" table:expression="0"/>
        <table:named-expression table:name="solveri_ISpPars_J14_7_1" table:base-cell-address="$Time_Countries_invariant_Param.$A$1" table:expression="0"/>
        <table:named-expression table:name="solveri_ISpPars_J17_7_1" table:base-cell-address="$Time_Countries_invariant_Param.$A$1" table:expression="0"/>
        <table:named-expression table:name="solveri_ISpPars_J18_7_1" table:base-cell-address="$Time_Countries_invariant_Param.$A$1" table:expression="0"/>
        <table:named-expression table:name="solveri_ISpPars_J21_7_1" table:base-cell-address="$Time_Countries_invariant_Param.$A$1" table:expression="0"/>
        <table:named-expression table:name="solveri_ISpPars_J23_7_1" table:base-cell-address="$Time_Countries_invariant_Param.$A$1" table:expression="0"/>
        <table:named-expression table:name="solver_cvg_8_1" table:base-cell-address="$Time_Countries_invariant_Param.$A$1" table:expression="0"/>
        <table:named-expression table:name="solver_drv_8_1" table:base-cell-address="$Time_Countries_invariant_Param.$A$1" table:expression="0"/>
        <table:named-expression table:name="solver_est_8_1" table:base-cell-address="$Time_Countries_invariant_Param.$A$1" table:expression="0"/>
        <table:named-expression table:name="solver_itr_8_1" table:base-cell-address="$Time_Countries_invariant_Param.$A$1" table:expression="0"/>
        <table:named-expression table:name="solver_lin_8_1" table:base-cell-address="$Time_Countries_invariant_Param.$A$1" table:expression="0"/>
        <table:named-expression table:name="solver_neg_8_1" table:base-cell-address="$Time_Countries_invariant_Param.$A$1" table:expression="0"/>
        <table:named-expression table:name="solver_num_8_1" table:base-cell-address="$Time_Countries_invariant_Param.$A$1" table:expression="0"/>
        <table:named-expression table:name="solver_nwt_8_1" table:base-cell-address="$Time_Countries_invariant_Param.$A$1" table:expression="0"/>
        <table:named-expression table:name="solver_pre_8_1" table:base-cell-address="$Time_Countries_invariant_Param.$A$1" table:expression="0"/>
        <table:named-expression table:name="solver_scl_8_1" table:base-cell-address="$Time_Countries_invariant_Param.$A$1" table:expression="0"/>
        <table:named-expression table:name="solver_sho_8_1" table:base-cell-address="$Time_Countries_invariant_Param.$A$1" table:expression="0"/>
        <table:named-expression table:name="solver_tim_8_1" table:base-cell-address="$Time_Countries_invariant_Param.$A$1" table:expression="0"/>
        <table:named-expression table:name="solver_tol_8_1" table:base-cell-address="$Time_Countries_invariant_Param.$A$1" table:expression="0"/>
        <table:named-expression table:name="solver_typ_8_1" table:base-cell-address="$Time_Countries_invariant_Param.$A$1" table:expression="0"/>
        <table:named-expression table:name="solver_ver_8_1" table:base-cell-address="$Time_Countries_invariant_Param.$A$1" table:expression="0"/>
        <table:named-expression table:name="solveri_ISpPars_J11_8_1" table:base-cell-address="$Time_Countries_invariant_Param.$A$1" table:expression="0"/>
        <table:named-expression table:name="solveri_ISpPars_J12_8_1" table:base-cell-address="$Time_Countries_invariant_Param.$A$1" table:expression="0"/>
        <table:named-expression table:name="solveri_ISpPars_J14_8_1" table:base-cell-address="$Time_Countries_invariant_Param.$A$1" table:expression="0"/>
        <table:named-expression table:name="solveri_ISpPars_J17_8_1" table:base-cell-address="$Time_Countries_invariant_Param.$A$1" table:expression="0"/>
        <table:named-expression table:name="solveri_ISpPars_J18_8_1" table:base-cell-address="$Time_Countries_invariant_Param.$A$1" table:expression="0"/>
        <table:named-expression table:name="solveri_ISpPars_J21_8_1" table:base-cell-address="$Time_Countries_invariant_Param.$A$1" table:expression="0"/>
        <table:named-expression table:name="solveri_ISpPars_J23_8_1" table:base-cell-address="$Time_Countries_invariant_Param.$A$1" table:expression="0"/>
        <table:named-expression table:name="solver_cvg_9_1" table:base-cell-address="$Time_Countries_invariant_Param.$A$1" table:expression="0"/>
        <table:named-expression table:name="solver_drv_9_1" table:base-cell-address="$Time_Countries_invariant_Param.$A$1" table:expression="0"/>
        <table:named-expression table:name="solver_est_9_1" table:base-cell-address="$Time_Countries_invariant_Param.$A$1" table:expression="0"/>
        <table:named-expression table:name="solver_itr_9_1" table:base-cell-address="$Time_Countries_invariant_Param.$A$1" table:expression="0"/>
        <table:named-expression table:name="solver_lin_9_1" table:base-cell-address="$Time_Countries_invariant_Param.$A$1" table:expression="0"/>
        <table:named-expression table:name="solver_neg_9_1" table:base-cell-address="$Time_Countries_invariant_Param.$A$1" table:expression="0"/>
        <table:named-expression table:name="solver_num_9_1" table:base-cell-address="$Time_Countries_invariant_Param.$A$1" table:expression="0"/>
        <table:named-expression table:name="solver_nwt_9_1" table:base-cell-address="$Time_Countries_invariant_Param.$A$1" table:expression="0"/>
        <table:named-expression table:name="solver_pre_9_1" table:base-cell-address="$Time_Countries_invariant_Param.$A$1" table:expression="0"/>
        <table:named-expression table:name="solver_scl_9_1" table:base-cell-address="$Time_Countries_invariant_Param.$A$1" table:expression="0"/>
        <table:named-expression table:name="solver_sho_9_1" table:base-cell-address="$Time_Countries_invariant_Param.$A$1" table:expression="0"/>
        <table:named-expression table:name="solver_tim_9_1" table:base-cell-address="$Time_Countries_invariant_Param.$A$1" table:expression="0"/>
        <table:named-expression table:name="solver_tol_9_1" table:base-cell-address="$Time_Countries_invariant_Param.$A$1" table:expression="0"/>
        <table:named-expression table:name="solver_typ_9_1" table:base-cell-address="$Time_Countries_invariant_Param.$A$1" table:expression="0"/>
        <table:named-expression table:name="solver_ver_9_1" table:base-cell-address="$Time_Countries_invariant_Param.$A$1" table:expression="0"/>
        <table:named-expression table:name="solveri_ISpPars_J11_9_1" table:base-cell-address="$Time_Countries_invariant_Param.$A$1" table:expression="0"/>
        <table:named-expression table:name="solveri_ISpPars_J12_9_1" table:base-cell-address="$Time_Countries_invariant_Param.$A$1" table:expression="0"/>
        <table:named-expression table:name="solveri_ISpPars_J14_9_1" table:base-cell-address="$Time_Countries_invariant_Param.$A$1" table:expression="0"/>
        <table:named-expression table:name="solveri_ISpPars_J17_9_1" table:base-cell-address="$Time_Countries_invariant_Param.$A$1" table:expression="0"/>
        <table:named-expression table:name="solveri_ISpPars_J18_9_1" table:base-cell-address="$Time_Countries_invariant_Param.$A$1" table:expression="0"/>
        <table:named-expression table:name="solveri_ISpPars_J21_9_1" table:base-cell-address="$Time_Countries_invariant_Param.$A$1" table:expression="0"/>
        <table:named-expression table:name="solveri_ISpPars_J23_9_1" table:base-cell-address="$Time_Countries_invariant_Param.$A$1" table:expression="0"/>
        <table:named-expression table:name="solver_cvg_10_1" table:base-cell-address="$Time_Countries_invariant_Param.$A$1" table:expression="0"/>
        <table:named-expression table:name="solver_drv_10_1" table:base-cell-address="$Time_Countries_invariant_Param.$A$1" table:expression="0"/>
        <table:named-expression table:name="solver_est_10_1" table:base-cell-address="$Time_Countries_invariant_Param.$A$1" table:expression="0"/>
        <table:named-expression table:name="solver_itr_10_1" table:base-cell-address="$Time_Countries_invariant_Param.$A$1" table:expression="0"/>
        <table:named-expression table:name="solver_lin_10_1" table:base-cell-address="$Time_Countries_invariant_Param.$A$1" table:expression="0"/>
        <table:named-expression table:name="solver_neg_10_1" table:base-cell-address="$Time_Countries_invariant_Param.$A$1" table:expression="0"/>
        <table:named-expression table:name="solver_num_10_1" table:base-cell-address="$Time_Countries_invariant_Param.$A$1" table:expression="0"/>
        <table:named-expression table:name="solver_nwt_10_1" table:base-cell-address="$Time_Countries_invariant_Param.$A$1" table:expression="0"/>
        <table:named-expression table:name="solver_pre_10_1" table:base-cell-address="$Time_Countries_invariant_Param.$A$1" table:expression="0"/>
        <table:named-expression table:name="solver_scl_10_1" table:base-cell-address="$Time_Countries_invariant_Param.$A$1" table:expression="0"/>
        <table:named-expression table:name="solver_sho_10_1" table:base-cell-address="$Time_Countries_invariant_Param.$A$1" table:expression="0"/>
        <table:named-expression table:name="solver_tim_10_1" table:base-cell-address="$Time_Countries_invariant_Param.$A$1" table:expression="0"/>
        <table:named-expression table:name="solver_tol_10_1" table:base-cell-address="$Time_Countries_invariant_Param.$A$1" table:expression="0"/>
        <table:named-expression table:name="solver_typ_10_1" table:base-cell-address="$Time_Countries_invariant_Param.$A$1" table:expression="0"/>
        <table:named-expression table:name="solver_ver_10_1" table:base-cell-address="$Time_Countries_invariant_Param.$A$1" table:expression="0"/>
        <table:named-expression table:name="solveri_ISpPars_J11_10_1" table:base-cell-address="$Time_Countries_invariant_Param.$A$1" table:expression="0"/>
        <table:named-expression table:name="solveri_ISpPars_J12_10_1" table:base-cell-address="$Time_Countries_invariant_Param.$A$1" table:expression="0"/>
        <table:named-expression table:name="solveri_ISpPars_J14_10_1" table:base-cell-address="$Time_Countries_invariant_Param.$A$1" table:expression="0"/>
        <table:named-expression table:name="solveri_ISpPars_J17_10_1" table:base-cell-address="$Time_Countries_invariant_Param.$A$1" table:expression="0"/>
        <table:named-expression table:name="solveri_ISpPars_J18_10_1" table:base-cell-address="$Time_Countries_invariant_Param.$A$1" table:expression="0"/>
        <table:named-expression table:name="solveri_ISpPars_J21_10_1" table:base-cell-address="$Time_Countries_invariant_Param.$A$1" table:expression="0"/>
        <table:named-expression table:name="solveri_ISpPars_J23_10_1" table:base-cell-address="$Time_Countries_invariant_Param.$A$1" table:expression="0"/>
        <table:named-expression table:name="solver_cvg_11" table:base-cell-address="$Time_Countries_invariant_Param.$A$1" table:expression="0"/>
        <table:named-expression table:name="solver_drv_11" table:base-cell-address="$Time_Countries_invariant_Param.$A$1" table:expression="0"/>
        <table:named-expression table:name="solver_est_11" table:base-cell-address="$Time_Countries_invariant_Param.$A$1" table:expression="0"/>
        <table:named-expression table:name="solver_itr_11" table:base-cell-address="$Time_Countries_invariant_Param.$A$1" table:expression="0"/>
        <table:named-expression table:name="solver_lin_11" table:base-cell-address="$Time_Countries_invariant_Param.$A$1" table:expression="0"/>
        <table:named-expression table:name="solver_neg_11" table:base-cell-address="$Time_Countries_invariant_Param.$A$1" table:expression="0"/>
        <table:named-expression table:name="solver_num_11" table:base-cell-address="$Time_Countries_invariant_Param.$A$1" table:expression="0"/>
        <table:named-expression table:name="solver_nwt_11" table:base-cell-address="$Time_Countries_invariant_Param.$A$1" table:expression="0"/>
        <table:named-expression table:name="solver_pre_11" table:base-cell-address="$Time_Countries_invariant_Param.$A$1" table:expression="0"/>
        <table:named-expression table:name="solver_scl_11" table:base-cell-address="$Time_Countries_invariant_Param.$A$1" table:expression="0"/>
        <table:named-expression table:name="solver_sho_11" table:base-cell-address="$Time_Countries_invariant_Param.$A$1" table:expression="0"/>
        <table:named-expression table:name="solver_tim_11" table:base-cell-address="$Time_Countries_invariant_Param.$A$1" table:expression="0"/>
        <table:named-expression table:name="solver_tol_11" table:base-cell-address="$Time_Countries_invariant_Param.$A$1" table:expression="0"/>
        <table:named-expression table:name="solver_typ_11" table:base-cell-address="$Time_Countries_invariant_Param.$A$1" table:expression="0"/>
        <table:named-expression table:name="solver_ver_11" table:base-cell-address="$Time_Countries_invariant_Param.$A$1" table:expression="0"/>
        <table:named-expression table:name="solveri_ISpPars_J11_11" table:base-cell-address="$Time_Countries_invariant_Param.$A$1" table:expression="0"/>
        <table:named-expression table:name="solveri_ISpPars_J12_11" table:base-cell-address="$Time_Countries_invariant_Param.$A$1" table:expression="0"/>
        <table:named-expression table:name="solveri_ISpPars_J14_11" table:base-cell-address="$Time_Countries_invariant_Param.$A$1" table:expression="0"/>
        <table:named-expression table:name="solveri_ISpPars_J17_11" table:base-cell-address="$Time_Countries_invariant_Param.$A$1" table:expression="0"/>
        <table:named-expression table:name="solveri_ISpPars_J18_11" table:base-cell-address="$Time_Countries_invariant_Param.$A$1" table:expression="0"/>
        <table:named-expression table:name="solveri_ISpPars_J21_11" table:base-cell-address="$Time_Countries_invariant_Param.$A$1" table:expression="0"/>
        <table:named-expression table:name="solveri_ISpPars_J23_11" table:base-cell-address="$Time_Countries_invariant_Param.$A$1" table:expression="0"/>
        <table:named-expression table:name="solver_cvg_12" table:base-cell-address="$Time_Countries_invariant_Param.$A$1" table:expression="0"/>
        <table:named-expression table:name="solver_drv_12" table:base-cell-address="$Time_Countries_invariant_Param.$A$1" table:expression="0"/>
        <table:named-expression table:name="solver_est_12" table:base-cell-address="$Time_Countries_invariant_Param.$A$1" table:expression="0"/>
        <table:named-expression table:name="solver_itr_12" table:base-cell-address="$Time_Countries_invariant_Param.$A$1" table:expression="0"/>
        <table:named-expression table:name="solver_lin_12" table:base-cell-address="$Time_Countries_invariant_Param.$A$1" table:expression="0"/>
        <table:named-expression table:name="solver_neg_12" table:base-cell-address="$Time_Countries_invariant_Param.$A$1" table:expression="0"/>
        <table:named-expression table:name="solver_num_12" table:base-cell-address="$Time_Countries_invariant_Param.$A$1" table:expression="0"/>
        <table:named-expression table:name="solver_nwt_12" table:base-cell-address="$Time_Countries_invariant_Param.$A$1" table:expression="0"/>
        <table:named-expression table:name="solver_pre_12" table:base-cell-address="$Time_Countries_invariant_Param.$A$1" table:expression="0"/>
        <table:named-expression table:name="solver_scl_12" table:base-cell-address="$Time_Countries_invariant_Param.$A$1" table:expression="0"/>
        <table:named-expression table:name="solver_sho_12" table:base-cell-address="$Time_Countries_invariant_Param.$A$1" table:expression="0"/>
        <table:named-expression table:name="solver_tim_12" table:base-cell-address="$Time_Countries_invariant_Param.$A$1" table:expression="0"/>
        <table:named-expression table:name="solver_tol_12" table:base-cell-address="$Time_Countries_invariant_Param.$A$1" table:expression="0"/>
        <table:named-expression table:name="solver_typ_12" table:base-cell-address="$Time_Countries_invariant_Param.$A$1" table:expression="0"/>
        <table:named-expression table:name="solver_ver_12" table:base-cell-address="$Time_Countries_invariant_Param.$A$1" table:expression="0"/>
        <table:named-expression table:name="solveri_ISpPars_J11_12" table:base-cell-address="$Time_Countries_invariant_Param.$A$1" table:expression="0"/>
        <table:named-expression table:name="solveri_ISpPars_J12_12" table:base-cell-address="$Time_Countries_invariant_Param.$A$1" table:expression="0"/>
        <table:named-expression table:name="solveri_ISpPars_J14_12" table:base-cell-address="$Time_Countries_invariant_Param.$A$1" table:expression="0"/>
        <table:named-expression table:name="solveri_ISpPars_J17_12" table:base-cell-address="$Time_Countries_invariant_Param.$A$1" table:expression="0"/>
        <table:named-expression table:name="solveri_ISpPars_J18_12" table:base-cell-address="$Time_Countries_invariant_Param.$A$1" table:expression="0"/>
        <table:named-expression table:name="solveri_ISpPars_J21_12" table:base-cell-address="$Time_Countries_invariant_Param.$A$1" table:expression="0"/>
        <table:named-expression table:name="solveri_ISpPars_J23_12" table:base-cell-address="$Time_Countries_invariant_Param.$A$1" table:expression="0"/>
        <table:named-expression table:name="solver_cvg_13" table:base-cell-address="$Time_Countries_invariant_Param.$A$1" table:expression="0"/>
        <table:named-expression table:name="solver_drv_13" table:base-cell-address="$Time_Countries_invariant_Param.$A$1" table:expression="0"/>
        <table:named-expression table:name="solver_est_13" table:base-cell-address="$Time_Countries_invariant_Param.$A$1" table:expression="0"/>
        <table:named-expression table:name="solver_itr_13" table:base-cell-address="$Time_Countries_invariant_Param.$A$1" table:expression="0"/>
        <table:named-expression table:name="solver_lin_13" table:base-cell-address="$Time_Countries_invariant_Param.$A$1" table:expression="0"/>
        <table:named-expression table:name="solver_neg_13" table:base-cell-address="$Time_Countries_invariant_Param.$A$1" table:expression="0"/>
        <table:named-expression table:name="solver_num_13" table:base-cell-address="$Time_Countries_invariant_Param.$A$1" table:expression="0"/>
        <table:named-expression table:name="solver_nwt_13" table:base-cell-address="$Time_Countries_invariant_Param.$A$1" table:expression="0"/>
        <table:named-expression table:name="solver_pre_13" table:base-cell-address="$Time_Countries_invariant_Param.$A$1" table:expression="0"/>
        <table:named-expression table:name="solver_scl_13" table:base-cell-address="$Time_Countries_invariant_Param.$A$1" table:expression="0"/>
        <table:named-expression table:name="solver_sho_13" table:base-cell-address="$Time_Countries_invariant_Param.$A$1" table:expression="0"/>
        <table:named-expression table:name="solver_tim_13" table:base-cell-address="$Time_Countries_invariant_Param.$A$1" table:expression="0"/>
        <table:named-expression table:name="solver_tol_13" table:base-cell-address="$Time_Countries_invariant_Param.$A$1" table:expression="0"/>
        <table:named-expression table:name="solver_typ_13" table:base-cell-address="$Time_Countries_invariant_Param.$A$1" table:expression="0"/>
        <table:named-expression table:name="solver_ver_13" table:base-cell-address="$Time_Countries_invariant_Param.$A$1" table:expression="0"/>
        <table:named-expression table:name="solveri_ISpPars_J11_13" table:base-cell-address="$Time_Countries_invariant_Param.$A$1" table:expression="0"/>
        <table:named-expression table:name="solveri_ISpPars_J12_13" table:base-cell-address="$Time_Countries_invariant_Param.$A$1" table:expression="0"/>
        <table:named-expression table:name="solveri_ISpPars_J14_13" table:base-cell-address="$Time_Countries_invariant_Param.$A$1" table:expression="0"/>
        <table:named-expression table:name="solveri_ISpPars_J17_13" table:base-cell-address="$Time_Countries_invariant_Param.$A$1" table:expression="0"/>
        <table:named-expression table:name="solveri_ISpPars_J18_13" table:base-cell-address="$Time_Countries_invariant_Param.$A$1" table:expression="0"/>
        <table:named-expression table:name="solveri_ISpPars_J21_13" table:base-cell-address="$Time_Countries_invariant_Param.$A$1" table:expression="0"/>
        <table:named-expression table:name="solveri_ISpPars_J23_13" table:base-cell-address="$Time_Countries_invariant_Param.$A$1" table:expression="0"/>
        <table:named-expression table:name="solver_cvg_14" table:base-cell-address="$Time_Countries_invariant_Param.$A$1" table:expression="0"/>
        <table:named-expression table:name="solver_drv_14" table:base-cell-address="$Time_Countries_invariant_Param.$A$1" table:expression="0"/>
        <table:named-expression table:name="solver_est_14" table:base-cell-address="$Time_Countries_invariant_Param.$A$1" table:expression="0"/>
        <table:named-expression table:name="solver_itr_14" table:base-cell-address="$Time_Countries_invariant_Param.$A$1" table:expression="0"/>
        <table:named-expression table:name="solver_lin_14" table:base-cell-address="$Time_Countries_invariant_Param.$A$1" table:expression="0"/>
        <table:named-expression table:name="solver_neg_14" table:base-cell-address="$Time_Countries_invariant_Param.$A$1" table:expression="0"/>
        <table:named-expression table:name="solver_num_14" table:base-cell-address="$Time_Countries_invariant_Param.$A$1" table:expression="0"/>
        <table:named-expression table:name="solver_nwt_14" table:base-cell-address="$Time_Countries_invariant_Param.$A$1" table:expression="0"/>
        <table:named-expression table:name="solver_pre_14" table:base-cell-address="$Time_Countries_invariant_Param.$A$1" table:expression="0"/>
        <table:named-expression table:name="solver_scl_14" table:base-cell-address="$Time_Countries_invariant_Param.$A$1" table:expression="0"/>
        <table:named-expression table:name="solver_sho_14" table:base-cell-address="$Time_Countries_invariant_Param.$A$1" table:expression="0"/>
        <table:named-expression table:name="solver_tim_14" table:base-cell-address="$Time_Countries_invariant_Param.$A$1" table:expression="0"/>
        <table:named-expression table:name="solver_tol_14" table:base-cell-address="$Time_Countries_invariant_Param.$A$1" table:expression="0"/>
        <table:named-expression table:name="solver_typ_14" table:base-cell-address="$Time_Countries_invariant_Param.$A$1" table:expression="0"/>
        <table:named-expression table:name="solver_ver_14" table:base-cell-address="$Time_Countries_invariant_Param.$A$1" table:expression="0"/>
        <table:named-expression table:name="solveri_ISpPars_J11_14" table:base-cell-address="$Time_Countries_invariant_Param.$A$1" table:expression="0"/>
        <table:named-expression table:name="solveri_ISpPars_J12_14" table:base-cell-address="$Time_Countries_invariant_Param.$A$1" table:expression="0"/>
        <table:named-expression table:name="solveri_ISpPars_J14_14" table:base-cell-address="$Time_Countries_invariant_Param.$A$1" table:expression="0"/>
        <table:named-expression table:name="solveri_ISpPars_J17_14" table:base-cell-address="$Time_Countries_invariant_Param.$A$1" table:expression="0"/>
        <table:named-expression table:name="solveri_ISpPars_J18_14" table:base-cell-address="$Time_Countries_invariant_Param.$A$1" table:expression="0"/>
        <table:named-expression table:name="solveri_ISpPars_J21_14" table:base-cell-address="$Time_Countries_invariant_Param.$A$1" table:expression="0"/>
        <table:named-expression table:name="solveri_ISpPars_J23_14" table:base-cell-address="$Time_Countries_invariant_Param.$A$1" table:expression="0"/>
        <table:named-expression table:name="solver_cvg_15" table:base-cell-address="$Time_Countries_invariant_Param.$A$1" table:expression="0"/>
        <table:named-expression table:name="solver_drv_15" table:base-cell-address="$Time_Countries_invariant_Param.$A$1" table:expression="0"/>
        <table:named-expression table:name="solver_est_15" table:base-cell-address="$Time_Countries_invariant_Param.$A$1" table:expression="0"/>
        <table:named-expression table:name="solver_itr_15" table:base-cell-address="$Time_Countries_invariant_Param.$A$1" table:expression="0"/>
        <table:named-expression table:name="solver_lin_15" table:base-cell-address="$Time_Countries_invariant_Param.$A$1" table:expression="0"/>
        <table:named-expression table:name="solver_neg_15" table:base-cell-address="$Time_Countries_invariant_Param.$A$1" table:expression="0"/>
        <table:named-expression table:name="solver_num_15" table:base-cell-address="$Time_Countries_invariant_Param.$A$1" table:expression="0"/>
        <table:named-expression table:name="solver_nwt_15" table:base-cell-address="$Time_Countries_invariant_Param.$A$1" table:expression="0"/>
        <table:named-expression table:name="solver_pre_15" table:base-cell-address="$Time_Countries_invariant_Param.$A$1" table:expression="0"/>
        <table:named-expression table:name="solver_scl_15" table:base-cell-address="$Time_Countries_invariant_Param.$A$1" table:expression="0"/>
        <table:named-expression table:name="solver_sho_15" table:base-cell-address="$Time_Countries_invariant_Param.$A$1" table:expression="0"/>
        <table:named-expression table:name="solver_tim_15" table:base-cell-address="$Time_Countries_invariant_Param.$A$1" table:expression="0"/>
        <table:named-expression table:name="solver_tol_15" table:base-cell-address="$Time_Countries_invariant_Param.$A$1" table:expression="0"/>
        <table:named-expression table:name="solver_typ_15" table:base-cell-address="$Time_Countries_invariant_Param.$A$1" table:expression="0"/>
        <table:named-expression table:name="solver_ver_15" table:base-cell-address="$Time_Countries_invariant_Param.$A$1" table:expression="0"/>
        <table:named-expression table:name="solveri_ISpPars_J11_15" table:base-cell-address="$Time_Countries_invariant_Param.$A$1" table:expression="0"/>
        <table:named-expression table:name="solveri_ISpPars_J12_15" table:base-cell-address="$Time_Countries_invariant_Param.$A$1" table:expression="0"/>
        <table:named-expression table:name="solveri_ISpPars_J14_15" table:base-cell-address="$Time_Countries_invariant_Param.$A$1" table:expression="0"/>
        <table:named-expression table:name="solveri_ISpPars_J17_15" table:base-cell-address="$Time_Countries_invariant_Param.$A$1" table:expression="0"/>
        <table:named-expression table:name="solveri_ISpPars_J18_15" table:base-cell-address="$Time_Countries_invariant_Param.$A$1" table:expression="0"/>
        <table:named-expression table:name="solveri_ISpPars_J21_15" table:base-cell-address="$Time_Countries_invariant_Param.$A$1" table:expression="0"/>
        <table:named-expression table:name="solveri_ISpPars_J23_15" table:base-cell-address="$Time_Countries_invariant_Param.$A$1" table:expression="0"/>
        <table:named-expression table:name="solver_cvg_16" table:base-cell-address="$Time_Countries_invariant_Param.$A$1" table:expression="0"/>
        <table:named-expression table:name="solver_drv_16" table:base-cell-address="$Time_Countries_invariant_Param.$A$1" table:expression="0"/>
        <table:named-expression table:name="solver_est_16" table:base-cell-address="$Time_Countries_invariant_Param.$A$1" table:expression="0"/>
        <table:named-expression table:name="solver_itr_16" table:base-cell-address="$Time_Countries_invariant_Param.$A$1" table:expression="0"/>
        <table:named-expression table:name="solver_lin_16" table:base-cell-address="$Time_Countries_invariant_Param.$A$1" table:expression="0"/>
        <table:named-expression table:name="solver_neg_16" table:base-cell-address="$Time_Countries_invariant_Param.$A$1" table:expression="0"/>
        <table:named-expression table:name="solver_num_16" table:base-cell-address="$Time_Countries_invariant_Param.$A$1" table:expression="0"/>
        <table:named-expression table:name="solver_nwt_16" table:base-cell-address="$Time_Countries_invariant_Param.$A$1" table:expression="0"/>
        <table:named-expression table:name="solver_pre_16" table:base-cell-address="$Time_Countries_invariant_Param.$A$1" table:expression="0"/>
        <table:named-expression table:name="solver_scl_16" table:base-cell-address="$Time_Countries_invariant_Param.$A$1" table:expression="0"/>
        <table:named-expression table:name="solver_sho_16" table:base-cell-address="$Time_Countries_invariant_Param.$A$1" table:expression="0"/>
        <table:named-expression table:name="solver_tim_16" table:base-cell-address="$Time_Countries_invariant_Param.$A$1" table:expression="0"/>
        <table:named-expression table:name="solver_tol_16" table:base-cell-address="$Time_Countries_invariant_Param.$A$1" table:expression="0"/>
        <table:named-expression table:name="solver_typ_16" table:base-cell-address="$Time_Countries_invariant_Param.$A$1" table:expression="0"/>
        <table:named-expression table:name="solver_ver_16" table:base-cell-address="$Time_Countries_invariant_Param.$A$1" table:expression="0"/>
        <table:named-expression table:name="solveri_ISpPars_J11_16" table:base-cell-address="$Time_Countries_invariant_Param.$A$1" table:expression="0"/>
        <table:named-expression table:name="solveri_ISpPars_J12_16" table:base-cell-address="$Time_Countries_invariant_Param.$A$1" table:expression="0"/>
        <table:named-expression table:name="solveri_ISpPars_J14_16" table:base-cell-address="$Time_Countries_invariant_Param.$A$1" table:expression="0"/>
        <table:named-expression table:name="solveri_ISpPars_J17_16" table:base-cell-address="$Time_Countries_invariant_Param.$A$1" table:expression="0"/>
        <table:named-expression table:name="solveri_ISpPars_J18_16" table:base-cell-address="$Time_Countries_invariant_Param.$A$1" table:expression="0"/>
        <table:named-expression table:name="solveri_ISpPars_J21_16" table:base-cell-address="$Time_Countries_invariant_Param.$A$1" table:expression="0"/>
        <table:named-expression table:name="solveri_ISpPars_J23_16" table:base-cell-address="$Time_Countries_invariant_Param.$A$1" table:expression="0"/>
        <table:named-expression table:name="solver_cvg_17" table:base-cell-address="$Time_Countries_invariant_Param.$A$1" table:expression="0"/>
        <table:named-expression table:name="solver_drv_17" table:base-cell-address="$Time_Countries_invariant_Param.$A$1" table:expression="0"/>
        <table:named-expression table:name="solver_est_17" table:base-cell-address="$Time_Countries_invariant_Param.$A$1" table:expression="0"/>
        <table:named-expression table:name="solver_itr_17" table:base-cell-address="$Time_Countries_invariant_Param.$A$1" table:expression="0"/>
        <table:named-expression table:name="solver_lin_17" table:base-cell-address="$Time_Countries_invariant_Param.$A$1" table:expression="0"/>
        <table:named-expression table:name="solver_neg_17" table:base-cell-address="$Time_Countries_invariant_Param.$A$1" table:expression="0"/>
        <table:named-expression table:name="solver_num_17" table:base-cell-address="$Time_Countries_invariant_Param.$A$1" table:expression="0"/>
        <table:named-expression table:name="solver_nwt_17" table:base-cell-address="$Time_Countries_invariant_Param.$A$1" table:expression="0"/>
        <table:named-expression table:name="solver_pre_17" table:base-cell-address="$Time_Countries_invariant_Param.$A$1" table:expression="0"/>
        <table:named-expression table:name="solver_scl_17" table:base-cell-address="$Time_Countries_invariant_Param.$A$1" table:expression="0"/>
        <table:named-expression table:name="solver_sho_17" table:base-cell-address="$Time_Countries_invariant_Param.$A$1" table:expression="0"/>
        <table:named-expression table:name="solver_tim_17" table:base-cell-address="$Time_Countries_invariant_Param.$A$1" table:expression="0"/>
        <table:named-expression table:name="solver_tol_17" table:base-cell-address="$Time_Countries_invariant_Param.$A$1" table:expression="0"/>
        <table:named-expression table:name="solver_typ_17" table:base-cell-address="$Time_Countries_invariant_Param.$A$1" table:expression="0"/>
        <table:named-expression table:name="solver_ver_17" table:base-cell-address="$Time_Countries_invariant_Param.$A$1" table:expression="0"/>
        <table:named-expression table:name="solveri_ISpPars_J11_17" table:base-cell-address="$Time_Countries_invariant_Param.$A$1" table:expression="0"/>
        <table:named-expression table:name="solveri_ISpPars_J12_17" table:base-cell-address="$Time_Countries_invariant_Param.$A$1" table:expression="0"/>
        <table:named-expression table:name="solveri_ISpPars_J14_17" table:base-cell-address="$Time_Countries_invariant_Param.$A$1" table:expression="0"/>
        <table:named-expression table:name="solveri_ISpPars_J17_17" table:base-cell-address="$Time_Countries_invariant_Param.$A$1" table:expression="0"/>
        <table:named-expression table:name="solveri_ISpPars_J18_17" table:base-cell-address="$Time_Countries_invariant_Param.$A$1" table:expression="0"/>
        <table:named-expression table:name="solveri_ISpPars_J21_17" table:base-cell-address="$Time_Countries_invariant_Param.$A$1" table:expression="0"/>
        <table:named-expression table:name="solveri_ISpPars_J23_17" table:base-cell-address="$Time_Countries_invariant_Param.$A$1" table:expression="0"/>
        <table:named-expression table:name="solver_cvg_18" table:base-cell-address="$Time_Countries_invariant_Param.$A$1" table:expression="0"/>
        <table:named-expression table:name="solver_drv_18" table:base-cell-address="$Time_Countries_invariant_Param.$A$1" table:expression="0"/>
        <table:named-expression table:name="solver_est_18" table:base-cell-address="$Time_Countries_invariant_Param.$A$1" table:expression="0"/>
        <table:named-expression table:name="solver_itr_18" table:base-cell-address="$Time_Countries_invariant_Param.$A$1" table:expression="0"/>
        <table:named-expression table:name="solver_lin_18" table:base-cell-address="$Time_Countries_invariant_Param.$A$1" table:expression="0"/>
        <table:named-expression table:name="solver_neg_18" table:base-cell-address="$Time_Countries_invariant_Param.$A$1" table:expression="0"/>
        <table:named-expression table:name="solver_num_18" table:base-cell-address="$Time_Countries_invariant_Param.$A$1" table:expression="0"/>
        <table:named-expression table:name="solver_nwt_18" table:base-cell-address="$Time_Countries_invariant_Param.$A$1" table:expression="0"/>
        <table:named-expression table:name="solver_pre_18" table:base-cell-address="$Time_Countries_invariant_Param.$A$1" table:expression="0"/>
        <table:named-expression table:name="solver_scl_18" table:base-cell-address="$Time_Countries_invariant_Param.$A$1" table:expression="0"/>
        <table:named-expression table:name="solver_sho_18" table:base-cell-address="$Time_Countries_invariant_Param.$A$1" table:expression="0"/>
        <table:named-expression table:name="solver_tim_18" table:base-cell-address="$Time_Countries_invariant_Param.$A$1" table:expression="0"/>
        <table:named-expression table:name="solver_tol_18" table:base-cell-address="$Time_Countries_invariant_Param.$A$1" table:expression="0"/>
        <table:named-expression table:name="solver_typ_18" table:base-cell-address="$Time_Countries_invariant_Param.$A$1" table:expression="0"/>
        <table:named-expression table:name="solver_ver_18" table:base-cell-address="$Time_Countries_invariant_Param.$A$1" table:expression="0"/>
        <table:named-expression table:name="solveri_ISpPars_J11_18" table:base-cell-address="$Time_Countries_invariant_Param.$A$1" table:expression="0"/>
        <table:named-expression table:name="solveri_ISpPars_J12_18" table:base-cell-address="$Time_Countries_invariant_Param.$A$1" table:expression="0"/>
        <table:named-expression table:name="solveri_ISpPars_J14_18" table:base-cell-address="$Time_Countries_invariant_Param.$A$1" table:expression="0"/>
        <table:named-expression table:name="solveri_ISpPars_J17_18" table:base-cell-address="$Time_Countries_invariant_Param.$A$1" table:expression="0"/>
        <table:named-expression table:name="solveri_ISpPars_J18_18" table:base-cell-address="$Time_Countries_invariant_Param.$A$1" table:expression="0"/>
        <table:named-expression table:name="solveri_ISpPars_J21_18" table:base-cell-address="$Time_Countries_invariant_Param.$A$1" table:expression="0"/>
        <table:named-expression table:name="solveri_ISpPars_J23_18" table:base-cell-address="$Time_Countries_invariant_Param.$A$1" table:expression="0"/>
        <table:named-expression table:name="solver_cvg_19" table:base-cell-address="$Time_Countries_invariant_Param.$A$1" table:expression="0"/>
        <table:named-expression table:name="solver_drv_19" table:base-cell-address="$Time_Countries_invariant_Param.$A$1" table:expression="0"/>
        <table:named-expression table:name="solver_est_19" table:base-cell-address="$Time_Countries_invariant_Param.$A$1" table:expression="0"/>
        <table:named-expression table:name="solver_itr_19" table:base-cell-address="$Time_Countries_invariant_Param.$A$1" table:expression="0"/>
        <table:named-expression table:name="solver_lin_19" table:base-cell-address="$Time_Countries_invariant_Param.$A$1" table:expression="0"/>
        <table:named-expression table:name="solver_neg_19" table:base-cell-address="$Time_Countries_invariant_Param.$A$1" table:expression="0"/>
        <table:named-expression table:name="solver_num_19" table:base-cell-address="$Time_Countries_invariant_Param.$A$1" table:expression="0"/>
        <table:named-expression table:name="solver_nwt_19" table:base-cell-address="$Time_Countries_invariant_Param.$A$1" table:expression="0"/>
        <table:named-expression table:name="solver_pre_19" table:base-cell-address="$Time_Countries_invariant_Param.$A$1" table:expression="0"/>
        <table:named-expression table:name="solver_scl_19" table:base-cell-address="$Time_Countries_invariant_Param.$A$1" table:expression="0"/>
        <table:named-expression table:name="solver_sho_19" table:base-cell-address="$Time_Countries_invariant_Param.$A$1" table:expression="0"/>
        <table:named-expression table:name="solver_tim_19" table:base-cell-address="$Time_Countries_invariant_Param.$A$1" table:expression="0"/>
        <table:named-expression table:name="solver_tol_19" table:base-cell-address="$Time_Countries_invariant_Param.$A$1" table:expression="0"/>
        <table:named-expression table:name="solver_typ_19" table:base-cell-address="$Time_Countries_invariant_Param.$A$1" table:expression="0"/>
        <table:named-expression table:name="solver_ver_19" table:base-cell-address="$Time_Countries_invariant_Param.$A$1" table:expression="0"/>
        <table:named-expression table:name="solveri_ISpPars_J11_19" table:base-cell-address="$Time_Countries_invariant_Param.$A$1" table:expression="0"/>
        <table:named-expression table:name="solveri_ISpPars_J12_19" table:base-cell-address="$Time_Countries_invariant_Param.$A$1" table:expression="0"/>
        <table:named-expression table:name="solveri_ISpPars_J14_19" table:base-cell-address="$Time_Countries_invariant_Param.$A$1" table:expression="0"/>
        <table:named-expression table:name="solveri_ISpPars_J17_19" table:base-cell-address="$Time_Countries_invariant_Param.$A$1" table:expression="0"/>
        <table:named-expression table:name="solveri_ISpPars_J18_19" table:base-cell-address="$Time_Countries_invariant_Param.$A$1" table:expression="0"/>
        <table:named-expression table:name="solveri_ISpPars_J21_19" table:base-cell-address="$Time_Countries_invariant_Param.$A$1" table:expression="0"/>
        <table:named-expression table:name="solveri_ISpPars_J23_19" table:base-cell-address="$Time_Countries_invariant_Param.$A$1" table:expression="0"/>
        <table:named-expression table:name="solver_cvg_20" table:base-cell-address="$Time_Countries_invariant_Param.$A$1" table:expression="0"/>
        <table:named-expression table:name="solver_drv_20" table:base-cell-address="$Time_Countries_invariant_Param.$A$1" table:expression="0"/>
        <table:named-expression table:name="solver_est_20" table:base-cell-address="$Time_Countries_invariant_Param.$A$1" table:expression="0"/>
        <table:named-expression table:name="solver_itr_20" table:base-cell-address="$Time_Countries_invariant_Param.$A$1" table:expression="0"/>
        <table:named-expression table:name="solver_lin_20" table:base-cell-address="$Time_Countries_invariant_Param.$A$1" table:expression="0"/>
        <table:named-expression table:name="solver_neg_20" table:base-cell-address="$Time_Countries_invariant_Param.$A$1" table:expression="0"/>
        <table:named-expression table:name="solver_num_20" table:base-cell-address="$Time_Countries_invariant_Param.$A$1" table:expression="0"/>
        <table:named-expression table:name="solver_nwt_20" table:base-cell-address="$Time_Countries_invariant_Param.$A$1" table:expression="0"/>
        <table:named-expression table:name="solver_pre_20" table:base-cell-address="$Time_Countries_invariant_Param.$A$1" table:expression="0"/>
        <table:named-expression table:name="solver_scl_20" table:base-cell-address="$Time_Countries_invariant_Param.$A$1" table:expression="0"/>
        <table:named-expression table:name="solver_sho_20" table:base-cell-address="$Time_Countries_invariant_Param.$A$1" table:expression="0"/>
        <table:named-expression table:name="solver_tim_20" table:base-cell-address="$Time_Countries_invariant_Param.$A$1" table:expression="0"/>
        <table:named-expression table:name="solver_tol_20" table:base-cell-address="$Time_Countries_invariant_Param.$A$1" table:expression="0"/>
        <table:named-expression table:name="solver_typ_20" table:base-cell-address="$Time_Countries_invariant_Param.$A$1" table:expression="0"/>
        <table:named-expression table:name="solver_ver_20" table:base-cell-address="$Time_Countries_invariant_Param.$A$1" table:expression="0"/>
        <table:named-expression table:name="solveri_ISpPars_J11_20" table:base-cell-address="$Time_Countries_invariant_Param.$A$1" table:expression="0"/>
        <table:named-expression table:name="solveri_ISpPars_J12_20" table:base-cell-address="$Time_Countries_invariant_Param.$A$1" table:expression="0"/>
        <table:named-expression table:name="solveri_ISpPars_J14_20" table:base-cell-address="$Time_Countries_invariant_Param.$A$1" table:expression="0"/>
        <table:named-expression table:name="solveri_ISpPars_J17_20" table:base-cell-address="$Time_Countries_invariant_Param.$A$1" table:expression="0"/>
        <table:named-expression table:name="solveri_ISpPars_J18_20" table:base-cell-address="$Time_Countries_invariant_Param.$A$1" table:expression="0"/>
        <table:named-expression table:name="solveri_ISpPars_J21_20" table:base-cell-address="$Time_Countries_invariant_Param.$A$1" table:expression="0"/>
        <table:named-expression table:name="solveri_ISpPars_J23_20" table:base-cell-address="$Time_Countries_invariant_Param.$A$1" table:expression="0"/>
        <table:named-expression table:name="solver_cvg_21" table:base-cell-address="$Time_Countries_invariant_Param.$A$1" table:expression="0"/>
        <table:named-expression table:name="solver_drv_21" table:base-cell-address="$Time_Countries_invariant_Param.$A$1" table:expression="0"/>
        <table:named-expression table:name="solver_est_21" table:base-cell-address="$Time_Countries_invariant_Param.$A$1" table:expression="0"/>
        <table:named-expression table:name="solver_itr_21" table:base-cell-address="$Time_Countries_invariant_Param.$A$1" table:expression="0"/>
        <table:named-expression table:name="solver_lin_21" table:base-cell-address="$Time_Countries_invariant_Param.$A$1" table:expression="0"/>
        <table:named-expression table:name="solver_neg_21" table:base-cell-address="$Time_Countries_invariant_Param.$A$1" table:expression="0"/>
        <table:named-expression table:name="solver_num_21" table:base-cell-address="$Time_Countries_invariant_Param.$A$1" table:expression="0"/>
        <table:named-expression table:name="solver_nwt_21" table:base-cell-address="$Time_Countries_invariant_Param.$A$1" table:expression="0"/>
        <table:named-expression table:name="solver_pre_21" table:base-cell-address="$Time_Countries_invariant_Param.$A$1" table:expression="0"/>
        <table:named-expression table:name="solver_scl_21" table:base-cell-address="$Time_Countries_invariant_Param.$A$1" table:expression="0"/>
        <table:named-expression table:name="solver_sho_21" table:base-cell-address="$Time_Countries_invariant_Param.$A$1" table:expression="0"/>
        <table:named-expression table:name="solver_tim_21" table:base-cell-address="$Time_Countries_invariant_Param.$A$1" table:expression="0"/>
        <table:named-expression table:name="solver_tol_21" table:base-cell-address="$Time_Countries_invariant_Param.$A$1" table:expression="0"/>
        <table:named-expression table:name="solver_typ_21" table:base-cell-address="$Time_Countries_invariant_Param.$A$1" table:expression="0"/>
        <table:named-expression table:name="solver_ver_21" table:base-cell-address="$Time_Countries_invariant_Param.$A$1" table:expression="0"/>
        <table:named-expression table:name="solveri_ISpPars_J11_21" table:base-cell-address="$Time_Countries_invariant_Param.$A$1" table:expression="0"/>
        <table:named-expression table:name="solveri_ISpPars_J12_21" table:base-cell-address="$Time_Countries_invariant_Param.$A$1" table:expression="0"/>
        <table:named-expression table:name="solveri_ISpPars_J14_21" table:base-cell-address="$Time_Countries_invariant_Param.$A$1" table:expression="0"/>
        <table:named-expression table:name="solveri_ISpPars_J17_21" table:base-cell-address="$Time_Countries_invariant_Param.$A$1" table:expression="0"/>
        <table:named-expression table:name="solveri_ISpPars_J18_21" table:base-cell-address="$Time_Countries_invariant_Param.$A$1" table:expression="0"/>
        <table:named-expression table:name="solveri_ISpPars_J21_21" table:base-cell-address="$Time_Countries_invariant_Param.$A$1" table:expression="0"/>
        <table:named-expression table:name="solveri_ISpPars_J23_21" table:base-cell-address="$Time_Countries_invariant_Param.$A$1" table:expression="0"/>
        <table:named-expression table:name="solver_cvg_22" table:base-cell-address="$Time_Countries_invariant_Param.$A$1" table:expression="0"/>
        <table:named-expression table:name="solver_drv_22" table:base-cell-address="$Time_Countries_invariant_Param.$A$1" table:expression="0"/>
        <table:named-expression table:name="solver_est_22" table:base-cell-address="$Time_Countries_invariant_Param.$A$1" table:expression="0"/>
        <table:named-expression table:name="solver_itr_22" table:base-cell-address="$Time_Countries_invariant_Param.$A$1" table:expression="0"/>
        <table:named-expression table:name="solver_lin_22" table:base-cell-address="$Time_Countries_invariant_Param.$A$1" table:expression="0"/>
        <table:named-expression table:name="solver_neg_22" table:base-cell-address="$Time_Countries_invariant_Param.$A$1" table:expression="0"/>
        <table:named-expression table:name="solver_num_22" table:base-cell-address="$Time_Countries_invariant_Param.$A$1" table:expression="0"/>
        <table:named-expression table:name="solver_nwt_22" table:base-cell-address="$Time_Countries_invariant_Param.$A$1" table:expression="0"/>
        <table:named-expression table:name="solver_pre_22" table:base-cell-address="$Time_Countries_invariant_Param.$A$1" table:expression="0"/>
        <table:named-expression table:name="solver_scl_22" table:base-cell-address="$Time_Countries_invariant_Param.$A$1" table:expression="0"/>
        <table:named-expression table:name="solver_sho_22" table:base-cell-address="$Time_Countries_invariant_Param.$A$1" table:expression="0"/>
        <table:named-expression table:name="solver_tim_22" table:base-cell-address="$Time_Countries_invariant_Param.$A$1" table:expression="0"/>
        <table:named-expression table:name="solver_tol_22" table:base-cell-address="$Time_Countries_invariant_Param.$A$1" table:expression="0"/>
        <table:named-expression table:name="solver_typ_22" table:base-cell-address="$Time_Countries_invariant_Param.$A$1" table:expression="0"/>
        <table:named-expression table:name="solver_ver_22" table:base-cell-address="$Time_Countries_invariant_Param.$A$1" table:expression="0"/>
        <table:named-expression table:name="solveri_ISpPars_J11_22" table:base-cell-address="$Time_Countries_invariant_Param.$A$1" table:expression="0"/>
        <table:named-expression table:name="solveri_ISpPars_J12_22" table:base-cell-address="$Time_Countries_invariant_Param.$A$1" table:expression="0"/>
        <table:named-expression table:name="solveri_ISpPars_J14_22" table:base-cell-address="$Time_Countries_invariant_Param.$A$1" table:expression="0"/>
        <table:named-expression table:name="solveri_ISpPars_J17_22" table:base-cell-address="$Time_Countries_invariant_Param.$A$1" table:expression="0"/>
        <table:named-expression table:name="solveri_ISpPars_J18_22" table:base-cell-address="$Time_Countries_invariant_Param.$A$1" table:expression="0"/>
        <table:named-expression table:name="solveri_ISpPars_J21_22" table:base-cell-address="$Time_Countries_invariant_Param.$A$1" table:expression="0"/>
        <table:named-expression table:name="solveri_ISpPars_J23_22" table:base-cell-address="$Time_Countries_invariant_Param.$A$1" table:expression="0"/>
        <table:named-expression table:name="solver_cvg_23" table:base-cell-address="$Time_Countries_invariant_Param.$A$1" table:expression="0"/>
        <table:named-expression table:name="solver_drv_23" table:base-cell-address="$Time_Countries_invariant_Param.$A$1" table:expression="0"/>
        <table:named-expression table:name="solver_est_23" table:base-cell-address="$Time_Countries_invariant_Param.$A$1" table:expression="0"/>
        <table:named-expression table:name="solver_itr_23" table:base-cell-address="$Time_Countries_invariant_Param.$A$1" table:expression="0"/>
        <table:named-expression table:name="solver_lin_23" table:base-cell-address="$Time_Countries_invariant_Param.$A$1" table:expression="0"/>
        <table:named-expression table:name="solver_neg_23" table:base-cell-address="$Time_Countries_invariant_Param.$A$1" table:expression="0"/>
        <table:named-expression table:name="solver_num_23" table:base-cell-address="$Time_Countries_invariant_Param.$A$1" table:expression="0"/>
        <table:named-expression table:name="solver_nwt_23" table:base-cell-address="$Time_Countries_invariant_Param.$A$1" table:expression="0"/>
        <table:named-expression table:name="solver_pre_23" table:base-cell-address="$Time_Countries_invariant_Param.$A$1" table:expression="0"/>
        <table:named-expression table:name="solver_scl_23" table:base-cell-address="$Time_Countries_invariant_Param.$A$1" table:expression="0"/>
        <table:named-expression table:name="solver_sho_23" table:base-cell-address="$Time_Countries_invariant_Param.$A$1" table:expression="0"/>
        <table:named-expression table:name="solver_tim_23" table:base-cell-address="$Time_Countries_invariant_Param.$A$1" table:expression="0"/>
        <table:named-expression table:name="solver_tol_23" table:base-cell-address="$Time_Countries_invariant_Param.$A$1" table:expression="0"/>
        <table:named-expression table:name="solver_typ_23" table:base-cell-address="$Time_Countries_invariant_Param.$A$1" table:expression="0"/>
        <table:named-expression table:name="solver_ver_23" table:base-cell-address="$Time_Countries_invariant_Param.$A$1" table:expression="0"/>
        <table:named-expression table:name="solveri_ISpPars_J11_23" table:base-cell-address="$Time_Countries_invariant_Param.$A$1" table:expression="0"/>
        <table:named-expression table:name="solveri_ISpPars_J12_23" table:base-cell-address="$Time_Countries_invariant_Param.$A$1" table:expression="0"/>
        <table:named-expression table:name="solveri_ISpPars_J14_23" table:base-cell-address="$Time_Countries_invariant_Param.$A$1" table:expression="0"/>
        <table:named-expression table:name="solveri_ISpPars_J17_23" table:base-cell-address="$Time_Countries_invariant_Param.$A$1" table:expression="0"/>
        <table:named-expression table:name="solveri_ISpPars_J18_23" table:base-cell-address="$Time_Countries_invariant_Param.$A$1" table:expression="0"/>
        <table:named-expression table:name="solveri_ISpPars_J21_23" table:base-cell-address="$Time_Countries_invariant_Param.$A$1" table:expression="0"/>
        <table:named-expression table:name="solveri_ISpPars_J23_23" table:base-cell-address="$Time_Countries_invariant_Param.$A$1" table:expression="0"/>
        <table:named-expression table:name="solver_cvg_24" table:base-cell-address="$Time_Countries_invariant_Param.$A$1" table:expression="0"/>
        <table:named-expression table:name="solver_drv_24" table:base-cell-address="$Time_Countries_invariant_Param.$A$1" table:expression="0"/>
        <table:named-expression table:name="solver_est_24" table:base-cell-address="$Time_Countries_invariant_Param.$A$1" table:expression="0"/>
        <table:named-expression table:name="solver_itr_24" table:base-cell-address="$Time_Countries_invariant_Param.$A$1" table:expression="0"/>
        <table:named-expression table:name="solver_lin_24" table:base-cell-address="$Time_Countries_invariant_Param.$A$1" table:expression="0"/>
        <table:named-expression table:name="solver_neg_24" table:base-cell-address="$Time_Countries_invariant_Param.$A$1" table:expression="0"/>
        <table:named-expression table:name="solver_num_24" table:base-cell-address="$Time_Countries_invariant_Param.$A$1" table:expression="0"/>
        <table:named-expression table:name="solver_nwt_24" table:base-cell-address="$Time_Countries_invariant_Param.$A$1" table:expression="0"/>
        <table:named-expression table:name="solver_pre_24" table:base-cell-address="$Time_Countries_invariant_Param.$A$1" table:expression="0"/>
        <table:named-expression table:name="solver_scl_24" table:base-cell-address="$Time_Countries_invariant_Param.$A$1" table:expression="0"/>
        <table:named-expression table:name="solver_sho_24" table:base-cell-address="$Time_Countries_invariant_Param.$A$1" table:expression="0"/>
        <table:named-expression table:name="solver_tim_24" table:base-cell-address="$Time_Countries_invariant_Param.$A$1" table:expression="0"/>
        <table:named-expression table:name="solver_tol_24" table:base-cell-address="$Time_Countries_invariant_Param.$A$1" table:expression="0"/>
        <table:named-expression table:name="solver_typ_24" table:base-cell-address="$Time_Countries_invariant_Param.$A$1" table:expression="0"/>
        <table:named-expression table:name="solver_ver_24" table:base-cell-address="$Time_Countries_invariant_Param.$A$1" table:expression="0"/>
        <table:named-expression table:name="solveri_ISpPars_J11_24" table:base-cell-address="$Time_Countries_invariant_Param.$A$1" table:expression="0"/>
        <table:named-expression table:name="solveri_ISpPars_J12_24" table:base-cell-address="$Time_Countries_invariant_Param.$A$1" table:expression="0"/>
        <table:named-expression table:name="solveri_ISpPars_J14_24" table:base-cell-address="$Time_Countries_invariant_Param.$A$1" table:expression="0"/>
        <table:named-expression table:name="solveri_ISpPars_J17_24" table:base-cell-address="$Time_Countries_invariant_Param.$A$1" table:expression="0"/>
        <table:named-expression table:name="solveri_ISpPars_J18_24" table:base-cell-address="$Time_Countries_invariant_Param.$A$1" table:expression="0"/>
        <table:named-expression table:name="solveri_ISpPars_J21_24" table:base-cell-address="$Time_Countries_invariant_Param.$A$1" table:expression="0"/>
        <table:named-expression table:name="solveri_ISpPars_J23_24" table:base-cell-address="$Time_Countries_invariant_Param.$A$1" table:expression="0"/>
        <table:named-expression table:name="solver_cvg_25" table:base-cell-address="$Time_Countries_invariant_Param.$A$1" table:expression="0"/>
        <table:named-expression table:name="solver_drv_25" table:base-cell-address="$Time_Countries_invariant_Param.$A$1" table:expression="0"/>
        <table:named-expression table:name="solver_est_25" table:base-cell-address="$Time_Countries_invariant_Param.$A$1" table:expression="0"/>
        <table:named-expression table:name="solver_itr_25" table:base-cell-address="$Time_Countries_invariant_Param.$A$1" table:expression="0"/>
        <table:named-expression table:name="solver_lin_25" table:base-cell-address="$Time_Countries_invariant_Param.$A$1" table:expression="0"/>
        <table:named-expression table:name="solver_neg_25" table:base-cell-address="$Time_Countries_invariant_Param.$A$1" table:expression="0"/>
        <table:named-expression table:name="solver_num_25" table:base-cell-address="$Time_Countries_invariant_Param.$A$1" table:expression="0"/>
        <table:named-expression table:name="solver_nwt_25" table:base-cell-address="$Time_Countries_invariant_Param.$A$1" table:expression="0"/>
        <table:named-expression table:name="solver_pre_25" table:base-cell-address="$Time_Countries_invariant_Param.$A$1" table:expression="0"/>
        <table:named-expression table:name="solver_scl_25" table:base-cell-address="$Time_Countries_invariant_Param.$A$1" table:expression="0"/>
        <table:named-expression table:name="solver_sho_25" table:base-cell-address="$Time_Countries_invariant_Param.$A$1" table:expression="0"/>
        <table:named-expression table:name="solver_tim_25" table:base-cell-address="$Time_Countries_invariant_Param.$A$1" table:expression="0"/>
        <table:named-expression table:name="solver_tol_25" table:base-cell-address="$Time_Countries_invariant_Param.$A$1" table:expression="0"/>
        <table:named-expression table:name="solver_typ_25" table:base-cell-address="$Time_Countries_invariant_Param.$A$1" table:expression="0"/>
        <table:named-expression table:name="solver_ver_25" table:base-cell-address="$Time_Countries_invariant_Param.$A$1" table:expression="0"/>
        <table:named-expression table:name="solveri_ISpPars_J11_25" table:base-cell-address="$Time_Countries_invariant_Param.$A$1" table:expression="0"/>
        <table:named-expression table:name="solveri_ISpPars_J12_25" table:base-cell-address="$Time_Countries_invariant_Param.$A$1" table:expression="0"/>
        <table:named-expression table:name="solveri_ISpPars_J14_25" table:base-cell-address="$Time_Countries_invariant_Param.$A$1" table:expression="0"/>
        <table:named-expression table:name="solveri_ISpPars_J17_25" table:base-cell-address="$Time_Countries_invariant_Param.$A$1" table:expression="0"/>
        <table:named-expression table:name="solveri_ISpPars_J18_25" table:base-cell-address="$Time_Countries_invariant_Param.$A$1" table:expression="0"/>
        <table:named-expression table:name="solveri_ISpPars_J21_25" table:base-cell-address="$Time_Countries_invariant_Param.$A$1" table:expression="0"/>
        <table:named-expression table:name="solveri_ISpPars_J23_25" table:base-cell-address="$Time_Countries_invariant_Param.$A$1" table:expression="0"/>
        <table:named-expression table:name="solver_cvg_26" table:base-cell-address="$Time_Countries_invariant_Param.$A$1" table:expression="0"/>
        <table:named-expression table:name="solver_drv_26" table:base-cell-address="$Time_Countries_invariant_Param.$A$1" table:expression="0"/>
        <table:named-expression table:name="solver_est_26" table:base-cell-address="$Time_Countries_invariant_Param.$A$1" table:expression="0"/>
        <table:named-expression table:name="solver_itr_26" table:base-cell-address="$Time_Countries_invariant_Param.$A$1" table:expression="0"/>
        <table:named-expression table:name="solver_lin_26" table:base-cell-address="$Time_Countries_invariant_Param.$A$1" table:expression="0"/>
        <table:named-expression table:name="solver_neg_26" table:base-cell-address="$Time_Countries_invariant_Param.$A$1" table:expression="0"/>
        <table:named-expression table:name="solver_num_26" table:base-cell-address="$Time_Countries_invariant_Param.$A$1" table:expression="0"/>
        <table:named-expression table:name="solver_nwt_26" table:base-cell-address="$Time_Countries_invariant_Param.$A$1" table:expression="0"/>
        <table:named-expression table:name="solver_pre_26" table:base-cell-address="$Time_Countries_invariant_Param.$A$1" table:expression="0"/>
        <table:named-expression table:name="solver_scl_26" table:base-cell-address="$Time_Countries_invariant_Param.$A$1" table:expression="0"/>
        <table:named-expression table:name="solver_sho_26" table:base-cell-address="$Time_Countries_invariant_Param.$A$1" table:expression="0"/>
        <table:named-expression table:name="solver_tim_26" table:base-cell-address="$Time_Countries_invariant_Param.$A$1" table:expression="0"/>
        <table:named-expression table:name="solver_tol_26" table:base-cell-address="$Time_Countries_invariant_Param.$A$1" table:expression="0"/>
        <table:named-expression table:name="solver_typ_26" table:base-cell-address="$Time_Countries_invariant_Param.$A$1" table:expression="0"/>
        <table:named-expression table:name="solver_ver_26" table:base-cell-address="$Time_Countries_invariant_Param.$A$1" table:expression="0"/>
        <table:named-expression table:name="solveri_ISpPars_J11_26" table:base-cell-address="$Time_Countries_invariant_Param.$A$1" table:expression="0"/>
        <table:named-expression table:name="solveri_ISpPars_J12_26" table:base-cell-address="$Time_Countries_invariant_Param.$A$1" table:expression="0"/>
        <table:named-expression table:name="solveri_ISpPars_J14_26" table:base-cell-address="$Time_Countries_invariant_Param.$A$1" table:expression="0"/>
        <table:named-expression table:name="solveri_ISpPars_J17_26" table:base-cell-address="$Time_Countries_invariant_Param.$A$1" table:expression="0"/>
        <table:named-expression table:name="solveri_ISpPars_J18_26" table:base-cell-address="$Time_Countries_invariant_Param.$A$1" table:expression="0"/>
        <table:named-expression table:name="solveri_ISpPars_J21_26" table:base-cell-address="$Time_Countries_invariant_Param.$A$1" table:expression="0"/>
        <table:named-expression table:name="solveri_ISpPars_J23_26" table:base-cell-address="$Time_Countries_invariant_Param.$A$1" table:expression="0"/>
        <table:named-expression table:name="solver_cvg_27" table:base-cell-address="$Time_Countries_invariant_Param.$A$1" table:expression="0"/>
        <table:named-expression table:name="solver_drv_27" table:base-cell-address="$Time_Countries_invariant_Param.$A$1" table:expression="0"/>
        <table:named-expression table:name="solver_est_27" table:base-cell-address="$Time_Countries_invariant_Param.$A$1" table:expression="0"/>
        <table:named-expression table:name="solver_itr_27" table:base-cell-address="$Time_Countries_invariant_Param.$A$1" table:expression="0"/>
        <table:named-expression table:name="solver_lin_27" table:base-cell-address="$Time_Countries_invariant_Param.$A$1" table:expression="0"/>
        <table:named-expression table:name="solver_neg_27" table:base-cell-address="$Time_Countries_invariant_Param.$A$1" table:expression="0"/>
        <table:named-expression table:name="solver_num_27" table:base-cell-address="$Time_Countries_invariant_Param.$A$1" table:expression="0"/>
        <table:named-expression table:name="solver_nwt_27" table:base-cell-address="$Time_Countries_invariant_Param.$A$1" table:expression="0"/>
        <table:named-expression table:name="solver_pre_27" table:base-cell-address="$Time_Countries_invariant_Param.$A$1" table:expression="0"/>
        <table:named-expression table:name="solver_scl_27" table:base-cell-address="$Time_Countries_invariant_Param.$A$1" table:expression="0"/>
        <table:named-expression table:name="solver_sho_27" table:base-cell-address="$Time_Countries_invariant_Param.$A$1" table:expression="0"/>
        <table:named-expression table:name="solver_tim_27" table:base-cell-address="$Time_Countries_invariant_Param.$A$1" table:expression="0"/>
        <table:named-expression table:name="solver_tol_27" table:base-cell-address="$Time_Countries_invariant_Param.$A$1" table:expression="0"/>
        <table:named-expression table:name="solver_typ_27" table:base-cell-address="$Time_Countries_invariant_Param.$A$1" table:expression="0"/>
        <table:named-expression table:name="solver_ver_27" table:base-cell-address="$Time_Countries_invariant_Param.$A$1" table:expression="0"/>
        <table:named-expression table:name="solveri_ISpPars_J11_27" table:base-cell-address="$Time_Countries_invariant_Param.$A$1" table:expression="0"/>
        <table:named-expression table:name="solveri_ISpPars_J12_27" table:base-cell-address="$Time_Countries_invariant_Param.$A$1" table:expression="0"/>
        <table:named-expression table:name="solveri_ISpPars_J14_27" table:base-cell-address="$Time_Countries_invariant_Param.$A$1" table:expression="0"/>
        <table:named-expression table:name="solveri_ISpPars_J17_27" table:base-cell-address="$Time_Countries_invariant_Param.$A$1" table:expression="0"/>
        <table:named-expression table:name="solveri_ISpPars_J18_27" table:base-cell-address="$Time_Countries_invariant_Param.$A$1" table:expression="0"/>
        <table:named-expression table:name="solveri_ISpPars_J21_27" table:base-cell-address="$Time_Countries_invariant_Param.$A$1" table:expression="0"/>
        <table:named-expression table:name="solveri_ISpPars_J23_27" table:base-cell-address="$Time_Countries_invariant_Param.$A$1" table:expression="0"/>
        <table:named-expression table:name="solver_ntri" table:base-cell-address="$Time_Countries_invariant_Param.$A$1" table:expression="1000"/>
        <table:named-expression table:name="solver_rsmp" table:base-cell-address="$Time_Countries_invariant_Param.$A$1" table:expression="2"/>
        <table:named-expression table:name="solver_seed" table:base-cell-address="$Time_Countries_invariant_Param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5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1" number:min-integer-digits="1"/>
    </number:number-style>
    <number:number-style style:name="N150P0" style:volatile="true">
      <number:number number:decimal-places="4" number:min-integer-digits="1" number:grouping="true"/>
      <number:text> </number:text>
    </number:number-style>
    <number:number-style style:name="N150P1" style:volatile="true">
      <number:text> (</number:text>
      <number:number number:decimal-places="4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1" number:min-integer-digits="1" number:grouping="true"/>
      <number:text> </number:text>
    </number:number-style>
    <number:number-style style:name="N153P1" style:volatile="true">
      <number:text> (</number:text>
      <number:number number:decimal-places="1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3" number:min-integer-digits="1" number:grouping="true"/>
      <number:text> </number:text>
    </number:number-style>
    <number:number-style style:name="N156P1" style:volatile="true">
      <number:text> (</number:text>
      <number:number number:decimal-places="3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number:min-integer-digits="1" number:grouping="true"/>
    </number:number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5" number:min-integer-digits="1" number:grouping="true"/>
      <number:text> </number:text>
    </number:number-style>
    <number:number-style style:name="N161P1" style:volatile="true">
      <number:text> (</number:text>
      <number:number number:decimal-places="5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4" number:min-integer-digits="1" number:grouping="true"/>
    </number:number-style>
    <number:percentage-style style:name="N163">
      <number:number number:decimal-places="1" number:min-integer-digits="1"/>
      <number:text>%</number:text>
    </number:percentage-style>
    <number:number-style style:name="N166P0" style:volatile="true">
      <number:number number:decimal-places="7" number:min-integer-digits="1" number:grouping="true"/>
      <number:text> </number:text>
    </number:number-style>
    <number:number-style style:name="N166P1" style:volatile="true">
      <number:text> (</number:text>
      <number:number number:decimal-places="7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3" number:min-integer-digits="1" number:min-exponent-digits="2"/>
    </number:number-style>
    <number:percentage-style style:name="N168">
      <number:number number:decimal-places="3" number:min-integer-digits="1"/>
      <number:text>%</number:text>
    </number:percentage-style>
    <number:number-style style:name="N170P0" style:volatile="true">
      <number:number number:decimal-places="0" number:min-integer-digits="1"/>
      <number:text> </number:text>
    </number:number-style>
    <number:number-style style:name="N170">
      <number:text>(</number:text>
      <number:number number:decimal-places="0" number:min-integer-digits="1"/>
      <number:text>)</number:text>
      <style:map style:condition="value()&gt;=0" style:apply-style-name="N170P0"/>
    </number:number-style>
    <number:number-style style:name="N171">
      <number:scientific-number number:decimal-places="1" number:min-integer-digits="1" number:min-exponent-digits="2"/>
    </number:number-style>
    <number:number-style style:name="N174P0" style:volatile="true">
      <number:number number:decimal-places="6" number:min-integer-digits="1" number:grouping="true"/>
      <number:text> </number:text>
    </number:number-style>
    <number:number-style style:name="N174P1" style:volatile="true">
      <number:text> (</number:text>
      <number:number number:decimal-places="6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7" number:min-integer-digits="1"/>
    </number:number-style>
    <number:number-style style:name="N176">
      <number:number number:decimal-places="6" number:min-integer-digits="1" number:grouping="true"/>
    </number:number-style>
    <number:percentage-style style:name="N177">
      <number:number number:decimal-places="4" number:min-integer-digits="1"/>
      <number:text>%</number:text>
    </number:percentage-style>
    <number:number-style style:name="N178">
      <number:number number:decimal-places="5" number:min-integer-digits="1" number:grouping="true"/>
    </number:number-style>
    <number:number-style style:name="N179">
      <number:number number:decimal-places="8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/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3">04/23/2021</text:date>, <text:time>20:0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s_20_1" style:display-name="PageStyle_Parameter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2" style:display-name="PageStyle_Parameter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3" style:display-name="PageStyle_Parameter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4" style:display-name="PageStyle_Parameter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5" style:display-name="PageStyle_Parameters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6" style:display-name="PageStyle_Parameters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7" style:display-name="PageStyle_Parameters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8" style:display-name="PageStyle_Parameters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9" style:display-name="PageStyle_Parameters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0" style:display-name="PageStyle_Parameters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1" style:display-name="PageStyle_Parameters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2" style:display-name="PageStyle_Parameters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3" style:display-name="PageStyle_Parameters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4" style:display-name="PageStyle_Parameters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5" style:display-name="PageStyle_Parameters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6" style:display-name="PageStyle_Parameters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7" style:display-name="PageStyle_Parameters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_20_18" style:display-name="PageStyle_Parameters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s_20_19" style:display-name="PageStyle_Parameters 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Rogna</meta:initial-creator>
    <meta:creation-date>2021-04-12T14:23:31.20</meta:creation-date>
    <meta:generator>OpenOffice/4.1.8$Win32 OpenOffice.org_project/418m3$Build-9803</meta:generator>
    <dc:date>2021-04-23T20:06:23.13</dc:date>
    <dc:creator>Marco Rogna</dc:creator>
    <meta:editing-duration>P1DT13H26M55S</meta:editing-duration>
    <meta:editing-cycles>29</meta:editing-cycles>
    <meta:document-statistic meta:table-count="5" meta:cell-count="1957" meta:object-count="0"/>
  </office:meta>
</office:document-meta>
</file>